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4465in"/>
    </style:style>
    <style:style style:name="co3" style:family="table-column">
      <style:table-column-properties fo:break-before="auto" style:column-width="1.2972in"/>
    </style:style>
    <style:style style:name="ro2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3" style:family="table-cell" style:parent-style-name="Default">
      <style:table-cell-properties fo:background-color="#ffff00" style:rotation-align="none"/>
      <style:text-properties style:text-position=""/>
    </style:style>
    <style:style style:name="ce1" style:family="table-cell" style:parent-style-name="Default" style:data-style-name="N84">
      <style:text-properties style:text-position=""/>
    </style:style>
    <style:style style:name="ce2" style:family="table-cell" style:parent-style-name="Default" style:data-style-name="N99">
      <style:text-properties style:text-position="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ducts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per box</text:p>
          </table:table-cell>
          <table:table-cell office:value-type="string">
            <text:p>imloc</text:p>
          </table:table-cell>
        </table:table-row>
        <table:table-row table:style-name="ro1">
          <table:table-cell office:value-type="string">
            <text:p>Light Band</text:p>
          </table:table-cell>
          <table:table-cell office:value-type="string">
            <text:p>Light bands can be either orange, blue, or military 1/4 inch</text:p>
          </table:table-cell>
          <table:table-cell office:value-type="float" office:value="100">
            <text:p>100</text:p>
          </table:table-cell>
          <table:table-cell office:value-type="string">
            <text:p>http://rubberbanditz.com/wp-content/themes/rubberbanditzNew/proImg/band_Small_new.jpg</text:p>
          </table:table-cell>
        </table:table-row>
        <table:table-row table:style-name="ro1">
          <table:table-cell office:value-type="string">
            <text:p>Medium Band</text:p>
          </table:table-cell>
          <table:table-cell office:value-type="string">
            <text:p>Medium bands are typically red 1/2 inch</text:p>
          </table:table-cell>
          <table:table-cell office:value-type="float" office:value="100">
            <text:p>100</text:p>
          </table:table-cell>
          <table:table-cell office:value-type="string">
            <text:p>http://rubberbanditz.com/wp-content/themes/rubberbanditzNew/proImg/band_Medium_new.jpg</text:p>
          </table:table-cell>
        </table:table-row>
        <table:table-row table:style-name="ro1">
          <table:table-cell office:value-type="string">
            <text:p>Heavy Bands</text:p>
          </table:table-cell>
          <table:table-cell office:value-type="string">
            <text:p>Heavy bands are typically black 1/2 inch</text:p>
          </table:table-cell>
          <table:table-cell office:value-type="float" office:value="50">
            <text:p>50</text:p>
          </table:table-cell>
          <table:table-cell office:value-type="string">
            <text:p>http://rubberbanditz.com/wp-content/themes/rubberbanditzNew/proImg/band_Large_new.jpg</text:p>
          </table:table-cell>
        </table:table-row>
        <table:table-row table:style-name="ro1">
          <table:table-cell office:value-type="string">
            <text:p>Robust Bands</text:p>
          </table:table-cell>
          <table:table-cell office:value-type="string">
            <text:p>Robust bands are typically purple 1-1/8 inch</text:p>
          </table:table-cell>
          <table:table-cell office:value-type="float" office:value="50">
            <text:p>50</text:p>
          </table:table-cell>
          <table:table-cell office:value-type="string">
            <text:p>http://rubberbanditz.com/wp-content/themes/rubberbanditzNew/proImg/band_Robust_new.jpg</text:p>
          </table:table-cell>
        </table:table-row>
        <table:table-row table:style-name="ro1">
          <table:table-cell office:value-type="string">
            <text:p>Power Bands</text:p>
          </table:table-cell>
          <table:table-cell office:value-type="string">
            <text:p>Power bands are typically green 1-3/4 inch</text:p>
          </table:table-cell>
          <table:table-cell office:value-type="float" office:value="30">
            <text:p>30</text:p>
          </table:table-cell>
          <table:table-cell office:value-type="string">
            <text:p>http://rubberbanditz.com/wp-content/themes/rubberbanditzNew/proImg/POWER_BAND_new.jpg</text:p>
          </table:table-cell>
        </table:table-row>
        <table:table-row table:style-name="ro1">
          <table:table-cell office:value-type="string">
            <text:p>Strong Bands</text:p>
          </table:table-cell>
          <table:table-cell office:value-type="string">
            <text:p>Strong bands are typically blue 2-1/2 inch</text:p>
          </table:table-cell>
          <table:table-cell office:value-type="float" office:value="20">
            <text:p>20</text:p>
          </table:table-cell>
          <table:table-cell office:value-type="string">
            <text:p>http://rubberbanditz.com/wp-content/themes/rubberbanditzNew/proImg/STRONG_BAND_new.jpg</text:p>
          </table:table-cell>
        </table:table-row>
        <table:table-row table:style-name="ro1">
          <table:table-cell office:value-type="string">
            <text:p>Monster Bands</text:p>
          </table:table-cell>
          <table:table-cell office:value-type="string">
            <text:p>Monster bands are typically black 4 inch</text:p>
          </table:table-cell>
          <table:table-cell office:value-type="float" office:value="10">
            <text:p>10</text:p>
          </table:table-cell>
          <table:table-cell office:value-type="string">
            <text:p>http://rubberbanditz.com/wp-content/themes/rubberbanditzNew/proImg/monster-band_new.jpg</text:p>
          </table:table-cell>
        </table:table-row>
        <table:table-row table:style-name="ro1">
          <table:table-cell office:value-type="string">
            <text:p>Agility Bands</text:p>
          </table:table-cell>
          <table:table-cell office:value-type="string">
            <text:p>Agility bands are typically green 6' x 1.75"</text:p>
          </table:table-cell>
          <table:table-cell office:value-type="float" office:value="10">
            <text:p>10</text:p>
          </table:table-cell>
          <table:table-cell office:value-type="string">
            <text:p>http://rubberbanditz.com/wp-content/themes/rubberbanditzNew/proImg/AGILITY%20BAND_new.jpg</text:p>
          </table:table-cell>
        </table:table-row>
        <table:table-row table:style-name="ro1">
          <table:table-cell office:value-type="string">
            <text:p>Explosive Bands</text:p>
          </table:table-cell>
          <table:table-cell office:value-type="string">
            <text:p>Explosive bands are typically black 10' x 2"</text:p>
          </table:table-cell>
          <table:table-cell office:value-type="float" office:value="10">
            <text:p>10</text:p>
          </table:table-cell>
          <table:table-cell office:value-type="string">
            <text:p>http://rubberbanditz.com/wp-content/themes/rubberbanditzNew/proImg/EXPLOSIVE%20BAND_new.jpg</text:p>
          </table:table-cell>
        </table:table-row>
        <table:table-row table:style-name="ro1">
          <table:table-cell office:value-type="string">
            <text:p>Hand Grips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http://rubberbanditz.com/wp-content/themes/rubberbanditz/images/store/handle.jpg</text:p>
          </table:table-cell>
        </table:table-row>
        <table:table-row table:style-name="ro1">
          <table:table-cell office:value-type="string">
            <text:p>Ankle Grips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http://rubberbanditz.com/wp-content/themes/rubberbanditz/images/store/ankle-strap.jpg</text:p>
          </table:table-cell>
        </table:table-row>
        <table:table-row table:style-name="ro1">
          <table:table-cell office:value-type="string">
            <text:p>Door Straps</text:p>
          </table:table-cell>
          <table:table-cell/>
          <table:table-cell office:value-type="float" office:value="432">
            <text:p>432</text:p>
          </table:table-cell>
          <table:table-cell office:value-type="string">
            <text:p>http://rubberbanditz.com/wp-content/themes/rubberbanditz/images/store/door-strap.jpg</text:p>
          </table:table-cell>
        </table:table-row>
        <table:table-row table:style-name="ro4">
          <table:table-cell office:value-type="string">
            <text:p>Small Metal Carabiners</text:p>
          </table:table-cell>
          <table:table-cell/>
          <table:table-cell office:value-type="float" office:value="804">
            <text:p>804</text:p>
          </table:table-cell>
          <table:table-cell table:style-name="ce5" office:value-type="string">
            <text:p>http://rubberbanditz.com/wp-content/themes/rubberbanditz/images/store/carabiners.jpg</text:p>
          </table:table-cell>
        </table:table-row>
        <table:table-row table:style-name="ro1">
          <table:table-cell office:value-type="string">
            <text:p>Small Red and Black Carabiners</text:p>
          </table:table-cell>
          <table:table-cell/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string">
            <text:p>Large Carabiners</text:p>
          </table:table-cell>
          <table:table-cell/>
          <table:table-cell office:value-type="float" office:value="408">
            <text:p>408</text:p>
          </table:table-cell>
          <table:table-cell table:style-name="ce5" office:value-type="string">
            <text:p><text:a xlink:href="http://onestop-key-rings.co.uk/images/steel-carabiner-clip-90mm.jpg">http://onestop-key-rings.co.uk/images/steel-carabiner-clip-90mm.jpg</text:a></text:p>
          </table:table-cell>
        </table:table-row>
        <table:table-row table:style-name="ro1">
          <table:table-cell office:value-type="string">
            <text:p>Hand Straps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http://rubberbanditz.com/wp-content/themes/rubberbanditz/images/store/hand-strap.jpg</text:p>
          </table:table-cell>
        </table:table-row>
        <table:table-row table:style-name="ro1">
          <table:table-cell office:value-type="string">
            <text:p>Travel Bags</text:p>
          </table:table-cell>
          <table:table-cell table:number-columns-repeated="2"/>
          <table:table-cell office:value-type="string">
            <text:p>http://rubberbanditz.com/wp-content/themes/rubberbanditz/images/store/travel-bag.jpg</text:p>
          </table:table-cell>
        </table:table-row>
        <table:table-row table:style-name="ro2">
          <table:table-cell office:value-type="string">
            <text:p>DVDs</text:p>
          </table:table-cell>
          <table:table-cell/>
          <table:table-cell office:value-type="float" office:value="800">
            <text:p>800</text:p>
          </table:table-cell>
          <table:table-cell office:value-type="string">
            <text:p>http://rubberbanditz.com/wp-content/themes/rubberbanditz/images/store/dvd.jpg</text:p>
          </table:table-cell>
        </table:table-row>
        <table:table-row table:style-name="ro1">
          <table:table-cell office:value-type="string">
            <text:p>Sleeves</text:p>
          </table:table-cell>
          <table:table-cell/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Manuals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http://rubberbanditz.com/wp-content/themes/rubberbanditz/images/store/manual.jpg</text:p>
          </table:table-cell>
        </table:table-row>
        <table:table-row table:style-name="ro1">
          <table:table-cell office:value-type="string">
            <text:p>Battle Rope - 1-1/2 inch x 30 ft</text:p>
          </table:table-cell>
          <table:table-cell table:number-columns-repeated="3"/>
        </table:table-row>
        <table:table-row table:style-name="ro1">
          <table:table-cell office:value-type="string">
            <text:p>Battle Rope - 1-1/2 inch x 50 ft</text:p>
          </table:table-cell>
          <table:table-cell table:number-columns-repeated="3"/>
        </table:table-row>
        <table:table-row table:style-name="ro1">
          <table:table-cell office:value-type="string">
            <text:p>Battle Rope - 2 inch x 30 ft</text:p>
          </table:table-cell>
          <table:table-cell table:number-columns-repeated="3"/>
        </table:table-row>
        <table:table-row table:style-name="ro1">
          <table:table-cell office:value-type="string">
            <text:p>Battle Rope - 2 inch x 50 ft</text:p>
          </table:table-cell>
          <table:table-cell table:number-columns-repeated="3"/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2">
          <table:table-cell/>
          <table:table-cell table:style-name="ce3"/>
          <table:table-cell table:style-name="ce3" office:value-type="string">
            <text:p>Light</text:p>
          </table:table-cell>
          <table:table-cell table:style-name="ce3" office:value-type="string">
            <text:p>Medium</text:p>
          </table:table-cell>
          <table:table-cell table:style-name="ce3" office:value-type="string">
            <text:p>Heavy</text:p>
          </table:table-cell>
          <table:table-cell table:style-name="ce3" office:value-type="string">
            <text:p>Robust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Strong</text:p>
          </table:table-cell>
          <table:table-cell table:style-name="ce3" office:value-type="string">
            <text:p>Monster</text:p>
          </table:table-cell>
          <table:table-cell table:style-name="ce3" office:value-type="string">
            <text:p>Agility</text:p>
          </table:table-cell>
          <table:table-cell table:style-name="ce3" office:value-type="string">
            <text:p>Explosive</text:p>
          </table:table-cell>
          <table:table-cell table:style-name="ce3" office:value-type="string">
            <text:p>Hand Grip</text:p>
          </table:table-cell>
          <table:table-cell table:style-name="ce3" office:value-type="string">
            <text:p>Ankle Grips</text:p>
          </table:table-cell>
          <table:table-cell table:style-name="ce3" office:value-type="string">
            <text:p>Door Strap</text:p>
          </table:table-cell>
          <table:table-cell office:value-type="string">
            <text:p>Small Red and Black Carabiners</text:p>
          </table:table-cell>
          <table:table-cell office:value-type="string">
            <text:p>Small Metal Carabiners</text:p>
          </table:table-cell>
          <table:table-cell office:value-type="string">
            <text:p>Large Carabiners</text:p>
          </table:table-cell>
          <table:table-cell table:style-name="ce3" office:value-type="string">
            <text:p>Hand Strap</text:p>
          </table:table-cell>
          <table:table-cell table:style-name="ce3" office:value-type="string">
            <text:p>Travel Bag</text:p>
          </table:table-cell>
          <table:table-cell table:style-name="ce3" office:value-type="string">
            <text:p>DVD</text:p>
          </table:table-cell>
          <table:table-cell table:style-name="ce3" office:value-type="string">
            <text:p>sleeves</text:p>
          </table:table-cell>
          <table:table-cell table:style-name="ce3" office:value-type="string">
            <text:p>Manual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10' Explosive Band</text:p>
          </table:table-cell>
          <table:table-cell table:style-name="ce3" table:number-columns-repeated="8"/>
          <table:table-cell table:style-name="ce3" office:value-type="float" office:value="1">
            <text:p>1</text:p>
          </table:table-cell>
          <table:table-cell table:style-name="ce3" table:number-columns-repeated="4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2 Heavy Resistance Bands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2 Light Resistance Bands</text:p>
          </table:table-cell>
          <table:table-cell table:style-name="ce3" office:value-type="float" office:value="2">
            <text:p>2</text:p>
          </table:table-cell>
          <table:table-cell table:style-name="ce3" table:number-columns-repeated="12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2 Medium Resistance Bands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2 Power Resistance bands</text:p>
          </table:table-cell>
          <table:table-cell table:style-name="ce3" table:number-columns-repeated="4"/>
          <table:table-cell table:style-name="ce3" office:value-type="float" office:value="2">
            <text:p>2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2 Robust Resistance Bands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string">
            <text:p>2 Strong Resistance Bands</text:p>
          </table:table-cell>
          <table:table-cell table:style-name="ce3" table:number-columns-repeated="5"/>
          <table:table-cell table:style-name="ce3" office:value-type="float" office:value="2">
            <text:p>2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4 Monster Band"</text:p>
          </table:table-cell>
          <table:table-cell table:style-name="ce3" table:number-columns-repeated="6"/>
          <table:table-cell table:style-name="ce3" office:value-type="float" office:value="1">
            <text:p>1</text:p>
          </table:table-cell>
          <table:table-cell table:style-name="ce3" table:number-columns-repeated="6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string">
            <text:p>6' Agility Band</text:p>
          </table:table-cell>
          <table:table-cell table:style-name="ce3" table:number-columns-repeated="7"/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Bamboo Barbell</text:p>
          </table:table-cell>
          <table:table-cell table:style-name="ce3" table:number-columns-repeated="13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string">
            <text:p>Basic Package</text:p>
          </table:table-cell>
          <table:table-cell table:style-name="ce3" office:value-type="float" office:value="2">
            <text:p>2</text:p>
          </table:table-cell>
          <table:table-cell table:style-name="ce3" table:number-columns-repeated="8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4" table:style-name="ce3" office:value-type="float" office:value="1">
            <text:p>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3" office:value-type="string">
            <text:p>Carabiner</text:p>
          </table:table-cell>
          <table:table-cell table:style-name="ce3" table:number-columns-repeated="13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3">
            <text:p>13</text:p>
          </table:table-cell>
          <table:table-cell table:style-name="ce3" office:value-type="string">
            <text:p>Carabiners</text:p>
          </table:table-cell>
          <table:table-cell table:style-name="ce3" table:number-columns-repeated="12"/>
          <table:table-cell table:style-name="ce3" office:value-type="float" office:value="1">
            <text:p>1</text:p>
          </table:table-cell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string">
            <text:p>Complete Resistance Band Set</text:p>
          </table:table-cell>
          <table:table-cell table:number-columns-repeated="6"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string">
            <text:p>Complete Set of Bands</text:p>
          </table:table-cell>
          <table:table-cell table:number-columns-repeated="6"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string">
            <text:p>Deluxe Package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6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4" table:style-name="ce3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string">
            <text:p>Door Strap</text:p>
          </table:table-cell>
          <table:table-cell table:style-name="ce3" table:number-columns-repeated="11"/>
          <table:table-cell table:style-name="ce3" office:value-type="float" office:value="1">
            <text:p>1</text:p>
          </table:table-cell>
          <table:table-cell table:style-name="ce3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style-name="ce3" office:value-type="string">
            <text:p>Exercise Manual</text:p>
          </table:table-cell>
          <table:table-cell table:style-name="ce3" table:number-columns-repeated="13"/>
          <table:table-cell table:number-columns-repeated="2"/>
          <table:table-cell table:style-name="ce3" table:number-columns-repeated="4"/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string">
            <text:p>Hand Strap</text:p>
          </table:table-cell>
          <table:table-cell table:style-name="ce3" table:number-columns-repeated="13"/>
          <table:table-cell table:number-columns-repeated="2"/>
          <table:table-cell table:style-name="ce3" office:value-type="float" office:value="1">
            <text:p>1</text:p>
          </table:table-cell>
          <table:table-cell table:style-name="ce3"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string">
            <text:p>Hand Straps</text:p>
          </table:table-cell>
          <table:table-cell table:style-name="ce3" table:number-columns-repeated="13"/>
          <table:table-cell table:number-columns-repeated="2"/>
          <table:table-cell table:style-name="ce3" office:value-type="float" office:value="1">
            <text:p>1</text:p>
          </table:table-cell>
          <table:table-cell table:style-name="ce3"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style-name="ce3" office:value-type="string">
            <text:p>Heavy Resistance Band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style-name="ce3" office:value-type="string">
            <text:p>Heavy/Power Resistance Combo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string">
            <text:p>Heavy/Robust Resistance Combo</text:p>
          </table:table-cell>
          <table:table-cell table:style-name="ce3" table:number-columns-repeated="2"/>
          <table:table-cell table:number-columns-repeated="2"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string">
            <text:p>Light - Medium - Heavy Resistance Combo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style-name="ce3" office:value-type="string">
            <text:p>Light Exercise Band</text:p>
          </table:table-cell>
          <table:table-cell table:style-name="ce3" office:value-type="float" office:value="1">
            <text:p>1</text:p>
          </table:table-cell>
          <table:table-cell table:style-name="ce3" table:number-columns-repeated="12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style-name="ce3" office:value-type="string">
            <text:p>Medium Resistance Band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style-name="ce3" office:value-type="string">
            <text:p>Medium/Heavy Resistance Combo</text:p>
          </table:table-cell>
          <table:table-cell table:style-name="ce3"/>
          <table:table-cell table:number-columns-repeated="2"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style-name="ce3" office:value-type="string">
            <text:p>Mobile Gym Resistance Exercise Band Package - Robust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style-name="ce3" office:value-type="string">
            <text:p>Padded Ankle Grip</text:p>
          </table:table-cell>
          <table:table-cell table:style-name="ce3" table:number-columns-repeated="10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string">
            <text:p>Padded Ankle Grips</text:p>
          </table:table-cell>
          <table:table-cell table:style-name="ce3" table:number-columns-repeated="10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string">
            <text:p>Power Resistance Band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style-name="ce3" office:value-type="string">
            <text:p>Resistance Tutorial DVD</text:p>
          </table:table-cell>
          <table:table-cell table:style-name="ce3" table:number-columns-repeated="13"/>
          <table:table-cell table:number-columns-repeated="2"/>
          <table:table-cell table:style-name="ce3" table:number-columns-repeated="2"/>
          <table:table-cell table:number-columns-repeated="2" table:style-name="ce3" office:value-type="float" office:value="1">
            <text:p>1</text:p>
          </table:table-cell>
          <table:table-cell table:style-name="ce3"/>
        </table:table-row>
        <table:table-row table:style-name="ro1">
          <table:table-cell office:value-type="float" office:value="33">
            <text:p>33</text:p>
          </table:table-cell>
          <table:table-cell table:style-name="ce3" office:value-type="string">
            <text:p>Robust Package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5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4" table:style-name="ce3"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3" office:value-type="string">
            <text:p>Robust Resistance Band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style-name="ce3" office:value-type="string">
            <text:p>Robust/Power Resistance Combo</text:p>
          </table:table-cell>
          <table:table-cell table:style-name="ce3" table:number-columns-repeated="3"/>
          <table:table-cell table:number-columns-repeated="2"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36">
            <text:p>36</text:p>
          </table:table-cell>
          <table:table-cell table:style-name="ce3" office:value-type="string">
            <text:p>Rubberbanditz Adjustable Hand Strap</text:p>
          </table:table-cell>
          <table:table-cell table:style-name="ce3" table:number-columns-repeated="13"/>
          <table:table-cell table:number-columns-repeated="2"/>
          <table:table-cell table:style-name="ce3" office:value-type="float" office:value="1">
            <text:p>1</text:p>
          </table:table-cell>
          <table:table-cell table:style-name="ce3" table:number-columns-repeated="4"/>
        </table:table-row>
        <table:table-row table:style-name="ro2">
          <table:table-cell office:value-type="float" office:value="37">
            <text:p>37</text:p>
          </table:table-cell>
          <table:table-cell table:style-name="ce3" office:value-type="string">
            <text:p>Rubberbanditz Bamboo Barbell 46 inch Bar</text:p>
          </table:table-cell>
          <table:table-cell table:style-name="ce3" table:number-columns-repeated="13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38">
            <text:p>38</text:p>
          </table:table-cell>
          <table:table-cell table:style-name="ce3" office:value-type="string">
            <text:p>Rubberbanditz Door Anchor Strap</text:p>
          </table:table-cell>
          <table:table-cell table:style-name="ce3" table:number-columns-repeated="11"/>
          <table:table-cell table:style-name="ce3" office:value-type="float" office:value="1">
            <text:p>1</text:p>
          </table:table-cell>
          <table:table-cell table:style-name="ce3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39">
            <text:p>39</text:p>
          </table:table-cell>
          <table:table-cell table:style-name="ce3" office:value-type="string">
            <text:p>Rubberbanditz Mobile Travel Gym Resistance Exercise Band Package Kit - Basic</text:p>
          </table:table-cell>
          <table:table-cell table:style-name="ce3" office:value-type="float" office:value="2">
            <text:p>2</text:p>
          </table:table-cell>
          <table:table-cell table:style-name="ce3" table:number-columns-repeated="8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4" table:style-name="ce3" office:value-type="float" office:value="1">
            <text:p>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style-name="ce3" office:value-type="string">
            <text:p>Rubberbanditz Mobile Travel Gym Resistance Exercise Band Package Kit - Deluxe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6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4" table:style-name="ce3" office:value-type="float" office:value="1">
            <text:p>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style-name="ce3" office:value-type="string">
            <text:p>Rubberbanditz Mobile Travel Gym Resistance Exercise Band Package Kit - Robust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5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4" table:style-name="ce3" office:value-type="float" office:value="1">
            <text:p>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style-name="ce3" office:value-type="string">
            <text:p>Rubberbanditz Mobile Travel Gym Resistance Exercise Band Package Kit - Standar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7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4" table:style-name="ce3" office:value-type="float" office:value="1">
            <text:p>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style-name="ce3" office:value-type="string">
            <text:p>Rubberbanditz Padded Ankle Grip and Carabiner</text:p>
          </table:table-cell>
          <table:table-cell table:style-name="ce3" table:number-columns-repeated="10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44">
            <text:p>44</text:p>
          </table:table-cell>
          <table:table-cell table:style-name="ce3" office:value-type="string">
            <text:p>Rubberbanditz Padded Ankle Grips and Carabiner</text:p>
          </table:table-cell>
          <table:table-cell table:style-name="ce3" table:number-columns-repeated="10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45">
            <text:p>45</text:p>
          </table:table-cell>
          <table:table-cell table:style-name="ce3" office:value-type="string">
            <text:p>Rubberbanditz Padded Ankle Grips and Carabiners</text:p>
          </table:table-cell>
          <table:table-cell table:style-name="ce3" table:number-columns-repeated="10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46">
            <text:p>46</text:p>
          </table:table-cell>
          <table:table-cell table:style-name="ce3" office:value-type="string">
            <text:p>Rubberbanditz Powerlifting Band - Heavy - 30 - 50 lbs. (14 - 23 kg) Resistance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47">
            <text:p>47</text:p>
          </table:table-cell>
          <table:table-cell table:style-name="ce3" office:value-type="string">
            <text:p>Rubberbanditz Powerlifting Band - Heavy (30 - 50 Lbs Resistance)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48">
            <text:p>48</text:p>
          </table:table-cell>
          <table:table-cell table:style-name="ce3" office:value-type="string">
            <text:p>Rubberbanditz Powerlifting Band - Medium - 20 - 35 lbs. (9 - 16 kg) Resistanc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49">
            <text:p>49</text:p>
          </table:table-cell>
          <table:table-cell table:style-name="ce3" office:value-type="string">
            <text:p>Rubberbanditz Powerlifting Band - Medium (20 - 35 Lbs Resistance)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0">
            <text:p>50</text:p>
          </table:table-cell>
          <table:table-cell table:style-name="ce3" office:value-type="string">
            <text:p>Rubberbanditz Powerlifting Band - Monster (80- 200 Lbs Resistance)</text:p>
          </table:table-cell>
          <table:table-cell table:style-name="ce3" table:number-columns-repeated="6"/>
          <table:table-cell table:style-name="ce3" office:value-type="float" office:value="1">
            <text:p>1</text:p>
          </table:table-cell>
          <table:table-cell table:style-name="ce3" table:number-columns-repeated="6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1">
            <text:p>51</text:p>
          </table:table-cell>
          <table:table-cell table:style-name="ce3" office:value-type="string">
            <text:p>Rubberbanditz Powerlifting Band - Power - 50 - 120 lbs. (23 - 54 kg) Resistance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2">
            <text:p>52</text:p>
          </table:table-cell>
          <table:table-cell table:style-name="ce3" office:value-type="string">
            <text:p>Rubberbanditz Powerlifting Band - Power (50 - 120 Lbs Resistance)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3">
            <text:p>53</text:p>
          </table:table-cell>
          <table:table-cell table:style-name="ce3" office:value-type="string">
            <text:p>Rubberbanditz Powerlifting Band - Robust (40 - 80 Lbs Resistance)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4">
            <text:p>54</text:p>
          </table:table-cell>
          <table:table-cell table:style-name="ce3" office:value-type="string">
            <text:p>Rubberbanditz Powerlifting Band - Strong - 60 - 150 lbs. (27 - 68 kg) Resistance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5">
            <text:p>55</text:p>
          </table:table-cell>
          <table:table-cell table:style-name="ce3" office:value-type="string">
            <text:p>Rubberbanditz Powerlifting Band - Strong (60 - 150 Lbs Resistance)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6">
            <text:p>56</text:p>
          </table:table-cell>
          <table:table-cell table:style-name="ce3" office:value-type="string">
            <text:p>Rubberbanditz Powerlifting Band Complete Set - Light, Medium, Heavy, Robust, Power, Strong Bands (#1 - #6)</text:p>
          </table:table-cell>
          <table:table-cell table:number-columns-repeated="6"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7">
            <text:p>57</text:p>
          </table:table-cell>
          <table:table-cell table:style-name="ce3" office:value-type="string">
            <text:p>Rubberbanditz Powerlifting Band Pairs - Heavy (30 - 50 Lbs Resistance)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8">
            <text:p>58</text:p>
          </table:table-cell>
          <table:table-cell table:style-name="ce3" office:value-type="string">
            <text:p>Rubberbanditz Powerlifting Band Pairs - Medium - 20 - 35 lbs. (9 - 16 kg) Resistanc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59">
            <text:p>59</text:p>
          </table:table-cell>
          <table:table-cell table:style-name="ce3" office:value-type="string">
            <text:p>Rubberbanditz Powerlifting Band Pairs - Medium (20 - 35 Lbs Resistance)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0">
            <text:p>60</text:p>
          </table:table-cell>
          <table:table-cell table:style-name="ce3" office:value-type="string">
            <text:p>Rubberbanditz Powerlifting Band Pairs - Robust (40 - 80 Lbs Resistance)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1">
            <text:p>61</text:p>
          </table:table-cell>
          <table:table-cell table:style-name="ce3" office:value-type="string">
            <text:p>Rubberbanditz Powerlifting Band Pairs - Strong (60 - 150 Lbs Resistance)</text:p>
          </table:table-cell>
          <table:table-cell table:style-name="ce3" table:number-columns-repeated="5"/>
          <table:table-cell table:style-name="ce3" office:value-type="float" office:value="2">
            <text:p>2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2">
            <text:p>62</text:p>
          </table:table-cell>
          <table:table-cell table:style-name="ce3" office:value-type="string">
            <text:p>Rubberbanditz Powerlifting Band Set - Heavy, Robust, Power Bands (#3 - #5)</text:p>
          </table:table-cell>
          <table:table-cell table:style-name="ce3" table:number-columns-repeated="2"/>
          <table:table-cell table:number-columns-repeated="3"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3">
            <text:p>63</text:p>
          </table:table-cell>
          <table:table-cell table:style-name="ce3" office:value-type="string">
            <text:p>Rubberbanditz Powerlifting Band Set - Light, Medium, Heavy Bands (#1 - #3)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4">
            <text:p>64</text:p>
          </table:table-cell>
          <table:table-cell table:style-name="ce3" office:value-type="string">
            <text:p>Rubberbanditz Powerlifting Band Set - Robust, Power, Strong Bands (#4 - #6)</text:p>
          </table:table-cell>
          <table:table-cell table:style-name="ce3" table:number-columns-repeated="3"/>
          <table:table-cell table:number-columns-repeated="3"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5">
            <text:p>65</text:p>
          </table:table-cell>
          <table:table-cell table:style-name="ce3" office:value-type="string">
            <text:p>Rubberbanditz Pull Up / Crossfit Band - Heavy - 30 - 50 lbs. (14 - 23 kg) Resistance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6">
            <text:p>66</text:p>
          </table:table-cell>
          <table:table-cell table:style-name="ce3" office:value-type="string">
            <text:p>Rubberbanditz Pull Up / Crossfit Band - Heavy (30 - 50 Lbs Resistance)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7">
            <text:p>67</text:p>
          </table:table-cell>
          <table:table-cell table:style-name="ce3" office:value-type="string">
            <text:p>Rubberbanditz Pull Up / Crossfit Band - Medium - 20 - 35 lbs. (9 - 16 kg) Resistanc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8">
            <text:p>68</text:p>
          </table:table-cell>
          <table:table-cell table:style-name="ce3" office:value-type="string">
            <text:p>Rubberbanditz Pull Up / Crossfit Band - Medium (20 - 35 Lbs Resistance)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69">
            <text:p>69</text:p>
          </table:table-cell>
          <table:table-cell table:style-name="ce3" office:value-type="string">
            <text:p>Rubberbanditz Pull Up / Crossfit Band - Monster (80 - 200 Lbs Resistance)</text:p>
          </table:table-cell>
          <table:table-cell table:style-name="ce3" table:number-columns-repeated="6"/>
          <table:table-cell table:style-name="ce3" office:value-type="float" office:value="1">
            <text:p>1</text:p>
          </table:table-cell>
          <table:table-cell table:style-name="ce3" table:number-columns-repeated="6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0">
            <text:p>70</text:p>
          </table:table-cell>
          <table:table-cell table:style-name="ce3" office:value-type="string">
            <text:p>Rubberbanditz Pull Up / Crossfit Band - Power - 50 - 120 lbs. (23 - 54 kg) Resistance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1">
            <text:p>71</text:p>
          </table:table-cell>
          <table:table-cell table:style-name="ce3" office:value-type="string">
            <text:p>Rubberbanditz Pull Up / Crossfit Band - Power (50 - 120 Lbs Resistance)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2">
            <text:p>72</text:p>
          </table:table-cell>
          <table:table-cell table:style-name="ce3" office:value-type="string">
            <text:p>Rubberbanditz Pull Up / Crossfit Band - Robust - 40 - 80 lbs. (18 - 36 kg) Resistance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3">
            <text:p>73</text:p>
          </table:table-cell>
          <table:table-cell table:style-name="ce3" office:value-type="string">
            <text:p>Rubberbanditz Pull Up / Crossfit Band - Robust (40 - 80 Lbs Resistance)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4">
            <text:p>74</text:p>
          </table:table-cell>
          <table:table-cell table:style-name="ce3" office:value-type="string">
            <text:p>Rubberbanditz Pull Up / Crossfit Band - Strong - 60 - 150 lbs. (27 - 68 kg) Resistance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5">
            <text:p>75</text:p>
          </table:table-cell>
          <table:table-cell table:style-name="ce3" office:value-type="string">
            <text:p>Rubberbanditz Pull Up / Crossfit Band - Strong (60 - 150 Lbs Resistance)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6">
            <text:p>76</text:p>
          </table:table-cell>
          <table:table-cell table:style-name="ce3" office:value-type="string">
            <text:p>Rubberbanditz Pull Up / Crossfit Band Complete Set - Light, Medium, Heavy, Robust, Power, Strong Bands (#1 - #6)</text:p>
          </table:table-cell>
          <table:table-cell table:number-columns-repeated="6"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7">
            <text:p>77</text:p>
          </table:table-cell>
          <table:table-cell table:style-name="ce3" office:value-type="string">
            <text:p>Rubberbanditz Pull Up / Crossfit Band Pairs - Heavy (30 - 50 Lbs Resistance)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8">
            <text:p>78</text:p>
          </table:table-cell>
          <table:table-cell table:style-name="ce3" office:value-type="string">
            <text:p>Rubberbanditz Pull Up / Crossfit Band Pairs - Medium (20 - 35 Lbs Resistance)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79">
            <text:p>79</text:p>
          </table:table-cell>
          <table:table-cell table:style-name="ce3" office:value-type="string">
            <text:p>Rubberbanditz Pull Up / Crossfit Band Pairs - Power (50 - 120 Lbs Resistance)</text:p>
          </table:table-cell>
          <table:table-cell table:style-name="ce3" table:number-columns-repeated="4"/>
          <table:table-cell table:style-name="ce3" office:value-type="float" office:value="2">
            <text:p>2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0">
            <text:p>80</text:p>
          </table:table-cell>
          <table:table-cell table:style-name="ce3" office:value-type="string">
            <text:p>Rubberbanditz Pull Up / Crossfit Band Pairs - Strong (60 - 150 Lbs Resistance)</text:p>
          </table:table-cell>
          <table:table-cell table:style-name="ce3" table:number-columns-repeated="5"/>
          <table:table-cell table:style-name="ce3" office:value-type="float" office:value="2">
            <text:p>2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1">
            <text:p>81</text:p>
          </table:table-cell>
          <table:table-cell table:style-name="ce3" office:value-type="string">
            <text:p>Rubberbanditz Pull Up / Crossfit Band Set - Heavy, Power Bands (#3 &amp; #5)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2">
            <text:p>82</text:p>
          </table:table-cell>
          <table:table-cell table:style-name="ce3" office:value-type="string">
            <text:p>Rubberbanditz Pull Up / Crossfit Band Set - Heavy, Robust Bands (#3 &amp; #4)</text:p>
          </table:table-cell>
          <table:table-cell table:style-name="ce3" table:number-columns-repeated="2"/>
          <table:table-cell table:number-columns-repeated="2"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3">
            <text:p>83</text:p>
          </table:table-cell>
          <table:table-cell table:style-name="ce3" office:value-type="string">
            <text:p>Rubberbanditz Pull Up / Crossfit Band Set - Heavy, Robust, Power Bands (#3 - #5)</text:p>
          </table:table-cell>
          <table:table-cell table:style-name="ce3" table:number-columns-repeated="2"/>
          <table:table-cell table:number-columns-repeated="3"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4">
            <text:p>84</text:p>
          </table:table-cell>
          <table:table-cell table:style-name="ce3" office:value-type="string">
            <text:p>Rubberbanditz Pull Up / Crossfit Band Set - Light, Medium, Heavy Bands (#1 - #3)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5">
            <text:p>85</text:p>
          </table:table-cell>
          <table:table-cell table:style-name="ce3" office:value-type="string">
            <text:p>Rubberbanditz Pull Up / Crossfit Band Set - Medium, Heavy Bands (#2 &amp; #3)</text:p>
          </table:table-cell>
          <table:table-cell table:style-name="ce3"/>
          <table:table-cell table:number-columns-repeated="2"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6">
            <text:p>86</text:p>
          </table:table-cell>
          <table:table-cell table:style-name="ce3" office:value-type="string">
            <text:p>Rubberbanditz Pull Up / Crossfit Band Set - Medium, Heavy, Power Bands (#2, #3, #5)</text:p>
          </table:table-cell>
          <table:table-cell table:style-name="ce3"/>
          <table:table-cell table:number-columns-repeated="2"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7">
            <text:p>87</text:p>
          </table:table-cell>
          <table:table-cell table:style-name="ce3" office:value-type="string">
            <text:p>Rubberbanditz Pull Up / Crossfit Band Set - Medium, Heavy, Robust Bands (#2, #3, #4)</text:p>
          </table:table-cell>
          <table:table-cell table:style-name="ce3"/>
          <table:table-cell table:number-columns-repeated="3"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8">
            <text:p>88</text:p>
          </table:table-cell>
          <table:table-cell table:style-name="ce3" office:value-type="string">
            <text:p>Rubberbanditz Pull Up / Crossfit Band Set - Medium, Robust Bands (#2 &amp; #4)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89">
            <text:p>89</text:p>
          </table:table-cell>
          <table:table-cell table:style-name="ce3" office:value-type="string">
            <text:p>Rubberbanditz Pull Up / Crossfit Band Set - Robust, Power Bands (#4 &amp; #5)</text:p>
          </table:table-cell>
          <table:table-cell table:style-name="ce3" table:number-columns-repeated="3"/>
          <table:table-cell table:number-columns-repeated="2"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0">
            <text:p>90</text:p>
          </table:table-cell>
          <table:table-cell table:style-name="ce3" office:value-type="string">
            <text:p>Rubberbanditz Pull Up / Crossfit Band Set - Robust, Power, Strong Bands (#4 - #6)</text:p>
          </table:table-cell>
          <table:table-cell table:style-name="ce3" table:number-columns-repeated="3"/>
          <table:table-cell table:number-columns-repeated="3"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1">
            <text:p>91</text:p>
          </table:table-cell>
          <table:table-cell table:style-name="ce3" office:value-type="string">
            <text:p>Rubberbanditz Pull Up Band - Heavy (30 - 50 Lbs Resistance)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2">
            <text:p>92</text:p>
          </table:table-cell>
          <table:table-cell table:style-name="ce3" office:value-type="string">
            <text:p>Rubberbanditz Pull Up Band - Medium (20 - 35 Lbs Resistance)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3">
            <text:p>93</text:p>
          </table:table-cell>
          <table:table-cell table:style-name="ce3" office:value-type="string">
            <text:p>Rubberbanditz Pull Up Band - Power (50 - 120 Lbs Resistance)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4">
            <text:p>94</text:p>
          </table:table-cell>
          <table:table-cell table:style-name="ce3" office:value-type="string">
            <text:p>Rubberbanditz Pull Up Band - Robust (40 - 80 Lbs Resistance)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5">
            <text:p>95</text:p>
          </table:table-cell>
          <table:table-cell table:style-name="ce3" office:value-type="string">
            <text:p>Rubberbanditz Pull Up Band - Strong (60 - 150 Lbs Resistance)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6">
            <text:p>96</text:p>
          </table:table-cell>
          <table:table-cell table:style-name="ce3" office:value-type="string">
            <text:p>Rubberbanditz Pull Up Band with Free Workout DVD - Power (50 - 120 Lbs Resistance)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7">
            <text:p>97</text:p>
          </table:table-cell>
          <table:table-cell table:style-name="ce3" office:value-type="string">
            <text:p>Rubberbanditz Resistance Exercise Band - Heavy (30 - 50 Lbs Resistance)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8">
            <text:p>98</text:p>
          </table:table-cell>
          <table:table-cell table:style-name="ce3" office:value-type="string">
            <text:p>Rubberbanditz Resistance Exercise Band - Light (5 - 15 lbs Resistance)</text:p>
          </table:table-cell>
          <table:table-cell table:style-name="ce3" office:value-type="float" office:value="1">
            <text:p>1</text:p>
          </table:table-cell>
          <table:table-cell table:style-name="ce3" table:number-columns-repeated="12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99">
            <text:p>99</text:p>
          </table:table-cell>
          <table:table-cell table:style-name="ce3" office:value-type="string">
            <text:p>Rubberbanditz Resistance Exercise Band - Medium (20 - 35 Lbs Resistance)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0">
            <text:p>100</text:p>
          </table:table-cell>
          <table:table-cell table:style-name="ce3" office:value-type="string">
            <text:p>Rubberbanditz Resistance Exercise Band Pairs - Robust (40 - 80 Lbs Resistance)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1">
            <text:p>101</text:p>
          </table:table-cell>
          <table:table-cell table:style-name="ce3" office:value-type="string">
            <text:p>Rubberbanditz Resistance Exercise Band Set - Heavy, Robust, Power Bands (#3 - #5)</text:p>
          </table:table-cell>
          <table:table-cell table:style-name="ce3" table:number-columns-repeated="2"/>
          <table:table-cell table:number-columns-repeated="3"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2">
            <text:p>102</text:p>
          </table:table-cell>
          <table:table-cell table:style-name="ce3" office:value-type="string">
            <text:p>Rubberbanditz Resistance Exercise Band Set - Light, Medium, Heavy Bands (#1 - #3)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3">
            <text:p>103</text:p>
          </table:table-cell>
          <table:table-cell table:style-name="ce3" office:value-type="string">
            <text:p>Rubberbanditz Resistance Exercise Band Set - Robust, Power, Strong Bands (#4 - #6)</text:p>
          </table:table-cell>
          <table:table-cell table:style-name="ce3" table:number-columns-repeated="3"/>
          <table:table-cell table:number-columns-repeated="3"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4">
            <text:p>104</text:p>
          </table:table-cell>
          <table:table-cell table:style-name="ce3" office:value-type="string">
            <text:p>Rubberbanditz Resistance Exercise Band with Free Workout DVD - Medium (20 - 35 Lbs Resistance)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5">
            <text:p>105</text:p>
          </table:table-cell>
          <table:table-cell table:style-name="ce3" office:value-type="string">
            <text:p>Rubberbanditz Soft Hand Grip and Carabiner</text:p>
          </table:table-cell>
          <table:table-cell table:style-name="ce3" table:number-columns-repeated="9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6">
            <text:p>106</text:p>
          </table:table-cell>
          <table:table-cell table:style-name="ce3" office:value-type="string">
            <text:p>Rubberbanditz Soft Hand Grips</text:p>
          </table:table-cell>
          <table:table-cell table:style-name="ce3" table:number-columns-repeated="9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7">
            <text:p>107</text:p>
          </table:table-cell>
          <table:table-cell table:style-name="ce3" office:value-type="string">
            <text:p>Rubberbanditz Soft Hand Grips and Carabiners</text:p>
          </table:table-cell>
          <table:table-cell table:style-name="ce3" table:number-columns-repeated="9"/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8">
            <text:p>108</text:p>
          </table:table-cell>
          <table:table-cell table:style-name="ce3" office:value-type="string">
            <text:p>Rubberbanditz Therapy / Rehabilitation(Rehab) Band - Agility (175 - 225 Lbs Resistance)</text:p>
          </table:table-cell>
          <table:table-cell table:style-name="ce3" table:number-columns-repeated="7"/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09">
            <text:p>109</text:p>
          </table:table-cell>
          <table:table-cell table:style-name="ce3" office:value-type="string">
            <text:p>Rubberbanditz Therapy / Rehabilitation(Rehab) Band - Explosive (225 - 275 Lbs Resistance)</text:p>
          </table:table-cell>
          <table:table-cell table:style-name="ce3" table:number-columns-repeated="8"/>
          <table:table-cell table:style-name="ce3" office:value-type="float" office:value="1">
            <text:p>1</text:p>
          </table:table-cell>
          <table:table-cell table:style-name="ce3" table:number-columns-repeated="4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0">
            <text:p>110</text:p>
          </table:table-cell>
          <table:table-cell table:style-name="ce3" office:value-type="string">
            <text:p>Rubberbanditz Therapy / Rehabilitation(Rehab) Band - Heavy (30 - 50 Lbs Resistance)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1">
            <text:p>111</text:p>
          </table:table-cell>
          <table:table-cell table:style-name="ce3" office:value-type="string">
            <text:p>Rubberbanditz Therapy / Rehabilitation(Rehab) Band - Light (5 - 15 lbs Resistance)</text:p>
          </table:table-cell>
          <table:table-cell table:style-name="ce3" office:value-type="float" office:value="1">
            <text:p>1</text:p>
          </table:table-cell>
          <table:table-cell table:style-name="ce3" table:number-columns-repeated="12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2">
            <text:p>112</text:p>
          </table:table-cell>
          <table:table-cell table:style-name="ce3" office:value-type="string">
            <text:p>Rubberbanditz Therapy / Rehabilitation(Rehab) Band - Medium (20 - 35 Lbs Resistance)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3">
            <text:p>113</text:p>
          </table:table-cell>
          <table:table-cell table:style-name="ce3" office:value-type="string">
            <text:p>Rubberbanditz Therapy / Rehabilitation(Rehab) Band - Monster (80 - 200 Lbs Resistance)</text:p>
          </table:table-cell>
          <table:table-cell table:style-name="ce3" table:number-columns-repeated="6"/>
          <table:table-cell table:style-name="ce3" office:value-type="float" office:value="1">
            <text:p>1</text:p>
          </table:table-cell>
          <table:table-cell table:style-name="ce3" table:number-columns-repeated="6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4">
            <text:p>114</text:p>
          </table:table-cell>
          <table:table-cell table:style-name="ce3" office:value-type="string">
            <text:p>Rubberbanditz Therapy / Rehabilitation(Rehab) Band - Power (50 - 120 Lbs Resistance)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5">
            <text:p>115</text:p>
          </table:table-cell>
          <table:table-cell table:style-name="ce3" office:value-type="string">
            <text:p>Rubberbanditz Therapy / Rehabilitation(Rehab) Band - Robust (40 - 80 Lbs Resistance)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6">
            <text:p>116</text:p>
          </table:table-cell>
          <table:table-cell table:style-name="ce3" office:value-type="string">
            <text:p>Rubberbanditz Therapy / Rehabilitation(Rehab) Band - Strong (60 - 150 Lbs Resistance)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7">
            <text:p>117</text:p>
          </table:table-cell>
          <table:table-cell table:style-name="ce3" office:value-type="string">
            <text:p>Rubberbanditz Therapy / Rehabilitation(Rehab) Band Complete Set - Light, Medium, Heavy, Robust, Power, Strong Bands (#1 - #6)</text:p>
          </table:table-cell>
          <table:table-cell table:number-columns-repeated="6"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8">
            <text:p>118</text:p>
          </table:table-cell>
          <table:table-cell table:style-name="ce3" office:value-type="string">
            <text:p>Rubberbanditz Therapy / Rehabilitation(Rehab) Band Pairs - Heavy (30 - 50 Lbs Resistance)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19">
            <text:p>119</text:p>
          </table:table-cell>
          <table:table-cell table:style-name="ce3" office:value-type="string">
            <text:p>Rubberbanditz Therapy / Rehabilitation(Rehab) Band Pairs - Light (5 - 15 lbs Resistance)</text:p>
          </table:table-cell>
          <table:table-cell table:style-name="ce3" office:value-type="float" office:value="2">
            <text:p>2</text:p>
          </table:table-cell>
          <table:table-cell table:style-name="ce3" table:number-columns-repeated="12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20">
            <text:p>120</text:p>
          </table:table-cell>
          <table:table-cell table:style-name="ce3" office:value-type="string">
            <text:p>Rubberbanditz Therapy / Rehabilitation(Rehab) Band Pairs - Medium (20 - 35 Lbs Resistance)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21">
            <text:p>121</text:p>
          </table:table-cell>
          <table:table-cell table:style-name="ce3" office:value-type="string">
            <text:p>Rubberbanditz Therapy / Rehabilitation(Rehab) Band Pairs - Power (50 - 120 Lbs Resistance)</text:p>
          </table:table-cell>
          <table:table-cell table:style-name="ce3" table:number-columns-repeated="4"/>
          <table:table-cell table:style-name="ce3" office:value-type="float" office:value="2">
            <text:p>2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22">
            <text:p>122</text:p>
          </table:table-cell>
          <table:table-cell table:style-name="ce3" office:value-type="string">
            <text:p>Rubberbanditz Therapy / Rehabilitation(Rehab) Band Pairs - Robust (40 - 80 Lbs Resistance)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23">
            <text:p>123</text:p>
          </table:table-cell>
          <table:table-cell table:style-name="ce3" office:value-type="string">
            <text:p>Rubberbanditz Therapy / Rehabilitation(Rehab) Band Set - Heavy, Robust, Power Bands (#3 - #5)</text:p>
          </table:table-cell>
          <table:table-cell table:style-name="ce3" table:number-columns-repeated="2"/>
          <table:table-cell table:number-columns-repeated="3" table:style-name="ce3" office:value-type="float" office:value="1">
            <text:p>1</text:p>
          </table:table-cell>
          <table:table-cell table:style-name="ce3" table:number-columns-repeated="8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24">
            <text:p>124</text:p>
          </table:table-cell>
          <table:table-cell table:style-name="ce3" office:value-type="string">
            <text:p>Rubberbanditz Therapy / Rehabilitation(Rehab) Band Set - Light, Medium, Heavy Bands (#1 - #3)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10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25">
            <text:p>125</text:p>
          </table:table-cell>
          <table:table-cell table:style-name="ce3" office:value-type="string">
            <text:p>Rubberbanditz Therapy / Rehabilitation(Rehab) Band Set - Robust, Power, Strong Bands (#4 - #6)</text:p>
          </table:table-cell>
          <table:table-cell table:style-name="ce3" table:number-columns-repeated="3"/>
          <table:table-cell table:number-columns-repeated="3"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26">
            <text:p>126</text:p>
          </table:table-cell>
          <table:table-cell table:style-name="ce3" office:value-type="string">
            <text:p>Rubberbanditz Therapy/Rehabilitation Band - Medium - 20 - 35 lbs. (9 - 16 kg) Resistanc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27">
            <text:p>127</text:p>
          </table:table-cell>
          <table:table-cell table:style-name="ce3" office:value-type="string">
            <text:p>Soft Hand Grip</text:p>
          </table:table-cell>
          <table:table-cell table:style-name="ce3" table:number-columns-repeated="9"/>
          <table:table-cell table:style-name="ce3" office:value-type="float" office:value="1">
            <text:p>1</text:p>
          </table:table-cell>
          <table:table-cell table:style-name="ce3" table:number-columns-repeated="3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style-name="ce3" office:value-type="string">
            <text:p>Soft Hand Grips</text:p>
          </table:table-cell>
          <table:table-cell table:style-name="ce3" table:number-columns-repeated="9"/>
          <table:table-cell table:style-name="ce3" office:value-type="float" office:value="1">
            <text:p>1</text:p>
          </table:table-cell>
          <table:table-cell table:style-name="ce3" table:number-columns-repeated="3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29">
            <text:p>129</text:p>
          </table:table-cell>
          <table:table-cell table:style-name="ce3" office:value-type="string">
            <text:p>Standard Package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7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4" table:style-name="ce3" office:value-type="float" office:value="1">
            <text:p>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style-name="ce3" office:value-type="string">
            <text:p>Strong Resistance Band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31">
            <text:p>131</text:p>
          </table:table-cell>
          <table:table-cell table:style-name="ce3" office:value-type="string">
            <text:p>Sunny Health &amp; Fitness Yoga Kit</text:p>
          </table:table-cell>
          <table:table-cell table:style-name="ce3" table:number-columns-repeated="13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32">
            <text:p>132</text:p>
          </table:table-cell>
          <table:table-cell table:style-name="ce3" office:value-type="string">
            <text:p>Travel Bag</text:p>
          </table:table-cell>
          <table:table-cell table:style-name="ce3" table:number-columns-repeated="13"/>
          <table:table-cell table:number-columns-repeated="2"/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3"/>
        </table:table-row>
        <table:table-row table:style-name="ro1">
          <table:table-cell office:value-type="float" office:value="133">
            <text:p>133</text:p>
          </table:table-cell>
          <table:table-cell table:style-name="ce3" office:value-type="string">
            <text:p>Workout Routines (Circuit Training Routine #1)</text:p>
          </table:table-cell>
          <table:table-cell table:style-name="ce3" table:number-columns-repeated="13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34">
            <text:p>134</text:p>
          </table:table-cell>
          <table:table-cell table:style-name="ce3" office:value-type="string">
            <text:p>Workout Routines (Rehab Exercises - Knee Stabilization)</text:p>
          </table:table-cell>
          <table:table-cell table:style-name="ce3" table:number-columns-repeated="13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35">
            <text:p>135</text:p>
          </table:table-cell>
          <table:table-cell table:style-name="ce3" office:value-type="string">
            <text:p>Workout Routines (Rehab Exercises - Shoulder Stabilization)</text:p>
          </table:table-cell>
          <table:table-cell table:style-name="ce3" table:number-columns-repeated="13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36">
            <text:p>136</text:p>
          </table:table-cell>
          <table:table-cell table:style-name="ce3" office:value-type="string">
            <text:p>Workout Routines (Split Routines - Back and Triceps #1)</text:p>
          </table:table-cell>
          <table:table-cell table:style-name="ce3" table:number-columns-repeated="13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Rubberbanditz Powerlifting Band - Robust - 40 - 80 lbs. (18 - 36 kg) Resistance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9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Rubberbanditz Powerlifting Band Pairs - Strong - 60 - 150 lbs. (27 - 68 kg) Resistance</text:p>
          </table:table-cell>
          <table:table-cell table:style-name="ce3" table:number-columns-repeated="5"/>
          <table:table-cell table:style-name="ce3" office:value-type="float" office:value="2">
            <text:p>2</text:p>
          </table:table-cell>
          <table:table-cell table:style-name="ce3" table:number-columns-repeated="7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Rubberbanditz Therapy/Rehabilitation Band Pairs - Light - 5 - 15 lbs. (2 - 7 kg) Resistance</text:p>
          </table:table-cell>
          <table:table-cell table:style-name="ce3" office:value-type="float" office:value="2">
            <text:p>2</text:p>
          </table:table-cell>
          <table:table-cell table:style-name="ce3" table:number-columns-repeated="12"/>
          <table:table-cell table:number-columns-repeated="2"/>
          <table:table-cell table:style-name="ce3" table:number-columns-repeated="5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Rubberbanditz Mobile Therapy / Rehabilitation(Rehab) Exercise Band Package Kit</text:p>
          </table:table-cell>
          <table:table-cell table:style-name="ce3" office:value-type="float" office:value="2">
            <text:p>2</text:p>
          </table:table-cell>
          <table:table-cell table:style-name="ce3" table:number-columns-repeated="8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4" table:style-name="ce3" office:value-type="float" office:value="1">
            <text:p>1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Rubberbanditz Pull Up / Crossfit Band - Monster - 80 - 200 lbs. (36 - 91 kg) Resistance</text:p>
          </table:table-cell>
          <table:table-cell table:style-name="ce3" table:number-columns-repeated="6"/>
          <table:table-cell table:style-name="ce3" office:value-type="float" office:value="1">
            <text:p>1</text:p>
          </table:table-cell>
          <table:table-cell table:style-name="ce3" table:number-columns-repeated="6"/>
          <table:table-cell table:number-columns-repeated="2"/>
          <table:table-cell table:style-name="ce3" table:number-columns-repeated="5"/>
        </table:table-row>
        <table:table-row table:style-name="ro1">
          <table:table-cell office:value-type="float" office:value="142">
            <text:p>142</text:p>
          </table:table-cell>
          <table:table-cell table:style-name="ce3" office:value-type="string">
            <text:p>Workout Routines (Split Routines - Chest and Biceps #1)</text:p>
          </table:table-cell>
          <table:table-cell table:style-name="ce3" table:number-columns-repeated="13"/>
          <table:table-cell table:number-columns-repeated="2"/>
          <table:table-cell table:style-name="ce3" table:number-columns-repeated="5"/>
        </table:table-row>
        <table:table-row table:style-name="ro1" table:number-rows-repeated="104843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OfferingProducts" table:style-name="ta1"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office:value-type="string">
            <text:p>offering_id</text:p>
          </table:table-cell>
          <table:table-cell office:value-type="string">
            <text:p>product_id</text:p>
          </table:table-cell>
          <table:table-cell office:value-type="string">
            <text:p>quantity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NDEX([Sheet2.$C$2:.$V$143];[.A2];[.B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NDEX([Sheet2.$C$2:.$V$143];[.A3];[.B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NDEX([Sheet2.$C$2:.$V$143];[.A4];[.B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NDEX([Sheet2.$C$2:.$V$143];[.A5];[.B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INDEX([Sheet2.$C$2:.$V$143];[.A6];[.B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INDEX([Sheet2.$C$2:.$V$143];[.A7];[.B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INDEX([Sheet2.$C$2:.$V$143];[.A8];[.B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INDEX([Sheet2.$C$2:.$V$143];[.A9];[.B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INDEX([Sheet2.$C$2:.$V$143];[.A10];[.B1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INDEX([Sheet2.$C$2:.$V$143];[.A11];[.B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INDEX([Sheet2.$C$2:.$V$143];[.A12];[.B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INDEX([Sheet2.$C$2:.$V$143];[.A13];[.B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INDEX([Sheet2.$C$2:.$V$143];[.A14];[.B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INDEX([Sheet2.$C$2:.$V$143];[.A15];[.B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Sheet2.$C$2:.$V$143];[.A16];[.B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INDEX([Sheet2.$C$2:.$V$143];[.A17];[.B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INDEX([Sheet2.$C$2:.$V$143];[.A18];[.B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INDEX([Sheet2.$C$2:.$V$143];[.A19];[.B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INDEX([Sheet2.$C$2:.$V$143];[.A20];[.B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INDEX([Sheet2.$C$2:.$V$143];[.A21];[.B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2]" office:value-type="float" office:value="1">
            <text:p>1</text:p>
          </table:table-cell>
          <table:table-cell table:formula="of:=INDEX([Sheet2.$C$2:.$V$143];[.A22];[.B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3]" office:value-type="float" office:value="2">
            <text:p>2</text:p>
          </table:table-cell>
          <table:table-cell table:formula="of:=INDEX([Sheet2.$C$2:.$V$143];[.A23];[.B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4]" office:value-type="float" office:value="3">
            <text:p>3</text:p>
          </table:table-cell>
          <table:table-cell table:formula="of:=INDEX([Sheet2.$C$2:.$V$143];[.A24];[.B2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5]" office:value-type="float" office:value="4">
            <text:p>4</text:p>
          </table:table-cell>
          <table:table-cell table:formula="of:=INDEX([Sheet2.$C$2:.$V$143];[.A25];[.B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6]" office:value-type="float" office:value="5">
            <text:p>5</text:p>
          </table:table-cell>
          <table:table-cell table:formula="of:=INDEX([Sheet2.$C$2:.$V$143];[.A26];[.B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7]" office:value-type="float" office:value="6">
            <text:p>6</text:p>
          </table:table-cell>
          <table:table-cell table:formula="of:=INDEX([Sheet2.$C$2:.$V$143];[.A27];[.B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8]" office:value-type="float" office:value="7">
            <text:p>7</text:p>
          </table:table-cell>
          <table:table-cell table:formula="of:=INDEX([Sheet2.$C$2:.$V$143];[.A28];[.B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9]" office:value-type="float" office:value="8">
            <text:p>8</text:p>
          </table:table-cell>
          <table:table-cell table:formula="of:=INDEX([Sheet2.$C$2:.$V$143];[.A29];[.B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0]" office:value-type="float" office:value="9">
            <text:p>9</text:p>
          </table:table-cell>
          <table:table-cell table:formula="of:=INDEX([Sheet2.$C$2:.$V$143];[.A30];[.B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1]" office:value-type="float" office:value="10">
            <text:p>10</text:p>
          </table:table-cell>
          <table:table-cell table:formula="of:=INDEX([Sheet2.$C$2:.$V$143];[.A31];[.B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2]" office:value-type="float" office:value="11">
            <text:p>11</text:p>
          </table:table-cell>
          <table:table-cell table:formula="of:=INDEX([Sheet2.$C$2:.$V$143];[.A32];[.B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3]" office:value-type="float" office:value="12">
            <text:p>12</text:p>
          </table:table-cell>
          <table:table-cell table:formula="of:=INDEX([Sheet2.$C$2:.$V$143];[.A33];[.B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4]" office:value-type="float" office:value="13">
            <text:p>13</text:p>
          </table:table-cell>
          <table:table-cell table:formula="of:=INDEX([Sheet2.$C$2:.$V$143];[.A34];[.B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5]" office:value-type="float" office:value="14">
            <text:p>14</text:p>
          </table:table-cell>
          <table:table-cell table:formula="of:=INDEX([Sheet2.$C$2:.$V$143];[.A35];[.B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6]" office:value-type="float" office:value="15">
            <text:p>15</text:p>
          </table:table-cell>
          <table:table-cell table:formula="of:=INDEX([Sheet2.$C$2:.$V$143];[.A36];[.B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7]" office:value-type="float" office:value="16">
            <text:p>16</text:p>
          </table:table-cell>
          <table:table-cell table:formula="of:=INDEX([Sheet2.$C$2:.$V$143];[.A37];[.B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8]" office:value-type="float" office:value="17">
            <text:p>17</text:p>
          </table:table-cell>
          <table:table-cell table:formula="of:=INDEX([Sheet2.$C$2:.$V$143];[.A38];[.B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19]" office:value-type="float" office:value="18">
            <text:p>18</text:p>
          </table:table-cell>
          <table:table-cell table:formula="of:=INDEX([Sheet2.$C$2:.$V$143];[.A39];[.B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20]" office:value-type="float" office:value="19">
            <text:p>19</text:p>
          </table:table-cell>
          <table:table-cell table:formula="of:=INDEX([Sheet2.$C$2:.$V$143];[.A40];[.B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">
            <text:p>2</text:p>
          </table:table-cell>
          <table:table-cell table:formula="of:=[.B21]" office:value-type="float" office:value="20">
            <text:p>20</text:p>
          </table:table-cell>
          <table:table-cell table:formula="of:=INDEX([Sheet2.$C$2:.$V$143];[.A41];[.B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22]" office:value-type="float" office:value="1">
            <text:p>1</text:p>
          </table:table-cell>
          <table:table-cell table:formula="of:=INDEX([Sheet2.$C$2:.$V$143];[.A42];[.B4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23]" office:value-type="float" office:value="2">
            <text:p>2</text:p>
          </table:table-cell>
          <table:table-cell table:formula="of:=INDEX([Sheet2.$C$2:.$V$143];[.A43];[.B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24]" office:value-type="float" office:value="3">
            <text:p>3</text:p>
          </table:table-cell>
          <table:table-cell table:formula="of:=INDEX([Sheet2.$C$2:.$V$143];[.A44];[.B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25]" office:value-type="float" office:value="4">
            <text:p>4</text:p>
          </table:table-cell>
          <table:table-cell table:formula="of:=INDEX([Sheet2.$C$2:.$V$143];[.A45];[.B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26]" office:value-type="float" office:value="5">
            <text:p>5</text:p>
          </table:table-cell>
          <table:table-cell table:formula="of:=INDEX([Sheet2.$C$2:.$V$143];[.A46];[.B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27]" office:value-type="float" office:value="6">
            <text:p>6</text:p>
          </table:table-cell>
          <table:table-cell table:formula="of:=INDEX([Sheet2.$C$2:.$V$143];[.A47];[.B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28]" office:value-type="float" office:value="7">
            <text:p>7</text:p>
          </table:table-cell>
          <table:table-cell table:formula="of:=INDEX([Sheet2.$C$2:.$V$143];[.A48];[.B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29]" office:value-type="float" office:value="8">
            <text:p>8</text:p>
          </table:table-cell>
          <table:table-cell table:formula="of:=INDEX([Sheet2.$C$2:.$V$143];[.A49];[.B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0]" office:value-type="float" office:value="9">
            <text:p>9</text:p>
          </table:table-cell>
          <table:table-cell table:formula="of:=INDEX([Sheet2.$C$2:.$V$143];[.A50];[.B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1]" office:value-type="float" office:value="10">
            <text:p>10</text:p>
          </table:table-cell>
          <table:table-cell table:formula="of:=INDEX([Sheet2.$C$2:.$V$143];[.A51];[.B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2]" office:value-type="float" office:value="11">
            <text:p>11</text:p>
          </table:table-cell>
          <table:table-cell table:formula="of:=INDEX([Sheet2.$C$2:.$V$143];[.A52];[.B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3]" office:value-type="float" office:value="12">
            <text:p>12</text:p>
          </table:table-cell>
          <table:table-cell table:formula="of:=INDEX([Sheet2.$C$2:.$V$143];[.A53];[.B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4]" office:value-type="float" office:value="13">
            <text:p>13</text:p>
          </table:table-cell>
          <table:table-cell table:formula="of:=INDEX([Sheet2.$C$2:.$V$143];[.A54];[.B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5]" office:value-type="float" office:value="14">
            <text:p>14</text:p>
          </table:table-cell>
          <table:table-cell table:formula="of:=INDEX([Sheet2.$C$2:.$V$143];[.A55];[.B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6]" office:value-type="float" office:value="15">
            <text:p>15</text:p>
          </table:table-cell>
          <table:table-cell table:formula="of:=INDEX([Sheet2.$C$2:.$V$143];[.A56];[.B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7]" office:value-type="float" office:value="16">
            <text:p>16</text:p>
          </table:table-cell>
          <table:table-cell table:formula="of:=INDEX([Sheet2.$C$2:.$V$143];[.A57];[.B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8]" office:value-type="float" office:value="17">
            <text:p>17</text:p>
          </table:table-cell>
          <table:table-cell table:formula="of:=INDEX([Sheet2.$C$2:.$V$143];[.A58];[.B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39]" office:value-type="float" office:value="18">
            <text:p>18</text:p>
          </table:table-cell>
          <table:table-cell table:formula="of:=INDEX([Sheet2.$C$2:.$V$143];[.A59];[.B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40]" office:value-type="float" office:value="19">
            <text:p>19</text:p>
          </table:table-cell>
          <table:table-cell table:formula="of:=INDEX([Sheet2.$C$2:.$V$143];[.A60];[.B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">
            <text:p>3</text:p>
          </table:table-cell>
          <table:table-cell table:formula="of:=[.B41]" office:value-type="float" office:value="20">
            <text:p>20</text:p>
          </table:table-cell>
          <table:table-cell table:formula="of:=INDEX([Sheet2.$C$2:.$V$143];[.A61];[.B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42]" office:value-type="float" office:value="1">
            <text:p>1</text:p>
          </table:table-cell>
          <table:table-cell table:formula="of:=INDEX([Sheet2.$C$2:.$V$143];[.A62];[.B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43]" office:value-type="float" office:value="2">
            <text:p>2</text:p>
          </table:table-cell>
          <table:table-cell table:formula="of:=INDEX([Sheet2.$C$2:.$V$143];[.A63];[.B63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44]" office:value-type="float" office:value="3">
            <text:p>3</text:p>
          </table:table-cell>
          <table:table-cell table:formula="of:=INDEX([Sheet2.$C$2:.$V$143];[.A64];[.B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45]" office:value-type="float" office:value="4">
            <text:p>4</text:p>
          </table:table-cell>
          <table:table-cell table:formula="of:=INDEX([Sheet2.$C$2:.$V$143];[.A65];[.B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46]" office:value-type="float" office:value="5">
            <text:p>5</text:p>
          </table:table-cell>
          <table:table-cell table:formula="of:=INDEX([Sheet2.$C$2:.$V$143];[.A66];[.B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47]" office:value-type="float" office:value="6">
            <text:p>6</text:p>
          </table:table-cell>
          <table:table-cell table:formula="of:=INDEX([Sheet2.$C$2:.$V$143];[.A67];[.B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48]" office:value-type="float" office:value="7">
            <text:p>7</text:p>
          </table:table-cell>
          <table:table-cell table:formula="of:=INDEX([Sheet2.$C$2:.$V$143];[.A68];[.B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49]" office:value-type="float" office:value="8">
            <text:p>8</text:p>
          </table:table-cell>
          <table:table-cell table:formula="of:=INDEX([Sheet2.$C$2:.$V$143];[.A69];[.B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0]" office:value-type="float" office:value="9">
            <text:p>9</text:p>
          </table:table-cell>
          <table:table-cell table:formula="of:=INDEX([Sheet2.$C$2:.$V$143];[.A70];[.B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1]" office:value-type="float" office:value="10">
            <text:p>10</text:p>
          </table:table-cell>
          <table:table-cell table:formula="of:=INDEX([Sheet2.$C$2:.$V$143];[.A71];[.B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2]" office:value-type="float" office:value="11">
            <text:p>11</text:p>
          </table:table-cell>
          <table:table-cell table:formula="of:=INDEX([Sheet2.$C$2:.$V$143];[.A72];[.B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3]" office:value-type="float" office:value="12">
            <text:p>12</text:p>
          </table:table-cell>
          <table:table-cell table:formula="of:=INDEX([Sheet2.$C$2:.$V$143];[.A73];[.B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4]" office:value-type="float" office:value="13">
            <text:p>13</text:p>
          </table:table-cell>
          <table:table-cell table:formula="of:=INDEX([Sheet2.$C$2:.$V$143];[.A74];[.B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5]" office:value-type="float" office:value="14">
            <text:p>14</text:p>
          </table:table-cell>
          <table:table-cell table:formula="of:=INDEX([Sheet2.$C$2:.$V$143];[.A75];[.B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6]" office:value-type="float" office:value="15">
            <text:p>15</text:p>
          </table:table-cell>
          <table:table-cell table:formula="of:=INDEX([Sheet2.$C$2:.$V$143];[.A76];[.B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7]" office:value-type="float" office:value="16">
            <text:p>16</text:p>
          </table:table-cell>
          <table:table-cell table:formula="of:=INDEX([Sheet2.$C$2:.$V$143];[.A77];[.B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8]" office:value-type="float" office:value="17">
            <text:p>17</text:p>
          </table:table-cell>
          <table:table-cell table:formula="of:=INDEX([Sheet2.$C$2:.$V$143];[.A78];[.B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59]" office:value-type="float" office:value="18">
            <text:p>18</text:p>
          </table:table-cell>
          <table:table-cell table:formula="of:=INDEX([Sheet2.$C$2:.$V$143];[.A79];[.B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60]" office:value-type="float" office:value="19">
            <text:p>19</text:p>
          </table:table-cell>
          <table:table-cell table:formula="of:=INDEX([Sheet2.$C$2:.$V$143];[.A80];[.B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">
            <text:p>4</text:p>
          </table:table-cell>
          <table:table-cell table:formula="of:=[.B61]" office:value-type="float" office:value="20">
            <text:p>20</text:p>
          </table:table-cell>
          <table:table-cell table:formula="of:=INDEX([Sheet2.$C$2:.$V$143];[.A81];[.B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62]" office:value-type="float" office:value="1">
            <text:p>1</text:p>
          </table:table-cell>
          <table:table-cell table:formula="of:=INDEX([Sheet2.$C$2:.$V$143];[.A82];[.B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63]" office:value-type="float" office:value="2">
            <text:p>2</text:p>
          </table:table-cell>
          <table:table-cell table:formula="of:=INDEX([Sheet2.$C$2:.$V$143];[.A83];[.B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64]" office:value-type="float" office:value="3">
            <text:p>3</text:p>
          </table:table-cell>
          <table:table-cell table:formula="of:=INDEX([Sheet2.$C$2:.$V$143];[.A84];[.B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65]" office:value-type="float" office:value="4">
            <text:p>4</text:p>
          </table:table-cell>
          <table:table-cell table:formula="of:=INDEX([Sheet2.$C$2:.$V$143];[.A85];[.B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66]" office:value-type="float" office:value="5">
            <text:p>5</text:p>
          </table:table-cell>
          <table:table-cell table:formula="of:=INDEX([Sheet2.$C$2:.$V$143];[.A86];[.B86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67]" office:value-type="float" office:value="6">
            <text:p>6</text:p>
          </table:table-cell>
          <table:table-cell table:formula="of:=INDEX([Sheet2.$C$2:.$V$143];[.A87];[.B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68]" office:value-type="float" office:value="7">
            <text:p>7</text:p>
          </table:table-cell>
          <table:table-cell table:formula="of:=INDEX([Sheet2.$C$2:.$V$143];[.A88];[.B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69]" office:value-type="float" office:value="8">
            <text:p>8</text:p>
          </table:table-cell>
          <table:table-cell table:formula="of:=INDEX([Sheet2.$C$2:.$V$143];[.A89];[.B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0]" office:value-type="float" office:value="9">
            <text:p>9</text:p>
          </table:table-cell>
          <table:table-cell table:formula="of:=INDEX([Sheet2.$C$2:.$V$143];[.A90];[.B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1]" office:value-type="float" office:value="10">
            <text:p>10</text:p>
          </table:table-cell>
          <table:table-cell table:formula="of:=INDEX([Sheet2.$C$2:.$V$143];[.A91];[.B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2]" office:value-type="float" office:value="11">
            <text:p>11</text:p>
          </table:table-cell>
          <table:table-cell table:formula="of:=INDEX([Sheet2.$C$2:.$V$143];[.A92];[.B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3]" office:value-type="float" office:value="12">
            <text:p>12</text:p>
          </table:table-cell>
          <table:table-cell table:formula="of:=INDEX([Sheet2.$C$2:.$V$143];[.A93];[.B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4]" office:value-type="float" office:value="13">
            <text:p>13</text:p>
          </table:table-cell>
          <table:table-cell table:formula="of:=INDEX([Sheet2.$C$2:.$V$143];[.A94];[.B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5]" office:value-type="float" office:value="14">
            <text:p>14</text:p>
          </table:table-cell>
          <table:table-cell table:formula="of:=INDEX([Sheet2.$C$2:.$V$143];[.A95];[.B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6]" office:value-type="float" office:value="15">
            <text:p>15</text:p>
          </table:table-cell>
          <table:table-cell table:formula="of:=INDEX([Sheet2.$C$2:.$V$143];[.A96];[.B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7]" office:value-type="float" office:value="16">
            <text:p>16</text:p>
          </table:table-cell>
          <table:table-cell table:formula="of:=INDEX([Sheet2.$C$2:.$V$143];[.A97];[.B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8]" office:value-type="float" office:value="17">
            <text:p>17</text:p>
          </table:table-cell>
          <table:table-cell table:formula="of:=INDEX([Sheet2.$C$2:.$V$143];[.A98];[.B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79]" office:value-type="float" office:value="18">
            <text:p>18</text:p>
          </table:table-cell>
          <table:table-cell table:formula="of:=INDEX([Sheet2.$C$2:.$V$143];[.A99];[.B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80]" office:value-type="float" office:value="19">
            <text:p>19</text:p>
          </table:table-cell>
          <table:table-cell table:formula="of:=INDEX([Sheet2.$C$2:.$V$143];[.A100];[.B1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">
            <text:p>5</text:p>
          </table:table-cell>
          <table:table-cell table:formula="of:=[.B81]" office:value-type="float" office:value="20">
            <text:p>20</text:p>
          </table:table-cell>
          <table:table-cell table:formula="of:=INDEX([Sheet2.$C$2:.$V$143];[.A101];[.B1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82]" office:value-type="float" office:value="1">
            <text:p>1</text:p>
          </table:table-cell>
          <table:table-cell table:formula="of:=INDEX([Sheet2.$C$2:.$V$143];[.A102];[.B1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83]" office:value-type="float" office:value="2">
            <text:p>2</text:p>
          </table:table-cell>
          <table:table-cell table:formula="of:=INDEX([Sheet2.$C$2:.$V$143];[.A103];[.B1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84]" office:value-type="float" office:value="3">
            <text:p>3</text:p>
          </table:table-cell>
          <table:table-cell table:formula="of:=INDEX([Sheet2.$C$2:.$V$143];[.A104];[.B1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85]" office:value-type="float" office:value="4">
            <text:p>4</text:p>
          </table:table-cell>
          <table:table-cell table:formula="of:=INDEX([Sheet2.$C$2:.$V$143];[.A105];[.B105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86]" office:value-type="float" office:value="5">
            <text:p>5</text:p>
          </table:table-cell>
          <table:table-cell table:formula="of:=INDEX([Sheet2.$C$2:.$V$143];[.A106];[.B1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87]" office:value-type="float" office:value="6">
            <text:p>6</text:p>
          </table:table-cell>
          <table:table-cell table:formula="of:=INDEX([Sheet2.$C$2:.$V$143];[.A107];[.B1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88]" office:value-type="float" office:value="7">
            <text:p>7</text:p>
          </table:table-cell>
          <table:table-cell table:formula="of:=INDEX([Sheet2.$C$2:.$V$143];[.A108];[.B1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89]" office:value-type="float" office:value="8">
            <text:p>8</text:p>
          </table:table-cell>
          <table:table-cell table:formula="of:=INDEX([Sheet2.$C$2:.$V$143];[.A109];[.B1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0]" office:value-type="float" office:value="9">
            <text:p>9</text:p>
          </table:table-cell>
          <table:table-cell table:formula="of:=INDEX([Sheet2.$C$2:.$V$143];[.A110];[.B1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1]" office:value-type="float" office:value="10">
            <text:p>10</text:p>
          </table:table-cell>
          <table:table-cell table:formula="of:=INDEX([Sheet2.$C$2:.$V$143];[.A111];[.B1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2]" office:value-type="float" office:value="11">
            <text:p>11</text:p>
          </table:table-cell>
          <table:table-cell table:formula="of:=INDEX([Sheet2.$C$2:.$V$143];[.A112];[.B1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3]" office:value-type="float" office:value="12">
            <text:p>12</text:p>
          </table:table-cell>
          <table:table-cell table:formula="of:=INDEX([Sheet2.$C$2:.$V$143];[.A113];[.B1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4]" office:value-type="float" office:value="13">
            <text:p>13</text:p>
          </table:table-cell>
          <table:table-cell table:formula="of:=INDEX([Sheet2.$C$2:.$V$143];[.A114];[.B1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5]" office:value-type="float" office:value="14">
            <text:p>14</text:p>
          </table:table-cell>
          <table:table-cell table:formula="of:=INDEX([Sheet2.$C$2:.$V$143];[.A115];[.B1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6]" office:value-type="float" office:value="15">
            <text:p>15</text:p>
          </table:table-cell>
          <table:table-cell table:formula="of:=INDEX([Sheet2.$C$2:.$V$143];[.A116];[.B1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7]" office:value-type="float" office:value="16">
            <text:p>16</text:p>
          </table:table-cell>
          <table:table-cell table:formula="of:=INDEX([Sheet2.$C$2:.$V$143];[.A117];[.B1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8]" office:value-type="float" office:value="17">
            <text:p>17</text:p>
          </table:table-cell>
          <table:table-cell table:formula="of:=INDEX([Sheet2.$C$2:.$V$143];[.A118];[.B1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99]" office:value-type="float" office:value="18">
            <text:p>18</text:p>
          </table:table-cell>
          <table:table-cell table:formula="of:=INDEX([Sheet2.$C$2:.$V$143];[.A119];[.B1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100]" office:value-type="float" office:value="19">
            <text:p>19</text:p>
          </table:table-cell>
          <table:table-cell table:formula="of:=INDEX([Sheet2.$C$2:.$V$143];[.A120];[.B1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">
            <text:p>6</text:p>
          </table:table-cell>
          <table:table-cell table:formula="of:=[.B101]" office:value-type="float" office:value="20">
            <text:p>20</text:p>
          </table:table-cell>
          <table:table-cell table:formula="of:=INDEX([Sheet2.$C$2:.$V$143];[.A121];[.B1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02]" office:value-type="float" office:value="1">
            <text:p>1</text:p>
          </table:table-cell>
          <table:table-cell table:formula="of:=INDEX([Sheet2.$C$2:.$V$143];[.A122];[.B1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03]" office:value-type="float" office:value="2">
            <text:p>2</text:p>
          </table:table-cell>
          <table:table-cell table:formula="of:=INDEX([Sheet2.$C$2:.$V$143];[.A123];[.B1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04]" office:value-type="float" office:value="3">
            <text:p>3</text:p>
          </table:table-cell>
          <table:table-cell table:formula="of:=INDEX([Sheet2.$C$2:.$V$143];[.A124];[.B1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05]" office:value-type="float" office:value="4">
            <text:p>4</text:p>
          </table:table-cell>
          <table:table-cell table:formula="of:=INDEX([Sheet2.$C$2:.$V$143];[.A125];[.B1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06]" office:value-type="float" office:value="5">
            <text:p>5</text:p>
          </table:table-cell>
          <table:table-cell table:formula="of:=INDEX([Sheet2.$C$2:.$V$143];[.A126];[.B1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07]" office:value-type="float" office:value="6">
            <text:p>6</text:p>
          </table:table-cell>
          <table:table-cell table:formula="of:=INDEX([Sheet2.$C$2:.$V$143];[.A127];[.B127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08]" office:value-type="float" office:value="7">
            <text:p>7</text:p>
          </table:table-cell>
          <table:table-cell table:formula="of:=INDEX([Sheet2.$C$2:.$V$143];[.A128];[.B1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09]" office:value-type="float" office:value="8">
            <text:p>8</text:p>
          </table:table-cell>
          <table:table-cell table:formula="of:=INDEX([Sheet2.$C$2:.$V$143];[.A129];[.B1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0]" office:value-type="float" office:value="9">
            <text:p>9</text:p>
          </table:table-cell>
          <table:table-cell table:formula="of:=INDEX([Sheet2.$C$2:.$V$143];[.A130];[.B1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1]" office:value-type="float" office:value="10">
            <text:p>10</text:p>
          </table:table-cell>
          <table:table-cell table:formula="of:=INDEX([Sheet2.$C$2:.$V$143];[.A131];[.B1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2]" office:value-type="float" office:value="11">
            <text:p>11</text:p>
          </table:table-cell>
          <table:table-cell table:formula="of:=INDEX([Sheet2.$C$2:.$V$143];[.A132];[.B1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3]" office:value-type="float" office:value="12">
            <text:p>12</text:p>
          </table:table-cell>
          <table:table-cell table:formula="of:=INDEX([Sheet2.$C$2:.$V$143];[.A133];[.B1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4]" office:value-type="float" office:value="13">
            <text:p>13</text:p>
          </table:table-cell>
          <table:table-cell table:formula="of:=INDEX([Sheet2.$C$2:.$V$143];[.A134];[.B1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5]" office:value-type="float" office:value="14">
            <text:p>14</text:p>
          </table:table-cell>
          <table:table-cell table:formula="of:=INDEX([Sheet2.$C$2:.$V$143];[.A135];[.B1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6]" office:value-type="float" office:value="15">
            <text:p>15</text:p>
          </table:table-cell>
          <table:table-cell table:formula="of:=INDEX([Sheet2.$C$2:.$V$143];[.A136];[.B1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7]" office:value-type="float" office:value="16">
            <text:p>16</text:p>
          </table:table-cell>
          <table:table-cell table:formula="of:=INDEX([Sheet2.$C$2:.$V$143];[.A137];[.B1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8]" office:value-type="float" office:value="17">
            <text:p>17</text:p>
          </table:table-cell>
          <table:table-cell table:formula="of:=INDEX([Sheet2.$C$2:.$V$143];[.A138];[.B1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19]" office:value-type="float" office:value="18">
            <text:p>18</text:p>
          </table:table-cell>
          <table:table-cell table:formula="of:=INDEX([Sheet2.$C$2:.$V$143];[.A139];[.B1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20]" office:value-type="float" office:value="19">
            <text:p>19</text:p>
          </table:table-cell>
          <table:table-cell table:formula="of:=INDEX([Sheet2.$C$2:.$V$143];[.A140];[.B1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">
            <text:p>7</text:p>
          </table:table-cell>
          <table:table-cell table:formula="of:=[.B121]" office:value-type="float" office:value="20">
            <text:p>20</text:p>
          </table:table-cell>
          <table:table-cell table:formula="of:=INDEX([Sheet2.$C$2:.$V$143];[.A141];[.B1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22]" office:value-type="float" office:value="1">
            <text:p>1</text:p>
          </table:table-cell>
          <table:table-cell table:formula="of:=INDEX([Sheet2.$C$2:.$V$143];[.A142];[.B1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23]" office:value-type="float" office:value="2">
            <text:p>2</text:p>
          </table:table-cell>
          <table:table-cell table:formula="of:=INDEX([Sheet2.$C$2:.$V$143];[.A143];[.B1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24]" office:value-type="float" office:value="3">
            <text:p>3</text:p>
          </table:table-cell>
          <table:table-cell table:formula="of:=INDEX([Sheet2.$C$2:.$V$143];[.A144];[.B1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25]" office:value-type="float" office:value="4">
            <text:p>4</text:p>
          </table:table-cell>
          <table:table-cell table:formula="of:=INDEX([Sheet2.$C$2:.$V$143];[.A145];[.B1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26]" office:value-type="float" office:value="5">
            <text:p>5</text:p>
          </table:table-cell>
          <table:table-cell table:formula="of:=INDEX([Sheet2.$C$2:.$V$143];[.A146];[.B1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27]" office:value-type="float" office:value="6">
            <text:p>6</text:p>
          </table:table-cell>
          <table:table-cell table:formula="of:=INDEX([Sheet2.$C$2:.$V$143];[.A147];[.B1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28]" office:value-type="float" office:value="7">
            <text:p>7</text:p>
          </table:table-cell>
          <table:table-cell table:formula="of:=INDEX([Sheet2.$C$2:.$V$143];[.A148];[.B14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29]" office:value-type="float" office:value="8">
            <text:p>8</text:p>
          </table:table-cell>
          <table:table-cell table:formula="of:=INDEX([Sheet2.$C$2:.$V$143];[.A149];[.B1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0]" office:value-type="float" office:value="9">
            <text:p>9</text:p>
          </table:table-cell>
          <table:table-cell table:formula="of:=INDEX([Sheet2.$C$2:.$V$143];[.A150];[.B1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1]" office:value-type="float" office:value="10">
            <text:p>10</text:p>
          </table:table-cell>
          <table:table-cell table:formula="of:=INDEX([Sheet2.$C$2:.$V$143];[.A151];[.B1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2]" office:value-type="float" office:value="11">
            <text:p>11</text:p>
          </table:table-cell>
          <table:table-cell table:formula="of:=INDEX([Sheet2.$C$2:.$V$143];[.A152];[.B1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3]" office:value-type="float" office:value="12">
            <text:p>12</text:p>
          </table:table-cell>
          <table:table-cell table:formula="of:=INDEX([Sheet2.$C$2:.$V$143];[.A153];[.B1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4]" office:value-type="float" office:value="13">
            <text:p>13</text:p>
          </table:table-cell>
          <table:table-cell table:formula="of:=INDEX([Sheet2.$C$2:.$V$143];[.A154];[.B1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5]" office:value-type="float" office:value="14">
            <text:p>14</text:p>
          </table:table-cell>
          <table:table-cell table:formula="of:=INDEX([Sheet2.$C$2:.$V$143];[.A155];[.B1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6]" office:value-type="float" office:value="15">
            <text:p>15</text:p>
          </table:table-cell>
          <table:table-cell table:formula="of:=INDEX([Sheet2.$C$2:.$V$143];[.A156];[.B1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7]" office:value-type="float" office:value="16">
            <text:p>16</text:p>
          </table:table-cell>
          <table:table-cell table:formula="of:=INDEX([Sheet2.$C$2:.$V$143];[.A157];[.B1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8]" office:value-type="float" office:value="17">
            <text:p>17</text:p>
          </table:table-cell>
          <table:table-cell table:formula="of:=INDEX([Sheet2.$C$2:.$V$143];[.A158];[.B1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39]" office:value-type="float" office:value="18">
            <text:p>18</text:p>
          </table:table-cell>
          <table:table-cell table:formula="of:=INDEX([Sheet2.$C$2:.$V$143];[.A159];[.B1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40]" office:value-type="float" office:value="19">
            <text:p>19</text:p>
          </table:table-cell>
          <table:table-cell table:formula="of:=INDEX([Sheet2.$C$2:.$V$143];[.A160];[.B1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">
            <text:p>8</text:p>
          </table:table-cell>
          <table:table-cell table:formula="of:=[.B141]" office:value-type="float" office:value="20">
            <text:p>20</text:p>
          </table:table-cell>
          <table:table-cell table:formula="of:=INDEX([Sheet2.$C$2:.$V$143];[.A161];[.B1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42]" office:value-type="float" office:value="1">
            <text:p>1</text:p>
          </table:table-cell>
          <table:table-cell table:formula="of:=INDEX([Sheet2.$C$2:.$V$143];[.A162];[.B1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43]" office:value-type="float" office:value="2">
            <text:p>2</text:p>
          </table:table-cell>
          <table:table-cell table:formula="of:=INDEX([Sheet2.$C$2:.$V$143];[.A163];[.B1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44]" office:value-type="float" office:value="3">
            <text:p>3</text:p>
          </table:table-cell>
          <table:table-cell table:formula="of:=INDEX([Sheet2.$C$2:.$V$143];[.A164];[.B1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45]" office:value-type="float" office:value="4">
            <text:p>4</text:p>
          </table:table-cell>
          <table:table-cell table:formula="of:=INDEX([Sheet2.$C$2:.$V$143];[.A165];[.B1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46]" office:value-type="float" office:value="5">
            <text:p>5</text:p>
          </table:table-cell>
          <table:table-cell table:formula="of:=INDEX([Sheet2.$C$2:.$V$143];[.A166];[.B1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47]" office:value-type="float" office:value="6">
            <text:p>6</text:p>
          </table:table-cell>
          <table:table-cell table:formula="of:=INDEX([Sheet2.$C$2:.$V$143];[.A167];[.B1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48]" office:value-type="float" office:value="7">
            <text:p>7</text:p>
          </table:table-cell>
          <table:table-cell table:formula="of:=INDEX([Sheet2.$C$2:.$V$143];[.A168];[.B1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49]" office:value-type="float" office:value="8">
            <text:p>8</text:p>
          </table:table-cell>
          <table:table-cell table:formula="of:=INDEX([Sheet2.$C$2:.$V$143];[.A169];[.B16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0]" office:value-type="float" office:value="9">
            <text:p>9</text:p>
          </table:table-cell>
          <table:table-cell table:formula="of:=INDEX([Sheet2.$C$2:.$V$143];[.A170];[.B1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1]" office:value-type="float" office:value="10">
            <text:p>10</text:p>
          </table:table-cell>
          <table:table-cell table:formula="of:=INDEX([Sheet2.$C$2:.$V$143];[.A171];[.B1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2]" office:value-type="float" office:value="11">
            <text:p>11</text:p>
          </table:table-cell>
          <table:table-cell table:formula="of:=INDEX([Sheet2.$C$2:.$V$143];[.A172];[.B1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3]" office:value-type="float" office:value="12">
            <text:p>12</text:p>
          </table:table-cell>
          <table:table-cell table:formula="of:=INDEX([Sheet2.$C$2:.$V$143];[.A173];[.B1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4]" office:value-type="float" office:value="13">
            <text:p>13</text:p>
          </table:table-cell>
          <table:table-cell table:formula="of:=INDEX([Sheet2.$C$2:.$V$143];[.A174];[.B1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5]" office:value-type="float" office:value="14">
            <text:p>14</text:p>
          </table:table-cell>
          <table:table-cell table:formula="of:=INDEX([Sheet2.$C$2:.$V$143];[.A175];[.B1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6]" office:value-type="float" office:value="15">
            <text:p>15</text:p>
          </table:table-cell>
          <table:table-cell table:formula="of:=INDEX([Sheet2.$C$2:.$V$143];[.A176];[.B1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7]" office:value-type="float" office:value="16">
            <text:p>16</text:p>
          </table:table-cell>
          <table:table-cell table:formula="of:=INDEX([Sheet2.$C$2:.$V$143];[.A177];[.B1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8]" office:value-type="float" office:value="17">
            <text:p>17</text:p>
          </table:table-cell>
          <table:table-cell table:formula="of:=INDEX([Sheet2.$C$2:.$V$143];[.A178];[.B1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59]" office:value-type="float" office:value="18">
            <text:p>18</text:p>
          </table:table-cell>
          <table:table-cell table:formula="of:=INDEX([Sheet2.$C$2:.$V$143];[.A179];[.B1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60]" office:value-type="float" office:value="19">
            <text:p>19</text:p>
          </table:table-cell>
          <table:table-cell table:formula="of:=INDEX([Sheet2.$C$2:.$V$143];[.A180];[.B1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">
            <text:p>9</text:p>
          </table:table-cell>
          <table:table-cell table:formula="of:=[.B161]" office:value-type="float" office:value="20">
            <text:p>20</text:p>
          </table:table-cell>
          <table:table-cell table:formula="of:=INDEX([Sheet2.$C$2:.$V$143];[.A181];[.B1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62]" office:value-type="float" office:value="1">
            <text:p>1</text:p>
          </table:table-cell>
          <table:table-cell table:formula="of:=INDEX([Sheet2.$C$2:.$V$143];[.A182];[.B1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63]" office:value-type="float" office:value="2">
            <text:p>2</text:p>
          </table:table-cell>
          <table:table-cell table:formula="of:=INDEX([Sheet2.$C$2:.$V$143];[.A183];[.B1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64]" office:value-type="float" office:value="3">
            <text:p>3</text:p>
          </table:table-cell>
          <table:table-cell table:formula="of:=INDEX([Sheet2.$C$2:.$V$143];[.A184];[.B1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65]" office:value-type="float" office:value="4">
            <text:p>4</text:p>
          </table:table-cell>
          <table:table-cell table:formula="of:=INDEX([Sheet2.$C$2:.$V$143];[.A185];[.B1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66]" office:value-type="float" office:value="5">
            <text:p>5</text:p>
          </table:table-cell>
          <table:table-cell table:formula="of:=INDEX([Sheet2.$C$2:.$V$143];[.A186];[.B1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67]" office:value-type="float" office:value="6">
            <text:p>6</text:p>
          </table:table-cell>
          <table:table-cell table:formula="of:=INDEX([Sheet2.$C$2:.$V$143];[.A187];[.B1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68]" office:value-type="float" office:value="7">
            <text:p>7</text:p>
          </table:table-cell>
          <table:table-cell table:formula="of:=INDEX([Sheet2.$C$2:.$V$143];[.A188];[.B1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69]" office:value-type="float" office:value="8">
            <text:p>8</text:p>
          </table:table-cell>
          <table:table-cell table:formula="of:=INDEX([Sheet2.$C$2:.$V$143];[.A189];[.B1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0]" office:value-type="float" office:value="9">
            <text:p>9</text:p>
          </table:table-cell>
          <table:table-cell table:formula="of:=INDEX([Sheet2.$C$2:.$V$143];[.A190];[.B1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1]" office:value-type="float" office:value="10">
            <text:p>10</text:p>
          </table:table-cell>
          <table:table-cell table:formula="of:=INDEX([Sheet2.$C$2:.$V$143];[.A191];[.B1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2]" office:value-type="float" office:value="11">
            <text:p>11</text:p>
          </table:table-cell>
          <table:table-cell table:formula="of:=INDEX([Sheet2.$C$2:.$V$143];[.A192];[.B1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3]" office:value-type="float" office:value="12">
            <text:p>12</text:p>
          </table:table-cell>
          <table:table-cell table:formula="of:=INDEX([Sheet2.$C$2:.$V$143];[.A193];[.B1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4]" office:value-type="float" office:value="13">
            <text:p>13</text:p>
          </table:table-cell>
          <table:table-cell table:formula="of:=INDEX([Sheet2.$C$2:.$V$143];[.A194];[.B1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5]" office:value-type="float" office:value="14">
            <text:p>14</text:p>
          </table:table-cell>
          <table:table-cell table:formula="of:=INDEX([Sheet2.$C$2:.$V$143];[.A195];[.B1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6]" office:value-type="float" office:value="15">
            <text:p>15</text:p>
          </table:table-cell>
          <table:table-cell table:formula="of:=INDEX([Sheet2.$C$2:.$V$143];[.A196];[.B1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7]" office:value-type="float" office:value="16">
            <text:p>16</text:p>
          </table:table-cell>
          <table:table-cell table:formula="of:=INDEX([Sheet2.$C$2:.$V$143];[.A197];[.B1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8]" office:value-type="float" office:value="17">
            <text:p>17</text:p>
          </table:table-cell>
          <table:table-cell table:formula="of:=INDEX([Sheet2.$C$2:.$V$143];[.A198];[.B1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79]" office:value-type="float" office:value="18">
            <text:p>18</text:p>
          </table:table-cell>
          <table:table-cell table:formula="of:=INDEX([Sheet2.$C$2:.$V$143];[.A199];[.B1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80]" office:value-type="float" office:value="19">
            <text:p>19</text:p>
          </table:table-cell>
          <table:table-cell table:formula="of:=INDEX([Sheet2.$C$2:.$V$143];[.A200];[.B2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">
            <text:p>10</text:p>
          </table:table-cell>
          <table:table-cell table:formula="of:=[.B181]" office:value-type="float" office:value="20">
            <text:p>20</text:p>
          </table:table-cell>
          <table:table-cell table:formula="of:=INDEX([Sheet2.$C$2:.$V$143];[.A201];[.B2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82]" office:value-type="float" office:value="1">
            <text:p>1</text:p>
          </table:table-cell>
          <table:table-cell table:formula="of:=INDEX([Sheet2.$C$2:.$V$143];[.A202];[.B20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83]" office:value-type="float" office:value="2">
            <text:p>2</text:p>
          </table:table-cell>
          <table:table-cell table:formula="of:=INDEX([Sheet2.$C$2:.$V$143];[.A203];[.B2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84]" office:value-type="float" office:value="3">
            <text:p>3</text:p>
          </table:table-cell>
          <table:table-cell table:formula="of:=INDEX([Sheet2.$C$2:.$V$143];[.A204];[.B2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85]" office:value-type="float" office:value="4">
            <text:p>4</text:p>
          </table:table-cell>
          <table:table-cell table:formula="of:=INDEX([Sheet2.$C$2:.$V$143];[.A205];[.B2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86]" office:value-type="float" office:value="5">
            <text:p>5</text:p>
          </table:table-cell>
          <table:table-cell table:formula="of:=INDEX([Sheet2.$C$2:.$V$143];[.A206];[.B2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87]" office:value-type="float" office:value="6">
            <text:p>6</text:p>
          </table:table-cell>
          <table:table-cell table:formula="of:=INDEX([Sheet2.$C$2:.$V$143];[.A207];[.B2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88]" office:value-type="float" office:value="7">
            <text:p>7</text:p>
          </table:table-cell>
          <table:table-cell table:formula="of:=INDEX([Sheet2.$C$2:.$V$143];[.A208];[.B2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89]" office:value-type="float" office:value="8">
            <text:p>8</text:p>
          </table:table-cell>
          <table:table-cell table:formula="of:=INDEX([Sheet2.$C$2:.$V$143];[.A209];[.B2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0]" office:value-type="float" office:value="9">
            <text:p>9</text:p>
          </table:table-cell>
          <table:table-cell table:formula="of:=INDEX([Sheet2.$C$2:.$V$143];[.A210];[.B2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1]" office:value-type="float" office:value="10">
            <text:p>10</text:p>
          </table:table-cell>
          <table:table-cell table:formula="of:=INDEX([Sheet2.$C$2:.$V$143];[.A211];[.B21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2]" office:value-type="float" office:value="11">
            <text:p>11</text:p>
          </table:table-cell>
          <table:table-cell table:formula="of:=INDEX([Sheet2.$C$2:.$V$143];[.A212];[.B2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3]" office:value-type="float" office:value="12">
            <text:p>12</text:p>
          </table:table-cell>
          <table:table-cell table:formula="of:=INDEX([Sheet2.$C$2:.$V$143];[.A213];[.B21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4]" office:value-type="float" office:value="13">
            <text:p>13</text:p>
          </table:table-cell>
          <table:table-cell table:formula="of:=INDEX([Sheet2.$C$2:.$V$143];[.A214];[.B21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5]" office:value-type="float" office:value="14">
            <text:p>14</text:p>
          </table:table-cell>
          <table:table-cell table:formula="of:=INDEX([Sheet2.$C$2:.$V$143];[.A215];[.B2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6]" office:value-type="float" office:value="15">
            <text:p>15</text:p>
          </table:table-cell>
          <table:table-cell table:formula="of:=INDEX([Sheet2.$C$2:.$V$143];[.A216];[.B2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7]" office:value-type="float" office:value="16">
            <text:p>16</text:p>
          </table:table-cell>
          <table:table-cell table:formula="of:=INDEX([Sheet2.$C$2:.$V$143];[.A217];[.B2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8]" office:value-type="float" office:value="17">
            <text:p>17</text:p>
          </table:table-cell>
          <table:table-cell table:formula="of:=INDEX([Sheet2.$C$2:.$V$143];[.A218];[.B21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199]" office:value-type="float" office:value="18">
            <text:p>18</text:p>
          </table:table-cell>
          <table:table-cell table:formula="of:=INDEX([Sheet2.$C$2:.$V$143];[.A219];[.B21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200]" office:value-type="float" office:value="19">
            <text:p>19</text:p>
          </table:table-cell>
          <table:table-cell table:formula="of:=INDEX([Sheet2.$C$2:.$V$143];[.A220];[.B22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">
            <text:p>11</text:p>
          </table:table-cell>
          <table:table-cell table:formula="of:=[.B201]" office:value-type="float" office:value="20">
            <text:p>20</text:p>
          </table:table-cell>
          <table:table-cell table:formula="of:=INDEX([Sheet2.$C$2:.$V$143];[.A221];[.B22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02]" office:value-type="float" office:value="1">
            <text:p>1</text:p>
          </table:table-cell>
          <table:table-cell table:formula="of:=INDEX([Sheet2.$C$2:.$V$143];[.A222];[.B2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03]" office:value-type="float" office:value="2">
            <text:p>2</text:p>
          </table:table-cell>
          <table:table-cell table:formula="of:=INDEX([Sheet2.$C$2:.$V$143];[.A223];[.B2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04]" office:value-type="float" office:value="3">
            <text:p>3</text:p>
          </table:table-cell>
          <table:table-cell table:formula="of:=INDEX([Sheet2.$C$2:.$V$143];[.A224];[.B2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05]" office:value-type="float" office:value="4">
            <text:p>4</text:p>
          </table:table-cell>
          <table:table-cell table:formula="of:=INDEX([Sheet2.$C$2:.$V$143];[.A225];[.B2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06]" office:value-type="float" office:value="5">
            <text:p>5</text:p>
          </table:table-cell>
          <table:table-cell table:formula="of:=INDEX([Sheet2.$C$2:.$V$143];[.A226];[.B2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07]" office:value-type="float" office:value="6">
            <text:p>6</text:p>
          </table:table-cell>
          <table:table-cell table:formula="of:=INDEX([Sheet2.$C$2:.$V$143];[.A227];[.B2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08]" office:value-type="float" office:value="7">
            <text:p>7</text:p>
          </table:table-cell>
          <table:table-cell table:formula="of:=INDEX([Sheet2.$C$2:.$V$143];[.A228];[.B2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09]" office:value-type="float" office:value="8">
            <text:p>8</text:p>
          </table:table-cell>
          <table:table-cell table:formula="of:=INDEX([Sheet2.$C$2:.$V$143];[.A229];[.B2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0]" office:value-type="float" office:value="9">
            <text:p>9</text:p>
          </table:table-cell>
          <table:table-cell table:formula="of:=INDEX([Sheet2.$C$2:.$V$143];[.A230];[.B2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1]" office:value-type="float" office:value="10">
            <text:p>10</text:p>
          </table:table-cell>
          <table:table-cell table:formula="of:=INDEX([Sheet2.$C$2:.$V$143];[.A231];[.B2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2]" office:value-type="float" office:value="11">
            <text:p>11</text:p>
          </table:table-cell>
          <table:table-cell table:formula="of:=INDEX([Sheet2.$C$2:.$V$143];[.A232];[.B2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3]" office:value-type="float" office:value="12">
            <text:p>12</text:p>
          </table:table-cell>
          <table:table-cell table:formula="of:=INDEX([Sheet2.$C$2:.$V$143];[.A233];[.B2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4]" office:value-type="float" office:value="13">
            <text:p>13</text:p>
          </table:table-cell>
          <table:table-cell table:formula="of:=INDEX([Sheet2.$C$2:.$V$143];[.A234];[.B2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5]" office:value-type="float" office:value="14">
            <text:p>14</text:p>
          </table:table-cell>
          <table:table-cell table:formula="of:=INDEX([Sheet2.$C$2:.$V$143];[.A235];[.B2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6]" office:value-type="float" office:value="15">
            <text:p>15</text:p>
          </table:table-cell>
          <table:table-cell table:formula="of:=INDEX([Sheet2.$C$2:.$V$143];[.A236];[.B2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7]" office:value-type="float" office:value="16">
            <text:p>16</text:p>
          </table:table-cell>
          <table:table-cell table:formula="of:=INDEX([Sheet2.$C$2:.$V$143];[.A237];[.B2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8]" office:value-type="float" office:value="17">
            <text:p>17</text:p>
          </table:table-cell>
          <table:table-cell table:formula="of:=INDEX([Sheet2.$C$2:.$V$143];[.A238];[.B2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19]" office:value-type="float" office:value="18">
            <text:p>18</text:p>
          </table:table-cell>
          <table:table-cell table:formula="of:=INDEX([Sheet2.$C$2:.$V$143];[.A239];[.B2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20]" office:value-type="float" office:value="19">
            <text:p>19</text:p>
          </table:table-cell>
          <table:table-cell table:formula="of:=INDEX([Sheet2.$C$2:.$V$143];[.A240];[.B2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">
            <text:p>12</text:p>
          </table:table-cell>
          <table:table-cell table:formula="of:=[.B221]" office:value-type="float" office:value="20">
            <text:p>20</text:p>
          </table:table-cell>
          <table:table-cell table:formula="of:=INDEX([Sheet2.$C$2:.$V$143];[.A241];[.B2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22]" office:value-type="float" office:value="1">
            <text:p>1</text:p>
          </table:table-cell>
          <table:table-cell table:formula="of:=INDEX([Sheet2.$C$2:.$V$143];[.A242];[.B2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23]" office:value-type="float" office:value="2">
            <text:p>2</text:p>
          </table:table-cell>
          <table:table-cell table:formula="of:=INDEX([Sheet2.$C$2:.$V$143];[.A243];[.B2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24]" office:value-type="float" office:value="3">
            <text:p>3</text:p>
          </table:table-cell>
          <table:table-cell table:formula="of:=INDEX([Sheet2.$C$2:.$V$143];[.A244];[.B2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25]" office:value-type="float" office:value="4">
            <text:p>4</text:p>
          </table:table-cell>
          <table:table-cell table:formula="of:=INDEX([Sheet2.$C$2:.$V$143];[.A245];[.B2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26]" office:value-type="float" office:value="5">
            <text:p>5</text:p>
          </table:table-cell>
          <table:table-cell table:formula="of:=INDEX([Sheet2.$C$2:.$V$143];[.A246];[.B2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27]" office:value-type="float" office:value="6">
            <text:p>6</text:p>
          </table:table-cell>
          <table:table-cell table:formula="of:=INDEX([Sheet2.$C$2:.$V$143];[.A247];[.B2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28]" office:value-type="float" office:value="7">
            <text:p>7</text:p>
          </table:table-cell>
          <table:table-cell table:formula="of:=INDEX([Sheet2.$C$2:.$V$143];[.A248];[.B2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29]" office:value-type="float" office:value="8">
            <text:p>8</text:p>
          </table:table-cell>
          <table:table-cell table:formula="of:=INDEX([Sheet2.$C$2:.$V$143];[.A249];[.B2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0]" office:value-type="float" office:value="9">
            <text:p>9</text:p>
          </table:table-cell>
          <table:table-cell table:formula="of:=INDEX([Sheet2.$C$2:.$V$143];[.A250];[.B2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1]" office:value-type="float" office:value="10">
            <text:p>10</text:p>
          </table:table-cell>
          <table:table-cell table:formula="of:=INDEX([Sheet2.$C$2:.$V$143];[.A251];[.B2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2]" office:value-type="float" office:value="11">
            <text:p>11</text:p>
          </table:table-cell>
          <table:table-cell table:formula="of:=INDEX([Sheet2.$C$2:.$V$143];[.A252];[.B2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3]" office:value-type="float" office:value="12">
            <text:p>12</text:p>
          </table:table-cell>
          <table:table-cell table:formula="of:=INDEX([Sheet2.$C$2:.$V$143];[.A253];[.B2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4]" office:value-type="float" office:value="13">
            <text:p>13</text:p>
          </table:table-cell>
          <table:table-cell table:formula="of:=INDEX([Sheet2.$C$2:.$V$143];[.A254];[.B25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5]" office:value-type="float" office:value="14">
            <text:p>14</text:p>
          </table:table-cell>
          <table:table-cell table:formula="of:=INDEX([Sheet2.$C$2:.$V$143];[.A255];[.B2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6]" office:value-type="float" office:value="15">
            <text:p>15</text:p>
          </table:table-cell>
          <table:table-cell table:formula="of:=INDEX([Sheet2.$C$2:.$V$143];[.A256];[.B2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7]" office:value-type="float" office:value="16">
            <text:p>16</text:p>
          </table:table-cell>
          <table:table-cell table:formula="of:=INDEX([Sheet2.$C$2:.$V$143];[.A257];[.B2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8]" office:value-type="float" office:value="17">
            <text:p>17</text:p>
          </table:table-cell>
          <table:table-cell table:formula="of:=INDEX([Sheet2.$C$2:.$V$143];[.A258];[.B2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39]" office:value-type="float" office:value="18">
            <text:p>18</text:p>
          </table:table-cell>
          <table:table-cell table:formula="of:=INDEX([Sheet2.$C$2:.$V$143];[.A259];[.B2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40]" office:value-type="float" office:value="19">
            <text:p>19</text:p>
          </table:table-cell>
          <table:table-cell table:formula="of:=INDEX([Sheet2.$C$2:.$V$143];[.A260];[.B2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">
            <text:p>13</text:p>
          </table:table-cell>
          <table:table-cell table:formula="of:=[.B241]" office:value-type="float" office:value="20">
            <text:p>20</text:p>
          </table:table-cell>
          <table:table-cell table:formula="of:=INDEX([Sheet2.$C$2:.$V$143];[.A261];[.B2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42]" office:value-type="float" office:value="1">
            <text:p>1</text:p>
          </table:table-cell>
          <table:table-cell table:formula="of:=INDEX([Sheet2.$C$2:.$V$143];[.A262];[.B26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43]" office:value-type="float" office:value="2">
            <text:p>2</text:p>
          </table:table-cell>
          <table:table-cell table:formula="of:=INDEX([Sheet2.$C$2:.$V$143];[.A263];[.B26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44]" office:value-type="float" office:value="3">
            <text:p>3</text:p>
          </table:table-cell>
          <table:table-cell table:formula="of:=INDEX([Sheet2.$C$2:.$V$143];[.A264];[.B26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45]" office:value-type="float" office:value="4">
            <text:p>4</text:p>
          </table:table-cell>
          <table:table-cell table:formula="of:=INDEX([Sheet2.$C$2:.$V$143];[.A265];[.B26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46]" office:value-type="float" office:value="5">
            <text:p>5</text:p>
          </table:table-cell>
          <table:table-cell table:formula="of:=INDEX([Sheet2.$C$2:.$V$143];[.A266];[.B26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47]" office:value-type="float" office:value="6">
            <text:p>6</text:p>
          </table:table-cell>
          <table:table-cell table:formula="of:=INDEX([Sheet2.$C$2:.$V$143];[.A267];[.B26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48]" office:value-type="float" office:value="7">
            <text:p>7</text:p>
          </table:table-cell>
          <table:table-cell table:formula="of:=INDEX([Sheet2.$C$2:.$V$143];[.A268];[.B2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49]" office:value-type="float" office:value="8">
            <text:p>8</text:p>
          </table:table-cell>
          <table:table-cell table:formula="of:=INDEX([Sheet2.$C$2:.$V$143];[.A269];[.B2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0]" office:value-type="float" office:value="9">
            <text:p>9</text:p>
          </table:table-cell>
          <table:table-cell table:formula="of:=INDEX([Sheet2.$C$2:.$V$143];[.A270];[.B2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1]" office:value-type="float" office:value="10">
            <text:p>10</text:p>
          </table:table-cell>
          <table:table-cell table:formula="of:=INDEX([Sheet2.$C$2:.$V$143];[.A271];[.B2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2]" office:value-type="float" office:value="11">
            <text:p>11</text:p>
          </table:table-cell>
          <table:table-cell table:formula="of:=INDEX([Sheet2.$C$2:.$V$143];[.A272];[.B2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3]" office:value-type="float" office:value="12">
            <text:p>12</text:p>
          </table:table-cell>
          <table:table-cell table:formula="of:=INDEX([Sheet2.$C$2:.$V$143];[.A273];[.B2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4]" office:value-type="float" office:value="13">
            <text:p>13</text:p>
          </table:table-cell>
          <table:table-cell table:formula="of:=INDEX([Sheet2.$C$2:.$V$143];[.A274];[.B2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5]" office:value-type="float" office:value="14">
            <text:p>14</text:p>
          </table:table-cell>
          <table:table-cell table:formula="of:=INDEX([Sheet2.$C$2:.$V$143];[.A275];[.B2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6]" office:value-type="float" office:value="15">
            <text:p>15</text:p>
          </table:table-cell>
          <table:table-cell table:formula="of:=INDEX([Sheet2.$C$2:.$V$143];[.A276];[.B2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7]" office:value-type="float" office:value="16">
            <text:p>16</text:p>
          </table:table-cell>
          <table:table-cell table:formula="of:=INDEX([Sheet2.$C$2:.$V$143];[.A277];[.B2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8]" office:value-type="float" office:value="17">
            <text:p>17</text:p>
          </table:table-cell>
          <table:table-cell table:formula="of:=INDEX([Sheet2.$C$2:.$V$143];[.A278];[.B2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59]" office:value-type="float" office:value="18">
            <text:p>18</text:p>
          </table:table-cell>
          <table:table-cell table:formula="of:=INDEX([Sheet2.$C$2:.$V$143];[.A279];[.B2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60]" office:value-type="float" office:value="19">
            <text:p>19</text:p>
          </table:table-cell>
          <table:table-cell table:formula="of:=INDEX([Sheet2.$C$2:.$V$143];[.A280];[.B2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">
            <text:p>14</text:p>
          </table:table-cell>
          <table:table-cell table:formula="of:=[.B261]" office:value-type="float" office:value="20">
            <text:p>20</text:p>
          </table:table-cell>
          <table:table-cell table:formula="of:=INDEX([Sheet2.$C$2:.$V$143];[.A281];[.B2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62]" office:value-type="float" office:value="1">
            <text:p>1</text:p>
          </table:table-cell>
          <table:table-cell table:formula="of:=INDEX([Sheet2.$C$2:.$V$143];[.A282];[.B28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63]" office:value-type="float" office:value="2">
            <text:p>2</text:p>
          </table:table-cell>
          <table:table-cell table:formula="of:=INDEX([Sheet2.$C$2:.$V$143];[.A283];[.B28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64]" office:value-type="float" office:value="3">
            <text:p>3</text:p>
          </table:table-cell>
          <table:table-cell table:formula="of:=INDEX([Sheet2.$C$2:.$V$143];[.A284];[.B28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65]" office:value-type="float" office:value="4">
            <text:p>4</text:p>
          </table:table-cell>
          <table:table-cell table:formula="of:=INDEX([Sheet2.$C$2:.$V$143];[.A285];[.B28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66]" office:value-type="float" office:value="5">
            <text:p>5</text:p>
          </table:table-cell>
          <table:table-cell table:formula="of:=INDEX([Sheet2.$C$2:.$V$143];[.A286];[.B28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67]" office:value-type="float" office:value="6">
            <text:p>6</text:p>
          </table:table-cell>
          <table:table-cell table:formula="of:=INDEX([Sheet2.$C$2:.$V$143];[.A287];[.B28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68]" office:value-type="float" office:value="7">
            <text:p>7</text:p>
          </table:table-cell>
          <table:table-cell table:formula="of:=INDEX([Sheet2.$C$2:.$V$143];[.A288];[.B2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69]" office:value-type="float" office:value="8">
            <text:p>8</text:p>
          </table:table-cell>
          <table:table-cell table:formula="of:=INDEX([Sheet2.$C$2:.$V$143];[.A289];[.B2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0]" office:value-type="float" office:value="9">
            <text:p>9</text:p>
          </table:table-cell>
          <table:table-cell table:formula="of:=INDEX([Sheet2.$C$2:.$V$143];[.A290];[.B2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1]" office:value-type="float" office:value="10">
            <text:p>10</text:p>
          </table:table-cell>
          <table:table-cell table:formula="of:=INDEX([Sheet2.$C$2:.$V$143];[.A291];[.B2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2]" office:value-type="float" office:value="11">
            <text:p>11</text:p>
          </table:table-cell>
          <table:table-cell table:formula="of:=INDEX([Sheet2.$C$2:.$V$143];[.A292];[.B2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3]" office:value-type="float" office:value="12">
            <text:p>12</text:p>
          </table:table-cell>
          <table:table-cell table:formula="of:=INDEX([Sheet2.$C$2:.$V$143];[.A293];[.B2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4]" office:value-type="float" office:value="13">
            <text:p>13</text:p>
          </table:table-cell>
          <table:table-cell table:formula="of:=INDEX([Sheet2.$C$2:.$V$143];[.A294];[.B2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5]" office:value-type="float" office:value="14">
            <text:p>14</text:p>
          </table:table-cell>
          <table:table-cell table:formula="of:=INDEX([Sheet2.$C$2:.$V$143];[.A295];[.B2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6]" office:value-type="float" office:value="15">
            <text:p>15</text:p>
          </table:table-cell>
          <table:table-cell table:formula="of:=INDEX([Sheet2.$C$2:.$V$143];[.A296];[.B2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7]" office:value-type="float" office:value="16">
            <text:p>16</text:p>
          </table:table-cell>
          <table:table-cell table:formula="of:=INDEX([Sheet2.$C$2:.$V$143];[.A297];[.B2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8]" office:value-type="float" office:value="17">
            <text:p>17</text:p>
          </table:table-cell>
          <table:table-cell table:formula="of:=INDEX([Sheet2.$C$2:.$V$143];[.A298];[.B2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79]" office:value-type="float" office:value="18">
            <text:p>18</text:p>
          </table:table-cell>
          <table:table-cell table:formula="of:=INDEX([Sheet2.$C$2:.$V$143];[.A299];[.B2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80]" office:value-type="float" office:value="19">
            <text:p>19</text:p>
          </table:table-cell>
          <table:table-cell table:formula="of:=INDEX([Sheet2.$C$2:.$V$143];[.A300];[.B3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5">
            <text:p>15</text:p>
          </table:table-cell>
          <table:table-cell table:formula="of:=[.B281]" office:value-type="float" office:value="20">
            <text:p>20</text:p>
          </table:table-cell>
          <table:table-cell table:formula="of:=INDEX([Sheet2.$C$2:.$V$143];[.A301];[.B3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82]" office:value-type="float" office:value="1">
            <text:p>1</text:p>
          </table:table-cell>
          <table:table-cell table:formula="of:=INDEX([Sheet2.$C$2:.$V$143];[.A302];[.B30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83]" office:value-type="float" office:value="2">
            <text:p>2</text:p>
          </table:table-cell>
          <table:table-cell table:formula="of:=INDEX([Sheet2.$C$2:.$V$143];[.A303];[.B30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84]" office:value-type="float" office:value="3">
            <text:p>3</text:p>
          </table:table-cell>
          <table:table-cell table:formula="of:=INDEX([Sheet2.$C$2:.$V$143];[.A304];[.B3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85]" office:value-type="float" office:value="4">
            <text:p>4</text:p>
          </table:table-cell>
          <table:table-cell table:formula="of:=INDEX([Sheet2.$C$2:.$V$143];[.A305];[.B3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86]" office:value-type="float" office:value="5">
            <text:p>5</text:p>
          </table:table-cell>
          <table:table-cell table:formula="of:=INDEX([Sheet2.$C$2:.$V$143];[.A306];[.B3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87]" office:value-type="float" office:value="6">
            <text:p>6</text:p>
          </table:table-cell>
          <table:table-cell table:formula="of:=INDEX([Sheet2.$C$2:.$V$143];[.A307];[.B3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88]" office:value-type="float" office:value="7">
            <text:p>7</text:p>
          </table:table-cell>
          <table:table-cell table:formula="of:=INDEX([Sheet2.$C$2:.$V$143];[.A308];[.B3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89]" office:value-type="float" office:value="8">
            <text:p>8</text:p>
          </table:table-cell>
          <table:table-cell table:formula="of:=INDEX([Sheet2.$C$2:.$V$143];[.A309];[.B3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0]" office:value-type="float" office:value="9">
            <text:p>9</text:p>
          </table:table-cell>
          <table:table-cell table:formula="of:=INDEX([Sheet2.$C$2:.$V$143];[.A310];[.B3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1]" office:value-type="float" office:value="10">
            <text:p>10</text:p>
          </table:table-cell>
          <table:table-cell table:formula="of:=INDEX([Sheet2.$C$2:.$V$143];[.A311];[.B31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2]" office:value-type="float" office:value="11">
            <text:p>11</text:p>
          </table:table-cell>
          <table:table-cell table:formula="of:=INDEX([Sheet2.$C$2:.$V$143];[.A312];[.B3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3]" office:value-type="float" office:value="12">
            <text:p>12</text:p>
          </table:table-cell>
          <table:table-cell table:formula="of:=INDEX([Sheet2.$C$2:.$V$143];[.A313];[.B31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4]" office:value-type="float" office:value="13">
            <text:p>13</text:p>
          </table:table-cell>
          <table:table-cell table:formula="of:=INDEX([Sheet2.$C$2:.$V$143];[.A314];[.B31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5]" office:value-type="float" office:value="14">
            <text:p>14</text:p>
          </table:table-cell>
          <table:table-cell table:formula="of:=INDEX([Sheet2.$C$2:.$V$143];[.A315];[.B3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6]" office:value-type="float" office:value="15">
            <text:p>15</text:p>
          </table:table-cell>
          <table:table-cell table:formula="of:=INDEX([Sheet2.$C$2:.$V$143];[.A316];[.B3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7]" office:value-type="float" office:value="16">
            <text:p>16</text:p>
          </table:table-cell>
          <table:table-cell table:formula="of:=INDEX([Sheet2.$C$2:.$V$143];[.A317];[.B3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8]" office:value-type="float" office:value="17">
            <text:p>17</text:p>
          </table:table-cell>
          <table:table-cell table:formula="of:=INDEX([Sheet2.$C$2:.$V$143];[.A318];[.B31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299]" office:value-type="float" office:value="18">
            <text:p>18</text:p>
          </table:table-cell>
          <table:table-cell table:formula="of:=INDEX([Sheet2.$C$2:.$V$143];[.A319];[.B31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300]" office:value-type="float" office:value="19">
            <text:p>19</text:p>
          </table:table-cell>
          <table:table-cell table:formula="of:=INDEX([Sheet2.$C$2:.$V$143];[.A320];[.B32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6">
            <text:p>16</text:p>
          </table:table-cell>
          <table:table-cell table:formula="of:=[.B301]" office:value-type="float" office:value="20">
            <text:p>20</text:p>
          </table:table-cell>
          <table:table-cell table:formula="of:=INDEX([Sheet2.$C$2:.$V$143];[.A321];[.B32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02]" office:value-type="float" office:value="1">
            <text:p>1</text:p>
          </table:table-cell>
          <table:table-cell table:formula="of:=INDEX([Sheet2.$C$2:.$V$143];[.A322];[.B3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03]" office:value-type="float" office:value="2">
            <text:p>2</text:p>
          </table:table-cell>
          <table:table-cell table:formula="of:=INDEX([Sheet2.$C$2:.$V$143];[.A323];[.B3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04]" office:value-type="float" office:value="3">
            <text:p>3</text:p>
          </table:table-cell>
          <table:table-cell table:formula="of:=INDEX([Sheet2.$C$2:.$V$143];[.A324];[.B3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05]" office:value-type="float" office:value="4">
            <text:p>4</text:p>
          </table:table-cell>
          <table:table-cell table:formula="of:=INDEX([Sheet2.$C$2:.$V$143];[.A325];[.B3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06]" office:value-type="float" office:value="5">
            <text:p>5</text:p>
          </table:table-cell>
          <table:table-cell table:formula="of:=INDEX([Sheet2.$C$2:.$V$143];[.A326];[.B3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07]" office:value-type="float" office:value="6">
            <text:p>6</text:p>
          </table:table-cell>
          <table:table-cell table:formula="of:=INDEX([Sheet2.$C$2:.$V$143];[.A327];[.B3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08]" office:value-type="float" office:value="7">
            <text:p>7</text:p>
          </table:table-cell>
          <table:table-cell table:formula="of:=INDEX([Sheet2.$C$2:.$V$143];[.A328];[.B3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09]" office:value-type="float" office:value="8">
            <text:p>8</text:p>
          </table:table-cell>
          <table:table-cell table:formula="of:=INDEX([Sheet2.$C$2:.$V$143];[.A329];[.B3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0]" office:value-type="float" office:value="9">
            <text:p>9</text:p>
          </table:table-cell>
          <table:table-cell table:formula="of:=INDEX([Sheet2.$C$2:.$V$143];[.A330];[.B3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1]" office:value-type="float" office:value="10">
            <text:p>10</text:p>
          </table:table-cell>
          <table:table-cell table:formula="of:=INDEX([Sheet2.$C$2:.$V$143];[.A331];[.B3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2]" office:value-type="float" office:value="11">
            <text:p>11</text:p>
          </table:table-cell>
          <table:table-cell table:formula="of:=INDEX([Sheet2.$C$2:.$V$143];[.A332];[.B3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3]" office:value-type="float" office:value="12">
            <text:p>12</text:p>
          </table:table-cell>
          <table:table-cell table:formula="of:=INDEX([Sheet2.$C$2:.$V$143];[.A333];[.B33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4]" office:value-type="float" office:value="13">
            <text:p>13</text:p>
          </table:table-cell>
          <table:table-cell table:formula="of:=INDEX([Sheet2.$C$2:.$V$143];[.A334];[.B3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5]" office:value-type="float" office:value="14">
            <text:p>14</text:p>
          </table:table-cell>
          <table:table-cell table:formula="of:=INDEX([Sheet2.$C$2:.$V$143];[.A335];[.B3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6]" office:value-type="float" office:value="15">
            <text:p>15</text:p>
          </table:table-cell>
          <table:table-cell table:formula="of:=INDEX([Sheet2.$C$2:.$V$143];[.A336];[.B3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7]" office:value-type="float" office:value="16">
            <text:p>16</text:p>
          </table:table-cell>
          <table:table-cell table:formula="of:=INDEX([Sheet2.$C$2:.$V$143];[.A337];[.B3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8]" office:value-type="float" office:value="17">
            <text:p>17</text:p>
          </table:table-cell>
          <table:table-cell table:formula="of:=INDEX([Sheet2.$C$2:.$V$143];[.A338];[.B3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19]" office:value-type="float" office:value="18">
            <text:p>18</text:p>
          </table:table-cell>
          <table:table-cell table:formula="of:=INDEX([Sheet2.$C$2:.$V$143];[.A339];[.B3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20]" office:value-type="float" office:value="19">
            <text:p>19</text:p>
          </table:table-cell>
          <table:table-cell table:formula="of:=INDEX([Sheet2.$C$2:.$V$143];[.A340];[.B3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7">
            <text:p>17</text:p>
          </table:table-cell>
          <table:table-cell table:formula="of:=[.B321]" office:value-type="float" office:value="20">
            <text:p>20</text:p>
          </table:table-cell>
          <table:table-cell table:formula="of:=INDEX([Sheet2.$C$2:.$V$143];[.A341];[.B3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22]" office:value-type="float" office:value="1">
            <text:p>1</text:p>
          </table:table-cell>
          <table:table-cell table:formula="of:=INDEX([Sheet2.$C$2:.$V$143];[.A342];[.B3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23]" office:value-type="float" office:value="2">
            <text:p>2</text:p>
          </table:table-cell>
          <table:table-cell table:formula="of:=INDEX([Sheet2.$C$2:.$V$143];[.A343];[.B3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24]" office:value-type="float" office:value="3">
            <text:p>3</text:p>
          </table:table-cell>
          <table:table-cell table:formula="of:=INDEX([Sheet2.$C$2:.$V$143];[.A344];[.B3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25]" office:value-type="float" office:value="4">
            <text:p>4</text:p>
          </table:table-cell>
          <table:table-cell table:formula="of:=INDEX([Sheet2.$C$2:.$V$143];[.A345];[.B3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26]" office:value-type="float" office:value="5">
            <text:p>5</text:p>
          </table:table-cell>
          <table:table-cell table:formula="of:=INDEX([Sheet2.$C$2:.$V$143];[.A346];[.B3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27]" office:value-type="float" office:value="6">
            <text:p>6</text:p>
          </table:table-cell>
          <table:table-cell table:formula="of:=INDEX([Sheet2.$C$2:.$V$143];[.A347];[.B3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28]" office:value-type="float" office:value="7">
            <text:p>7</text:p>
          </table:table-cell>
          <table:table-cell table:formula="of:=INDEX([Sheet2.$C$2:.$V$143];[.A348];[.B3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29]" office:value-type="float" office:value="8">
            <text:p>8</text:p>
          </table:table-cell>
          <table:table-cell table:formula="of:=INDEX([Sheet2.$C$2:.$V$143];[.A349];[.B3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0]" office:value-type="float" office:value="9">
            <text:p>9</text:p>
          </table:table-cell>
          <table:table-cell table:formula="of:=INDEX([Sheet2.$C$2:.$V$143];[.A350];[.B3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1]" office:value-type="float" office:value="10">
            <text:p>10</text:p>
          </table:table-cell>
          <table:table-cell table:formula="of:=INDEX([Sheet2.$C$2:.$V$143];[.A351];[.B3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2]" office:value-type="float" office:value="11">
            <text:p>11</text:p>
          </table:table-cell>
          <table:table-cell table:formula="of:=INDEX([Sheet2.$C$2:.$V$143];[.A352];[.B3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3]" office:value-type="float" office:value="12">
            <text:p>12</text:p>
          </table:table-cell>
          <table:table-cell table:formula="of:=INDEX([Sheet2.$C$2:.$V$143];[.A353];[.B3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4]" office:value-type="float" office:value="13">
            <text:p>13</text:p>
          </table:table-cell>
          <table:table-cell table:formula="of:=INDEX([Sheet2.$C$2:.$V$143];[.A354];[.B3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5]" office:value-type="float" office:value="14">
            <text:p>14</text:p>
          </table:table-cell>
          <table:table-cell table:formula="of:=INDEX([Sheet2.$C$2:.$V$143];[.A355];[.B3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6]" office:value-type="float" office:value="15">
            <text:p>15</text:p>
          </table:table-cell>
          <table:table-cell table:formula="of:=INDEX([Sheet2.$C$2:.$V$143];[.A356];[.B3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7]" office:value-type="float" office:value="16">
            <text:p>16</text:p>
          </table:table-cell>
          <table:table-cell table:formula="of:=INDEX([Sheet2.$C$2:.$V$143];[.A357];[.B3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8]" office:value-type="float" office:value="17">
            <text:p>17</text:p>
          </table:table-cell>
          <table:table-cell table:formula="of:=INDEX([Sheet2.$C$2:.$V$143];[.A358];[.B3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39]" office:value-type="float" office:value="18">
            <text:p>18</text:p>
          </table:table-cell>
          <table:table-cell table:formula="of:=INDEX([Sheet2.$C$2:.$V$143];[.A359];[.B3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40]" office:value-type="float" office:value="19">
            <text:p>19</text:p>
          </table:table-cell>
          <table:table-cell table:formula="of:=INDEX([Sheet2.$C$2:.$V$143];[.A360];[.B3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8">
            <text:p>18</text:p>
          </table:table-cell>
          <table:table-cell table:formula="of:=[.B341]" office:value-type="float" office:value="20">
            <text:p>20</text:p>
          </table:table-cell>
          <table:table-cell table:formula="of:=INDEX([Sheet2.$C$2:.$V$143];[.A361];[.B36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42]" office:value-type="float" office:value="1">
            <text:p>1</text:p>
          </table:table-cell>
          <table:table-cell table:formula="of:=INDEX([Sheet2.$C$2:.$V$143];[.A362];[.B3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43]" office:value-type="float" office:value="2">
            <text:p>2</text:p>
          </table:table-cell>
          <table:table-cell table:formula="of:=INDEX([Sheet2.$C$2:.$V$143];[.A363];[.B3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44]" office:value-type="float" office:value="3">
            <text:p>3</text:p>
          </table:table-cell>
          <table:table-cell table:formula="of:=INDEX([Sheet2.$C$2:.$V$143];[.A364];[.B3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45]" office:value-type="float" office:value="4">
            <text:p>4</text:p>
          </table:table-cell>
          <table:table-cell table:formula="of:=INDEX([Sheet2.$C$2:.$V$143];[.A365];[.B3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46]" office:value-type="float" office:value="5">
            <text:p>5</text:p>
          </table:table-cell>
          <table:table-cell table:formula="of:=INDEX([Sheet2.$C$2:.$V$143];[.A366];[.B3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47]" office:value-type="float" office:value="6">
            <text:p>6</text:p>
          </table:table-cell>
          <table:table-cell table:formula="of:=INDEX([Sheet2.$C$2:.$V$143];[.A367];[.B3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48]" office:value-type="float" office:value="7">
            <text:p>7</text:p>
          </table:table-cell>
          <table:table-cell table:formula="of:=INDEX([Sheet2.$C$2:.$V$143];[.A368];[.B3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49]" office:value-type="float" office:value="8">
            <text:p>8</text:p>
          </table:table-cell>
          <table:table-cell table:formula="of:=INDEX([Sheet2.$C$2:.$V$143];[.A369];[.B3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0]" office:value-type="float" office:value="9">
            <text:p>9</text:p>
          </table:table-cell>
          <table:table-cell table:formula="of:=INDEX([Sheet2.$C$2:.$V$143];[.A370];[.B3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1]" office:value-type="float" office:value="10">
            <text:p>10</text:p>
          </table:table-cell>
          <table:table-cell table:formula="of:=INDEX([Sheet2.$C$2:.$V$143];[.A371];[.B3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2]" office:value-type="float" office:value="11">
            <text:p>11</text:p>
          </table:table-cell>
          <table:table-cell table:formula="of:=INDEX([Sheet2.$C$2:.$V$143];[.A372];[.B3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3]" office:value-type="float" office:value="12">
            <text:p>12</text:p>
          </table:table-cell>
          <table:table-cell table:formula="of:=INDEX([Sheet2.$C$2:.$V$143];[.A373];[.B3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4]" office:value-type="float" office:value="13">
            <text:p>13</text:p>
          </table:table-cell>
          <table:table-cell table:formula="of:=INDEX([Sheet2.$C$2:.$V$143];[.A374];[.B3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5]" office:value-type="float" office:value="14">
            <text:p>14</text:p>
          </table:table-cell>
          <table:table-cell table:formula="of:=INDEX([Sheet2.$C$2:.$V$143];[.A375];[.B3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6]" office:value-type="float" office:value="15">
            <text:p>15</text:p>
          </table:table-cell>
          <table:table-cell table:formula="of:=INDEX([Sheet2.$C$2:.$V$143];[.A376];[.B3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7]" office:value-type="float" office:value="16">
            <text:p>16</text:p>
          </table:table-cell>
          <table:table-cell table:formula="of:=INDEX([Sheet2.$C$2:.$V$143];[.A377];[.B37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8]" office:value-type="float" office:value="17">
            <text:p>17</text:p>
          </table:table-cell>
          <table:table-cell table:formula="of:=INDEX([Sheet2.$C$2:.$V$143];[.A378];[.B3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59]" office:value-type="float" office:value="18">
            <text:p>18</text:p>
          </table:table-cell>
          <table:table-cell table:formula="of:=INDEX([Sheet2.$C$2:.$V$143];[.A379];[.B3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60]" office:value-type="float" office:value="19">
            <text:p>19</text:p>
          </table:table-cell>
          <table:table-cell table:formula="of:=INDEX([Sheet2.$C$2:.$V$143];[.A380];[.B3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9">
            <text:p>19</text:p>
          </table:table-cell>
          <table:table-cell table:formula="of:=[.B361]" office:value-type="float" office:value="20">
            <text:p>20</text:p>
          </table:table-cell>
          <table:table-cell table:formula="of:=INDEX([Sheet2.$C$2:.$V$143];[.A381];[.B3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62]" office:value-type="float" office:value="1">
            <text:p>1</text:p>
          </table:table-cell>
          <table:table-cell table:formula="of:=INDEX([Sheet2.$C$2:.$V$143];[.A382];[.B3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63]" office:value-type="float" office:value="2">
            <text:p>2</text:p>
          </table:table-cell>
          <table:table-cell table:formula="of:=INDEX([Sheet2.$C$2:.$V$143];[.A383];[.B3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64]" office:value-type="float" office:value="3">
            <text:p>3</text:p>
          </table:table-cell>
          <table:table-cell table:formula="of:=INDEX([Sheet2.$C$2:.$V$143];[.A384];[.B3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65]" office:value-type="float" office:value="4">
            <text:p>4</text:p>
          </table:table-cell>
          <table:table-cell table:formula="of:=INDEX([Sheet2.$C$2:.$V$143];[.A385];[.B3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66]" office:value-type="float" office:value="5">
            <text:p>5</text:p>
          </table:table-cell>
          <table:table-cell table:formula="of:=INDEX([Sheet2.$C$2:.$V$143];[.A386];[.B3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67]" office:value-type="float" office:value="6">
            <text:p>6</text:p>
          </table:table-cell>
          <table:table-cell table:formula="of:=INDEX([Sheet2.$C$2:.$V$143];[.A387];[.B3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68]" office:value-type="float" office:value="7">
            <text:p>7</text:p>
          </table:table-cell>
          <table:table-cell table:formula="of:=INDEX([Sheet2.$C$2:.$V$143];[.A388];[.B3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69]" office:value-type="float" office:value="8">
            <text:p>8</text:p>
          </table:table-cell>
          <table:table-cell table:formula="of:=INDEX([Sheet2.$C$2:.$V$143];[.A389];[.B3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0]" office:value-type="float" office:value="9">
            <text:p>9</text:p>
          </table:table-cell>
          <table:table-cell table:formula="of:=INDEX([Sheet2.$C$2:.$V$143];[.A390];[.B3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1]" office:value-type="float" office:value="10">
            <text:p>10</text:p>
          </table:table-cell>
          <table:table-cell table:formula="of:=INDEX([Sheet2.$C$2:.$V$143];[.A391];[.B3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2]" office:value-type="float" office:value="11">
            <text:p>11</text:p>
          </table:table-cell>
          <table:table-cell table:formula="of:=INDEX([Sheet2.$C$2:.$V$143];[.A392];[.B3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3]" office:value-type="float" office:value="12">
            <text:p>12</text:p>
          </table:table-cell>
          <table:table-cell table:formula="of:=INDEX([Sheet2.$C$2:.$V$143];[.A393];[.B3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4]" office:value-type="float" office:value="13">
            <text:p>13</text:p>
          </table:table-cell>
          <table:table-cell table:formula="of:=INDEX([Sheet2.$C$2:.$V$143];[.A394];[.B3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5]" office:value-type="float" office:value="14">
            <text:p>14</text:p>
          </table:table-cell>
          <table:table-cell table:formula="of:=INDEX([Sheet2.$C$2:.$V$143];[.A395];[.B3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6]" office:value-type="float" office:value="15">
            <text:p>15</text:p>
          </table:table-cell>
          <table:table-cell table:formula="of:=INDEX([Sheet2.$C$2:.$V$143];[.A396];[.B3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7]" office:value-type="float" office:value="16">
            <text:p>16</text:p>
          </table:table-cell>
          <table:table-cell table:formula="of:=INDEX([Sheet2.$C$2:.$V$143];[.A397];[.B39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8]" office:value-type="float" office:value="17">
            <text:p>17</text:p>
          </table:table-cell>
          <table:table-cell table:formula="of:=INDEX([Sheet2.$C$2:.$V$143];[.A398];[.B3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79]" office:value-type="float" office:value="18">
            <text:p>18</text:p>
          </table:table-cell>
          <table:table-cell table:formula="of:=INDEX([Sheet2.$C$2:.$V$143];[.A399];[.B3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80]" office:value-type="float" office:value="19">
            <text:p>19</text:p>
          </table:table-cell>
          <table:table-cell table:formula="of:=INDEX([Sheet2.$C$2:.$V$143];[.A400];[.B4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0">
            <text:p>20</text:p>
          </table:table-cell>
          <table:table-cell table:formula="of:=[.B381]" office:value-type="float" office:value="20">
            <text:p>20</text:p>
          </table:table-cell>
          <table:table-cell table:formula="of:=INDEX([Sheet2.$C$2:.$V$143];[.A401];[.B4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82]" office:value-type="float" office:value="1">
            <text:p>1</text:p>
          </table:table-cell>
          <table:table-cell table:formula="of:=INDEX([Sheet2.$C$2:.$V$143];[.A402];[.B4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83]" office:value-type="float" office:value="2">
            <text:p>2</text:p>
          </table:table-cell>
          <table:table-cell table:formula="of:=INDEX([Sheet2.$C$2:.$V$143];[.A403];[.B4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84]" office:value-type="float" office:value="3">
            <text:p>3</text:p>
          </table:table-cell>
          <table:table-cell table:formula="of:=INDEX([Sheet2.$C$2:.$V$143];[.A404];[.B4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85]" office:value-type="float" office:value="4">
            <text:p>4</text:p>
          </table:table-cell>
          <table:table-cell table:formula="of:=INDEX([Sheet2.$C$2:.$V$143];[.A405];[.B4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86]" office:value-type="float" office:value="5">
            <text:p>5</text:p>
          </table:table-cell>
          <table:table-cell table:formula="of:=INDEX([Sheet2.$C$2:.$V$143];[.A406];[.B4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87]" office:value-type="float" office:value="6">
            <text:p>6</text:p>
          </table:table-cell>
          <table:table-cell table:formula="of:=INDEX([Sheet2.$C$2:.$V$143];[.A407];[.B4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88]" office:value-type="float" office:value="7">
            <text:p>7</text:p>
          </table:table-cell>
          <table:table-cell table:formula="of:=INDEX([Sheet2.$C$2:.$V$143];[.A408];[.B4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89]" office:value-type="float" office:value="8">
            <text:p>8</text:p>
          </table:table-cell>
          <table:table-cell table:formula="of:=INDEX([Sheet2.$C$2:.$V$143];[.A409];[.B4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0]" office:value-type="float" office:value="9">
            <text:p>9</text:p>
          </table:table-cell>
          <table:table-cell table:formula="of:=INDEX([Sheet2.$C$2:.$V$143];[.A410];[.B4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1]" office:value-type="float" office:value="10">
            <text:p>10</text:p>
          </table:table-cell>
          <table:table-cell table:formula="of:=INDEX([Sheet2.$C$2:.$V$143];[.A411];[.B4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2]" office:value-type="float" office:value="11">
            <text:p>11</text:p>
          </table:table-cell>
          <table:table-cell table:formula="of:=INDEX([Sheet2.$C$2:.$V$143];[.A412];[.B4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3]" office:value-type="float" office:value="12">
            <text:p>12</text:p>
          </table:table-cell>
          <table:table-cell table:formula="of:=INDEX([Sheet2.$C$2:.$V$143];[.A413];[.B4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4]" office:value-type="float" office:value="13">
            <text:p>13</text:p>
          </table:table-cell>
          <table:table-cell table:formula="of:=INDEX([Sheet2.$C$2:.$V$143];[.A414];[.B4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5]" office:value-type="float" office:value="14">
            <text:p>14</text:p>
          </table:table-cell>
          <table:table-cell table:formula="of:=INDEX([Sheet2.$C$2:.$V$143];[.A415];[.B4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6]" office:value-type="float" office:value="15">
            <text:p>15</text:p>
          </table:table-cell>
          <table:table-cell table:formula="of:=INDEX([Sheet2.$C$2:.$V$143];[.A416];[.B4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7]" office:value-type="float" office:value="16">
            <text:p>16</text:p>
          </table:table-cell>
          <table:table-cell table:formula="of:=INDEX([Sheet2.$C$2:.$V$143];[.A417];[.B4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8]" office:value-type="float" office:value="17">
            <text:p>17</text:p>
          </table:table-cell>
          <table:table-cell table:formula="of:=INDEX([Sheet2.$C$2:.$V$143];[.A418];[.B4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399]" office:value-type="float" office:value="18">
            <text:p>18</text:p>
          </table:table-cell>
          <table:table-cell table:formula="of:=INDEX([Sheet2.$C$2:.$V$143];[.A419];[.B4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400]" office:value-type="float" office:value="19">
            <text:p>19</text:p>
          </table:table-cell>
          <table:table-cell table:formula="of:=INDEX([Sheet2.$C$2:.$V$143];[.A420];[.B4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1">
            <text:p>21</text:p>
          </table:table-cell>
          <table:table-cell table:formula="of:=[.B401]" office:value-type="float" office:value="20">
            <text:p>20</text:p>
          </table:table-cell>
          <table:table-cell table:formula="of:=INDEX([Sheet2.$C$2:.$V$143];[.A421];[.B4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02]" office:value-type="float" office:value="1">
            <text:p>1</text:p>
          </table:table-cell>
          <table:table-cell table:formula="of:=INDEX([Sheet2.$C$2:.$V$143];[.A422];[.B4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03]" office:value-type="float" office:value="2">
            <text:p>2</text:p>
          </table:table-cell>
          <table:table-cell table:formula="of:=INDEX([Sheet2.$C$2:.$V$143];[.A423];[.B4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04]" office:value-type="float" office:value="3">
            <text:p>3</text:p>
          </table:table-cell>
          <table:table-cell table:formula="of:=INDEX([Sheet2.$C$2:.$V$143];[.A424];[.B42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05]" office:value-type="float" office:value="4">
            <text:p>4</text:p>
          </table:table-cell>
          <table:table-cell table:formula="of:=INDEX([Sheet2.$C$2:.$V$143];[.A425];[.B4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06]" office:value-type="float" office:value="5">
            <text:p>5</text:p>
          </table:table-cell>
          <table:table-cell table:formula="of:=INDEX([Sheet2.$C$2:.$V$143];[.A426];[.B42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07]" office:value-type="float" office:value="6">
            <text:p>6</text:p>
          </table:table-cell>
          <table:table-cell table:formula="of:=INDEX([Sheet2.$C$2:.$V$143];[.A427];[.B4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08]" office:value-type="float" office:value="7">
            <text:p>7</text:p>
          </table:table-cell>
          <table:table-cell table:formula="of:=INDEX([Sheet2.$C$2:.$V$143];[.A428];[.B4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09]" office:value-type="float" office:value="8">
            <text:p>8</text:p>
          </table:table-cell>
          <table:table-cell table:formula="of:=INDEX([Sheet2.$C$2:.$V$143];[.A429];[.B4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0]" office:value-type="float" office:value="9">
            <text:p>9</text:p>
          </table:table-cell>
          <table:table-cell table:formula="of:=INDEX([Sheet2.$C$2:.$V$143];[.A430];[.B4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1]" office:value-type="float" office:value="10">
            <text:p>10</text:p>
          </table:table-cell>
          <table:table-cell table:formula="of:=INDEX([Sheet2.$C$2:.$V$143];[.A431];[.B4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2]" office:value-type="float" office:value="11">
            <text:p>11</text:p>
          </table:table-cell>
          <table:table-cell table:formula="of:=INDEX([Sheet2.$C$2:.$V$143];[.A432];[.B4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3]" office:value-type="float" office:value="12">
            <text:p>12</text:p>
          </table:table-cell>
          <table:table-cell table:formula="of:=INDEX([Sheet2.$C$2:.$V$143];[.A433];[.B4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4]" office:value-type="float" office:value="13">
            <text:p>13</text:p>
          </table:table-cell>
          <table:table-cell table:formula="of:=INDEX([Sheet2.$C$2:.$V$143];[.A434];[.B4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5]" office:value-type="float" office:value="14">
            <text:p>14</text:p>
          </table:table-cell>
          <table:table-cell table:formula="of:=INDEX([Sheet2.$C$2:.$V$143];[.A435];[.B4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6]" office:value-type="float" office:value="15">
            <text:p>15</text:p>
          </table:table-cell>
          <table:table-cell table:formula="of:=INDEX([Sheet2.$C$2:.$V$143];[.A436];[.B4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7]" office:value-type="float" office:value="16">
            <text:p>16</text:p>
          </table:table-cell>
          <table:table-cell table:formula="of:=INDEX([Sheet2.$C$2:.$V$143];[.A437];[.B4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8]" office:value-type="float" office:value="17">
            <text:p>17</text:p>
          </table:table-cell>
          <table:table-cell table:formula="of:=INDEX([Sheet2.$C$2:.$V$143];[.A438];[.B4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19]" office:value-type="float" office:value="18">
            <text:p>18</text:p>
          </table:table-cell>
          <table:table-cell table:formula="of:=INDEX([Sheet2.$C$2:.$V$143];[.A439];[.B4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20]" office:value-type="float" office:value="19">
            <text:p>19</text:p>
          </table:table-cell>
          <table:table-cell table:formula="of:=INDEX([Sheet2.$C$2:.$V$143];[.A440];[.B4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2">
            <text:p>22</text:p>
          </table:table-cell>
          <table:table-cell table:formula="of:=[.B421]" office:value-type="float" office:value="20">
            <text:p>20</text:p>
          </table:table-cell>
          <table:table-cell table:formula="of:=INDEX([Sheet2.$C$2:.$V$143];[.A441];[.B4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22]" office:value-type="float" office:value="1">
            <text:p>1</text:p>
          </table:table-cell>
          <table:table-cell table:formula="of:=INDEX([Sheet2.$C$2:.$V$143];[.A442];[.B4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23]" office:value-type="float" office:value="2">
            <text:p>2</text:p>
          </table:table-cell>
          <table:table-cell table:formula="of:=INDEX([Sheet2.$C$2:.$V$143];[.A443];[.B4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24]" office:value-type="float" office:value="3">
            <text:p>3</text:p>
          </table:table-cell>
          <table:table-cell table:formula="of:=INDEX([Sheet2.$C$2:.$V$143];[.A444];[.B44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25]" office:value-type="float" office:value="4">
            <text:p>4</text:p>
          </table:table-cell>
          <table:table-cell table:formula="of:=INDEX([Sheet2.$C$2:.$V$143];[.A445];[.B44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26]" office:value-type="float" office:value="5">
            <text:p>5</text:p>
          </table:table-cell>
          <table:table-cell table:formula="of:=INDEX([Sheet2.$C$2:.$V$143];[.A446];[.B4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27]" office:value-type="float" office:value="6">
            <text:p>6</text:p>
          </table:table-cell>
          <table:table-cell table:formula="of:=INDEX([Sheet2.$C$2:.$V$143];[.A447];[.B4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28]" office:value-type="float" office:value="7">
            <text:p>7</text:p>
          </table:table-cell>
          <table:table-cell table:formula="of:=INDEX([Sheet2.$C$2:.$V$143];[.A448];[.B4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29]" office:value-type="float" office:value="8">
            <text:p>8</text:p>
          </table:table-cell>
          <table:table-cell table:formula="of:=INDEX([Sheet2.$C$2:.$V$143];[.A449];[.B4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0]" office:value-type="float" office:value="9">
            <text:p>9</text:p>
          </table:table-cell>
          <table:table-cell table:formula="of:=INDEX([Sheet2.$C$2:.$V$143];[.A450];[.B4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1]" office:value-type="float" office:value="10">
            <text:p>10</text:p>
          </table:table-cell>
          <table:table-cell table:formula="of:=INDEX([Sheet2.$C$2:.$V$143];[.A451];[.B4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2]" office:value-type="float" office:value="11">
            <text:p>11</text:p>
          </table:table-cell>
          <table:table-cell table:formula="of:=INDEX([Sheet2.$C$2:.$V$143];[.A452];[.B4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3]" office:value-type="float" office:value="12">
            <text:p>12</text:p>
          </table:table-cell>
          <table:table-cell table:formula="of:=INDEX([Sheet2.$C$2:.$V$143];[.A453];[.B4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4]" office:value-type="float" office:value="13">
            <text:p>13</text:p>
          </table:table-cell>
          <table:table-cell table:formula="of:=INDEX([Sheet2.$C$2:.$V$143];[.A454];[.B4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5]" office:value-type="float" office:value="14">
            <text:p>14</text:p>
          </table:table-cell>
          <table:table-cell table:formula="of:=INDEX([Sheet2.$C$2:.$V$143];[.A455];[.B4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6]" office:value-type="float" office:value="15">
            <text:p>15</text:p>
          </table:table-cell>
          <table:table-cell table:formula="of:=INDEX([Sheet2.$C$2:.$V$143];[.A456];[.B4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7]" office:value-type="float" office:value="16">
            <text:p>16</text:p>
          </table:table-cell>
          <table:table-cell table:formula="of:=INDEX([Sheet2.$C$2:.$V$143];[.A457];[.B4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8]" office:value-type="float" office:value="17">
            <text:p>17</text:p>
          </table:table-cell>
          <table:table-cell table:formula="of:=INDEX([Sheet2.$C$2:.$V$143];[.A458];[.B4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39]" office:value-type="float" office:value="18">
            <text:p>18</text:p>
          </table:table-cell>
          <table:table-cell table:formula="of:=INDEX([Sheet2.$C$2:.$V$143];[.A459];[.B4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40]" office:value-type="float" office:value="19">
            <text:p>19</text:p>
          </table:table-cell>
          <table:table-cell table:formula="of:=INDEX([Sheet2.$C$2:.$V$143];[.A460];[.B4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3">
            <text:p>23</text:p>
          </table:table-cell>
          <table:table-cell table:formula="of:=[.B441]" office:value-type="float" office:value="20">
            <text:p>20</text:p>
          </table:table-cell>
          <table:table-cell table:formula="of:=INDEX([Sheet2.$C$2:.$V$143];[.A461];[.B4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42]" office:value-type="float" office:value="1">
            <text:p>1</text:p>
          </table:table-cell>
          <table:table-cell table:formula="of:=INDEX([Sheet2.$C$2:.$V$143];[.A462];[.B46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43]" office:value-type="float" office:value="2">
            <text:p>2</text:p>
          </table:table-cell>
          <table:table-cell table:formula="of:=INDEX([Sheet2.$C$2:.$V$143];[.A463];[.B46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44]" office:value-type="float" office:value="3">
            <text:p>3</text:p>
          </table:table-cell>
          <table:table-cell table:formula="of:=INDEX([Sheet2.$C$2:.$V$143];[.A464];[.B46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45]" office:value-type="float" office:value="4">
            <text:p>4</text:p>
          </table:table-cell>
          <table:table-cell table:formula="of:=INDEX([Sheet2.$C$2:.$V$143];[.A465];[.B4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46]" office:value-type="float" office:value="5">
            <text:p>5</text:p>
          </table:table-cell>
          <table:table-cell table:formula="of:=INDEX([Sheet2.$C$2:.$V$143];[.A466];[.B4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47]" office:value-type="float" office:value="6">
            <text:p>6</text:p>
          </table:table-cell>
          <table:table-cell table:formula="of:=INDEX([Sheet2.$C$2:.$V$143];[.A467];[.B4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48]" office:value-type="float" office:value="7">
            <text:p>7</text:p>
          </table:table-cell>
          <table:table-cell table:formula="of:=INDEX([Sheet2.$C$2:.$V$143];[.A468];[.B4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49]" office:value-type="float" office:value="8">
            <text:p>8</text:p>
          </table:table-cell>
          <table:table-cell table:formula="of:=INDEX([Sheet2.$C$2:.$V$143];[.A469];[.B4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0]" office:value-type="float" office:value="9">
            <text:p>9</text:p>
          </table:table-cell>
          <table:table-cell table:formula="of:=INDEX([Sheet2.$C$2:.$V$143];[.A470];[.B4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1]" office:value-type="float" office:value="10">
            <text:p>10</text:p>
          </table:table-cell>
          <table:table-cell table:formula="of:=INDEX([Sheet2.$C$2:.$V$143];[.A471];[.B4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2]" office:value-type="float" office:value="11">
            <text:p>11</text:p>
          </table:table-cell>
          <table:table-cell table:formula="of:=INDEX([Sheet2.$C$2:.$V$143];[.A472];[.B4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3]" office:value-type="float" office:value="12">
            <text:p>12</text:p>
          </table:table-cell>
          <table:table-cell table:formula="of:=INDEX([Sheet2.$C$2:.$V$143];[.A473];[.B4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4]" office:value-type="float" office:value="13">
            <text:p>13</text:p>
          </table:table-cell>
          <table:table-cell table:formula="of:=INDEX([Sheet2.$C$2:.$V$143];[.A474];[.B4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5]" office:value-type="float" office:value="14">
            <text:p>14</text:p>
          </table:table-cell>
          <table:table-cell table:formula="of:=INDEX([Sheet2.$C$2:.$V$143];[.A475];[.B4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6]" office:value-type="float" office:value="15">
            <text:p>15</text:p>
          </table:table-cell>
          <table:table-cell table:formula="of:=INDEX([Sheet2.$C$2:.$V$143];[.A476];[.B4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7]" office:value-type="float" office:value="16">
            <text:p>16</text:p>
          </table:table-cell>
          <table:table-cell table:formula="of:=INDEX([Sheet2.$C$2:.$V$143];[.A477];[.B4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8]" office:value-type="float" office:value="17">
            <text:p>17</text:p>
          </table:table-cell>
          <table:table-cell table:formula="of:=INDEX([Sheet2.$C$2:.$V$143];[.A478];[.B4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59]" office:value-type="float" office:value="18">
            <text:p>18</text:p>
          </table:table-cell>
          <table:table-cell table:formula="of:=INDEX([Sheet2.$C$2:.$V$143];[.A479];[.B4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60]" office:value-type="float" office:value="19">
            <text:p>19</text:p>
          </table:table-cell>
          <table:table-cell table:formula="of:=INDEX([Sheet2.$C$2:.$V$143];[.A480];[.B4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4">
            <text:p>24</text:p>
          </table:table-cell>
          <table:table-cell table:formula="of:=[.B461]" office:value-type="float" office:value="20">
            <text:p>20</text:p>
          </table:table-cell>
          <table:table-cell table:formula="of:=INDEX([Sheet2.$C$2:.$V$143];[.A481];[.B4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62]" office:value-type="float" office:value="1">
            <text:p>1</text:p>
          </table:table-cell>
          <table:table-cell table:formula="of:=INDEX([Sheet2.$C$2:.$V$143];[.A482];[.B48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63]" office:value-type="float" office:value="2">
            <text:p>2</text:p>
          </table:table-cell>
          <table:table-cell table:formula="of:=INDEX([Sheet2.$C$2:.$V$143];[.A483];[.B4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64]" office:value-type="float" office:value="3">
            <text:p>3</text:p>
          </table:table-cell>
          <table:table-cell table:formula="of:=INDEX([Sheet2.$C$2:.$V$143];[.A484];[.B4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65]" office:value-type="float" office:value="4">
            <text:p>4</text:p>
          </table:table-cell>
          <table:table-cell table:formula="of:=INDEX([Sheet2.$C$2:.$V$143];[.A485];[.B4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66]" office:value-type="float" office:value="5">
            <text:p>5</text:p>
          </table:table-cell>
          <table:table-cell table:formula="of:=INDEX([Sheet2.$C$2:.$V$143];[.A486];[.B4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67]" office:value-type="float" office:value="6">
            <text:p>6</text:p>
          </table:table-cell>
          <table:table-cell table:formula="of:=INDEX([Sheet2.$C$2:.$V$143];[.A487];[.B4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68]" office:value-type="float" office:value="7">
            <text:p>7</text:p>
          </table:table-cell>
          <table:table-cell table:formula="of:=INDEX([Sheet2.$C$2:.$V$143];[.A488];[.B4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69]" office:value-type="float" office:value="8">
            <text:p>8</text:p>
          </table:table-cell>
          <table:table-cell table:formula="of:=INDEX([Sheet2.$C$2:.$V$143];[.A489];[.B4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0]" office:value-type="float" office:value="9">
            <text:p>9</text:p>
          </table:table-cell>
          <table:table-cell table:formula="of:=INDEX([Sheet2.$C$2:.$V$143];[.A490];[.B4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1]" office:value-type="float" office:value="10">
            <text:p>10</text:p>
          </table:table-cell>
          <table:table-cell table:formula="of:=INDEX([Sheet2.$C$2:.$V$143];[.A491];[.B4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2]" office:value-type="float" office:value="11">
            <text:p>11</text:p>
          </table:table-cell>
          <table:table-cell table:formula="of:=INDEX([Sheet2.$C$2:.$V$143];[.A492];[.B4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3]" office:value-type="float" office:value="12">
            <text:p>12</text:p>
          </table:table-cell>
          <table:table-cell table:formula="of:=INDEX([Sheet2.$C$2:.$V$143];[.A493];[.B4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4]" office:value-type="float" office:value="13">
            <text:p>13</text:p>
          </table:table-cell>
          <table:table-cell table:formula="of:=INDEX([Sheet2.$C$2:.$V$143];[.A494];[.B4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5]" office:value-type="float" office:value="14">
            <text:p>14</text:p>
          </table:table-cell>
          <table:table-cell table:formula="of:=INDEX([Sheet2.$C$2:.$V$143];[.A495];[.B4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6]" office:value-type="float" office:value="15">
            <text:p>15</text:p>
          </table:table-cell>
          <table:table-cell table:formula="of:=INDEX([Sheet2.$C$2:.$V$143];[.A496];[.B4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7]" office:value-type="float" office:value="16">
            <text:p>16</text:p>
          </table:table-cell>
          <table:table-cell table:formula="of:=INDEX([Sheet2.$C$2:.$V$143];[.A497];[.B4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8]" office:value-type="float" office:value="17">
            <text:p>17</text:p>
          </table:table-cell>
          <table:table-cell table:formula="of:=INDEX([Sheet2.$C$2:.$V$143];[.A498];[.B4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79]" office:value-type="float" office:value="18">
            <text:p>18</text:p>
          </table:table-cell>
          <table:table-cell table:formula="of:=INDEX([Sheet2.$C$2:.$V$143];[.A499];[.B4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80]" office:value-type="float" office:value="19">
            <text:p>19</text:p>
          </table:table-cell>
          <table:table-cell table:formula="of:=INDEX([Sheet2.$C$2:.$V$143];[.A500];[.B5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5">
            <text:p>25</text:p>
          </table:table-cell>
          <table:table-cell table:formula="of:=[.B481]" office:value-type="float" office:value="20">
            <text:p>20</text:p>
          </table:table-cell>
          <table:table-cell table:formula="of:=INDEX([Sheet2.$C$2:.$V$143];[.A501];[.B5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82]" office:value-type="float" office:value="1">
            <text:p>1</text:p>
          </table:table-cell>
          <table:table-cell table:formula="of:=INDEX([Sheet2.$C$2:.$V$143];[.A502];[.B5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83]" office:value-type="float" office:value="2">
            <text:p>2</text:p>
          </table:table-cell>
          <table:table-cell table:formula="of:=INDEX([Sheet2.$C$2:.$V$143];[.A503];[.B50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84]" office:value-type="float" office:value="3">
            <text:p>3</text:p>
          </table:table-cell>
          <table:table-cell table:formula="of:=INDEX([Sheet2.$C$2:.$V$143];[.A504];[.B5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85]" office:value-type="float" office:value="4">
            <text:p>4</text:p>
          </table:table-cell>
          <table:table-cell table:formula="of:=INDEX([Sheet2.$C$2:.$V$143];[.A505];[.B5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86]" office:value-type="float" office:value="5">
            <text:p>5</text:p>
          </table:table-cell>
          <table:table-cell table:formula="of:=INDEX([Sheet2.$C$2:.$V$143];[.A506];[.B5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87]" office:value-type="float" office:value="6">
            <text:p>6</text:p>
          </table:table-cell>
          <table:table-cell table:formula="of:=INDEX([Sheet2.$C$2:.$V$143];[.A507];[.B5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88]" office:value-type="float" office:value="7">
            <text:p>7</text:p>
          </table:table-cell>
          <table:table-cell table:formula="of:=INDEX([Sheet2.$C$2:.$V$143];[.A508];[.B5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89]" office:value-type="float" office:value="8">
            <text:p>8</text:p>
          </table:table-cell>
          <table:table-cell table:formula="of:=INDEX([Sheet2.$C$2:.$V$143];[.A509];[.B5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0]" office:value-type="float" office:value="9">
            <text:p>9</text:p>
          </table:table-cell>
          <table:table-cell table:formula="of:=INDEX([Sheet2.$C$2:.$V$143];[.A510];[.B5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1]" office:value-type="float" office:value="10">
            <text:p>10</text:p>
          </table:table-cell>
          <table:table-cell table:formula="of:=INDEX([Sheet2.$C$2:.$V$143];[.A511];[.B5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2]" office:value-type="float" office:value="11">
            <text:p>11</text:p>
          </table:table-cell>
          <table:table-cell table:formula="of:=INDEX([Sheet2.$C$2:.$V$143];[.A512];[.B5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3]" office:value-type="float" office:value="12">
            <text:p>12</text:p>
          </table:table-cell>
          <table:table-cell table:formula="of:=INDEX([Sheet2.$C$2:.$V$143];[.A513];[.B5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4]" office:value-type="float" office:value="13">
            <text:p>13</text:p>
          </table:table-cell>
          <table:table-cell table:formula="of:=INDEX([Sheet2.$C$2:.$V$143];[.A514];[.B5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5]" office:value-type="float" office:value="14">
            <text:p>14</text:p>
          </table:table-cell>
          <table:table-cell table:formula="of:=INDEX([Sheet2.$C$2:.$V$143];[.A515];[.B5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6]" office:value-type="float" office:value="15">
            <text:p>15</text:p>
          </table:table-cell>
          <table:table-cell table:formula="of:=INDEX([Sheet2.$C$2:.$V$143];[.A516];[.B5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7]" office:value-type="float" office:value="16">
            <text:p>16</text:p>
          </table:table-cell>
          <table:table-cell table:formula="of:=INDEX([Sheet2.$C$2:.$V$143];[.A517];[.B5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8]" office:value-type="float" office:value="17">
            <text:p>17</text:p>
          </table:table-cell>
          <table:table-cell table:formula="of:=INDEX([Sheet2.$C$2:.$V$143];[.A518];[.B5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499]" office:value-type="float" office:value="18">
            <text:p>18</text:p>
          </table:table-cell>
          <table:table-cell table:formula="of:=INDEX([Sheet2.$C$2:.$V$143];[.A519];[.B5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500]" office:value-type="float" office:value="19">
            <text:p>19</text:p>
          </table:table-cell>
          <table:table-cell table:formula="of:=INDEX([Sheet2.$C$2:.$V$143];[.A520];[.B5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6">
            <text:p>26</text:p>
          </table:table-cell>
          <table:table-cell table:formula="of:=[.B501]" office:value-type="float" office:value="20">
            <text:p>20</text:p>
          </table:table-cell>
          <table:table-cell table:formula="of:=INDEX([Sheet2.$C$2:.$V$143];[.A521];[.B5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02]" office:value-type="float" office:value="1">
            <text:p>1</text:p>
          </table:table-cell>
          <table:table-cell table:formula="of:=INDEX([Sheet2.$C$2:.$V$143];[.A522];[.B5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03]" office:value-type="float" office:value="2">
            <text:p>2</text:p>
          </table:table-cell>
          <table:table-cell table:formula="of:=INDEX([Sheet2.$C$2:.$V$143];[.A523];[.B52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04]" office:value-type="float" office:value="3">
            <text:p>3</text:p>
          </table:table-cell>
          <table:table-cell table:formula="of:=INDEX([Sheet2.$C$2:.$V$143];[.A524];[.B52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05]" office:value-type="float" office:value="4">
            <text:p>4</text:p>
          </table:table-cell>
          <table:table-cell table:formula="of:=INDEX([Sheet2.$C$2:.$V$143];[.A525];[.B5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06]" office:value-type="float" office:value="5">
            <text:p>5</text:p>
          </table:table-cell>
          <table:table-cell table:formula="of:=INDEX([Sheet2.$C$2:.$V$143];[.A526];[.B5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07]" office:value-type="float" office:value="6">
            <text:p>6</text:p>
          </table:table-cell>
          <table:table-cell table:formula="of:=INDEX([Sheet2.$C$2:.$V$143];[.A527];[.B5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08]" office:value-type="float" office:value="7">
            <text:p>7</text:p>
          </table:table-cell>
          <table:table-cell table:formula="of:=INDEX([Sheet2.$C$2:.$V$143];[.A528];[.B5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09]" office:value-type="float" office:value="8">
            <text:p>8</text:p>
          </table:table-cell>
          <table:table-cell table:formula="of:=INDEX([Sheet2.$C$2:.$V$143];[.A529];[.B5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0]" office:value-type="float" office:value="9">
            <text:p>9</text:p>
          </table:table-cell>
          <table:table-cell table:formula="of:=INDEX([Sheet2.$C$2:.$V$143];[.A530];[.B5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1]" office:value-type="float" office:value="10">
            <text:p>10</text:p>
          </table:table-cell>
          <table:table-cell table:formula="of:=INDEX([Sheet2.$C$2:.$V$143];[.A531];[.B5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2]" office:value-type="float" office:value="11">
            <text:p>11</text:p>
          </table:table-cell>
          <table:table-cell table:formula="of:=INDEX([Sheet2.$C$2:.$V$143];[.A532];[.B5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3]" office:value-type="float" office:value="12">
            <text:p>12</text:p>
          </table:table-cell>
          <table:table-cell table:formula="of:=INDEX([Sheet2.$C$2:.$V$143];[.A533];[.B5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4]" office:value-type="float" office:value="13">
            <text:p>13</text:p>
          </table:table-cell>
          <table:table-cell table:formula="of:=INDEX([Sheet2.$C$2:.$V$143];[.A534];[.B5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5]" office:value-type="float" office:value="14">
            <text:p>14</text:p>
          </table:table-cell>
          <table:table-cell table:formula="of:=INDEX([Sheet2.$C$2:.$V$143];[.A535];[.B5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6]" office:value-type="float" office:value="15">
            <text:p>15</text:p>
          </table:table-cell>
          <table:table-cell table:formula="of:=INDEX([Sheet2.$C$2:.$V$143];[.A536];[.B5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7]" office:value-type="float" office:value="16">
            <text:p>16</text:p>
          </table:table-cell>
          <table:table-cell table:formula="of:=INDEX([Sheet2.$C$2:.$V$143];[.A537];[.B5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8]" office:value-type="float" office:value="17">
            <text:p>17</text:p>
          </table:table-cell>
          <table:table-cell table:formula="of:=INDEX([Sheet2.$C$2:.$V$143];[.A538];[.B5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19]" office:value-type="float" office:value="18">
            <text:p>18</text:p>
          </table:table-cell>
          <table:table-cell table:formula="of:=INDEX([Sheet2.$C$2:.$V$143];[.A539];[.B5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20]" office:value-type="float" office:value="19">
            <text:p>19</text:p>
          </table:table-cell>
          <table:table-cell table:formula="of:=INDEX([Sheet2.$C$2:.$V$143];[.A540];[.B5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7">
            <text:p>27</text:p>
          </table:table-cell>
          <table:table-cell table:formula="of:=[.B521]" office:value-type="float" office:value="20">
            <text:p>20</text:p>
          </table:table-cell>
          <table:table-cell table:formula="of:=INDEX([Sheet2.$C$2:.$V$143];[.A541];[.B5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22]" office:value-type="float" office:value="1">
            <text:p>1</text:p>
          </table:table-cell>
          <table:table-cell table:formula="of:=INDEX([Sheet2.$C$2:.$V$143];[.A542];[.B5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23]" office:value-type="float" office:value="2">
            <text:p>2</text:p>
          </table:table-cell>
          <table:table-cell table:formula="of:=INDEX([Sheet2.$C$2:.$V$143];[.A543];[.B5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24]" office:value-type="float" office:value="3">
            <text:p>3</text:p>
          </table:table-cell>
          <table:table-cell table:formula="of:=INDEX([Sheet2.$C$2:.$V$143];[.A544];[.B5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25]" office:value-type="float" office:value="4">
            <text:p>4</text:p>
          </table:table-cell>
          <table:table-cell table:formula="of:=INDEX([Sheet2.$C$2:.$V$143];[.A545];[.B54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26]" office:value-type="float" office:value="5">
            <text:p>5</text:p>
          </table:table-cell>
          <table:table-cell table:formula="of:=INDEX([Sheet2.$C$2:.$V$143];[.A546];[.B5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27]" office:value-type="float" office:value="6">
            <text:p>6</text:p>
          </table:table-cell>
          <table:table-cell table:formula="of:=INDEX([Sheet2.$C$2:.$V$143];[.A547];[.B5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28]" office:value-type="float" office:value="7">
            <text:p>7</text:p>
          </table:table-cell>
          <table:table-cell table:formula="of:=INDEX([Sheet2.$C$2:.$V$143];[.A548];[.B5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29]" office:value-type="float" office:value="8">
            <text:p>8</text:p>
          </table:table-cell>
          <table:table-cell table:formula="of:=INDEX([Sheet2.$C$2:.$V$143];[.A549];[.B5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0]" office:value-type="float" office:value="9">
            <text:p>9</text:p>
          </table:table-cell>
          <table:table-cell table:formula="of:=INDEX([Sheet2.$C$2:.$V$143];[.A550];[.B5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1]" office:value-type="float" office:value="10">
            <text:p>10</text:p>
          </table:table-cell>
          <table:table-cell table:formula="of:=INDEX([Sheet2.$C$2:.$V$143];[.A551];[.B5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2]" office:value-type="float" office:value="11">
            <text:p>11</text:p>
          </table:table-cell>
          <table:table-cell table:formula="of:=INDEX([Sheet2.$C$2:.$V$143];[.A552];[.B5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3]" office:value-type="float" office:value="12">
            <text:p>12</text:p>
          </table:table-cell>
          <table:table-cell table:formula="of:=INDEX([Sheet2.$C$2:.$V$143];[.A553];[.B5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4]" office:value-type="float" office:value="13">
            <text:p>13</text:p>
          </table:table-cell>
          <table:table-cell table:formula="of:=INDEX([Sheet2.$C$2:.$V$143];[.A554];[.B5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5]" office:value-type="float" office:value="14">
            <text:p>14</text:p>
          </table:table-cell>
          <table:table-cell table:formula="of:=INDEX([Sheet2.$C$2:.$V$143];[.A555];[.B5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6]" office:value-type="float" office:value="15">
            <text:p>15</text:p>
          </table:table-cell>
          <table:table-cell table:formula="of:=INDEX([Sheet2.$C$2:.$V$143];[.A556];[.B5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7]" office:value-type="float" office:value="16">
            <text:p>16</text:p>
          </table:table-cell>
          <table:table-cell table:formula="of:=INDEX([Sheet2.$C$2:.$V$143];[.A557];[.B5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8]" office:value-type="float" office:value="17">
            <text:p>17</text:p>
          </table:table-cell>
          <table:table-cell table:formula="of:=INDEX([Sheet2.$C$2:.$V$143];[.A558];[.B5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39]" office:value-type="float" office:value="18">
            <text:p>18</text:p>
          </table:table-cell>
          <table:table-cell table:formula="of:=INDEX([Sheet2.$C$2:.$V$143];[.A559];[.B5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40]" office:value-type="float" office:value="19">
            <text:p>19</text:p>
          </table:table-cell>
          <table:table-cell table:formula="of:=INDEX([Sheet2.$C$2:.$V$143];[.A560];[.B5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8">
            <text:p>28</text:p>
          </table:table-cell>
          <table:table-cell table:formula="of:=[.B541]" office:value-type="float" office:value="20">
            <text:p>20</text:p>
          </table:table-cell>
          <table:table-cell table:formula="of:=INDEX([Sheet2.$C$2:.$V$143];[.A561];[.B5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42]" office:value-type="float" office:value="1">
            <text:p>1</text:p>
          </table:table-cell>
          <table:table-cell table:formula="of:=INDEX([Sheet2.$C$2:.$V$143];[.A562];[.B5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43]" office:value-type="float" office:value="2">
            <text:p>2</text:p>
          </table:table-cell>
          <table:table-cell table:formula="of:=INDEX([Sheet2.$C$2:.$V$143];[.A563];[.B5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44]" office:value-type="float" office:value="3">
            <text:p>3</text:p>
          </table:table-cell>
          <table:table-cell table:formula="of:=INDEX([Sheet2.$C$2:.$V$143];[.A564];[.B5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45]" office:value-type="float" office:value="4">
            <text:p>4</text:p>
          </table:table-cell>
          <table:table-cell table:formula="of:=INDEX([Sheet2.$C$2:.$V$143];[.A565];[.B5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46]" office:value-type="float" office:value="5">
            <text:p>5</text:p>
          </table:table-cell>
          <table:table-cell table:formula="of:=INDEX([Sheet2.$C$2:.$V$143];[.A566];[.B5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47]" office:value-type="float" office:value="6">
            <text:p>6</text:p>
          </table:table-cell>
          <table:table-cell table:formula="of:=INDEX([Sheet2.$C$2:.$V$143];[.A567];[.B5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48]" office:value-type="float" office:value="7">
            <text:p>7</text:p>
          </table:table-cell>
          <table:table-cell table:formula="of:=INDEX([Sheet2.$C$2:.$V$143];[.A568];[.B5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49]" office:value-type="float" office:value="8">
            <text:p>8</text:p>
          </table:table-cell>
          <table:table-cell table:formula="of:=INDEX([Sheet2.$C$2:.$V$143];[.A569];[.B5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0]" office:value-type="float" office:value="9">
            <text:p>9</text:p>
          </table:table-cell>
          <table:table-cell table:formula="of:=INDEX([Sheet2.$C$2:.$V$143];[.A570];[.B5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1]" office:value-type="float" office:value="10">
            <text:p>10</text:p>
          </table:table-cell>
          <table:table-cell table:formula="of:=INDEX([Sheet2.$C$2:.$V$143];[.A571];[.B5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2]" office:value-type="float" office:value="11">
            <text:p>11</text:p>
          </table:table-cell>
          <table:table-cell table:formula="of:=INDEX([Sheet2.$C$2:.$V$143];[.A572];[.B57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3]" office:value-type="float" office:value="12">
            <text:p>12</text:p>
          </table:table-cell>
          <table:table-cell table:formula="of:=INDEX([Sheet2.$C$2:.$V$143];[.A573];[.B5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4]" office:value-type="float" office:value="13">
            <text:p>13</text:p>
          </table:table-cell>
          <table:table-cell table:formula="of:=INDEX([Sheet2.$C$2:.$V$143];[.A574];[.B5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5]" office:value-type="float" office:value="14">
            <text:p>14</text:p>
          </table:table-cell>
          <table:table-cell table:formula="of:=INDEX([Sheet2.$C$2:.$V$143];[.A575];[.B5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6]" office:value-type="float" office:value="15">
            <text:p>15</text:p>
          </table:table-cell>
          <table:table-cell table:formula="of:=INDEX([Sheet2.$C$2:.$V$143];[.A576];[.B5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7]" office:value-type="float" office:value="16">
            <text:p>16</text:p>
          </table:table-cell>
          <table:table-cell table:formula="of:=INDEX([Sheet2.$C$2:.$V$143];[.A577];[.B5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8]" office:value-type="float" office:value="17">
            <text:p>17</text:p>
          </table:table-cell>
          <table:table-cell table:formula="of:=INDEX([Sheet2.$C$2:.$V$143];[.A578];[.B5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59]" office:value-type="float" office:value="18">
            <text:p>18</text:p>
          </table:table-cell>
          <table:table-cell table:formula="of:=INDEX([Sheet2.$C$2:.$V$143];[.A579];[.B5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60]" office:value-type="float" office:value="19">
            <text:p>19</text:p>
          </table:table-cell>
          <table:table-cell table:formula="of:=INDEX([Sheet2.$C$2:.$V$143];[.A580];[.B5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29">
            <text:p>29</text:p>
          </table:table-cell>
          <table:table-cell table:formula="of:=[.B561]" office:value-type="float" office:value="20">
            <text:p>20</text:p>
          </table:table-cell>
          <table:table-cell table:formula="of:=INDEX([Sheet2.$C$2:.$V$143];[.A581];[.B5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62]" office:value-type="float" office:value="1">
            <text:p>1</text:p>
          </table:table-cell>
          <table:table-cell table:formula="of:=INDEX([Sheet2.$C$2:.$V$143];[.A582];[.B5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63]" office:value-type="float" office:value="2">
            <text:p>2</text:p>
          </table:table-cell>
          <table:table-cell table:formula="of:=INDEX([Sheet2.$C$2:.$V$143];[.A583];[.B5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64]" office:value-type="float" office:value="3">
            <text:p>3</text:p>
          </table:table-cell>
          <table:table-cell table:formula="of:=INDEX([Sheet2.$C$2:.$V$143];[.A584];[.B5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65]" office:value-type="float" office:value="4">
            <text:p>4</text:p>
          </table:table-cell>
          <table:table-cell table:formula="of:=INDEX([Sheet2.$C$2:.$V$143];[.A585];[.B5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66]" office:value-type="float" office:value="5">
            <text:p>5</text:p>
          </table:table-cell>
          <table:table-cell table:formula="of:=INDEX([Sheet2.$C$2:.$V$143];[.A586];[.B5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67]" office:value-type="float" office:value="6">
            <text:p>6</text:p>
          </table:table-cell>
          <table:table-cell table:formula="of:=INDEX([Sheet2.$C$2:.$V$143];[.A587];[.B5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68]" office:value-type="float" office:value="7">
            <text:p>7</text:p>
          </table:table-cell>
          <table:table-cell table:formula="of:=INDEX([Sheet2.$C$2:.$V$143];[.A588];[.B5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69]" office:value-type="float" office:value="8">
            <text:p>8</text:p>
          </table:table-cell>
          <table:table-cell table:formula="of:=INDEX([Sheet2.$C$2:.$V$143];[.A589];[.B5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0]" office:value-type="float" office:value="9">
            <text:p>9</text:p>
          </table:table-cell>
          <table:table-cell table:formula="of:=INDEX([Sheet2.$C$2:.$V$143];[.A590];[.B5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1]" office:value-type="float" office:value="10">
            <text:p>10</text:p>
          </table:table-cell>
          <table:table-cell table:formula="of:=INDEX([Sheet2.$C$2:.$V$143];[.A591];[.B5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2]" office:value-type="float" office:value="11">
            <text:p>11</text:p>
          </table:table-cell>
          <table:table-cell table:formula="of:=INDEX([Sheet2.$C$2:.$V$143];[.A592];[.B59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3]" office:value-type="float" office:value="12">
            <text:p>12</text:p>
          </table:table-cell>
          <table:table-cell table:formula="of:=INDEX([Sheet2.$C$2:.$V$143];[.A593];[.B5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4]" office:value-type="float" office:value="13">
            <text:p>13</text:p>
          </table:table-cell>
          <table:table-cell table:formula="of:=INDEX([Sheet2.$C$2:.$V$143];[.A594];[.B5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5]" office:value-type="float" office:value="14">
            <text:p>14</text:p>
          </table:table-cell>
          <table:table-cell table:formula="of:=INDEX([Sheet2.$C$2:.$V$143];[.A595];[.B5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6]" office:value-type="float" office:value="15">
            <text:p>15</text:p>
          </table:table-cell>
          <table:table-cell table:formula="of:=INDEX([Sheet2.$C$2:.$V$143];[.A596];[.B5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7]" office:value-type="float" office:value="16">
            <text:p>16</text:p>
          </table:table-cell>
          <table:table-cell table:formula="of:=INDEX([Sheet2.$C$2:.$V$143];[.A597];[.B5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8]" office:value-type="float" office:value="17">
            <text:p>17</text:p>
          </table:table-cell>
          <table:table-cell table:formula="of:=INDEX([Sheet2.$C$2:.$V$143];[.A598];[.B5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79]" office:value-type="float" office:value="18">
            <text:p>18</text:p>
          </table:table-cell>
          <table:table-cell table:formula="of:=INDEX([Sheet2.$C$2:.$V$143];[.A599];[.B5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80]" office:value-type="float" office:value="19">
            <text:p>19</text:p>
          </table:table-cell>
          <table:table-cell table:formula="of:=INDEX([Sheet2.$C$2:.$V$143];[.A600];[.B6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0">
            <text:p>30</text:p>
          </table:table-cell>
          <table:table-cell table:formula="of:=[.B581]" office:value-type="float" office:value="20">
            <text:p>20</text:p>
          </table:table-cell>
          <table:table-cell table:formula="of:=INDEX([Sheet2.$C$2:.$V$143];[.A601];[.B6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82]" office:value-type="float" office:value="1">
            <text:p>1</text:p>
          </table:table-cell>
          <table:table-cell table:formula="of:=INDEX([Sheet2.$C$2:.$V$143];[.A602];[.B6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83]" office:value-type="float" office:value="2">
            <text:p>2</text:p>
          </table:table-cell>
          <table:table-cell table:formula="of:=INDEX([Sheet2.$C$2:.$V$143];[.A603];[.B6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84]" office:value-type="float" office:value="3">
            <text:p>3</text:p>
          </table:table-cell>
          <table:table-cell table:formula="of:=INDEX([Sheet2.$C$2:.$V$143];[.A604];[.B6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85]" office:value-type="float" office:value="4">
            <text:p>4</text:p>
          </table:table-cell>
          <table:table-cell table:formula="of:=INDEX([Sheet2.$C$2:.$V$143];[.A605];[.B6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86]" office:value-type="float" office:value="5">
            <text:p>5</text:p>
          </table:table-cell>
          <table:table-cell table:formula="of:=INDEX([Sheet2.$C$2:.$V$143];[.A606];[.B6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87]" office:value-type="float" office:value="6">
            <text:p>6</text:p>
          </table:table-cell>
          <table:table-cell table:formula="of:=INDEX([Sheet2.$C$2:.$V$143];[.A607];[.B6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88]" office:value-type="float" office:value="7">
            <text:p>7</text:p>
          </table:table-cell>
          <table:table-cell table:formula="of:=INDEX([Sheet2.$C$2:.$V$143];[.A608];[.B6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89]" office:value-type="float" office:value="8">
            <text:p>8</text:p>
          </table:table-cell>
          <table:table-cell table:formula="of:=INDEX([Sheet2.$C$2:.$V$143];[.A609];[.B6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0]" office:value-type="float" office:value="9">
            <text:p>9</text:p>
          </table:table-cell>
          <table:table-cell table:formula="of:=INDEX([Sheet2.$C$2:.$V$143];[.A610];[.B6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1]" office:value-type="float" office:value="10">
            <text:p>10</text:p>
          </table:table-cell>
          <table:table-cell table:formula="of:=INDEX([Sheet2.$C$2:.$V$143];[.A611];[.B6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2]" office:value-type="float" office:value="11">
            <text:p>11</text:p>
          </table:table-cell>
          <table:table-cell table:formula="of:=INDEX([Sheet2.$C$2:.$V$143];[.A612];[.B6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3]" office:value-type="float" office:value="12">
            <text:p>12</text:p>
          </table:table-cell>
          <table:table-cell table:formula="of:=INDEX([Sheet2.$C$2:.$V$143];[.A613];[.B6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4]" office:value-type="float" office:value="13">
            <text:p>13</text:p>
          </table:table-cell>
          <table:table-cell table:formula="of:=INDEX([Sheet2.$C$2:.$V$143];[.A614];[.B6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5]" office:value-type="float" office:value="14">
            <text:p>14</text:p>
          </table:table-cell>
          <table:table-cell table:formula="of:=INDEX([Sheet2.$C$2:.$V$143];[.A615];[.B6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6]" office:value-type="float" office:value="15">
            <text:p>15</text:p>
          </table:table-cell>
          <table:table-cell table:formula="of:=INDEX([Sheet2.$C$2:.$V$143];[.A616];[.B6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7]" office:value-type="float" office:value="16">
            <text:p>16</text:p>
          </table:table-cell>
          <table:table-cell table:formula="of:=INDEX([Sheet2.$C$2:.$V$143];[.A617];[.B6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8]" office:value-type="float" office:value="17">
            <text:p>17</text:p>
          </table:table-cell>
          <table:table-cell table:formula="of:=INDEX([Sheet2.$C$2:.$V$143];[.A618];[.B6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599]" office:value-type="float" office:value="18">
            <text:p>18</text:p>
          </table:table-cell>
          <table:table-cell table:formula="of:=INDEX([Sheet2.$C$2:.$V$143];[.A619];[.B6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600]" office:value-type="float" office:value="19">
            <text:p>19</text:p>
          </table:table-cell>
          <table:table-cell table:formula="of:=INDEX([Sheet2.$C$2:.$V$143];[.A620];[.B6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1">
            <text:p>31</text:p>
          </table:table-cell>
          <table:table-cell table:formula="of:=[.B601]" office:value-type="float" office:value="20">
            <text:p>20</text:p>
          </table:table-cell>
          <table:table-cell table:formula="of:=INDEX([Sheet2.$C$2:.$V$143];[.A621];[.B6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02]" office:value-type="float" office:value="1">
            <text:p>1</text:p>
          </table:table-cell>
          <table:table-cell table:formula="of:=INDEX([Sheet2.$C$2:.$V$143];[.A622];[.B6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03]" office:value-type="float" office:value="2">
            <text:p>2</text:p>
          </table:table-cell>
          <table:table-cell table:formula="of:=INDEX([Sheet2.$C$2:.$V$143];[.A623];[.B6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04]" office:value-type="float" office:value="3">
            <text:p>3</text:p>
          </table:table-cell>
          <table:table-cell table:formula="of:=INDEX([Sheet2.$C$2:.$V$143];[.A624];[.B6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05]" office:value-type="float" office:value="4">
            <text:p>4</text:p>
          </table:table-cell>
          <table:table-cell table:formula="of:=INDEX([Sheet2.$C$2:.$V$143];[.A625];[.B6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06]" office:value-type="float" office:value="5">
            <text:p>5</text:p>
          </table:table-cell>
          <table:table-cell table:formula="of:=INDEX([Sheet2.$C$2:.$V$143];[.A626];[.B6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07]" office:value-type="float" office:value="6">
            <text:p>6</text:p>
          </table:table-cell>
          <table:table-cell table:formula="of:=INDEX([Sheet2.$C$2:.$V$143];[.A627];[.B6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08]" office:value-type="float" office:value="7">
            <text:p>7</text:p>
          </table:table-cell>
          <table:table-cell table:formula="of:=INDEX([Sheet2.$C$2:.$V$143];[.A628];[.B6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09]" office:value-type="float" office:value="8">
            <text:p>8</text:p>
          </table:table-cell>
          <table:table-cell table:formula="of:=INDEX([Sheet2.$C$2:.$V$143];[.A629];[.B6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0]" office:value-type="float" office:value="9">
            <text:p>9</text:p>
          </table:table-cell>
          <table:table-cell table:formula="of:=INDEX([Sheet2.$C$2:.$V$143];[.A630];[.B6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1]" office:value-type="float" office:value="10">
            <text:p>10</text:p>
          </table:table-cell>
          <table:table-cell table:formula="of:=INDEX([Sheet2.$C$2:.$V$143];[.A631];[.B6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2]" office:value-type="float" office:value="11">
            <text:p>11</text:p>
          </table:table-cell>
          <table:table-cell table:formula="of:=INDEX([Sheet2.$C$2:.$V$143];[.A632];[.B6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3]" office:value-type="float" office:value="12">
            <text:p>12</text:p>
          </table:table-cell>
          <table:table-cell table:formula="of:=INDEX([Sheet2.$C$2:.$V$143];[.A633];[.B6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4]" office:value-type="float" office:value="13">
            <text:p>13</text:p>
          </table:table-cell>
          <table:table-cell table:formula="of:=INDEX([Sheet2.$C$2:.$V$143];[.A634];[.B6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5]" office:value-type="float" office:value="14">
            <text:p>14</text:p>
          </table:table-cell>
          <table:table-cell table:formula="of:=INDEX([Sheet2.$C$2:.$V$143];[.A635];[.B6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6]" office:value-type="float" office:value="15">
            <text:p>15</text:p>
          </table:table-cell>
          <table:table-cell table:formula="of:=INDEX([Sheet2.$C$2:.$V$143];[.A636];[.B6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7]" office:value-type="float" office:value="16">
            <text:p>16</text:p>
          </table:table-cell>
          <table:table-cell table:formula="of:=INDEX([Sheet2.$C$2:.$V$143];[.A637];[.B6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8]" office:value-type="float" office:value="17">
            <text:p>17</text:p>
          </table:table-cell>
          <table:table-cell table:formula="of:=INDEX([Sheet2.$C$2:.$V$143];[.A638];[.B6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19]" office:value-type="float" office:value="18">
            <text:p>18</text:p>
          </table:table-cell>
          <table:table-cell table:formula="of:=INDEX([Sheet2.$C$2:.$V$143];[.A639];[.B63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20]" office:value-type="float" office:value="19">
            <text:p>19</text:p>
          </table:table-cell>
          <table:table-cell table:formula="of:=INDEX([Sheet2.$C$2:.$V$143];[.A640];[.B64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2">
            <text:p>32</text:p>
          </table:table-cell>
          <table:table-cell table:formula="of:=[.B621]" office:value-type="float" office:value="20">
            <text:p>20</text:p>
          </table:table-cell>
          <table:table-cell table:formula="of:=INDEX([Sheet2.$C$2:.$V$143];[.A641];[.B6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22]" office:value-type="float" office:value="1">
            <text:p>1</text:p>
          </table:table-cell>
          <table:table-cell table:formula="of:=INDEX([Sheet2.$C$2:.$V$143];[.A642];[.B64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23]" office:value-type="float" office:value="2">
            <text:p>2</text:p>
          </table:table-cell>
          <table:table-cell table:formula="of:=INDEX([Sheet2.$C$2:.$V$143];[.A643];[.B64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24]" office:value-type="float" office:value="3">
            <text:p>3</text:p>
          </table:table-cell>
          <table:table-cell table:formula="of:=INDEX([Sheet2.$C$2:.$V$143];[.A644];[.B64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25]" office:value-type="float" office:value="4">
            <text:p>4</text:p>
          </table:table-cell>
          <table:table-cell table:formula="of:=INDEX([Sheet2.$C$2:.$V$143];[.A645];[.B64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26]" office:value-type="float" office:value="5">
            <text:p>5</text:p>
          </table:table-cell>
          <table:table-cell table:formula="of:=INDEX([Sheet2.$C$2:.$V$143];[.A646];[.B6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27]" office:value-type="float" office:value="6">
            <text:p>6</text:p>
          </table:table-cell>
          <table:table-cell table:formula="of:=INDEX([Sheet2.$C$2:.$V$143];[.A647];[.B6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28]" office:value-type="float" office:value="7">
            <text:p>7</text:p>
          </table:table-cell>
          <table:table-cell table:formula="of:=INDEX([Sheet2.$C$2:.$V$143];[.A648];[.B6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29]" office:value-type="float" office:value="8">
            <text:p>8</text:p>
          </table:table-cell>
          <table:table-cell table:formula="of:=INDEX([Sheet2.$C$2:.$V$143];[.A649];[.B6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0]" office:value-type="float" office:value="9">
            <text:p>9</text:p>
          </table:table-cell>
          <table:table-cell table:formula="of:=INDEX([Sheet2.$C$2:.$V$143];[.A650];[.B6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1]" office:value-type="float" office:value="10">
            <text:p>10</text:p>
          </table:table-cell>
          <table:table-cell table:formula="of:=INDEX([Sheet2.$C$2:.$V$143];[.A651];[.B65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2]" office:value-type="float" office:value="11">
            <text:p>11</text:p>
          </table:table-cell>
          <table:table-cell table:formula="of:=INDEX([Sheet2.$C$2:.$V$143];[.A652];[.B6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3]" office:value-type="float" office:value="12">
            <text:p>12</text:p>
          </table:table-cell>
          <table:table-cell table:formula="of:=INDEX([Sheet2.$C$2:.$V$143];[.A653];[.B65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4]" office:value-type="float" office:value="13">
            <text:p>13</text:p>
          </table:table-cell>
          <table:table-cell table:formula="of:=INDEX([Sheet2.$C$2:.$V$143];[.A654];[.B65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5]" office:value-type="float" office:value="14">
            <text:p>14</text:p>
          </table:table-cell>
          <table:table-cell table:formula="of:=INDEX([Sheet2.$C$2:.$V$143];[.A655];[.B6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6]" office:value-type="float" office:value="15">
            <text:p>15</text:p>
          </table:table-cell>
          <table:table-cell table:formula="of:=INDEX([Sheet2.$C$2:.$V$143];[.A656];[.B6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7]" office:value-type="float" office:value="16">
            <text:p>16</text:p>
          </table:table-cell>
          <table:table-cell table:formula="of:=INDEX([Sheet2.$C$2:.$V$143];[.A657];[.B6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8]" office:value-type="float" office:value="17">
            <text:p>17</text:p>
          </table:table-cell>
          <table:table-cell table:formula="of:=INDEX([Sheet2.$C$2:.$V$143];[.A658];[.B65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39]" office:value-type="float" office:value="18">
            <text:p>18</text:p>
          </table:table-cell>
          <table:table-cell table:formula="of:=INDEX([Sheet2.$C$2:.$V$143];[.A659];[.B65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40]" office:value-type="float" office:value="19">
            <text:p>19</text:p>
          </table:table-cell>
          <table:table-cell table:formula="of:=INDEX([Sheet2.$C$2:.$V$143];[.A660];[.B66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3">
            <text:p>33</text:p>
          </table:table-cell>
          <table:table-cell table:formula="of:=[.B641]" office:value-type="float" office:value="20">
            <text:p>20</text:p>
          </table:table-cell>
          <table:table-cell table:formula="of:=INDEX([Sheet2.$C$2:.$V$143];[.A661];[.B66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42]" office:value-type="float" office:value="1">
            <text:p>1</text:p>
          </table:table-cell>
          <table:table-cell table:formula="of:=INDEX([Sheet2.$C$2:.$V$143];[.A662];[.B6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43]" office:value-type="float" office:value="2">
            <text:p>2</text:p>
          </table:table-cell>
          <table:table-cell table:formula="of:=INDEX([Sheet2.$C$2:.$V$143];[.A663];[.B6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44]" office:value-type="float" office:value="3">
            <text:p>3</text:p>
          </table:table-cell>
          <table:table-cell table:formula="of:=INDEX([Sheet2.$C$2:.$V$143];[.A664];[.B6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45]" office:value-type="float" office:value="4">
            <text:p>4</text:p>
          </table:table-cell>
          <table:table-cell table:formula="of:=INDEX([Sheet2.$C$2:.$V$143];[.A665];[.B66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46]" office:value-type="float" office:value="5">
            <text:p>5</text:p>
          </table:table-cell>
          <table:table-cell table:formula="of:=INDEX([Sheet2.$C$2:.$V$143];[.A666];[.B6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47]" office:value-type="float" office:value="6">
            <text:p>6</text:p>
          </table:table-cell>
          <table:table-cell table:formula="of:=INDEX([Sheet2.$C$2:.$V$143];[.A667];[.B6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48]" office:value-type="float" office:value="7">
            <text:p>7</text:p>
          </table:table-cell>
          <table:table-cell table:formula="of:=INDEX([Sheet2.$C$2:.$V$143];[.A668];[.B6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49]" office:value-type="float" office:value="8">
            <text:p>8</text:p>
          </table:table-cell>
          <table:table-cell table:formula="of:=INDEX([Sheet2.$C$2:.$V$143];[.A669];[.B6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0]" office:value-type="float" office:value="9">
            <text:p>9</text:p>
          </table:table-cell>
          <table:table-cell table:formula="of:=INDEX([Sheet2.$C$2:.$V$143];[.A670];[.B6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1]" office:value-type="float" office:value="10">
            <text:p>10</text:p>
          </table:table-cell>
          <table:table-cell table:formula="of:=INDEX([Sheet2.$C$2:.$V$143];[.A671];[.B6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2]" office:value-type="float" office:value="11">
            <text:p>11</text:p>
          </table:table-cell>
          <table:table-cell table:formula="of:=INDEX([Sheet2.$C$2:.$V$143];[.A672];[.B6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3]" office:value-type="float" office:value="12">
            <text:p>12</text:p>
          </table:table-cell>
          <table:table-cell table:formula="of:=INDEX([Sheet2.$C$2:.$V$143];[.A673];[.B6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4]" office:value-type="float" office:value="13">
            <text:p>13</text:p>
          </table:table-cell>
          <table:table-cell table:formula="of:=INDEX([Sheet2.$C$2:.$V$143];[.A674];[.B6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5]" office:value-type="float" office:value="14">
            <text:p>14</text:p>
          </table:table-cell>
          <table:table-cell table:formula="of:=INDEX([Sheet2.$C$2:.$V$143];[.A675];[.B6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6]" office:value-type="float" office:value="15">
            <text:p>15</text:p>
          </table:table-cell>
          <table:table-cell table:formula="of:=INDEX([Sheet2.$C$2:.$V$143];[.A676];[.B6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7]" office:value-type="float" office:value="16">
            <text:p>16</text:p>
          </table:table-cell>
          <table:table-cell table:formula="of:=INDEX([Sheet2.$C$2:.$V$143];[.A677];[.B6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8]" office:value-type="float" office:value="17">
            <text:p>17</text:p>
          </table:table-cell>
          <table:table-cell table:formula="of:=INDEX([Sheet2.$C$2:.$V$143];[.A678];[.B6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59]" office:value-type="float" office:value="18">
            <text:p>18</text:p>
          </table:table-cell>
          <table:table-cell table:formula="of:=INDEX([Sheet2.$C$2:.$V$143];[.A679];[.B6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60]" office:value-type="float" office:value="19">
            <text:p>19</text:p>
          </table:table-cell>
          <table:table-cell table:formula="of:=INDEX([Sheet2.$C$2:.$V$143];[.A680];[.B6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4">
            <text:p>34</text:p>
          </table:table-cell>
          <table:table-cell table:formula="of:=[.B661]" office:value-type="float" office:value="20">
            <text:p>20</text:p>
          </table:table-cell>
          <table:table-cell table:formula="of:=INDEX([Sheet2.$C$2:.$V$143];[.A681];[.B6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62]" office:value-type="float" office:value="1">
            <text:p>1</text:p>
          </table:table-cell>
          <table:table-cell table:formula="of:=INDEX([Sheet2.$C$2:.$V$143];[.A682];[.B6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63]" office:value-type="float" office:value="2">
            <text:p>2</text:p>
          </table:table-cell>
          <table:table-cell table:formula="of:=INDEX([Sheet2.$C$2:.$V$143];[.A683];[.B6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64]" office:value-type="float" office:value="3">
            <text:p>3</text:p>
          </table:table-cell>
          <table:table-cell table:formula="of:=INDEX([Sheet2.$C$2:.$V$143];[.A684];[.B6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65]" office:value-type="float" office:value="4">
            <text:p>4</text:p>
          </table:table-cell>
          <table:table-cell table:formula="of:=INDEX([Sheet2.$C$2:.$V$143];[.A685];[.B68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66]" office:value-type="float" office:value="5">
            <text:p>5</text:p>
          </table:table-cell>
          <table:table-cell table:formula="of:=INDEX([Sheet2.$C$2:.$V$143];[.A686];[.B68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67]" office:value-type="float" office:value="6">
            <text:p>6</text:p>
          </table:table-cell>
          <table:table-cell table:formula="of:=INDEX([Sheet2.$C$2:.$V$143];[.A687];[.B6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68]" office:value-type="float" office:value="7">
            <text:p>7</text:p>
          </table:table-cell>
          <table:table-cell table:formula="of:=INDEX([Sheet2.$C$2:.$V$143];[.A688];[.B6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69]" office:value-type="float" office:value="8">
            <text:p>8</text:p>
          </table:table-cell>
          <table:table-cell table:formula="of:=INDEX([Sheet2.$C$2:.$V$143];[.A689];[.B6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0]" office:value-type="float" office:value="9">
            <text:p>9</text:p>
          </table:table-cell>
          <table:table-cell table:formula="of:=INDEX([Sheet2.$C$2:.$V$143];[.A690];[.B6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1]" office:value-type="float" office:value="10">
            <text:p>10</text:p>
          </table:table-cell>
          <table:table-cell table:formula="of:=INDEX([Sheet2.$C$2:.$V$143];[.A691];[.B6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2]" office:value-type="float" office:value="11">
            <text:p>11</text:p>
          </table:table-cell>
          <table:table-cell table:formula="of:=INDEX([Sheet2.$C$2:.$V$143];[.A692];[.B6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3]" office:value-type="float" office:value="12">
            <text:p>12</text:p>
          </table:table-cell>
          <table:table-cell table:formula="of:=INDEX([Sheet2.$C$2:.$V$143];[.A693];[.B6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4]" office:value-type="float" office:value="13">
            <text:p>13</text:p>
          </table:table-cell>
          <table:table-cell table:formula="of:=INDEX([Sheet2.$C$2:.$V$143];[.A694];[.B6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5]" office:value-type="float" office:value="14">
            <text:p>14</text:p>
          </table:table-cell>
          <table:table-cell table:formula="of:=INDEX([Sheet2.$C$2:.$V$143];[.A695];[.B6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6]" office:value-type="float" office:value="15">
            <text:p>15</text:p>
          </table:table-cell>
          <table:table-cell table:formula="of:=INDEX([Sheet2.$C$2:.$V$143];[.A696];[.B6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7]" office:value-type="float" office:value="16">
            <text:p>16</text:p>
          </table:table-cell>
          <table:table-cell table:formula="of:=INDEX([Sheet2.$C$2:.$V$143];[.A697];[.B6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8]" office:value-type="float" office:value="17">
            <text:p>17</text:p>
          </table:table-cell>
          <table:table-cell table:formula="of:=INDEX([Sheet2.$C$2:.$V$143];[.A698];[.B6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79]" office:value-type="float" office:value="18">
            <text:p>18</text:p>
          </table:table-cell>
          <table:table-cell table:formula="of:=INDEX([Sheet2.$C$2:.$V$143];[.A699];[.B6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80]" office:value-type="float" office:value="19">
            <text:p>19</text:p>
          </table:table-cell>
          <table:table-cell table:formula="of:=INDEX([Sheet2.$C$2:.$V$143];[.A700];[.B7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5">
            <text:p>35</text:p>
          </table:table-cell>
          <table:table-cell table:formula="of:=[.B681]" office:value-type="float" office:value="20">
            <text:p>20</text:p>
          </table:table-cell>
          <table:table-cell table:formula="of:=INDEX([Sheet2.$C$2:.$V$143];[.A701];[.B7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82]" office:value-type="float" office:value="1">
            <text:p>1</text:p>
          </table:table-cell>
          <table:table-cell table:formula="of:=INDEX([Sheet2.$C$2:.$V$143];[.A702];[.B7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83]" office:value-type="float" office:value="2">
            <text:p>2</text:p>
          </table:table-cell>
          <table:table-cell table:formula="of:=INDEX([Sheet2.$C$2:.$V$143];[.A703];[.B7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84]" office:value-type="float" office:value="3">
            <text:p>3</text:p>
          </table:table-cell>
          <table:table-cell table:formula="of:=INDEX([Sheet2.$C$2:.$V$143];[.A704];[.B7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85]" office:value-type="float" office:value="4">
            <text:p>4</text:p>
          </table:table-cell>
          <table:table-cell table:formula="of:=INDEX([Sheet2.$C$2:.$V$143];[.A705];[.B7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86]" office:value-type="float" office:value="5">
            <text:p>5</text:p>
          </table:table-cell>
          <table:table-cell table:formula="of:=INDEX([Sheet2.$C$2:.$V$143];[.A706];[.B7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87]" office:value-type="float" office:value="6">
            <text:p>6</text:p>
          </table:table-cell>
          <table:table-cell table:formula="of:=INDEX([Sheet2.$C$2:.$V$143];[.A707];[.B7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88]" office:value-type="float" office:value="7">
            <text:p>7</text:p>
          </table:table-cell>
          <table:table-cell table:formula="of:=INDEX([Sheet2.$C$2:.$V$143];[.A708];[.B7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89]" office:value-type="float" office:value="8">
            <text:p>8</text:p>
          </table:table-cell>
          <table:table-cell table:formula="of:=INDEX([Sheet2.$C$2:.$V$143];[.A709];[.B7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0]" office:value-type="float" office:value="9">
            <text:p>9</text:p>
          </table:table-cell>
          <table:table-cell table:formula="of:=INDEX([Sheet2.$C$2:.$V$143];[.A710];[.B7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1]" office:value-type="float" office:value="10">
            <text:p>10</text:p>
          </table:table-cell>
          <table:table-cell table:formula="of:=INDEX([Sheet2.$C$2:.$V$143];[.A711];[.B7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2]" office:value-type="float" office:value="11">
            <text:p>11</text:p>
          </table:table-cell>
          <table:table-cell table:formula="of:=INDEX([Sheet2.$C$2:.$V$143];[.A712];[.B7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3]" office:value-type="float" office:value="12">
            <text:p>12</text:p>
          </table:table-cell>
          <table:table-cell table:formula="of:=INDEX([Sheet2.$C$2:.$V$143];[.A713];[.B7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4]" office:value-type="float" office:value="13">
            <text:p>13</text:p>
          </table:table-cell>
          <table:table-cell table:formula="of:=INDEX([Sheet2.$C$2:.$V$143];[.A714];[.B7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5]" office:value-type="float" office:value="14">
            <text:p>14</text:p>
          </table:table-cell>
          <table:table-cell table:formula="of:=INDEX([Sheet2.$C$2:.$V$143];[.A715];[.B7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6]" office:value-type="float" office:value="15">
            <text:p>15</text:p>
          </table:table-cell>
          <table:table-cell table:formula="of:=INDEX([Sheet2.$C$2:.$V$143];[.A716];[.B7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7]" office:value-type="float" office:value="16">
            <text:p>16</text:p>
          </table:table-cell>
          <table:table-cell table:formula="of:=INDEX([Sheet2.$C$2:.$V$143];[.A717];[.B71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8]" office:value-type="float" office:value="17">
            <text:p>17</text:p>
          </table:table-cell>
          <table:table-cell table:formula="of:=INDEX([Sheet2.$C$2:.$V$143];[.A718];[.B7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699]" office:value-type="float" office:value="18">
            <text:p>18</text:p>
          </table:table-cell>
          <table:table-cell table:formula="of:=INDEX([Sheet2.$C$2:.$V$143];[.A719];[.B7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700]" office:value-type="float" office:value="19">
            <text:p>19</text:p>
          </table:table-cell>
          <table:table-cell table:formula="of:=INDEX([Sheet2.$C$2:.$V$143];[.A720];[.B7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6">
            <text:p>36</text:p>
          </table:table-cell>
          <table:table-cell table:formula="of:=[.B701]" office:value-type="float" office:value="20">
            <text:p>20</text:p>
          </table:table-cell>
          <table:table-cell table:formula="of:=INDEX([Sheet2.$C$2:.$V$143];[.A721];[.B7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02]" office:value-type="float" office:value="1">
            <text:p>1</text:p>
          </table:table-cell>
          <table:table-cell table:formula="of:=INDEX([Sheet2.$C$2:.$V$143];[.A722];[.B7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03]" office:value-type="float" office:value="2">
            <text:p>2</text:p>
          </table:table-cell>
          <table:table-cell table:formula="of:=INDEX([Sheet2.$C$2:.$V$143];[.A723];[.B7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04]" office:value-type="float" office:value="3">
            <text:p>3</text:p>
          </table:table-cell>
          <table:table-cell table:formula="of:=INDEX([Sheet2.$C$2:.$V$143];[.A724];[.B7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05]" office:value-type="float" office:value="4">
            <text:p>4</text:p>
          </table:table-cell>
          <table:table-cell table:formula="of:=INDEX([Sheet2.$C$2:.$V$143];[.A725];[.B7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06]" office:value-type="float" office:value="5">
            <text:p>5</text:p>
          </table:table-cell>
          <table:table-cell table:formula="of:=INDEX([Sheet2.$C$2:.$V$143];[.A726];[.B7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07]" office:value-type="float" office:value="6">
            <text:p>6</text:p>
          </table:table-cell>
          <table:table-cell table:formula="of:=INDEX([Sheet2.$C$2:.$V$143];[.A727];[.B7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08]" office:value-type="float" office:value="7">
            <text:p>7</text:p>
          </table:table-cell>
          <table:table-cell table:formula="of:=INDEX([Sheet2.$C$2:.$V$143];[.A728];[.B7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09]" office:value-type="float" office:value="8">
            <text:p>8</text:p>
          </table:table-cell>
          <table:table-cell table:formula="of:=INDEX([Sheet2.$C$2:.$V$143];[.A729];[.B7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0]" office:value-type="float" office:value="9">
            <text:p>9</text:p>
          </table:table-cell>
          <table:table-cell table:formula="of:=INDEX([Sheet2.$C$2:.$V$143];[.A730];[.B7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1]" office:value-type="float" office:value="10">
            <text:p>10</text:p>
          </table:table-cell>
          <table:table-cell table:formula="of:=INDEX([Sheet2.$C$2:.$V$143];[.A731];[.B7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2]" office:value-type="float" office:value="11">
            <text:p>11</text:p>
          </table:table-cell>
          <table:table-cell table:formula="of:=INDEX([Sheet2.$C$2:.$V$143];[.A732];[.B7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3]" office:value-type="float" office:value="12">
            <text:p>12</text:p>
          </table:table-cell>
          <table:table-cell table:formula="of:=INDEX([Sheet2.$C$2:.$V$143];[.A733];[.B7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4]" office:value-type="float" office:value="13">
            <text:p>13</text:p>
          </table:table-cell>
          <table:table-cell table:formula="of:=INDEX([Sheet2.$C$2:.$V$143];[.A734];[.B7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5]" office:value-type="float" office:value="14">
            <text:p>14</text:p>
          </table:table-cell>
          <table:table-cell table:formula="of:=INDEX([Sheet2.$C$2:.$V$143];[.A735];[.B7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6]" office:value-type="float" office:value="15">
            <text:p>15</text:p>
          </table:table-cell>
          <table:table-cell table:formula="of:=INDEX([Sheet2.$C$2:.$V$143];[.A736];[.B7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7]" office:value-type="float" office:value="16">
            <text:p>16</text:p>
          </table:table-cell>
          <table:table-cell table:formula="of:=INDEX([Sheet2.$C$2:.$V$143];[.A737];[.B7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8]" office:value-type="float" office:value="17">
            <text:p>17</text:p>
          </table:table-cell>
          <table:table-cell table:formula="of:=INDEX([Sheet2.$C$2:.$V$143];[.A738];[.B7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19]" office:value-type="float" office:value="18">
            <text:p>18</text:p>
          </table:table-cell>
          <table:table-cell table:formula="of:=INDEX([Sheet2.$C$2:.$V$143];[.A739];[.B7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20]" office:value-type="float" office:value="19">
            <text:p>19</text:p>
          </table:table-cell>
          <table:table-cell table:formula="of:=INDEX([Sheet2.$C$2:.$V$143];[.A740];[.B7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7">
            <text:p>37</text:p>
          </table:table-cell>
          <table:table-cell table:formula="of:=[.B721]" office:value-type="float" office:value="20">
            <text:p>20</text:p>
          </table:table-cell>
          <table:table-cell table:formula="of:=INDEX([Sheet2.$C$2:.$V$143];[.A741];[.B7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22]" office:value-type="float" office:value="1">
            <text:p>1</text:p>
          </table:table-cell>
          <table:table-cell table:formula="of:=INDEX([Sheet2.$C$2:.$V$143];[.A742];[.B7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23]" office:value-type="float" office:value="2">
            <text:p>2</text:p>
          </table:table-cell>
          <table:table-cell table:formula="of:=INDEX([Sheet2.$C$2:.$V$143];[.A743];[.B7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24]" office:value-type="float" office:value="3">
            <text:p>3</text:p>
          </table:table-cell>
          <table:table-cell table:formula="of:=INDEX([Sheet2.$C$2:.$V$143];[.A744];[.B7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25]" office:value-type="float" office:value="4">
            <text:p>4</text:p>
          </table:table-cell>
          <table:table-cell table:formula="of:=INDEX([Sheet2.$C$2:.$V$143];[.A745];[.B7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26]" office:value-type="float" office:value="5">
            <text:p>5</text:p>
          </table:table-cell>
          <table:table-cell table:formula="of:=INDEX([Sheet2.$C$2:.$V$143];[.A746];[.B7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27]" office:value-type="float" office:value="6">
            <text:p>6</text:p>
          </table:table-cell>
          <table:table-cell table:formula="of:=INDEX([Sheet2.$C$2:.$V$143];[.A747];[.B7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28]" office:value-type="float" office:value="7">
            <text:p>7</text:p>
          </table:table-cell>
          <table:table-cell table:formula="of:=INDEX([Sheet2.$C$2:.$V$143];[.A748];[.B7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29]" office:value-type="float" office:value="8">
            <text:p>8</text:p>
          </table:table-cell>
          <table:table-cell table:formula="of:=INDEX([Sheet2.$C$2:.$V$143];[.A749];[.B7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0]" office:value-type="float" office:value="9">
            <text:p>9</text:p>
          </table:table-cell>
          <table:table-cell table:formula="of:=INDEX([Sheet2.$C$2:.$V$143];[.A750];[.B7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1]" office:value-type="float" office:value="10">
            <text:p>10</text:p>
          </table:table-cell>
          <table:table-cell table:formula="of:=INDEX([Sheet2.$C$2:.$V$143];[.A751];[.B7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2]" office:value-type="float" office:value="11">
            <text:p>11</text:p>
          </table:table-cell>
          <table:table-cell table:formula="of:=INDEX([Sheet2.$C$2:.$V$143];[.A752];[.B7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3]" office:value-type="float" office:value="12">
            <text:p>12</text:p>
          </table:table-cell>
          <table:table-cell table:formula="of:=INDEX([Sheet2.$C$2:.$V$143];[.A753];[.B75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4]" office:value-type="float" office:value="13">
            <text:p>13</text:p>
          </table:table-cell>
          <table:table-cell table:formula="of:=INDEX([Sheet2.$C$2:.$V$143];[.A754];[.B7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5]" office:value-type="float" office:value="14">
            <text:p>14</text:p>
          </table:table-cell>
          <table:table-cell table:formula="of:=INDEX([Sheet2.$C$2:.$V$143];[.A755];[.B7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6]" office:value-type="float" office:value="15">
            <text:p>15</text:p>
          </table:table-cell>
          <table:table-cell table:formula="of:=INDEX([Sheet2.$C$2:.$V$143];[.A756];[.B7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7]" office:value-type="float" office:value="16">
            <text:p>16</text:p>
          </table:table-cell>
          <table:table-cell table:formula="of:=INDEX([Sheet2.$C$2:.$V$143];[.A757];[.B7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8]" office:value-type="float" office:value="17">
            <text:p>17</text:p>
          </table:table-cell>
          <table:table-cell table:formula="of:=INDEX([Sheet2.$C$2:.$V$143];[.A758];[.B7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39]" office:value-type="float" office:value="18">
            <text:p>18</text:p>
          </table:table-cell>
          <table:table-cell table:formula="of:=INDEX([Sheet2.$C$2:.$V$143];[.A759];[.B7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40]" office:value-type="float" office:value="19">
            <text:p>19</text:p>
          </table:table-cell>
          <table:table-cell table:formula="of:=INDEX([Sheet2.$C$2:.$V$143];[.A760];[.B7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8">
            <text:p>38</text:p>
          </table:table-cell>
          <table:table-cell table:formula="of:=[.B741]" office:value-type="float" office:value="20">
            <text:p>20</text:p>
          </table:table-cell>
          <table:table-cell table:formula="of:=INDEX([Sheet2.$C$2:.$V$143];[.A761];[.B7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42]" office:value-type="float" office:value="1">
            <text:p>1</text:p>
          </table:table-cell>
          <table:table-cell table:formula="of:=INDEX([Sheet2.$C$2:.$V$143];[.A762];[.B76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43]" office:value-type="float" office:value="2">
            <text:p>2</text:p>
          </table:table-cell>
          <table:table-cell table:formula="of:=INDEX([Sheet2.$C$2:.$V$143];[.A763];[.B7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44]" office:value-type="float" office:value="3">
            <text:p>3</text:p>
          </table:table-cell>
          <table:table-cell table:formula="of:=INDEX([Sheet2.$C$2:.$V$143];[.A764];[.B7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45]" office:value-type="float" office:value="4">
            <text:p>4</text:p>
          </table:table-cell>
          <table:table-cell table:formula="of:=INDEX([Sheet2.$C$2:.$V$143];[.A765];[.B7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46]" office:value-type="float" office:value="5">
            <text:p>5</text:p>
          </table:table-cell>
          <table:table-cell table:formula="of:=INDEX([Sheet2.$C$2:.$V$143];[.A766];[.B7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47]" office:value-type="float" office:value="6">
            <text:p>6</text:p>
          </table:table-cell>
          <table:table-cell table:formula="of:=INDEX([Sheet2.$C$2:.$V$143];[.A767];[.B7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48]" office:value-type="float" office:value="7">
            <text:p>7</text:p>
          </table:table-cell>
          <table:table-cell table:formula="of:=INDEX([Sheet2.$C$2:.$V$143];[.A768];[.B7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49]" office:value-type="float" office:value="8">
            <text:p>8</text:p>
          </table:table-cell>
          <table:table-cell table:formula="of:=INDEX([Sheet2.$C$2:.$V$143];[.A769];[.B7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0]" office:value-type="float" office:value="9">
            <text:p>9</text:p>
          </table:table-cell>
          <table:table-cell table:formula="of:=INDEX([Sheet2.$C$2:.$V$143];[.A770];[.B7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1]" office:value-type="float" office:value="10">
            <text:p>10</text:p>
          </table:table-cell>
          <table:table-cell table:formula="of:=INDEX([Sheet2.$C$2:.$V$143];[.A771];[.B77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2]" office:value-type="float" office:value="11">
            <text:p>11</text:p>
          </table:table-cell>
          <table:table-cell table:formula="of:=INDEX([Sheet2.$C$2:.$V$143];[.A772];[.B7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3]" office:value-type="float" office:value="12">
            <text:p>12</text:p>
          </table:table-cell>
          <table:table-cell table:formula="of:=INDEX([Sheet2.$C$2:.$V$143];[.A773];[.B77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4]" office:value-type="float" office:value="13">
            <text:p>13</text:p>
          </table:table-cell>
          <table:table-cell table:formula="of:=INDEX([Sheet2.$C$2:.$V$143];[.A774];[.B77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5]" office:value-type="float" office:value="14">
            <text:p>14</text:p>
          </table:table-cell>
          <table:table-cell table:formula="of:=INDEX([Sheet2.$C$2:.$V$143];[.A775];[.B7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6]" office:value-type="float" office:value="15">
            <text:p>15</text:p>
          </table:table-cell>
          <table:table-cell table:formula="of:=INDEX([Sheet2.$C$2:.$V$143];[.A776];[.B7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7]" office:value-type="float" office:value="16">
            <text:p>16</text:p>
          </table:table-cell>
          <table:table-cell table:formula="of:=INDEX([Sheet2.$C$2:.$V$143];[.A777];[.B7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8]" office:value-type="float" office:value="17">
            <text:p>17</text:p>
          </table:table-cell>
          <table:table-cell table:formula="of:=INDEX([Sheet2.$C$2:.$V$143];[.A778];[.B77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59]" office:value-type="float" office:value="18">
            <text:p>18</text:p>
          </table:table-cell>
          <table:table-cell table:formula="of:=INDEX([Sheet2.$C$2:.$V$143];[.A779];[.B77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60]" office:value-type="float" office:value="19">
            <text:p>19</text:p>
          </table:table-cell>
          <table:table-cell table:formula="of:=INDEX([Sheet2.$C$2:.$V$143];[.A780];[.B78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39">
            <text:p>39</text:p>
          </table:table-cell>
          <table:table-cell table:formula="of:=[.B761]" office:value-type="float" office:value="20">
            <text:p>20</text:p>
          </table:table-cell>
          <table:table-cell table:formula="of:=INDEX([Sheet2.$C$2:.$V$143];[.A781];[.B78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62]" office:value-type="float" office:value="1">
            <text:p>1</text:p>
          </table:table-cell>
          <table:table-cell table:formula="of:=INDEX([Sheet2.$C$2:.$V$143];[.A782];[.B78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63]" office:value-type="float" office:value="2">
            <text:p>2</text:p>
          </table:table-cell>
          <table:table-cell table:formula="of:=INDEX([Sheet2.$C$2:.$V$143];[.A783];[.B78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64]" office:value-type="float" office:value="3">
            <text:p>3</text:p>
          </table:table-cell>
          <table:table-cell table:formula="of:=INDEX([Sheet2.$C$2:.$V$143];[.A784];[.B78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65]" office:value-type="float" office:value="4">
            <text:p>4</text:p>
          </table:table-cell>
          <table:table-cell table:formula="of:=INDEX([Sheet2.$C$2:.$V$143];[.A785];[.B7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66]" office:value-type="float" office:value="5">
            <text:p>5</text:p>
          </table:table-cell>
          <table:table-cell table:formula="of:=INDEX([Sheet2.$C$2:.$V$143];[.A786];[.B7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67]" office:value-type="float" office:value="6">
            <text:p>6</text:p>
          </table:table-cell>
          <table:table-cell table:formula="of:=INDEX([Sheet2.$C$2:.$V$143];[.A787];[.B7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68]" office:value-type="float" office:value="7">
            <text:p>7</text:p>
          </table:table-cell>
          <table:table-cell table:formula="of:=INDEX([Sheet2.$C$2:.$V$143];[.A788];[.B7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69]" office:value-type="float" office:value="8">
            <text:p>8</text:p>
          </table:table-cell>
          <table:table-cell table:formula="of:=INDEX([Sheet2.$C$2:.$V$143];[.A789];[.B7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0]" office:value-type="float" office:value="9">
            <text:p>9</text:p>
          </table:table-cell>
          <table:table-cell table:formula="of:=INDEX([Sheet2.$C$2:.$V$143];[.A790];[.B7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1]" office:value-type="float" office:value="10">
            <text:p>10</text:p>
          </table:table-cell>
          <table:table-cell table:formula="of:=INDEX([Sheet2.$C$2:.$V$143];[.A791];[.B79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2]" office:value-type="float" office:value="11">
            <text:p>11</text:p>
          </table:table-cell>
          <table:table-cell table:formula="of:=INDEX([Sheet2.$C$2:.$V$143];[.A792];[.B7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3]" office:value-type="float" office:value="12">
            <text:p>12</text:p>
          </table:table-cell>
          <table:table-cell table:formula="of:=INDEX([Sheet2.$C$2:.$V$143];[.A793];[.B79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4]" office:value-type="float" office:value="13">
            <text:p>13</text:p>
          </table:table-cell>
          <table:table-cell table:formula="of:=INDEX([Sheet2.$C$2:.$V$143];[.A794];[.B79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5]" office:value-type="float" office:value="14">
            <text:p>14</text:p>
          </table:table-cell>
          <table:table-cell table:formula="of:=INDEX([Sheet2.$C$2:.$V$143];[.A795];[.B7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6]" office:value-type="float" office:value="15">
            <text:p>15</text:p>
          </table:table-cell>
          <table:table-cell table:formula="of:=INDEX([Sheet2.$C$2:.$V$143];[.A796];[.B7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7]" office:value-type="float" office:value="16">
            <text:p>16</text:p>
          </table:table-cell>
          <table:table-cell table:formula="of:=INDEX([Sheet2.$C$2:.$V$143];[.A797];[.B7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8]" office:value-type="float" office:value="17">
            <text:p>17</text:p>
          </table:table-cell>
          <table:table-cell table:formula="of:=INDEX([Sheet2.$C$2:.$V$143];[.A798];[.B79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79]" office:value-type="float" office:value="18">
            <text:p>18</text:p>
          </table:table-cell>
          <table:table-cell table:formula="of:=INDEX([Sheet2.$C$2:.$V$143];[.A799];[.B79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80]" office:value-type="float" office:value="19">
            <text:p>19</text:p>
          </table:table-cell>
          <table:table-cell table:formula="of:=INDEX([Sheet2.$C$2:.$V$143];[.A800];[.B80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0">
            <text:p>40</text:p>
          </table:table-cell>
          <table:table-cell table:formula="of:=[.B781]" office:value-type="float" office:value="20">
            <text:p>20</text:p>
          </table:table-cell>
          <table:table-cell table:formula="of:=INDEX([Sheet2.$C$2:.$V$143];[.A801];[.B80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82]" office:value-type="float" office:value="1">
            <text:p>1</text:p>
          </table:table-cell>
          <table:table-cell table:formula="of:=INDEX([Sheet2.$C$2:.$V$143];[.A802];[.B80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83]" office:value-type="float" office:value="2">
            <text:p>2</text:p>
          </table:table-cell>
          <table:table-cell table:formula="of:=INDEX([Sheet2.$C$2:.$V$143];[.A803];[.B80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84]" office:value-type="float" office:value="3">
            <text:p>3</text:p>
          </table:table-cell>
          <table:table-cell table:formula="of:=INDEX([Sheet2.$C$2:.$V$143];[.A804];[.B8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85]" office:value-type="float" office:value="4">
            <text:p>4</text:p>
          </table:table-cell>
          <table:table-cell table:formula="of:=INDEX([Sheet2.$C$2:.$V$143];[.A805];[.B80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86]" office:value-type="float" office:value="5">
            <text:p>5</text:p>
          </table:table-cell>
          <table:table-cell table:formula="of:=INDEX([Sheet2.$C$2:.$V$143];[.A806];[.B8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87]" office:value-type="float" office:value="6">
            <text:p>6</text:p>
          </table:table-cell>
          <table:table-cell table:formula="of:=INDEX([Sheet2.$C$2:.$V$143];[.A807];[.B8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88]" office:value-type="float" office:value="7">
            <text:p>7</text:p>
          </table:table-cell>
          <table:table-cell table:formula="of:=INDEX([Sheet2.$C$2:.$V$143];[.A808];[.B8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89]" office:value-type="float" office:value="8">
            <text:p>8</text:p>
          </table:table-cell>
          <table:table-cell table:formula="of:=INDEX([Sheet2.$C$2:.$V$143];[.A809];[.B8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0]" office:value-type="float" office:value="9">
            <text:p>9</text:p>
          </table:table-cell>
          <table:table-cell table:formula="of:=INDEX([Sheet2.$C$2:.$V$143];[.A810];[.B8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1]" office:value-type="float" office:value="10">
            <text:p>10</text:p>
          </table:table-cell>
          <table:table-cell table:formula="of:=INDEX([Sheet2.$C$2:.$V$143];[.A811];[.B81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2]" office:value-type="float" office:value="11">
            <text:p>11</text:p>
          </table:table-cell>
          <table:table-cell table:formula="of:=INDEX([Sheet2.$C$2:.$V$143];[.A812];[.B8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3]" office:value-type="float" office:value="12">
            <text:p>12</text:p>
          </table:table-cell>
          <table:table-cell table:formula="of:=INDEX([Sheet2.$C$2:.$V$143];[.A813];[.B81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4]" office:value-type="float" office:value="13">
            <text:p>13</text:p>
          </table:table-cell>
          <table:table-cell table:formula="of:=INDEX([Sheet2.$C$2:.$V$143];[.A814];[.B81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5]" office:value-type="float" office:value="14">
            <text:p>14</text:p>
          </table:table-cell>
          <table:table-cell table:formula="of:=INDEX([Sheet2.$C$2:.$V$143];[.A815];[.B8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6]" office:value-type="float" office:value="15">
            <text:p>15</text:p>
          </table:table-cell>
          <table:table-cell table:formula="of:=INDEX([Sheet2.$C$2:.$V$143];[.A816];[.B8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7]" office:value-type="float" office:value="16">
            <text:p>16</text:p>
          </table:table-cell>
          <table:table-cell table:formula="of:=INDEX([Sheet2.$C$2:.$V$143];[.A817];[.B8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8]" office:value-type="float" office:value="17">
            <text:p>17</text:p>
          </table:table-cell>
          <table:table-cell table:formula="of:=INDEX([Sheet2.$C$2:.$V$143];[.A818];[.B81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799]" office:value-type="float" office:value="18">
            <text:p>18</text:p>
          </table:table-cell>
          <table:table-cell table:formula="of:=INDEX([Sheet2.$C$2:.$V$143];[.A819];[.B81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800]" office:value-type="float" office:value="19">
            <text:p>19</text:p>
          </table:table-cell>
          <table:table-cell table:formula="of:=INDEX([Sheet2.$C$2:.$V$143];[.A820];[.B82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1">
            <text:p>41</text:p>
          </table:table-cell>
          <table:table-cell table:formula="of:=[.B801]" office:value-type="float" office:value="20">
            <text:p>20</text:p>
          </table:table-cell>
          <table:table-cell table:formula="of:=INDEX([Sheet2.$C$2:.$V$143];[.A821];[.B82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02]" office:value-type="float" office:value="1">
            <text:p>1</text:p>
          </table:table-cell>
          <table:table-cell table:formula="of:=INDEX([Sheet2.$C$2:.$V$143];[.A822];[.B82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03]" office:value-type="float" office:value="2">
            <text:p>2</text:p>
          </table:table-cell>
          <table:table-cell table:formula="of:=INDEX([Sheet2.$C$2:.$V$143];[.A823];[.B82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04]" office:value-type="float" office:value="3">
            <text:p>3</text:p>
          </table:table-cell>
          <table:table-cell table:formula="of:=INDEX([Sheet2.$C$2:.$V$143];[.A824];[.B8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05]" office:value-type="float" office:value="4">
            <text:p>4</text:p>
          </table:table-cell>
          <table:table-cell table:formula="of:=INDEX([Sheet2.$C$2:.$V$143];[.A825];[.B8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06]" office:value-type="float" office:value="5">
            <text:p>5</text:p>
          </table:table-cell>
          <table:table-cell table:formula="of:=INDEX([Sheet2.$C$2:.$V$143];[.A826];[.B8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07]" office:value-type="float" office:value="6">
            <text:p>6</text:p>
          </table:table-cell>
          <table:table-cell table:formula="of:=INDEX([Sheet2.$C$2:.$V$143];[.A827];[.B8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08]" office:value-type="float" office:value="7">
            <text:p>7</text:p>
          </table:table-cell>
          <table:table-cell table:formula="of:=INDEX([Sheet2.$C$2:.$V$143];[.A828];[.B8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09]" office:value-type="float" office:value="8">
            <text:p>8</text:p>
          </table:table-cell>
          <table:table-cell table:formula="of:=INDEX([Sheet2.$C$2:.$V$143];[.A829];[.B8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0]" office:value-type="float" office:value="9">
            <text:p>9</text:p>
          </table:table-cell>
          <table:table-cell table:formula="of:=INDEX([Sheet2.$C$2:.$V$143];[.A830];[.B8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1]" office:value-type="float" office:value="10">
            <text:p>10</text:p>
          </table:table-cell>
          <table:table-cell table:formula="of:=INDEX([Sheet2.$C$2:.$V$143];[.A831];[.B83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2]" office:value-type="float" office:value="11">
            <text:p>11</text:p>
          </table:table-cell>
          <table:table-cell table:formula="of:=INDEX([Sheet2.$C$2:.$V$143];[.A832];[.B8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3]" office:value-type="float" office:value="12">
            <text:p>12</text:p>
          </table:table-cell>
          <table:table-cell table:formula="of:=INDEX([Sheet2.$C$2:.$V$143];[.A833];[.B83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4]" office:value-type="float" office:value="13">
            <text:p>13</text:p>
          </table:table-cell>
          <table:table-cell table:formula="of:=INDEX([Sheet2.$C$2:.$V$143];[.A834];[.B83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5]" office:value-type="float" office:value="14">
            <text:p>14</text:p>
          </table:table-cell>
          <table:table-cell table:formula="of:=INDEX([Sheet2.$C$2:.$V$143];[.A835];[.B8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6]" office:value-type="float" office:value="15">
            <text:p>15</text:p>
          </table:table-cell>
          <table:table-cell table:formula="of:=INDEX([Sheet2.$C$2:.$V$143];[.A836];[.B8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7]" office:value-type="float" office:value="16">
            <text:p>16</text:p>
          </table:table-cell>
          <table:table-cell table:formula="of:=INDEX([Sheet2.$C$2:.$V$143];[.A837];[.B8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8]" office:value-type="float" office:value="17">
            <text:p>17</text:p>
          </table:table-cell>
          <table:table-cell table:formula="of:=INDEX([Sheet2.$C$2:.$V$143];[.A838];[.B83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19]" office:value-type="float" office:value="18">
            <text:p>18</text:p>
          </table:table-cell>
          <table:table-cell table:formula="of:=INDEX([Sheet2.$C$2:.$V$143];[.A839];[.B83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20]" office:value-type="float" office:value="19">
            <text:p>19</text:p>
          </table:table-cell>
          <table:table-cell table:formula="of:=INDEX([Sheet2.$C$2:.$V$143];[.A840];[.B84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2">
            <text:p>42</text:p>
          </table:table-cell>
          <table:table-cell table:formula="of:=[.B821]" office:value-type="float" office:value="20">
            <text:p>20</text:p>
          </table:table-cell>
          <table:table-cell table:formula="of:=INDEX([Sheet2.$C$2:.$V$143];[.A841];[.B84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22]" office:value-type="float" office:value="1">
            <text:p>1</text:p>
          </table:table-cell>
          <table:table-cell table:formula="of:=INDEX([Sheet2.$C$2:.$V$143];[.A842];[.B8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23]" office:value-type="float" office:value="2">
            <text:p>2</text:p>
          </table:table-cell>
          <table:table-cell table:formula="of:=INDEX([Sheet2.$C$2:.$V$143];[.A843];[.B8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24]" office:value-type="float" office:value="3">
            <text:p>3</text:p>
          </table:table-cell>
          <table:table-cell table:formula="of:=INDEX([Sheet2.$C$2:.$V$143];[.A844];[.B8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25]" office:value-type="float" office:value="4">
            <text:p>4</text:p>
          </table:table-cell>
          <table:table-cell table:formula="of:=INDEX([Sheet2.$C$2:.$V$143];[.A845];[.B8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26]" office:value-type="float" office:value="5">
            <text:p>5</text:p>
          </table:table-cell>
          <table:table-cell table:formula="of:=INDEX([Sheet2.$C$2:.$V$143];[.A846];[.B8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27]" office:value-type="float" office:value="6">
            <text:p>6</text:p>
          </table:table-cell>
          <table:table-cell table:formula="of:=INDEX([Sheet2.$C$2:.$V$143];[.A847];[.B8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28]" office:value-type="float" office:value="7">
            <text:p>7</text:p>
          </table:table-cell>
          <table:table-cell table:formula="of:=INDEX([Sheet2.$C$2:.$V$143];[.A848];[.B8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29]" office:value-type="float" office:value="8">
            <text:p>8</text:p>
          </table:table-cell>
          <table:table-cell table:formula="of:=INDEX([Sheet2.$C$2:.$V$143];[.A849];[.B8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0]" office:value-type="float" office:value="9">
            <text:p>9</text:p>
          </table:table-cell>
          <table:table-cell table:formula="of:=INDEX([Sheet2.$C$2:.$V$143];[.A850];[.B8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1]" office:value-type="float" office:value="10">
            <text:p>10</text:p>
          </table:table-cell>
          <table:table-cell table:formula="of:=INDEX([Sheet2.$C$2:.$V$143];[.A851];[.B8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2]" office:value-type="float" office:value="11">
            <text:p>11</text:p>
          </table:table-cell>
          <table:table-cell table:formula="of:=INDEX([Sheet2.$C$2:.$V$143];[.A852];[.B85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3]" office:value-type="float" office:value="12">
            <text:p>12</text:p>
          </table:table-cell>
          <table:table-cell table:formula="of:=INDEX([Sheet2.$C$2:.$V$143];[.A853];[.B8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4]" office:value-type="float" office:value="13">
            <text:p>13</text:p>
          </table:table-cell>
          <table:table-cell table:formula="of:=INDEX([Sheet2.$C$2:.$V$143];[.A854];[.B85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5]" office:value-type="float" office:value="14">
            <text:p>14</text:p>
          </table:table-cell>
          <table:table-cell table:formula="of:=INDEX([Sheet2.$C$2:.$V$143];[.A855];[.B8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6]" office:value-type="float" office:value="15">
            <text:p>15</text:p>
          </table:table-cell>
          <table:table-cell table:formula="of:=INDEX([Sheet2.$C$2:.$V$143];[.A856];[.B8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7]" office:value-type="float" office:value="16">
            <text:p>16</text:p>
          </table:table-cell>
          <table:table-cell table:formula="of:=INDEX([Sheet2.$C$2:.$V$143];[.A857];[.B8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8]" office:value-type="float" office:value="17">
            <text:p>17</text:p>
          </table:table-cell>
          <table:table-cell table:formula="of:=INDEX([Sheet2.$C$2:.$V$143];[.A858];[.B8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39]" office:value-type="float" office:value="18">
            <text:p>18</text:p>
          </table:table-cell>
          <table:table-cell table:formula="of:=INDEX([Sheet2.$C$2:.$V$143];[.A859];[.B8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40]" office:value-type="float" office:value="19">
            <text:p>19</text:p>
          </table:table-cell>
          <table:table-cell table:formula="of:=INDEX([Sheet2.$C$2:.$V$143];[.A860];[.B8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3">
            <text:p>43</text:p>
          </table:table-cell>
          <table:table-cell table:formula="of:=[.B841]" office:value-type="float" office:value="20">
            <text:p>20</text:p>
          </table:table-cell>
          <table:table-cell table:formula="of:=INDEX([Sheet2.$C$2:.$V$143];[.A861];[.B8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42]" office:value-type="float" office:value="1">
            <text:p>1</text:p>
          </table:table-cell>
          <table:table-cell table:formula="of:=INDEX([Sheet2.$C$2:.$V$143];[.A862];[.B8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43]" office:value-type="float" office:value="2">
            <text:p>2</text:p>
          </table:table-cell>
          <table:table-cell table:formula="of:=INDEX([Sheet2.$C$2:.$V$143];[.A863];[.B8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44]" office:value-type="float" office:value="3">
            <text:p>3</text:p>
          </table:table-cell>
          <table:table-cell table:formula="of:=INDEX([Sheet2.$C$2:.$V$143];[.A864];[.B8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45]" office:value-type="float" office:value="4">
            <text:p>4</text:p>
          </table:table-cell>
          <table:table-cell table:formula="of:=INDEX([Sheet2.$C$2:.$V$143];[.A865];[.B8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46]" office:value-type="float" office:value="5">
            <text:p>5</text:p>
          </table:table-cell>
          <table:table-cell table:formula="of:=INDEX([Sheet2.$C$2:.$V$143];[.A866];[.B8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47]" office:value-type="float" office:value="6">
            <text:p>6</text:p>
          </table:table-cell>
          <table:table-cell table:formula="of:=INDEX([Sheet2.$C$2:.$V$143];[.A867];[.B8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48]" office:value-type="float" office:value="7">
            <text:p>7</text:p>
          </table:table-cell>
          <table:table-cell table:formula="of:=INDEX([Sheet2.$C$2:.$V$143];[.A868];[.B8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49]" office:value-type="float" office:value="8">
            <text:p>8</text:p>
          </table:table-cell>
          <table:table-cell table:formula="of:=INDEX([Sheet2.$C$2:.$V$143];[.A869];[.B8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0]" office:value-type="float" office:value="9">
            <text:p>9</text:p>
          </table:table-cell>
          <table:table-cell table:formula="of:=INDEX([Sheet2.$C$2:.$V$143];[.A870];[.B8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1]" office:value-type="float" office:value="10">
            <text:p>10</text:p>
          </table:table-cell>
          <table:table-cell table:formula="of:=INDEX([Sheet2.$C$2:.$V$143];[.A871];[.B8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2]" office:value-type="float" office:value="11">
            <text:p>11</text:p>
          </table:table-cell>
          <table:table-cell table:formula="of:=INDEX([Sheet2.$C$2:.$V$143];[.A872];[.B87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3]" office:value-type="float" office:value="12">
            <text:p>12</text:p>
          </table:table-cell>
          <table:table-cell table:formula="of:=INDEX([Sheet2.$C$2:.$V$143];[.A873];[.B8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4]" office:value-type="float" office:value="13">
            <text:p>13</text:p>
          </table:table-cell>
          <table:table-cell table:formula="of:=INDEX([Sheet2.$C$2:.$V$143];[.A874];[.B87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5]" office:value-type="float" office:value="14">
            <text:p>14</text:p>
          </table:table-cell>
          <table:table-cell table:formula="of:=INDEX([Sheet2.$C$2:.$V$143];[.A875];[.B8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6]" office:value-type="float" office:value="15">
            <text:p>15</text:p>
          </table:table-cell>
          <table:table-cell table:formula="of:=INDEX([Sheet2.$C$2:.$V$143];[.A876];[.B8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7]" office:value-type="float" office:value="16">
            <text:p>16</text:p>
          </table:table-cell>
          <table:table-cell table:formula="of:=INDEX([Sheet2.$C$2:.$V$143];[.A877];[.B8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8]" office:value-type="float" office:value="17">
            <text:p>17</text:p>
          </table:table-cell>
          <table:table-cell table:formula="of:=INDEX([Sheet2.$C$2:.$V$143];[.A878];[.B8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59]" office:value-type="float" office:value="18">
            <text:p>18</text:p>
          </table:table-cell>
          <table:table-cell table:formula="of:=INDEX([Sheet2.$C$2:.$V$143];[.A879];[.B8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60]" office:value-type="float" office:value="19">
            <text:p>19</text:p>
          </table:table-cell>
          <table:table-cell table:formula="of:=INDEX([Sheet2.$C$2:.$V$143];[.A880];[.B8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4">
            <text:p>44</text:p>
          </table:table-cell>
          <table:table-cell table:formula="of:=[.B861]" office:value-type="float" office:value="20">
            <text:p>20</text:p>
          </table:table-cell>
          <table:table-cell table:formula="of:=INDEX([Sheet2.$C$2:.$V$143];[.A881];[.B8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62]" office:value-type="float" office:value="1">
            <text:p>1</text:p>
          </table:table-cell>
          <table:table-cell table:formula="of:=INDEX([Sheet2.$C$2:.$V$143];[.A882];[.B8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63]" office:value-type="float" office:value="2">
            <text:p>2</text:p>
          </table:table-cell>
          <table:table-cell table:formula="of:=INDEX([Sheet2.$C$2:.$V$143];[.A883];[.B8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64]" office:value-type="float" office:value="3">
            <text:p>3</text:p>
          </table:table-cell>
          <table:table-cell table:formula="of:=INDEX([Sheet2.$C$2:.$V$143];[.A884];[.B8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65]" office:value-type="float" office:value="4">
            <text:p>4</text:p>
          </table:table-cell>
          <table:table-cell table:formula="of:=INDEX([Sheet2.$C$2:.$V$143];[.A885];[.B8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66]" office:value-type="float" office:value="5">
            <text:p>5</text:p>
          </table:table-cell>
          <table:table-cell table:formula="of:=INDEX([Sheet2.$C$2:.$V$143];[.A886];[.B8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67]" office:value-type="float" office:value="6">
            <text:p>6</text:p>
          </table:table-cell>
          <table:table-cell table:formula="of:=INDEX([Sheet2.$C$2:.$V$143];[.A887];[.B8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68]" office:value-type="float" office:value="7">
            <text:p>7</text:p>
          </table:table-cell>
          <table:table-cell table:formula="of:=INDEX([Sheet2.$C$2:.$V$143];[.A888];[.B8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69]" office:value-type="float" office:value="8">
            <text:p>8</text:p>
          </table:table-cell>
          <table:table-cell table:formula="of:=INDEX([Sheet2.$C$2:.$V$143];[.A889];[.B8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0]" office:value-type="float" office:value="9">
            <text:p>9</text:p>
          </table:table-cell>
          <table:table-cell table:formula="of:=INDEX([Sheet2.$C$2:.$V$143];[.A890];[.B8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1]" office:value-type="float" office:value="10">
            <text:p>10</text:p>
          </table:table-cell>
          <table:table-cell table:formula="of:=INDEX([Sheet2.$C$2:.$V$143];[.A891];[.B8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2]" office:value-type="float" office:value="11">
            <text:p>11</text:p>
          </table:table-cell>
          <table:table-cell table:formula="of:=INDEX([Sheet2.$C$2:.$V$143];[.A892];[.B89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3]" office:value-type="float" office:value="12">
            <text:p>12</text:p>
          </table:table-cell>
          <table:table-cell table:formula="of:=INDEX([Sheet2.$C$2:.$V$143];[.A893];[.B8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4]" office:value-type="float" office:value="13">
            <text:p>13</text:p>
          </table:table-cell>
          <table:table-cell table:formula="of:=INDEX([Sheet2.$C$2:.$V$143];[.A894];[.B89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5]" office:value-type="float" office:value="14">
            <text:p>14</text:p>
          </table:table-cell>
          <table:table-cell table:formula="of:=INDEX([Sheet2.$C$2:.$V$143];[.A895];[.B8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6]" office:value-type="float" office:value="15">
            <text:p>15</text:p>
          </table:table-cell>
          <table:table-cell table:formula="of:=INDEX([Sheet2.$C$2:.$V$143];[.A896];[.B8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7]" office:value-type="float" office:value="16">
            <text:p>16</text:p>
          </table:table-cell>
          <table:table-cell table:formula="of:=INDEX([Sheet2.$C$2:.$V$143];[.A897];[.B8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8]" office:value-type="float" office:value="17">
            <text:p>17</text:p>
          </table:table-cell>
          <table:table-cell table:formula="of:=INDEX([Sheet2.$C$2:.$V$143];[.A898];[.B8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79]" office:value-type="float" office:value="18">
            <text:p>18</text:p>
          </table:table-cell>
          <table:table-cell table:formula="of:=INDEX([Sheet2.$C$2:.$V$143];[.A899];[.B8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80]" office:value-type="float" office:value="19">
            <text:p>19</text:p>
          </table:table-cell>
          <table:table-cell table:formula="of:=INDEX([Sheet2.$C$2:.$V$143];[.A900];[.B9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5">
            <text:p>45</text:p>
          </table:table-cell>
          <table:table-cell table:formula="of:=[.B881]" office:value-type="float" office:value="20">
            <text:p>20</text:p>
          </table:table-cell>
          <table:table-cell table:formula="of:=INDEX([Sheet2.$C$2:.$V$143];[.A901];[.B9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82]" office:value-type="float" office:value="1">
            <text:p>1</text:p>
          </table:table-cell>
          <table:table-cell table:formula="of:=INDEX([Sheet2.$C$2:.$V$143];[.A902];[.B9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83]" office:value-type="float" office:value="2">
            <text:p>2</text:p>
          </table:table-cell>
          <table:table-cell table:formula="of:=INDEX([Sheet2.$C$2:.$V$143];[.A903];[.B9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84]" office:value-type="float" office:value="3">
            <text:p>3</text:p>
          </table:table-cell>
          <table:table-cell table:formula="of:=INDEX([Sheet2.$C$2:.$V$143];[.A904];[.B9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85]" office:value-type="float" office:value="4">
            <text:p>4</text:p>
          </table:table-cell>
          <table:table-cell table:formula="of:=INDEX([Sheet2.$C$2:.$V$143];[.A905];[.B9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86]" office:value-type="float" office:value="5">
            <text:p>5</text:p>
          </table:table-cell>
          <table:table-cell table:formula="of:=INDEX([Sheet2.$C$2:.$V$143];[.A906];[.B9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87]" office:value-type="float" office:value="6">
            <text:p>6</text:p>
          </table:table-cell>
          <table:table-cell table:formula="of:=INDEX([Sheet2.$C$2:.$V$143];[.A907];[.B9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88]" office:value-type="float" office:value="7">
            <text:p>7</text:p>
          </table:table-cell>
          <table:table-cell table:formula="of:=INDEX([Sheet2.$C$2:.$V$143];[.A908];[.B9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89]" office:value-type="float" office:value="8">
            <text:p>8</text:p>
          </table:table-cell>
          <table:table-cell table:formula="of:=INDEX([Sheet2.$C$2:.$V$143];[.A909];[.B9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0]" office:value-type="float" office:value="9">
            <text:p>9</text:p>
          </table:table-cell>
          <table:table-cell table:formula="of:=INDEX([Sheet2.$C$2:.$V$143];[.A910];[.B9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1]" office:value-type="float" office:value="10">
            <text:p>10</text:p>
          </table:table-cell>
          <table:table-cell table:formula="of:=INDEX([Sheet2.$C$2:.$V$143];[.A911];[.B9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2]" office:value-type="float" office:value="11">
            <text:p>11</text:p>
          </table:table-cell>
          <table:table-cell table:formula="of:=INDEX([Sheet2.$C$2:.$V$143];[.A912];[.B9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3]" office:value-type="float" office:value="12">
            <text:p>12</text:p>
          </table:table-cell>
          <table:table-cell table:formula="of:=INDEX([Sheet2.$C$2:.$V$143];[.A913];[.B9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4]" office:value-type="float" office:value="13">
            <text:p>13</text:p>
          </table:table-cell>
          <table:table-cell table:formula="of:=INDEX([Sheet2.$C$2:.$V$143];[.A914];[.B9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5]" office:value-type="float" office:value="14">
            <text:p>14</text:p>
          </table:table-cell>
          <table:table-cell table:formula="of:=INDEX([Sheet2.$C$2:.$V$143];[.A915];[.B9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6]" office:value-type="float" office:value="15">
            <text:p>15</text:p>
          </table:table-cell>
          <table:table-cell table:formula="of:=INDEX([Sheet2.$C$2:.$V$143];[.A916];[.B9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7]" office:value-type="float" office:value="16">
            <text:p>16</text:p>
          </table:table-cell>
          <table:table-cell table:formula="of:=INDEX([Sheet2.$C$2:.$V$143];[.A917];[.B9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8]" office:value-type="float" office:value="17">
            <text:p>17</text:p>
          </table:table-cell>
          <table:table-cell table:formula="of:=INDEX([Sheet2.$C$2:.$V$143];[.A918];[.B9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899]" office:value-type="float" office:value="18">
            <text:p>18</text:p>
          </table:table-cell>
          <table:table-cell table:formula="of:=INDEX([Sheet2.$C$2:.$V$143];[.A919];[.B9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900]" office:value-type="float" office:value="19">
            <text:p>19</text:p>
          </table:table-cell>
          <table:table-cell table:formula="of:=INDEX([Sheet2.$C$2:.$V$143];[.A920];[.B9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6">
            <text:p>46</text:p>
          </table:table-cell>
          <table:table-cell table:formula="of:=[.B901]" office:value-type="float" office:value="20">
            <text:p>20</text:p>
          </table:table-cell>
          <table:table-cell table:formula="of:=INDEX([Sheet2.$C$2:.$V$143];[.A921];[.B9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02]" office:value-type="float" office:value="1">
            <text:p>1</text:p>
          </table:table-cell>
          <table:table-cell table:formula="of:=INDEX([Sheet2.$C$2:.$V$143];[.A922];[.B9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03]" office:value-type="float" office:value="2">
            <text:p>2</text:p>
          </table:table-cell>
          <table:table-cell table:formula="of:=INDEX([Sheet2.$C$2:.$V$143];[.A923];[.B9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04]" office:value-type="float" office:value="3">
            <text:p>3</text:p>
          </table:table-cell>
          <table:table-cell table:formula="of:=INDEX([Sheet2.$C$2:.$V$143];[.A924];[.B92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05]" office:value-type="float" office:value="4">
            <text:p>4</text:p>
          </table:table-cell>
          <table:table-cell table:formula="of:=INDEX([Sheet2.$C$2:.$V$143];[.A925];[.B9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06]" office:value-type="float" office:value="5">
            <text:p>5</text:p>
          </table:table-cell>
          <table:table-cell table:formula="of:=INDEX([Sheet2.$C$2:.$V$143];[.A926];[.B9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07]" office:value-type="float" office:value="6">
            <text:p>6</text:p>
          </table:table-cell>
          <table:table-cell table:formula="of:=INDEX([Sheet2.$C$2:.$V$143];[.A927];[.B9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08]" office:value-type="float" office:value="7">
            <text:p>7</text:p>
          </table:table-cell>
          <table:table-cell table:formula="of:=INDEX([Sheet2.$C$2:.$V$143];[.A928];[.B9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09]" office:value-type="float" office:value="8">
            <text:p>8</text:p>
          </table:table-cell>
          <table:table-cell table:formula="of:=INDEX([Sheet2.$C$2:.$V$143];[.A929];[.B9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0]" office:value-type="float" office:value="9">
            <text:p>9</text:p>
          </table:table-cell>
          <table:table-cell table:formula="of:=INDEX([Sheet2.$C$2:.$V$143];[.A930];[.B9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1]" office:value-type="float" office:value="10">
            <text:p>10</text:p>
          </table:table-cell>
          <table:table-cell table:formula="of:=INDEX([Sheet2.$C$2:.$V$143];[.A931];[.B9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2]" office:value-type="float" office:value="11">
            <text:p>11</text:p>
          </table:table-cell>
          <table:table-cell table:formula="of:=INDEX([Sheet2.$C$2:.$V$143];[.A932];[.B9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3]" office:value-type="float" office:value="12">
            <text:p>12</text:p>
          </table:table-cell>
          <table:table-cell table:formula="of:=INDEX([Sheet2.$C$2:.$V$143];[.A933];[.B9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4]" office:value-type="float" office:value="13">
            <text:p>13</text:p>
          </table:table-cell>
          <table:table-cell table:formula="of:=INDEX([Sheet2.$C$2:.$V$143];[.A934];[.B9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5]" office:value-type="float" office:value="14">
            <text:p>14</text:p>
          </table:table-cell>
          <table:table-cell table:formula="of:=INDEX([Sheet2.$C$2:.$V$143];[.A935];[.B9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6]" office:value-type="float" office:value="15">
            <text:p>15</text:p>
          </table:table-cell>
          <table:table-cell table:formula="of:=INDEX([Sheet2.$C$2:.$V$143];[.A936];[.B9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7]" office:value-type="float" office:value="16">
            <text:p>16</text:p>
          </table:table-cell>
          <table:table-cell table:formula="of:=INDEX([Sheet2.$C$2:.$V$143];[.A937];[.B9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8]" office:value-type="float" office:value="17">
            <text:p>17</text:p>
          </table:table-cell>
          <table:table-cell table:formula="of:=INDEX([Sheet2.$C$2:.$V$143];[.A938];[.B9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19]" office:value-type="float" office:value="18">
            <text:p>18</text:p>
          </table:table-cell>
          <table:table-cell table:formula="of:=INDEX([Sheet2.$C$2:.$V$143];[.A939];[.B9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20]" office:value-type="float" office:value="19">
            <text:p>19</text:p>
          </table:table-cell>
          <table:table-cell table:formula="of:=INDEX([Sheet2.$C$2:.$V$143];[.A940];[.B9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7">
            <text:p>47</text:p>
          </table:table-cell>
          <table:table-cell table:formula="of:=[.B921]" office:value-type="float" office:value="20">
            <text:p>20</text:p>
          </table:table-cell>
          <table:table-cell table:formula="of:=INDEX([Sheet2.$C$2:.$V$143];[.A941];[.B9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22]" office:value-type="float" office:value="1">
            <text:p>1</text:p>
          </table:table-cell>
          <table:table-cell table:formula="of:=INDEX([Sheet2.$C$2:.$V$143];[.A942];[.B9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23]" office:value-type="float" office:value="2">
            <text:p>2</text:p>
          </table:table-cell>
          <table:table-cell table:formula="of:=INDEX([Sheet2.$C$2:.$V$143];[.A943];[.B94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24]" office:value-type="float" office:value="3">
            <text:p>3</text:p>
          </table:table-cell>
          <table:table-cell table:formula="of:=INDEX([Sheet2.$C$2:.$V$143];[.A944];[.B9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25]" office:value-type="float" office:value="4">
            <text:p>4</text:p>
          </table:table-cell>
          <table:table-cell table:formula="of:=INDEX([Sheet2.$C$2:.$V$143];[.A945];[.B9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26]" office:value-type="float" office:value="5">
            <text:p>5</text:p>
          </table:table-cell>
          <table:table-cell table:formula="of:=INDEX([Sheet2.$C$2:.$V$143];[.A946];[.B9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27]" office:value-type="float" office:value="6">
            <text:p>6</text:p>
          </table:table-cell>
          <table:table-cell table:formula="of:=INDEX([Sheet2.$C$2:.$V$143];[.A947];[.B9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28]" office:value-type="float" office:value="7">
            <text:p>7</text:p>
          </table:table-cell>
          <table:table-cell table:formula="of:=INDEX([Sheet2.$C$2:.$V$143];[.A948];[.B9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29]" office:value-type="float" office:value="8">
            <text:p>8</text:p>
          </table:table-cell>
          <table:table-cell table:formula="of:=INDEX([Sheet2.$C$2:.$V$143];[.A949];[.B9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0]" office:value-type="float" office:value="9">
            <text:p>9</text:p>
          </table:table-cell>
          <table:table-cell table:formula="of:=INDEX([Sheet2.$C$2:.$V$143];[.A950];[.B9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1]" office:value-type="float" office:value="10">
            <text:p>10</text:p>
          </table:table-cell>
          <table:table-cell table:formula="of:=INDEX([Sheet2.$C$2:.$V$143];[.A951];[.B9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2]" office:value-type="float" office:value="11">
            <text:p>11</text:p>
          </table:table-cell>
          <table:table-cell table:formula="of:=INDEX([Sheet2.$C$2:.$V$143];[.A952];[.B9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3]" office:value-type="float" office:value="12">
            <text:p>12</text:p>
          </table:table-cell>
          <table:table-cell table:formula="of:=INDEX([Sheet2.$C$2:.$V$143];[.A953];[.B9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4]" office:value-type="float" office:value="13">
            <text:p>13</text:p>
          </table:table-cell>
          <table:table-cell table:formula="of:=INDEX([Sheet2.$C$2:.$V$143];[.A954];[.B9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5]" office:value-type="float" office:value="14">
            <text:p>14</text:p>
          </table:table-cell>
          <table:table-cell table:formula="of:=INDEX([Sheet2.$C$2:.$V$143];[.A955];[.B9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6]" office:value-type="float" office:value="15">
            <text:p>15</text:p>
          </table:table-cell>
          <table:table-cell table:formula="of:=INDEX([Sheet2.$C$2:.$V$143];[.A956];[.B9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7]" office:value-type="float" office:value="16">
            <text:p>16</text:p>
          </table:table-cell>
          <table:table-cell table:formula="of:=INDEX([Sheet2.$C$2:.$V$143];[.A957];[.B9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8]" office:value-type="float" office:value="17">
            <text:p>17</text:p>
          </table:table-cell>
          <table:table-cell table:formula="of:=INDEX([Sheet2.$C$2:.$V$143];[.A958];[.B9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39]" office:value-type="float" office:value="18">
            <text:p>18</text:p>
          </table:table-cell>
          <table:table-cell table:formula="of:=INDEX([Sheet2.$C$2:.$V$143];[.A959];[.B9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40]" office:value-type="float" office:value="19">
            <text:p>19</text:p>
          </table:table-cell>
          <table:table-cell table:formula="of:=INDEX([Sheet2.$C$2:.$V$143];[.A960];[.B9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8">
            <text:p>48</text:p>
          </table:table-cell>
          <table:table-cell table:formula="of:=[.B941]" office:value-type="float" office:value="20">
            <text:p>20</text:p>
          </table:table-cell>
          <table:table-cell table:formula="of:=INDEX([Sheet2.$C$2:.$V$143];[.A961];[.B9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42]" office:value-type="float" office:value="1">
            <text:p>1</text:p>
          </table:table-cell>
          <table:table-cell table:formula="of:=INDEX([Sheet2.$C$2:.$V$143];[.A962];[.B9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43]" office:value-type="float" office:value="2">
            <text:p>2</text:p>
          </table:table-cell>
          <table:table-cell table:formula="of:=INDEX([Sheet2.$C$2:.$V$143];[.A963];[.B96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44]" office:value-type="float" office:value="3">
            <text:p>3</text:p>
          </table:table-cell>
          <table:table-cell table:formula="of:=INDEX([Sheet2.$C$2:.$V$143];[.A964];[.B9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45]" office:value-type="float" office:value="4">
            <text:p>4</text:p>
          </table:table-cell>
          <table:table-cell table:formula="of:=INDEX([Sheet2.$C$2:.$V$143];[.A965];[.B9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46]" office:value-type="float" office:value="5">
            <text:p>5</text:p>
          </table:table-cell>
          <table:table-cell table:formula="of:=INDEX([Sheet2.$C$2:.$V$143];[.A966];[.B9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47]" office:value-type="float" office:value="6">
            <text:p>6</text:p>
          </table:table-cell>
          <table:table-cell table:formula="of:=INDEX([Sheet2.$C$2:.$V$143];[.A967];[.B9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48]" office:value-type="float" office:value="7">
            <text:p>7</text:p>
          </table:table-cell>
          <table:table-cell table:formula="of:=INDEX([Sheet2.$C$2:.$V$143];[.A968];[.B9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49]" office:value-type="float" office:value="8">
            <text:p>8</text:p>
          </table:table-cell>
          <table:table-cell table:formula="of:=INDEX([Sheet2.$C$2:.$V$143];[.A969];[.B9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0]" office:value-type="float" office:value="9">
            <text:p>9</text:p>
          </table:table-cell>
          <table:table-cell table:formula="of:=INDEX([Sheet2.$C$2:.$V$143];[.A970];[.B9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1]" office:value-type="float" office:value="10">
            <text:p>10</text:p>
          </table:table-cell>
          <table:table-cell table:formula="of:=INDEX([Sheet2.$C$2:.$V$143];[.A971];[.B9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2]" office:value-type="float" office:value="11">
            <text:p>11</text:p>
          </table:table-cell>
          <table:table-cell table:formula="of:=INDEX([Sheet2.$C$2:.$V$143];[.A972];[.B9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3]" office:value-type="float" office:value="12">
            <text:p>12</text:p>
          </table:table-cell>
          <table:table-cell table:formula="of:=INDEX([Sheet2.$C$2:.$V$143];[.A973];[.B9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4]" office:value-type="float" office:value="13">
            <text:p>13</text:p>
          </table:table-cell>
          <table:table-cell table:formula="of:=INDEX([Sheet2.$C$2:.$V$143];[.A974];[.B9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5]" office:value-type="float" office:value="14">
            <text:p>14</text:p>
          </table:table-cell>
          <table:table-cell table:formula="of:=INDEX([Sheet2.$C$2:.$V$143];[.A975];[.B9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6]" office:value-type="float" office:value="15">
            <text:p>15</text:p>
          </table:table-cell>
          <table:table-cell table:formula="of:=INDEX([Sheet2.$C$2:.$V$143];[.A976];[.B9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7]" office:value-type="float" office:value="16">
            <text:p>16</text:p>
          </table:table-cell>
          <table:table-cell table:formula="of:=INDEX([Sheet2.$C$2:.$V$143];[.A977];[.B9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8]" office:value-type="float" office:value="17">
            <text:p>17</text:p>
          </table:table-cell>
          <table:table-cell table:formula="of:=INDEX([Sheet2.$C$2:.$V$143];[.A978];[.B9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59]" office:value-type="float" office:value="18">
            <text:p>18</text:p>
          </table:table-cell>
          <table:table-cell table:formula="of:=INDEX([Sheet2.$C$2:.$V$143];[.A979];[.B9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60]" office:value-type="float" office:value="19">
            <text:p>19</text:p>
          </table:table-cell>
          <table:table-cell table:formula="of:=INDEX([Sheet2.$C$2:.$V$143];[.A980];[.B9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49">
            <text:p>49</text:p>
          </table:table-cell>
          <table:table-cell table:formula="of:=[.B961]" office:value-type="float" office:value="20">
            <text:p>20</text:p>
          </table:table-cell>
          <table:table-cell table:formula="of:=INDEX([Sheet2.$C$2:.$V$143];[.A981];[.B9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62]" office:value-type="float" office:value="1">
            <text:p>1</text:p>
          </table:table-cell>
          <table:table-cell table:formula="of:=INDEX([Sheet2.$C$2:.$V$143];[.A982];[.B9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63]" office:value-type="float" office:value="2">
            <text:p>2</text:p>
          </table:table-cell>
          <table:table-cell table:formula="of:=INDEX([Sheet2.$C$2:.$V$143];[.A983];[.B9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64]" office:value-type="float" office:value="3">
            <text:p>3</text:p>
          </table:table-cell>
          <table:table-cell table:formula="of:=INDEX([Sheet2.$C$2:.$V$143];[.A984];[.B9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65]" office:value-type="float" office:value="4">
            <text:p>4</text:p>
          </table:table-cell>
          <table:table-cell table:formula="of:=INDEX([Sheet2.$C$2:.$V$143];[.A985];[.B9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66]" office:value-type="float" office:value="5">
            <text:p>5</text:p>
          </table:table-cell>
          <table:table-cell table:formula="of:=INDEX([Sheet2.$C$2:.$V$143];[.A986];[.B9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67]" office:value-type="float" office:value="6">
            <text:p>6</text:p>
          </table:table-cell>
          <table:table-cell table:formula="of:=INDEX([Sheet2.$C$2:.$V$143];[.A987];[.B9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68]" office:value-type="float" office:value="7">
            <text:p>7</text:p>
          </table:table-cell>
          <table:table-cell table:formula="of:=INDEX([Sheet2.$C$2:.$V$143];[.A988];[.B98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69]" office:value-type="float" office:value="8">
            <text:p>8</text:p>
          </table:table-cell>
          <table:table-cell table:formula="of:=INDEX([Sheet2.$C$2:.$V$143];[.A989];[.B9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0]" office:value-type="float" office:value="9">
            <text:p>9</text:p>
          </table:table-cell>
          <table:table-cell table:formula="of:=INDEX([Sheet2.$C$2:.$V$143];[.A990];[.B9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1]" office:value-type="float" office:value="10">
            <text:p>10</text:p>
          </table:table-cell>
          <table:table-cell table:formula="of:=INDEX([Sheet2.$C$2:.$V$143];[.A991];[.B9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2]" office:value-type="float" office:value="11">
            <text:p>11</text:p>
          </table:table-cell>
          <table:table-cell table:formula="of:=INDEX([Sheet2.$C$2:.$V$143];[.A992];[.B9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3]" office:value-type="float" office:value="12">
            <text:p>12</text:p>
          </table:table-cell>
          <table:table-cell table:formula="of:=INDEX([Sheet2.$C$2:.$V$143];[.A993];[.B9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4]" office:value-type="float" office:value="13">
            <text:p>13</text:p>
          </table:table-cell>
          <table:table-cell table:formula="of:=INDEX([Sheet2.$C$2:.$V$143];[.A994];[.B9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5]" office:value-type="float" office:value="14">
            <text:p>14</text:p>
          </table:table-cell>
          <table:table-cell table:formula="of:=INDEX([Sheet2.$C$2:.$V$143];[.A995];[.B9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6]" office:value-type="float" office:value="15">
            <text:p>15</text:p>
          </table:table-cell>
          <table:table-cell table:formula="of:=INDEX([Sheet2.$C$2:.$V$143];[.A996];[.B9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7]" office:value-type="float" office:value="16">
            <text:p>16</text:p>
          </table:table-cell>
          <table:table-cell table:formula="of:=INDEX([Sheet2.$C$2:.$V$143];[.A997];[.B9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8]" office:value-type="float" office:value="17">
            <text:p>17</text:p>
          </table:table-cell>
          <table:table-cell table:formula="of:=INDEX([Sheet2.$C$2:.$V$143];[.A998];[.B9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79]" office:value-type="float" office:value="18">
            <text:p>18</text:p>
          </table:table-cell>
          <table:table-cell table:formula="of:=INDEX([Sheet2.$C$2:.$V$143];[.A999];[.B9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80]" office:value-type="float" office:value="19">
            <text:p>19</text:p>
          </table:table-cell>
          <table:table-cell table:formula="of:=INDEX([Sheet2.$C$2:.$V$143];[.A1000];[.B10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0">
            <text:p>50</text:p>
          </table:table-cell>
          <table:table-cell table:formula="of:=[.B981]" office:value-type="float" office:value="20">
            <text:p>20</text:p>
          </table:table-cell>
          <table:table-cell table:formula="of:=INDEX([Sheet2.$C$2:.$V$143];[.A1001];[.B10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82]" office:value-type="float" office:value="1">
            <text:p>1</text:p>
          </table:table-cell>
          <table:table-cell table:formula="of:=INDEX([Sheet2.$C$2:.$V$143];[.A1002];[.B10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83]" office:value-type="float" office:value="2">
            <text:p>2</text:p>
          </table:table-cell>
          <table:table-cell table:formula="of:=INDEX([Sheet2.$C$2:.$V$143];[.A1003];[.B10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84]" office:value-type="float" office:value="3">
            <text:p>3</text:p>
          </table:table-cell>
          <table:table-cell table:formula="of:=INDEX([Sheet2.$C$2:.$V$143];[.A1004];[.B10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85]" office:value-type="float" office:value="4">
            <text:p>4</text:p>
          </table:table-cell>
          <table:table-cell table:formula="of:=INDEX([Sheet2.$C$2:.$V$143];[.A1005];[.B10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86]" office:value-type="float" office:value="5">
            <text:p>5</text:p>
          </table:table-cell>
          <table:table-cell table:formula="of:=INDEX([Sheet2.$C$2:.$V$143];[.A1006];[.B10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87]" office:value-type="float" office:value="6">
            <text:p>6</text:p>
          </table:table-cell>
          <table:table-cell table:formula="of:=INDEX([Sheet2.$C$2:.$V$143];[.A1007];[.B10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88]" office:value-type="float" office:value="7">
            <text:p>7</text:p>
          </table:table-cell>
          <table:table-cell table:formula="of:=INDEX([Sheet2.$C$2:.$V$143];[.A1008];[.B10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89]" office:value-type="float" office:value="8">
            <text:p>8</text:p>
          </table:table-cell>
          <table:table-cell table:formula="of:=INDEX([Sheet2.$C$2:.$V$143];[.A1009];[.B10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0]" office:value-type="float" office:value="9">
            <text:p>9</text:p>
          </table:table-cell>
          <table:table-cell table:formula="of:=INDEX([Sheet2.$C$2:.$V$143];[.A1010];[.B10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1]" office:value-type="float" office:value="10">
            <text:p>10</text:p>
          </table:table-cell>
          <table:table-cell table:formula="of:=INDEX([Sheet2.$C$2:.$V$143];[.A1011];[.B10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2]" office:value-type="float" office:value="11">
            <text:p>11</text:p>
          </table:table-cell>
          <table:table-cell table:formula="of:=INDEX([Sheet2.$C$2:.$V$143];[.A1012];[.B10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3]" office:value-type="float" office:value="12">
            <text:p>12</text:p>
          </table:table-cell>
          <table:table-cell table:formula="of:=INDEX([Sheet2.$C$2:.$V$143];[.A1013];[.B10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4]" office:value-type="float" office:value="13">
            <text:p>13</text:p>
          </table:table-cell>
          <table:table-cell table:formula="of:=INDEX([Sheet2.$C$2:.$V$143];[.A1014];[.B10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5]" office:value-type="float" office:value="14">
            <text:p>14</text:p>
          </table:table-cell>
          <table:table-cell table:formula="of:=INDEX([Sheet2.$C$2:.$V$143];[.A1015];[.B10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6]" office:value-type="float" office:value="15">
            <text:p>15</text:p>
          </table:table-cell>
          <table:table-cell table:formula="of:=INDEX([Sheet2.$C$2:.$V$143];[.A1016];[.B10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7]" office:value-type="float" office:value="16">
            <text:p>16</text:p>
          </table:table-cell>
          <table:table-cell table:formula="of:=INDEX([Sheet2.$C$2:.$V$143];[.A1017];[.B10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8]" office:value-type="float" office:value="17">
            <text:p>17</text:p>
          </table:table-cell>
          <table:table-cell table:formula="of:=INDEX([Sheet2.$C$2:.$V$143];[.A1018];[.B10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999]" office:value-type="float" office:value="18">
            <text:p>18</text:p>
          </table:table-cell>
          <table:table-cell table:formula="of:=INDEX([Sheet2.$C$2:.$V$143];[.A1019];[.B10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1000]" office:value-type="float" office:value="19">
            <text:p>19</text:p>
          </table:table-cell>
          <table:table-cell table:formula="of:=INDEX([Sheet2.$C$2:.$V$143];[.A1020];[.B10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1">
            <text:p>51</text:p>
          </table:table-cell>
          <table:table-cell table:formula="of:=[.B1001]" office:value-type="float" office:value="20">
            <text:p>20</text:p>
          </table:table-cell>
          <table:table-cell table:formula="of:=INDEX([Sheet2.$C$2:.$V$143];[.A1021];[.B10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02]" office:value-type="float" office:value="1">
            <text:p>1</text:p>
          </table:table-cell>
          <table:table-cell table:formula="of:=INDEX([Sheet2.$C$2:.$V$143];[.A1022];[.B10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03]" office:value-type="float" office:value="2">
            <text:p>2</text:p>
          </table:table-cell>
          <table:table-cell table:formula="of:=INDEX([Sheet2.$C$2:.$V$143];[.A1023];[.B10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04]" office:value-type="float" office:value="3">
            <text:p>3</text:p>
          </table:table-cell>
          <table:table-cell table:formula="of:=INDEX([Sheet2.$C$2:.$V$143];[.A1024];[.B10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05]" office:value-type="float" office:value="4">
            <text:p>4</text:p>
          </table:table-cell>
          <table:table-cell table:formula="of:=INDEX([Sheet2.$C$2:.$V$143];[.A1025];[.B10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06]" office:value-type="float" office:value="5">
            <text:p>5</text:p>
          </table:table-cell>
          <table:table-cell table:formula="of:=INDEX([Sheet2.$C$2:.$V$143];[.A1026];[.B102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07]" office:value-type="float" office:value="6">
            <text:p>6</text:p>
          </table:table-cell>
          <table:table-cell table:formula="of:=INDEX([Sheet2.$C$2:.$V$143];[.A1027];[.B10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08]" office:value-type="float" office:value="7">
            <text:p>7</text:p>
          </table:table-cell>
          <table:table-cell table:formula="of:=INDEX([Sheet2.$C$2:.$V$143];[.A1028];[.B10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09]" office:value-type="float" office:value="8">
            <text:p>8</text:p>
          </table:table-cell>
          <table:table-cell table:formula="of:=INDEX([Sheet2.$C$2:.$V$143];[.A1029];[.B10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0]" office:value-type="float" office:value="9">
            <text:p>9</text:p>
          </table:table-cell>
          <table:table-cell table:formula="of:=INDEX([Sheet2.$C$2:.$V$143];[.A1030];[.B10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1]" office:value-type="float" office:value="10">
            <text:p>10</text:p>
          </table:table-cell>
          <table:table-cell table:formula="of:=INDEX([Sheet2.$C$2:.$V$143];[.A1031];[.B10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2]" office:value-type="float" office:value="11">
            <text:p>11</text:p>
          </table:table-cell>
          <table:table-cell table:formula="of:=INDEX([Sheet2.$C$2:.$V$143];[.A1032];[.B10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3]" office:value-type="float" office:value="12">
            <text:p>12</text:p>
          </table:table-cell>
          <table:table-cell table:formula="of:=INDEX([Sheet2.$C$2:.$V$143];[.A1033];[.B10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4]" office:value-type="float" office:value="13">
            <text:p>13</text:p>
          </table:table-cell>
          <table:table-cell table:formula="of:=INDEX([Sheet2.$C$2:.$V$143];[.A1034];[.B10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5]" office:value-type="float" office:value="14">
            <text:p>14</text:p>
          </table:table-cell>
          <table:table-cell table:formula="of:=INDEX([Sheet2.$C$2:.$V$143];[.A1035];[.B10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6]" office:value-type="float" office:value="15">
            <text:p>15</text:p>
          </table:table-cell>
          <table:table-cell table:formula="of:=INDEX([Sheet2.$C$2:.$V$143];[.A1036];[.B10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7]" office:value-type="float" office:value="16">
            <text:p>16</text:p>
          </table:table-cell>
          <table:table-cell table:formula="of:=INDEX([Sheet2.$C$2:.$V$143];[.A1037];[.B10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8]" office:value-type="float" office:value="17">
            <text:p>17</text:p>
          </table:table-cell>
          <table:table-cell table:formula="of:=INDEX([Sheet2.$C$2:.$V$143];[.A1038];[.B10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19]" office:value-type="float" office:value="18">
            <text:p>18</text:p>
          </table:table-cell>
          <table:table-cell table:formula="of:=INDEX([Sheet2.$C$2:.$V$143];[.A1039];[.B10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20]" office:value-type="float" office:value="19">
            <text:p>19</text:p>
          </table:table-cell>
          <table:table-cell table:formula="of:=INDEX([Sheet2.$C$2:.$V$143];[.A1040];[.B10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2">
            <text:p>52</text:p>
          </table:table-cell>
          <table:table-cell table:formula="of:=[.B1021]" office:value-type="float" office:value="20">
            <text:p>20</text:p>
          </table:table-cell>
          <table:table-cell table:formula="of:=INDEX([Sheet2.$C$2:.$V$143];[.A1041];[.B10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22]" office:value-type="float" office:value="1">
            <text:p>1</text:p>
          </table:table-cell>
          <table:table-cell table:formula="of:=INDEX([Sheet2.$C$2:.$V$143];[.A1042];[.B10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23]" office:value-type="float" office:value="2">
            <text:p>2</text:p>
          </table:table-cell>
          <table:table-cell table:formula="of:=INDEX([Sheet2.$C$2:.$V$143];[.A1043];[.B10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24]" office:value-type="float" office:value="3">
            <text:p>3</text:p>
          </table:table-cell>
          <table:table-cell table:formula="of:=INDEX([Sheet2.$C$2:.$V$143];[.A1044];[.B10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25]" office:value-type="float" office:value="4">
            <text:p>4</text:p>
          </table:table-cell>
          <table:table-cell table:formula="of:=INDEX([Sheet2.$C$2:.$V$143];[.A1045];[.B104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26]" office:value-type="float" office:value="5">
            <text:p>5</text:p>
          </table:table-cell>
          <table:table-cell table:formula="of:=INDEX([Sheet2.$C$2:.$V$143];[.A1046];[.B10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27]" office:value-type="float" office:value="6">
            <text:p>6</text:p>
          </table:table-cell>
          <table:table-cell table:formula="of:=INDEX([Sheet2.$C$2:.$V$143];[.A1047];[.B10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28]" office:value-type="float" office:value="7">
            <text:p>7</text:p>
          </table:table-cell>
          <table:table-cell table:formula="of:=INDEX([Sheet2.$C$2:.$V$143];[.A1048];[.B10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29]" office:value-type="float" office:value="8">
            <text:p>8</text:p>
          </table:table-cell>
          <table:table-cell table:formula="of:=INDEX([Sheet2.$C$2:.$V$143];[.A1049];[.B10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0]" office:value-type="float" office:value="9">
            <text:p>9</text:p>
          </table:table-cell>
          <table:table-cell table:formula="of:=INDEX([Sheet2.$C$2:.$V$143];[.A1050];[.B10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1]" office:value-type="float" office:value="10">
            <text:p>10</text:p>
          </table:table-cell>
          <table:table-cell table:formula="of:=INDEX([Sheet2.$C$2:.$V$143];[.A1051];[.B10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2]" office:value-type="float" office:value="11">
            <text:p>11</text:p>
          </table:table-cell>
          <table:table-cell table:formula="of:=INDEX([Sheet2.$C$2:.$V$143];[.A1052];[.B10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3]" office:value-type="float" office:value="12">
            <text:p>12</text:p>
          </table:table-cell>
          <table:table-cell table:formula="of:=INDEX([Sheet2.$C$2:.$V$143];[.A1053];[.B10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4]" office:value-type="float" office:value="13">
            <text:p>13</text:p>
          </table:table-cell>
          <table:table-cell table:formula="of:=INDEX([Sheet2.$C$2:.$V$143];[.A1054];[.B10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5]" office:value-type="float" office:value="14">
            <text:p>14</text:p>
          </table:table-cell>
          <table:table-cell table:formula="of:=INDEX([Sheet2.$C$2:.$V$143];[.A1055];[.B10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6]" office:value-type="float" office:value="15">
            <text:p>15</text:p>
          </table:table-cell>
          <table:table-cell table:formula="of:=INDEX([Sheet2.$C$2:.$V$143];[.A1056];[.B10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7]" office:value-type="float" office:value="16">
            <text:p>16</text:p>
          </table:table-cell>
          <table:table-cell table:formula="of:=INDEX([Sheet2.$C$2:.$V$143];[.A1057];[.B10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8]" office:value-type="float" office:value="17">
            <text:p>17</text:p>
          </table:table-cell>
          <table:table-cell table:formula="of:=INDEX([Sheet2.$C$2:.$V$143];[.A1058];[.B10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39]" office:value-type="float" office:value="18">
            <text:p>18</text:p>
          </table:table-cell>
          <table:table-cell table:formula="of:=INDEX([Sheet2.$C$2:.$V$143];[.A1059];[.B10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40]" office:value-type="float" office:value="19">
            <text:p>19</text:p>
          </table:table-cell>
          <table:table-cell table:formula="of:=INDEX([Sheet2.$C$2:.$V$143];[.A1060];[.B10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3">
            <text:p>53</text:p>
          </table:table-cell>
          <table:table-cell table:formula="of:=[.B1041]" office:value-type="float" office:value="20">
            <text:p>20</text:p>
          </table:table-cell>
          <table:table-cell table:formula="of:=INDEX([Sheet2.$C$2:.$V$143];[.A1061];[.B10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42]" office:value-type="float" office:value="1">
            <text:p>1</text:p>
          </table:table-cell>
          <table:table-cell table:formula="of:=INDEX([Sheet2.$C$2:.$V$143];[.A1062];[.B10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43]" office:value-type="float" office:value="2">
            <text:p>2</text:p>
          </table:table-cell>
          <table:table-cell table:formula="of:=INDEX([Sheet2.$C$2:.$V$143];[.A1063];[.B10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44]" office:value-type="float" office:value="3">
            <text:p>3</text:p>
          </table:table-cell>
          <table:table-cell table:formula="of:=INDEX([Sheet2.$C$2:.$V$143];[.A1064];[.B10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45]" office:value-type="float" office:value="4">
            <text:p>4</text:p>
          </table:table-cell>
          <table:table-cell table:formula="of:=INDEX([Sheet2.$C$2:.$V$143];[.A1065];[.B10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46]" office:value-type="float" office:value="5">
            <text:p>5</text:p>
          </table:table-cell>
          <table:table-cell table:formula="of:=INDEX([Sheet2.$C$2:.$V$143];[.A1066];[.B10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47]" office:value-type="float" office:value="6">
            <text:p>6</text:p>
          </table:table-cell>
          <table:table-cell table:formula="of:=INDEX([Sheet2.$C$2:.$V$143];[.A1067];[.B106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48]" office:value-type="float" office:value="7">
            <text:p>7</text:p>
          </table:table-cell>
          <table:table-cell table:formula="of:=INDEX([Sheet2.$C$2:.$V$143];[.A1068];[.B10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49]" office:value-type="float" office:value="8">
            <text:p>8</text:p>
          </table:table-cell>
          <table:table-cell table:formula="of:=INDEX([Sheet2.$C$2:.$V$143];[.A1069];[.B10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0]" office:value-type="float" office:value="9">
            <text:p>9</text:p>
          </table:table-cell>
          <table:table-cell table:formula="of:=INDEX([Sheet2.$C$2:.$V$143];[.A1070];[.B10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1]" office:value-type="float" office:value="10">
            <text:p>10</text:p>
          </table:table-cell>
          <table:table-cell table:formula="of:=INDEX([Sheet2.$C$2:.$V$143];[.A1071];[.B10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2]" office:value-type="float" office:value="11">
            <text:p>11</text:p>
          </table:table-cell>
          <table:table-cell table:formula="of:=INDEX([Sheet2.$C$2:.$V$143];[.A1072];[.B10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3]" office:value-type="float" office:value="12">
            <text:p>12</text:p>
          </table:table-cell>
          <table:table-cell table:formula="of:=INDEX([Sheet2.$C$2:.$V$143];[.A1073];[.B10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4]" office:value-type="float" office:value="13">
            <text:p>13</text:p>
          </table:table-cell>
          <table:table-cell table:formula="of:=INDEX([Sheet2.$C$2:.$V$143];[.A1074];[.B10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5]" office:value-type="float" office:value="14">
            <text:p>14</text:p>
          </table:table-cell>
          <table:table-cell table:formula="of:=INDEX([Sheet2.$C$2:.$V$143];[.A1075];[.B10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6]" office:value-type="float" office:value="15">
            <text:p>15</text:p>
          </table:table-cell>
          <table:table-cell table:formula="of:=INDEX([Sheet2.$C$2:.$V$143];[.A1076];[.B10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7]" office:value-type="float" office:value="16">
            <text:p>16</text:p>
          </table:table-cell>
          <table:table-cell table:formula="of:=INDEX([Sheet2.$C$2:.$V$143];[.A1077];[.B10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8]" office:value-type="float" office:value="17">
            <text:p>17</text:p>
          </table:table-cell>
          <table:table-cell table:formula="of:=INDEX([Sheet2.$C$2:.$V$143];[.A1078];[.B10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59]" office:value-type="float" office:value="18">
            <text:p>18</text:p>
          </table:table-cell>
          <table:table-cell table:formula="of:=INDEX([Sheet2.$C$2:.$V$143];[.A1079];[.B10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60]" office:value-type="float" office:value="19">
            <text:p>19</text:p>
          </table:table-cell>
          <table:table-cell table:formula="of:=INDEX([Sheet2.$C$2:.$V$143];[.A1080];[.B10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4">
            <text:p>54</text:p>
          </table:table-cell>
          <table:table-cell table:formula="of:=[.B1061]" office:value-type="float" office:value="20">
            <text:p>20</text:p>
          </table:table-cell>
          <table:table-cell table:formula="of:=INDEX([Sheet2.$C$2:.$V$143];[.A1081];[.B10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62]" office:value-type="float" office:value="1">
            <text:p>1</text:p>
          </table:table-cell>
          <table:table-cell table:formula="of:=INDEX([Sheet2.$C$2:.$V$143];[.A1082];[.B10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63]" office:value-type="float" office:value="2">
            <text:p>2</text:p>
          </table:table-cell>
          <table:table-cell table:formula="of:=INDEX([Sheet2.$C$2:.$V$143];[.A1083];[.B10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64]" office:value-type="float" office:value="3">
            <text:p>3</text:p>
          </table:table-cell>
          <table:table-cell table:formula="of:=INDEX([Sheet2.$C$2:.$V$143];[.A1084];[.B10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65]" office:value-type="float" office:value="4">
            <text:p>4</text:p>
          </table:table-cell>
          <table:table-cell table:formula="of:=INDEX([Sheet2.$C$2:.$V$143];[.A1085];[.B10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66]" office:value-type="float" office:value="5">
            <text:p>5</text:p>
          </table:table-cell>
          <table:table-cell table:formula="of:=INDEX([Sheet2.$C$2:.$V$143];[.A1086];[.B10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67]" office:value-type="float" office:value="6">
            <text:p>6</text:p>
          </table:table-cell>
          <table:table-cell table:formula="of:=INDEX([Sheet2.$C$2:.$V$143];[.A1087];[.B108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68]" office:value-type="float" office:value="7">
            <text:p>7</text:p>
          </table:table-cell>
          <table:table-cell table:formula="of:=INDEX([Sheet2.$C$2:.$V$143];[.A1088];[.B10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69]" office:value-type="float" office:value="8">
            <text:p>8</text:p>
          </table:table-cell>
          <table:table-cell table:formula="of:=INDEX([Sheet2.$C$2:.$V$143];[.A1089];[.B10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0]" office:value-type="float" office:value="9">
            <text:p>9</text:p>
          </table:table-cell>
          <table:table-cell table:formula="of:=INDEX([Sheet2.$C$2:.$V$143];[.A1090];[.B10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1]" office:value-type="float" office:value="10">
            <text:p>10</text:p>
          </table:table-cell>
          <table:table-cell table:formula="of:=INDEX([Sheet2.$C$2:.$V$143];[.A1091];[.B10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2]" office:value-type="float" office:value="11">
            <text:p>11</text:p>
          </table:table-cell>
          <table:table-cell table:formula="of:=INDEX([Sheet2.$C$2:.$V$143];[.A1092];[.B10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3]" office:value-type="float" office:value="12">
            <text:p>12</text:p>
          </table:table-cell>
          <table:table-cell table:formula="of:=INDEX([Sheet2.$C$2:.$V$143];[.A1093];[.B10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4]" office:value-type="float" office:value="13">
            <text:p>13</text:p>
          </table:table-cell>
          <table:table-cell table:formula="of:=INDEX([Sheet2.$C$2:.$V$143];[.A1094];[.B10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5]" office:value-type="float" office:value="14">
            <text:p>14</text:p>
          </table:table-cell>
          <table:table-cell table:formula="of:=INDEX([Sheet2.$C$2:.$V$143];[.A1095];[.B10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6]" office:value-type="float" office:value="15">
            <text:p>15</text:p>
          </table:table-cell>
          <table:table-cell table:formula="of:=INDEX([Sheet2.$C$2:.$V$143];[.A1096];[.B10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7]" office:value-type="float" office:value="16">
            <text:p>16</text:p>
          </table:table-cell>
          <table:table-cell table:formula="of:=INDEX([Sheet2.$C$2:.$V$143];[.A1097];[.B10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8]" office:value-type="float" office:value="17">
            <text:p>17</text:p>
          </table:table-cell>
          <table:table-cell table:formula="of:=INDEX([Sheet2.$C$2:.$V$143];[.A1098];[.B10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79]" office:value-type="float" office:value="18">
            <text:p>18</text:p>
          </table:table-cell>
          <table:table-cell table:formula="of:=INDEX([Sheet2.$C$2:.$V$143];[.A1099];[.B10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80]" office:value-type="float" office:value="19">
            <text:p>19</text:p>
          </table:table-cell>
          <table:table-cell table:formula="of:=INDEX([Sheet2.$C$2:.$V$143];[.A1100];[.B11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5">
            <text:p>55</text:p>
          </table:table-cell>
          <table:table-cell table:formula="of:=[.B1081]" office:value-type="float" office:value="20">
            <text:p>20</text:p>
          </table:table-cell>
          <table:table-cell table:formula="of:=INDEX([Sheet2.$C$2:.$V$143];[.A1101];[.B11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82]" office:value-type="float" office:value="1">
            <text:p>1</text:p>
          </table:table-cell>
          <table:table-cell table:formula="of:=INDEX([Sheet2.$C$2:.$V$143];[.A1102];[.B110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83]" office:value-type="float" office:value="2">
            <text:p>2</text:p>
          </table:table-cell>
          <table:table-cell table:formula="of:=INDEX([Sheet2.$C$2:.$V$143];[.A1103];[.B110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84]" office:value-type="float" office:value="3">
            <text:p>3</text:p>
          </table:table-cell>
          <table:table-cell table:formula="of:=INDEX([Sheet2.$C$2:.$V$143];[.A1104];[.B11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85]" office:value-type="float" office:value="4">
            <text:p>4</text:p>
          </table:table-cell>
          <table:table-cell table:formula="of:=INDEX([Sheet2.$C$2:.$V$143];[.A1105];[.B110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86]" office:value-type="float" office:value="5">
            <text:p>5</text:p>
          </table:table-cell>
          <table:table-cell table:formula="of:=INDEX([Sheet2.$C$2:.$V$143];[.A1106];[.B11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87]" office:value-type="float" office:value="6">
            <text:p>6</text:p>
          </table:table-cell>
          <table:table-cell table:formula="of:=INDEX([Sheet2.$C$2:.$V$143];[.A1107];[.B110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88]" office:value-type="float" office:value="7">
            <text:p>7</text:p>
          </table:table-cell>
          <table:table-cell table:formula="of:=INDEX([Sheet2.$C$2:.$V$143];[.A1108];[.B11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89]" office:value-type="float" office:value="8">
            <text:p>8</text:p>
          </table:table-cell>
          <table:table-cell table:formula="of:=INDEX([Sheet2.$C$2:.$V$143];[.A1109];[.B11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0]" office:value-type="float" office:value="9">
            <text:p>9</text:p>
          </table:table-cell>
          <table:table-cell table:formula="of:=INDEX([Sheet2.$C$2:.$V$143];[.A1110];[.B11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1]" office:value-type="float" office:value="10">
            <text:p>10</text:p>
          </table:table-cell>
          <table:table-cell table:formula="of:=INDEX([Sheet2.$C$2:.$V$143];[.A1111];[.B11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2]" office:value-type="float" office:value="11">
            <text:p>11</text:p>
          </table:table-cell>
          <table:table-cell table:formula="of:=INDEX([Sheet2.$C$2:.$V$143];[.A1112];[.B11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3]" office:value-type="float" office:value="12">
            <text:p>12</text:p>
          </table:table-cell>
          <table:table-cell table:formula="of:=INDEX([Sheet2.$C$2:.$V$143];[.A1113];[.B11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4]" office:value-type="float" office:value="13">
            <text:p>13</text:p>
          </table:table-cell>
          <table:table-cell table:formula="of:=INDEX([Sheet2.$C$2:.$V$143];[.A1114];[.B11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5]" office:value-type="float" office:value="14">
            <text:p>14</text:p>
          </table:table-cell>
          <table:table-cell table:formula="of:=INDEX([Sheet2.$C$2:.$V$143];[.A1115];[.B11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6]" office:value-type="float" office:value="15">
            <text:p>15</text:p>
          </table:table-cell>
          <table:table-cell table:formula="of:=INDEX([Sheet2.$C$2:.$V$143];[.A1116];[.B11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7]" office:value-type="float" office:value="16">
            <text:p>16</text:p>
          </table:table-cell>
          <table:table-cell table:formula="of:=INDEX([Sheet2.$C$2:.$V$143];[.A1117];[.B11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8]" office:value-type="float" office:value="17">
            <text:p>17</text:p>
          </table:table-cell>
          <table:table-cell table:formula="of:=INDEX([Sheet2.$C$2:.$V$143];[.A1118];[.B11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099]" office:value-type="float" office:value="18">
            <text:p>18</text:p>
          </table:table-cell>
          <table:table-cell table:formula="of:=INDEX([Sheet2.$C$2:.$V$143];[.A1119];[.B11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100]" office:value-type="float" office:value="19">
            <text:p>19</text:p>
          </table:table-cell>
          <table:table-cell table:formula="of:=INDEX([Sheet2.$C$2:.$V$143];[.A1120];[.B11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6">
            <text:p>56</text:p>
          </table:table-cell>
          <table:table-cell table:formula="of:=[.B1101]" office:value-type="float" office:value="20">
            <text:p>20</text:p>
          </table:table-cell>
          <table:table-cell table:formula="of:=INDEX([Sheet2.$C$2:.$V$143];[.A1121];[.B11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02]" office:value-type="float" office:value="1">
            <text:p>1</text:p>
          </table:table-cell>
          <table:table-cell table:formula="of:=INDEX([Sheet2.$C$2:.$V$143];[.A1122];[.B11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03]" office:value-type="float" office:value="2">
            <text:p>2</text:p>
          </table:table-cell>
          <table:table-cell table:formula="of:=INDEX([Sheet2.$C$2:.$V$143];[.A1123];[.B11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04]" office:value-type="float" office:value="3">
            <text:p>3</text:p>
          </table:table-cell>
          <table:table-cell table:formula="of:=INDEX([Sheet2.$C$2:.$V$143];[.A1124];[.B112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05]" office:value-type="float" office:value="4">
            <text:p>4</text:p>
          </table:table-cell>
          <table:table-cell table:formula="of:=INDEX([Sheet2.$C$2:.$V$143];[.A1125];[.B11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06]" office:value-type="float" office:value="5">
            <text:p>5</text:p>
          </table:table-cell>
          <table:table-cell table:formula="of:=INDEX([Sheet2.$C$2:.$V$143];[.A1126];[.B11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07]" office:value-type="float" office:value="6">
            <text:p>6</text:p>
          </table:table-cell>
          <table:table-cell table:formula="of:=INDEX([Sheet2.$C$2:.$V$143];[.A1127];[.B11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08]" office:value-type="float" office:value="7">
            <text:p>7</text:p>
          </table:table-cell>
          <table:table-cell table:formula="of:=INDEX([Sheet2.$C$2:.$V$143];[.A1128];[.B11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09]" office:value-type="float" office:value="8">
            <text:p>8</text:p>
          </table:table-cell>
          <table:table-cell table:formula="of:=INDEX([Sheet2.$C$2:.$V$143];[.A1129];[.B11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0]" office:value-type="float" office:value="9">
            <text:p>9</text:p>
          </table:table-cell>
          <table:table-cell table:formula="of:=INDEX([Sheet2.$C$2:.$V$143];[.A1130];[.B11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1]" office:value-type="float" office:value="10">
            <text:p>10</text:p>
          </table:table-cell>
          <table:table-cell table:formula="of:=INDEX([Sheet2.$C$2:.$V$143];[.A1131];[.B11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2]" office:value-type="float" office:value="11">
            <text:p>11</text:p>
          </table:table-cell>
          <table:table-cell table:formula="of:=INDEX([Sheet2.$C$2:.$V$143];[.A1132];[.B11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3]" office:value-type="float" office:value="12">
            <text:p>12</text:p>
          </table:table-cell>
          <table:table-cell table:formula="of:=INDEX([Sheet2.$C$2:.$V$143];[.A1133];[.B11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4]" office:value-type="float" office:value="13">
            <text:p>13</text:p>
          </table:table-cell>
          <table:table-cell table:formula="of:=INDEX([Sheet2.$C$2:.$V$143];[.A1134];[.B11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5]" office:value-type="float" office:value="14">
            <text:p>14</text:p>
          </table:table-cell>
          <table:table-cell table:formula="of:=INDEX([Sheet2.$C$2:.$V$143];[.A1135];[.B11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6]" office:value-type="float" office:value="15">
            <text:p>15</text:p>
          </table:table-cell>
          <table:table-cell table:formula="of:=INDEX([Sheet2.$C$2:.$V$143];[.A1136];[.B11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7]" office:value-type="float" office:value="16">
            <text:p>16</text:p>
          </table:table-cell>
          <table:table-cell table:formula="of:=INDEX([Sheet2.$C$2:.$V$143];[.A1137];[.B11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8]" office:value-type="float" office:value="17">
            <text:p>17</text:p>
          </table:table-cell>
          <table:table-cell table:formula="of:=INDEX([Sheet2.$C$2:.$V$143];[.A1138];[.B11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19]" office:value-type="float" office:value="18">
            <text:p>18</text:p>
          </table:table-cell>
          <table:table-cell table:formula="of:=INDEX([Sheet2.$C$2:.$V$143];[.A1139];[.B11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20]" office:value-type="float" office:value="19">
            <text:p>19</text:p>
          </table:table-cell>
          <table:table-cell table:formula="of:=INDEX([Sheet2.$C$2:.$V$143];[.A1140];[.B11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7">
            <text:p>57</text:p>
          </table:table-cell>
          <table:table-cell table:formula="of:=[.B1121]" office:value-type="float" office:value="20">
            <text:p>20</text:p>
          </table:table-cell>
          <table:table-cell table:formula="of:=INDEX([Sheet2.$C$2:.$V$143];[.A1141];[.B11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22]" office:value-type="float" office:value="1">
            <text:p>1</text:p>
          </table:table-cell>
          <table:table-cell table:formula="of:=INDEX([Sheet2.$C$2:.$V$143];[.A1142];[.B11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23]" office:value-type="float" office:value="2">
            <text:p>2</text:p>
          </table:table-cell>
          <table:table-cell table:formula="of:=INDEX([Sheet2.$C$2:.$V$143];[.A1143];[.B114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24]" office:value-type="float" office:value="3">
            <text:p>3</text:p>
          </table:table-cell>
          <table:table-cell table:formula="of:=INDEX([Sheet2.$C$2:.$V$143];[.A1144];[.B11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25]" office:value-type="float" office:value="4">
            <text:p>4</text:p>
          </table:table-cell>
          <table:table-cell table:formula="of:=INDEX([Sheet2.$C$2:.$V$143];[.A1145];[.B11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26]" office:value-type="float" office:value="5">
            <text:p>5</text:p>
          </table:table-cell>
          <table:table-cell table:formula="of:=INDEX([Sheet2.$C$2:.$V$143];[.A1146];[.B11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27]" office:value-type="float" office:value="6">
            <text:p>6</text:p>
          </table:table-cell>
          <table:table-cell table:formula="of:=INDEX([Sheet2.$C$2:.$V$143];[.A1147];[.B11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28]" office:value-type="float" office:value="7">
            <text:p>7</text:p>
          </table:table-cell>
          <table:table-cell table:formula="of:=INDEX([Sheet2.$C$2:.$V$143];[.A1148];[.B11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29]" office:value-type="float" office:value="8">
            <text:p>8</text:p>
          </table:table-cell>
          <table:table-cell table:formula="of:=INDEX([Sheet2.$C$2:.$V$143];[.A1149];[.B11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0]" office:value-type="float" office:value="9">
            <text:p>9</text:p>
          </table:table-cell>
          <table:table-cell table:formula="of:=INDEX([Sheet2.$C$2:.$V$143];[.A1150];[.B11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1]" office:value-type="float" office:value="10">
            <text:p>10</text:p>
          </table:table-cell>
          <table:table-cell table:formula="of:=INDEX([Sheet2.$C$2:.$V$143];[.A1151];[.B11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2]" office:value-type="float" office:value="11">
            <text:p>11</text:p>
          </table:table-cell>
          <table:table-cell table:formula="of:=INDEX([Sheet2.$C$2:.$V$143];[.A1152];[.B11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3]" office:value-type="float" office:value="12">
            <text:p>12</text:p>
          </table:table-cell>
          <table:table-cell table:formula="of:=INDEX([Sheet2.$C$2:.$V$143];[.A1153];[.B11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4]" office:value-type="float" office:value="13">
            <text:p>13</text:p>
          </table:table-cell>
          <table:table-cell table:formula="of:=INDEX([Sheet2.$C$2:.$V$143];[.A1154];[.B11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5]" office:value-type="float" office:value="14">
            <text:p>14</text:p>
          </table:table-cell>
          <table:table-cell table:formula="of:=INDEX([Sheet2.$C$2:.$V$143];[.A1155];[.B11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6]" office:value-type="float" office:value="15">
            <text:p>15</text:p>
          </table:table-cell>
          <table:table-cell table:formula="of:=INDEX([Sheet2.$C$2:.$V$143];[.A1156];[.B11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7]" office:value-type="float" office:value="16">
            <text:p>16</text:p>
          </table:table-cell>
          <table:table-cell table:formula="of:=INDEX([Sheet2.$C$2:.$V$143];[.A1157];[.B11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8]" office:value-type="float" office:value="17">
            <text:p>17</text:p>
          </table:table-cell>
          <table:table-cell table:formula="of:=INDEX([Sheet2.$C$2:.$V$143];[.A1158];[.B11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39]" office:value-type="float" office:value="18">
            <text:p>18</text:p>
          </table:table-cell>
          <table:table-cell table:formula="of:=INDEX([Sheet2.$C$2:.$V$143];[.A1159];[.B11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40]" office:value-type="float" office:value="19">
            <text:p>19</text:p>
          </table:table-cell>
          <table:table-cell table:formula="of:=INDEX([Sheet2.$C$2:.$V$143];[.A1160];[.B11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8">
            <text:p>58</text:p>
          </table:table-cell>
          <table:table-cell table:formula="of:=[.B1141]" office:value-type="float" office:value="20">
            <text:p>20</text:p>
          </table:table-cell>
          <table:table-cell table:formula="of:=INDEX([Sheet2.$C$2:.$V$143];[.A1161];[.B11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42]" office:value-type="float" office:value="1">
            <text:p>1</text:p>
          </table:table-cell>
          <table:table-cell table:formula="of:=INDEX([Sheet2.$C$2:.$V$143];[.A1162];[.B11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43]" office:value-type="float" office:value="2">
            <text:p>2</text:p>
          </table:table-cell>
          <table:table-cell table:formula="of:=INDEX([Sheet2.$C$2:.$V$143];[.A1163];[.B1163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44]" office:value-type="float" office:value="3">
            <text:p>3</text:p>
          </table:table-cell>
          <table:table-cell table:formula="of:=INDEX([Sheet2.$C$2:.$V$143];[.A1164];[.B11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45]" office:value-type="float" office:value="4">
            <text:p>4</text:p>
          </table:table-cell>
          <table:table-cell table:formula="of:=INDEX([Sheet2.$C$2:.$V$143];[.A1165];[.B11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46]" office:value-type="float" office:value="5">
            <text:p>5</text:p>
          </table:table-cell>
          <table:table-cell table:formula="of:=INDEX([Sheet2.$C$2:.$V$143];[.A1166];[.B11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47]" office:value-type="float" office:value="6">
            <text:p>6</text:p>
          </table:table-cell>
          <table:table-cell table:formula="of:=INDEX([Sheet2.$C$2:.$V$143];[.A1167];[.B11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48]" office:value-type="float" office:value="7">
            <text:p>7</text:p>
          </table:table-cell>
          <table:table-cell table:formula="of:=INDEX([Sheet2.$C$2:.$V$143];[.A1168];[.B11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49]" office:value-type="float" office:value="8">
            <text:p>8</text:p>
          </table:table-cell>
          <table:table-cell table:formula="of:=INDEX([Sheet2.$C$2:.$V$143];[.A1169];[.B11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0]" office:value-type="float" office:value="9">
            <text:p>9</text:p>
          </table:table-cell>
          <table:table-cell table:formula="of:=INDEX([Sheet2.$C$2:.$V$143];[.A1170];[.B11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1]" office:value-type="float" office:value="10">
            <text:p>10</text:p>
          </table:table-cell>
          <table:table-cell table:formula="of:=INDEX([Sheet2.$C$2:.$V$143];[.A1171];[.B11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2]" office:value-type="float" office:value="11">
            <text:p>11</text:p>
          </table:table-cell>
          <table:table-cell table:formula="of:=INDEX([Sheet2.$C$2:.$V$143];[.A1172];[.B11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3]" office:value-type="float" office:value="12">
            <text:p>12</text:p>
          </table:table-cell>
          <table:table-cell table:formula="of:=INDEX([Sheet2.$C$2:.$V$143];[.A1173];[.B11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4]" office:value-type="float" office:value="13">
            <text:p>13</text:p>
          </table:table-cell>
          <table:table-cell table:formula="of:=INDEX([Sheet2.$C$2:.$V$143];[.A1174];[.B11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5]" office:value-type="float" office:value="14">
            <text:p>14</text:p>
          </table:table-cell>
          <table:table-cell table:formula="of:=INDEX([Sheet2.$C$2:.$V$143];[.A1175];[.B11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6]" office:value-type="float" office:value="15">
            <text:p>15</text:p>
          </table:table-cell>
          <table:table-cell table:formula="of:=INDEX([Sheet2.$C$2:.$V$143];[.A1176];[.B11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7]" office:value-type="float" office:value="16">
            <text:p>16</text:p>
          </table:table-cell>
          <table:table-cell table:formula="of:=INDEX([Sheet2.$C$2:.$V$143];[.A1177];[.B11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8]" office:value-type="float" office:value="17">
            <text:p>17</text:p>
          </table:table-cell>
          <table:table-cell table:formula="of:=INDEX([Sheet2.$C$2:.$V$143];[.A1178];[.B11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59]" office:value-type="float" office:value="18">
            <text:p>18</text:p>
          </table:table-cell>
          <table:table-cell table:formula="of:=INDEX([Sheet2.$C$2:.$V$143];[.A1179];[.B11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60]" office:value-type="float" office:value="19">
            <text:p>19</text:p>
          </table:table-cell>
          <table:table-cell table:formula="of:=INDEX([Sheet2.$C$2:.$V$143];[.A1180];[.B11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59">
            <text:p>59</text:p>
          </table:table-cell>
          <table:table-cell table:formula="of:=[.B1161]" office:value-type="float" office:value="20">
            <text:p>20</text:p>
          </table:table-cell>
          <table:table-cell table:formula="of:=INDEX([Sheet2.$C$2:.$V$143];[.A1181];[.B11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62]" office:value-type="float" office:value="1">
            <text:p>1</text:p>
          </table:table-cell>
          <table:table-cell table:formula="of:=INDEX([Sheet2.$C$2:.$V$143];[.A1182];[.B11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63]" office:value-type="float" office:value="2">
            <text:p>2</text:p>
          </table:table-cell>
          <table:table-cell table:formula="of:=INDEX([Sheet2.$C$2:.$V$143];[.A1183];[.B11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64]" office:value-type="float" office:value="3">
            <text:p>3</text:p>
          </table:table-cell>
          <table:table-cell table:formula="of:=INDEX([Sheet2.$C$2:.$V$143];[.A1184];[.B11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65]" office:value-type="float" office:value="4">
            <text:p>4</text:p>
          </table:table-cell>
          <table:table-cell table:formula="of:=INDEX([Sheet2.$C$2:.$V$143];[.A1185];[.B1185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66]" office:value-type="float" office:value="5">
            <text:p>5</text:p>
          </table:table-cell>
          <table:table-cell table:formula="of:=INDEX([Sheet2.$C$2:.$V$143];[.A1186];[.B11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67]" office:value-type="float" office:value="6">
            <text:p>6</text:p>
          </table:table-cell>
          <table:table-cell table:formula="of:=INDEX([Sheet2.$C$2:.$V$143];[.A1187];[.B11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68]" office:value-type="float" office:value="7">
            <text:p>7</text:p>
          </table:table-cell>
          <table:table-cell table:formula="of:=INDEX([Sheet2.$C$2:.$V$143];[.A1188];[.B11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69]" office:value-type="float" office:value="8">
            <text:p>8</text:p>
          </table:table-cell>
          <table:table-cell table:formula="of:=INDEX([Sheet2.$C$2:.$V$143];[.A1189];[.B11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0]" office:value-type="float" office:value="9">
            <text:p>9</text:p>
          </table:table-cell>
          <table:table-cell table:formula="of:=INDEX([Sheet2.$C$2:.$V$143];[.A1190];[.B11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1]" office:value-type="float" office:value="10">
            <text:p>10</text:p>
          </table:table-cell>
          <table:table-cell table:formula="of:=INDEX([Sheet2.$C$2:.$V$143];[.A1191];[.B11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2]" office:value-type="float" office:value="11">
            <text:p>11</text:p>
          </table:table-cell>
          <table:table-cell table:formula="of:=INDEX([Sheet2.$C$2:.$V$143];[.A1192];[.B11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3]" office:value-type="float" office:value="12">
            <text:p>12</text:p>
          </table:table-cell>
          <table:table-cell table:formula="of:=INDEX([Sheet2.$C$2:.$V$143];[.A1193];[.B11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4]" office:value-type="float" office:value="13">
            <text:p>13</text:p>
          </table:table-cell>
          <table:table-cell table:formula="of:=INDEX([Sheet2.$C$2:.$V$143];[.A1194];[.B11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5]" office:value-type="float" office:value="14">
            <text:p>14</text:p>
          </table:table-cell>
          <table:table-cell table:formula="of:=INDEX([Sheet2.$C$2:.$V$143];[.A1195];[.B11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6]" office:value-type="float" office:value="15">
            <text:p>15</text:p>
          </table:table-cell>
          <table:table-cell table:formula="of:=INDEX([Sheet2.$C$2:.$V$143];[.A1196];[.B11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7]" office:value-type="float" office:value="16">
            <text:p>16</text:p>
          </table:table-cell>
          <table:table-cell table:formula="of:=INDEX([Sheet2.$C$2:.$V$143];[.A1197];[.B11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8]" office:value-type="float" office:value="17">
            <text:p>17</text:p>
          </table:table-cell>
          <table:table-cell table:formula="of:=INDEX([Sheet2.$C$2:.$V$143];[.A1198];[.B11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79]" office:value-type="float" office:value="18">
            <text:p>18</text:p>
          </table:table-cell>
          <table:table-cell table:formula="of:=INDEX([Sheet2.$C$2:.$V$143];[.A1199];[.B11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80]" office:value-type="float" office:value="19">
            <text:p>19</text:p>
          </table:table-cell>
          <table:table-cell table:formula="of:=INDEX([Sheet2.$C$2:.$V$143];[.A1200];[.B12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0">
            <text:p>60</text:p>
          </table:table-cell>
          <table:table-cell table:formula="of:=[.B1181]" office:value-type="float" office:value="20">
            <text:p>20</text:p>
          </table:table-cell>
          <table:table-cell table:formula="of:=INDEX([Sheet2.$C$2:.$V$143];[.A1201];[.B12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82]" office:value-type="float" office:value="1">
            <text:p>1</text:p>
          </table:table-cell>
          <table:table-cell table:formula="of:=INDEX([Sheet2.$C$2:.$V$143];[.A1202];[.B12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83]" office:value-type="float" office:value="2">
            <text:p>2</text:p>
          </table:table-cell>
          <table:table-cell table:formula="of:=INDEX([Sheet2.$C$2:.$V$143];[.A1203];[.B12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84]" office:value-type="float" office:value="3">
            <text:p>3</text:p>
          </table:table-cell>
          <table:table-cell table:formula="of:=INDEX([Sheet2.$C$2:.$V$143];[.A1204];[.B12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85]" office:value-type="float" office:value="4">
            <text:p>4</text:p>
          </table:table-cell>
          <table:table-cell table:formula="of:=INDEX([Sheet2.$C$2:.$V$143];[.A1205];[.B12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86]" office:value-type="float" office:value="5">
            <text:p>5</text:p>
          </table:table-cell>
          <table:table-cell table:formula="of:=INDEX([Sheet2.$C$2:.$V$143];[.A1206];[.B12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87]" office:value-type="float" office:value="6">
            <text:p>6</text:p>
          </table:table-cell>
          <table:table-cell table:formula="of:=INDEX([Sheet2.$C$2:.$V$143];[.A1207];[.B1207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88]" office:value-type="float" office:value="7">
            <text:p>7</text:p>
          </table:table-cell>
          <table:table-cell table:formula="of:=INDEX([Sheet2.$C$2:.$V$143];[.A1208];[.B12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89]" office:value-type="float" office:value="8">
            <text:p>8</text:p>
          </table:table-cell>
          <table:table-cell table:formula="of:=INDEX([Sheet2.$C$2:.$V$143];[.A1209];[.B12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0]" office:value-type="float" office:value="9">
            <text:p>9</text:p>
          </table:table-cell>
          <table:table-cell table:formula="of:=INDEX([Sheet2.$C$2:.$V$143];[.A1210];[.B12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1]" office:value-type="float" office:value="10">
            <text:p>10</text:p>
          </table:table-cell>
          <table:table-cell table:formula="of:=INDEX([Sheet2.$C$2:.$V$143];[.A1211];[.B12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2]" office:value-type="float" office:value="11">
            <text:p>11</text:p>
          </table:table-cell>
          <table:table-cell table:formula="of:=INDEX([Sheet2.$C$2:.$V$143];[.A1212];[.B12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3]" office:value-type="float" office:value="12">
            <text:p>12</text:p>
          </table:table-cell>
          <table:table-cell table:formula="of:=INDEX([Sheet2.$C$2:.$V$143];[.A1213];[.B12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4]" office:value-type="float" office:value="13">
            <text:p>13</text:p>
          </table:table-cell>
          <table:table-cell table:formula="of:=INDEX([Sheet2.$C$2:.$V$143];[.A1214];[.B12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5]" office:value-type="float" office:value="14">
            <text:p>14</text:p>
          </table:table-cell>
          <table:table-cell table:formula="of:=INDEX([Sheet2.$C$2:.$V$143];[.A1215];[.B12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6]" office:value-type="float" office:value="15">
            <text:p>15</text:p>
          </table:table-cell>
          <table:table-cell table:formula="of:=INDEX([Sheet2.$C$2:.$V$143];[.A1216];[.B12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7]" office:value-type="float" office:value="16">
            <text:p>16</text:p>
          </table:table-cell>
          <table:table-cell table:formula="of:=INDEX([Sheet2.$C$2:.$V$143];[.A1217];[.B12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8]" office:value-type="float" office:value="17">
            <text:p>17</text:p>
          </table:table-cell>
          <table:table-cell table:formula="of:=INDEX([Sheet2.$C$2:.$V$143];[.A1218];[.B12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199]" office:value-type="float" office:value="18">
            <text:p>18</text:p>
          </table:table-cell>
          <table:table-cell table:formula="of:=INDEX([Sheet2.$C$2:.$V$143];[.A1219];[.B12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200]" office:value-type="float" office:value="19">
            <text:p>19</text:p>
          </table:table-cell>
          <table:table-cell table:formula="of:=INDEX([Sheet2.$C$2:.$V$143];[.A1220];[.B12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1">
            <text:p>61</text:p>
          </table:table-cell>
          <table:table-cell table:formula="of:=[.B1201]" office:value-type="float" office:value="20">
            <text:p>20</text:p>
          </table:table-cell>
          <table:table-cell table:formula="of:=INDEX([Sheet2.$C$2:.$V$143];[.A1221];[.B12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02]" office:value-type="float" office:value="1">
            <text:p>1</text:p>
          </table:table-cell>
          <table:table-cell table:formula="of:=INDEX([Sheet2.$C$2:.$V$143];[.A1222];[.B12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03]" office:value-type="float" office:value="2">
            <text:p>2</text:p>
          </table:table-cell>
          <table:table-cell table:formula="of:=INDEX([Sheet2.$C$2:.$V$143];[.A1223];[.B12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04]" office:value-type="float" office:value="3">
            <text:p>3</text:p>
          </table:table-cell>
          <table:table-cell table:formula="of:=INDEX([Sheet2.$C$2:.$V$143];[.A1224];[.B122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05]" office:value-type="float" office:value="4">
            <text:p>4</text:p>
          </table:table-cell>
          <table:table-cell table:formula="of:=INDEX([Sheet2.$C$2:.$V$143];[.A1225];[.B122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06]" office:value-type="float" office:value="5">
            <text:p>5</text:p>
          </table:table-cell>
          <table:table-cell table:formula="of:=INDEX([Sheet2.$C$2:.$V$143];[.A1226];[.B122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07]" office:value-type="float" office:value="6">
            <text:p>6</text:p>
          </table:table-cell>
          <table:table-cell table:formula="of:=INDEX([Sheet2.$C$2:.$V$143];[.A1227];[.B12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08]" office:value-type="float" office:value="7">
            <text:p>7</text:p>
          </table:table-cell>
          <table:table-cell table:formula="of:=INDEX([Sheet2.$C$2:.$V$143];[.A1228];[.B12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09]" office:value-type="float" office:value="8">
            <text:p>8</text:p>
          </table:table-cell>
          <table:table-cell table:formula="of:=INDEX([Sheet2.$C$2:.$V$143];[.A1229];[.B12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0]" office:value-type="float" office:value="9">
            <text:p>9</text:p>
          </table:table-cell>
          <table:table-cell table:formula="of:=INDEX([Sheet2.$C$2:.$V$143];[.A1230];[.B12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1]" office:value-type="float" office:value="10">
            <text:p>10</text:p>
          </table:table-cell>
          <table:table-cell table:formula="of:=INDEX([Sheet2.$C$2:.$V$143];[.A1231];[.B12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2]" office:value-type="float" office:value="11">
            <text:p>11</text:p>
          </table:table-cell>
          <table:table-cell table:formula="of:=INDEX([Sheet2.$C$2:.$V$143];[.A1232];[.B12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3]" office:value-type="float" office:value="12">
            <text:p>12</text:p>
          </table:table-cell>
          <table:table-cell table:formula="of:=INDEX([Sheet2.$C$2:.$V$143];[.A1233];[.B12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4]" office:value-type="float" office:value="13">
            <text:p>13</text:p>
          </table:table-cell>
          <table:table-cell table:formula="of:=INDEX([Sheet2.$C$2:.$V$143];[.A1234];[.B12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5]" office:value-type="float" office:value="14">
            <text:p>14</text:p>
          </table:table-cell>
          <table:table-cell table:formula="of:=INDEX([Sheet2.$C$2:.$V$143];[.A1235];[.B12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6]" office:value-type="float" office:value="15">
            <text:p>15</text:p>
          </table:table-cell>
          <table:table-cell table:formula="of:=INDEX([Sheet2.$C$2:.$V$143];[.A1236];[.B12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7]" office:value-type="float" office:value="16">
            <text:p>16</text:p>
          </table:table-cell>
          <table:table-cell table:formula="of:=INDEX([Sheet2.$C$2:.$V$143];[.A1237];[.B12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8]" office:value-type="float" office:value="17">
            <text:p>17</text:p>
          </table:table-cell>
          <table:table-cell table:formula="of:=INDEX([Sheet2.$C$2:.$V$143];[.A1238];[.B12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19]" office:value-type="float" office:value="18">
            <text:p>18</text:p>
          </table:table-cell>
          <table:table-cell table:formula="of:=INDEX([Sheet2.$C$2:.$V$143];[.A1239];[.B12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20]" office:value-type="float" office:value="19">
            <text:p>19</text:p>
          </table:table-cell>
          <table:table-cell table:formula="of:=INDEX([Sheet2.$C$2:.$V$143];[.A1240];[.B12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2">
            <text:p>62</text:p>
          </table:table-cell>
          <table:table-cell table:formula="of:=[.B1221]" office:value-type="float" office:value="20">
            <text:p>20</text:p>
          </table:table-cell>
          <table:table-cell table:formula="of:=INDEX([Sheet2.$C$2:.$V$143];[.A1241];[.B12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22]" office:value-type="float" office:value="1">
            <text:p>1</text:p>
          </table:table-cell>
          <table:table-cell table:formula="of:=INDEX([Sheet2.$C$2:.$V$143];[.A1242];[.B124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23]" office:value-type="float" office:value="2">
            <text:p>2</text:p>
          </table:table-cell>
          <table:table-cell table:formula="of:=INDEX([Sheet2.$C$2:.$V$143];[.A1243];[.B124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24]" office:value-type="float" office:value="3">
            <text:p>3</text:p>
          </table:table-cell>
          <table:table-cell table:formula="of:=INDEX([Sheet2.$C$2:.$V$143];[.A1244];[.B124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25]" office:value-type="float" office:value="4">
            <text:p>4</text:p>
          </table:table-cell>
          <table:table-cell table:formula="of:=INDEX([Sheet2.$C$2:.$V$143];[.A1245];[.B12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26]" office:value-type="float" office:value="5">
            <text:p>5</text:p>
          </table:table-cell>
          <table:table-cell table:formula="of:=INDEX([Sheet2.$C$2:.$V$143];[.A1246];[.B12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27]" office:value-type="float" office:value="6">
            <text:p>6</text:p>
          </table:table-cell>
          <table:table-cell table:formula="of:=INDEX([Sheet2.$C$2:.$V$143];[.A1247];[.B12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28]" office:value-type="float" office:value="7">
            <text:p>7</text:p>
          </table:table-cell>
          <table:table-cell table:formula="of:=INDEX([Sheet2.$C$2:.$V$143];[.A1248];[.B12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29]" office:value-type="float" office:value="8">
            <text:p>8</text:p>
          </table:table-cell>
          <table:table-cell table:formula="of:=INDEX([Sheet2.$C$2:.$V$143];[.A1249];[.B12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0]" office:value-type="float" office:value="9">
            <text:p>9</text:p>
          </table:table-cell>
          <table:table-cell table:formula="of:=INDEX([Sheet2.$C$2:.$V$143];[.A1250];[.B12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1]" office:value-type="float" office:value="10">
            <text:p>10</text:p>
          </table:table-cell>
          <table:table-cell table:formula="of:=INDEX([Sheet2.$C$2:.$V$143];[.A1251];[.B12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2]" office:value-type="float" office:value="11">
            <text:p>11</text:p>
          </table:table-cell>
          <table:table-cell table:formula="of:=INDEX([Sheet2.$C$2:.$V$143];[.A1252];[.B12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3]" office:value-type="float" office:value="12">
            <text:p>12</text:p>
          </table:table-cell>
          <table:table-cell table:formula="of:=INDEX([Sheet2.$C$2:.$V$143];[.A1253];[.B12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4]" office:value-type="float" office:value="13">
            <text:p>13</text:p>
          </table:table-cell>
          <table:table-cell table:formula="of:=INDEX([Sheet2.$C$2:.$V$143];[.A1254];[.B12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5]" office:value-type="float" office:value="14">
            <text:p>14</text:p>
          </table:table-cell>
          <table:table-cell table:formula="of:=INDEX([Sheet2.$C$2:.$V$143];[.A1255];[.B12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6]" office:value-type="float" office:value="15">
            <text:p>15</text:p>
          </table:table-cell>
          <table:table-cell table:formula="of:=INDEX([Sheet2.$C$2:.$V$143];[.A1256];[.B12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7]" office:value-type="float" office:value="16">
            <text:p>16</text:p>
          </table:table-cell>
          <table:table-cell table:formula="of:=INDEX([Sheet2.$C$2:.$V$143];[.A1257];[.B12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8]" office:value-type="float" office:value="17">
            <text:p>17</text:p>
          </table:table-cell>
          <table:table-cell table:formula="of:=INDEX([Sheet2.$C$2:.$V$143];[.A1258];[.B12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39]" office:value-type="float" office:value="18">
            <text:p>18</text:p>
          </table:table-cell>
          <table:table-cell table:formula="of:=INDEX([Sheet2.$C$2:.$V$143];[.A1259];[.B12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40]" office:value-type="float" office:value="19">
            <text:p>19</text:p>
          </table:table-cell>
          <table:table-cell table:formula="of:=INDEX([Sheet2.$C$2:.$V$143];[.A1260];[.B12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3">
            <text:p>63</text:p>
          </table:table-cell>
          <table:table-cell table:formula="of:=[.B1241]" office:value-type="float" office:value="20">
            <text:p>20</text:p>
          </table:table-cell>
          <table:table-cell table:formula="of:=INDEX([Sheet2.$C$2:.$V$143];[.A1261];[.B12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42]" office:value-type="float" office:value="1">
            <text:p>1</text:p>
          </table:table-cell>
          <table:table-cell table:formula="of:=INDEX([Sheet2.$C$2:.$V$143];[.A1262];[.B12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43]" office:value-type="float" office:value="2">
            <text:p>2</text:p>
          </table:table-cell>
          <table:table-cell table:formula="of:=INDEX([Sheet2.$C$2:.$V$143];[.A1263];[.B12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44]" office:value-type="float" office:value="3">
            <text:p>3</text:p>
          </table:table-cell>
          <table:table-cell table:formula="of:=INDEX([Sheet2.$C$2:.$V$143];[.A1264];[.B12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45]" office:value-type="float" office:value="4">
            <text:p>4</text:p>
          </table:table-cell>
          <table:table-cell table:formula="of:=INDEX([Sheet2.$C$2:.$V$143];[.A1265];[.B126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46]" office:value-type="float" office:value="5">
            <text:p>5</text:p>
          </table:table-cell>
          <table:table-cell table:formula="of:=INDEX([Sheet2.$C$2:.$V$143];[.A1266];[.B126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47]" office:value-type="float" office:value="6">
            <text:p>6</text:p>
          </table:table-cell>
          <table:table-cell table:formula="of:=INDEX([Sheet2.$C$2:.$V$143];[.A1267];[.B126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48]" office:value-type="float" office:value="7">
            <text:p>7</text:p>
          </table:table-cell>
          <table:table-cell table:formula="of:=INDEX([Sheet2.$C$2:.$V$143];[.A1268];[.B12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49]" office:value-type="float" office:value="8">
            <text:p>8</text:p>
          </table:table-cell>
          <table:table-cell table:formula="of:=INDEX([Sheet2.$C$2:.$V$143];[.A1269];[.B12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0]" office:value-type="float" office:value="9">
            <text:p>9</text:p>
          </table:table-cell>
          <table:table-cell table:formula="of:=INDEX([Sheet2.$C$2:.$V$143];[.A1270];[.B12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1]" office:value-type="float" office:value="10">
            <text:p>10</text:p>
          </table:table-cell>
          <table:table-cell table:formula="of:=INDEX([Sheet2.$C$2:.$V$143];[.A1271];[.B12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2]" office:value-type="float" office:value="11">
            <text:p>11</text:p>
          </table:table-cell>
          <table:table-cell table:formula="of:=INDEX([Sheet2.$C$2:.$V$143];[.A1272];[.B12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3]" office:value-type="float" office:value="12">
            <text:p>12</text:p>
          </table:table-cell>
          <table:table-cell table:formula="of:=INDEX([Sheet2.$C$2:.$V$143];[.A1273];[.B12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4]" office:value-type="float" office:value="13">
            <text:p>13</text:p>
          </table:table-cell>
          <table:table-cell table:formula="of:=INDEX([Sheet2.$C$2:.$V$143];[.A1274];[.B12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5]" office:value-type="float" office:value="14">
            <text:p>14</text:p>
          </table:table-cell>
          <table:table-cell table:formula="of:=INDEX([Sheet2.$C$2:.$V$143];[.A1275];[.B12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6]" office:value-type="float" office:value="15">
            <text:p>15</text:p>
          </table:table-cell>
          <table:table-cell table:formula="of:=INDEX([Sheet2.$C$2:.$V$143];[.A1276];[.B12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7]" office:value-type="float" office:value="16">
            <text:p>16</text:p>
          </table:table-cell>
          <table:table-cell table:formula="of:=INDEX([Sheet2.$C$2:.$V$143];[.A1277];[.B12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8]" office:value-type="float" office:value="17">
            <text:p>17</text:p>
          </table:table-cell>
          <table:table-cell table:formula="of:=INDEX([Sheet2.$C$2:.$V$143];[.A1278];[.B12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59]" office:value-type="float" office:value="18">
            <text:p>18</text:p>
          </table:table-cell>
          <table:table-cell table:formula="of:=INDEX([Sheet2.$C$2:.$V$143];[.A1279];[.B12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60]" office:value-type="float" office:value="19">
            <text:p>19</text:p>
          </table:table-cell>
          <table:table-cell table:formula="of:=INDEX([Sheet2.$C$2:.$V$143];[.A1280];[.B12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4">
            <text:p>64</text:p>
          </table:table-cell>
          <table:table-cell table:formula="of:=[.B1261]" office:value-type="float" office:value="20">
            <text:p>20</text:p>
          </table:table-cell>
          <table:table-cell table:formula="of:=INDEX([Sheet2.$C$2:.$V$143];[.A1281];[.B12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62]" office:value-type="float" office:value="1">
            <text:p>1</text:p>
          </table:table-cell>
          <table:table-cell table:formula="of:=INDEX([Sheet2.$C$2:.$V$143];[.A1282];[.B12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63]" office:value-type="float" office:value="2">
            <text:p>2</text:p>
          </table:table-cell>
          <table:table-cell table:formula="of:=INDEX([Sheet2.$C$2:.$V$143];[.A1283];[.B12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64]" office:value-type="float" office:value="3">
            <text:p>3</text:p>
          </table:table-cell>
          <table:table-cell table:formula="of:=INDEX([Sheet2.$C$2:.$V$143];[.A1284];[.B128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65]" office:value-type="float" office:value="4">
            <text:p>4</text:p>
          </table:table-cell>
          <table:table-cell table:formula="of:=INDEX([Sheet2.$C$2:.$V$143];[.A1285];[.B12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66]" office:value-type="float" office:value="5">
            <text:p>5</text:p>
          </table:table-cell>
          <table:table-cell table:formula="of:=INDEX([Sheet2.$C$2:.$V$143];[.A1286];[.B12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67]" office:value-type="float" office:value="6">
            <text:p>6</text:p>
          </table:table-cell>
          <table:table-cell table:formula="of:=INDEX([Sheet2.$C$2:.$V$143];[.A1287];[.B12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68]" office:value-type="float" office:value="7">
            <text:p>7</text:p>
          </table:table-cell>
          <table:table-cell table:formula="of:=INDEX([Sheet2.$C$2:.$V$143];[.A1288];[.B12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69]" office:value-type="float" office:value="8">
            <text:p>8</text:p>
          </table:table-cell>
          <table:table-cell table:formula="of:=INDEX([Sheet2.$C$2:.$V$143];[.A1289];[.B12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0]" office:value-type="float" office:value="9">
            <text:p>9</text:p>
          </table:table-cell>
          <table:table-cell table:formula="of:=INDEX([Sheet2.$C$2:.$V$143];[.A1290];[.B12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1]" office:value-type="float" office:value="10">
            <text:p>10</text:p>
          </table:table-cell>
          <table:table-cell table:formula="of:=INDEX([Sheet2.$C$2:.$V$143];[.A1291];[.B12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2]" office:value-type="float" office:value="11">
            <text:p>11</text:p>
          </table:table-cell>
          <table:table-cell table:formula="of:=INDEX([Sheet2.$C$2:.$V$143];[.A1292];[.B12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3]" office:value-type="float" office:value="12">
            <text:p>12</text:p>
          </table:table-cell>
          <table:table-cell table:formula="of:=INDEX([Sheet2.$C$2:.$V$143];[.A1293];[.B12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4]" office:value-type="float" office:value="13">
            <text:p>13</text:p>
          </table:table-cell>
          <table:table-cell table:formula="of:=INDEX([Sheet2.$C$2:.$V$143];[.A1294];[.B12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5]" office:value-type="float" office:value="14">
            <text:p>14</text:p>
          </table:table-cell>
          <table:table-cell table:formula="of:=INDEX([Sheet2.$C$2:.$V$143];[.A1295];[.B12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6]" office:value-type="float" office:value="15">
            <text:p>15</text:p>
          </table:table-cell>
          <table:table-cell table:formula="of:=INDEX([Sheet2.$C$2:.$V$143];[.A1296];[.B12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7]" office:value-type="float" office:value="16">
            <text:p>16</text:p>
          </table:table-cell>
          <table:table-cell table:formula="of:=INDEX([Sheet2.$C$2:.$V$143];[.A1297];[.B12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8]" office:value-type="float" office:value="17">
            <text:p>17</text:p>
          </table:table-cell>
          <table:table-cell table:formula="of:=INDEX([Sheet2.$C$2:.$V$143];[.A1298];[.B12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79]" office:value-type="float" office:value="18">
            <text:p>18</text:p>
          </table:table-cell>
          <table:table-cell table:formula="of:=INDEX([Sheet2.$C$2:.$V$143];[.A1299];[.B12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80]" office:value-type="float" office:value="19">
            <text:p>19</text:p>
          </table:table-cell>
          <table:table-cell table:formula="of:=INDEX([Sheet2.$C$2:.$V$143];[.A1300];[.B13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5">
            <text:p>65</text:p>
          </table:table-cell>
          <table:table-cell table:formula="of:=[.B1281]" office:value-type="float" office:value="20">
            <text:p>20</text:p>
          </table:table-cell>
          <table:table-cell table:formula="of:=INDEX([Sheet2.$C$2:.$V$143];[.A1301];[.B13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82]" office:value-type="float" office:value="1">
            <text:p>1</text:p>
          </table:table-cell>
          <table:table-cell table:formula="of:=INDEX([Sheet2.$C$2:.$V$143];[.A1302];[.B13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83]" office:value-type="float" office:value="2">
            <text:p>2</text:p>
          </table:table-cell>
          <table:table-cell table:formula="of:=INDEX([Sheet2.$C$2:.$V$143];[.A1303];[.B13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84]" office:value-type="float" office:value="3">
            <text:p>3</text:p>
          </table:table-cell>
          <table:table-cell table:formula="of:=INDEX([Sheet2.$C$2:.$V$143];[.A1304];[.B13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85]" office:value-type="float" office:value="4">
            <text:p>4</text:p>
          </table:table-cell>
          <table:table-cell table:formula="of:=INDEX([Sheet2.$C$2:.$V$143];[.A1305];[.B13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86]" office:value-type="float" office:value="5">
            <text:p>5</text:p>
          </table:table-cell>
          <table:table-cell table:formula="of:=INDEX([Sheet2.$C$2:.$V$143];[.A1306];[.B13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87]" office:value-type="float" office:value="6">
            <text:p>6</text:p>
          </table:table-cell>
          <table:table-cell table:formula="of:=INDEX([Sheet2.$C$2:.$V$143];[.A1307];[.B13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88]" office:value-type="float" office:value="7">
            <text:p>7</text:p>
          </table:table-cell>
          <table:table-cell table:formula="of:=INDEX([Sheet2.$C$2:.$V$143];[.A1308];[.B13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89]" office:value-type="float" office:value="8">
            <text:p>8</text:p>
          </table:table-cell>
          <table:table-cell table:formula="of:=INDEX([Sheet2.$C$2:.$V$143];[.A1309];[.B13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0]" office:value-type="float" office:value="9">
            <text:p>9</text:p>
          </table:table-cell>
          <table:table-cell table:formula="of:=INDEX([Sheet2.$C$2:.$V$143];[.A1310];[.B13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1]" office:value-type="float" office:value="10">
            <text:p>10</text:p>
          </table:table-cell>
          <table:table-cell table:formula="of:=INDEX([Sheet2.$C$2:.$V$143];[.A1311];[.B13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2]" office:value-type="float" office:value="11">
            <text:p>11</text:p>
          </table:table-cell>
          <table:table-cell table:formula="of:=INDEX([Sheet2.$C$2:.$V$143];[.A1312];[.B13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3]" office:value-type="float" office:value="12">
            <text:p>12</text:p>
          </table:table-cell>
          <table:table-cell table:formula="of:=INDEX([Sheet2.$C$2:.$V$143];[.A1313];[.B13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4]" office:value-type="float" office:value="13">
            <text:p>13</text:p>
          </table:table-cell>
          <table:table-cell table:formula="of:=INDEX([Sheet2.$C$2:.$V$143];[.A1314];[.B13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5]" office:value-type="float" office:value="14">
            <text:p>14</text:p>
          </table:table-cell>
          <table:table-cell table:formula="of:=INDEX([Sheet2.$C$2:.$V$143];[.A1315];[.B13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6]" office:value-type="float" office:value="15">
            <text:p>15</text:p>
          </table:table-cell>
          <table:table-cell table:formula="of:=INDEX([Sheet2.$C$2:.$V$143];[.A1316];[.B13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7]" office:value-type="float" office:value="16">
            <text:p>16</text:p>
          </table:table-cell>
          <table:table-cell table:formula="of:=INDEX([Sheet2.$C$2:.$V$143];[.A1317];[.B13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8]" office:value-type="float" office:value="17">
            <text:p>17</text:p>
          </table:table-cell>
          <table:table-cell table:formula="of:=INDEX([Sheet2.$C$2:.$V$143];[.A1318];[.B13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299]" office:value-type="float" office:value="18">
            <text:p>18</text:p>
          </table:table-cell>
          <table:table-cell table:formula="of:=INDEX([Sheet2.$C$2:.$V$143];[.A1319];[.B13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300]" office:value-type="float" office:value="19">
            <text:p>19</text:p>
          </table:table-cell>
          <table:table-cell table:formula="of:=INDEX([Sheet2.$C$2:.$V$143];[.A1320];[.B13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6">
            <text:p>66</text:p>
          </table:table-cell>
          <table:table-cell table:formula="of:=[.B1301]" office:value-type="float" office:value="20">
            <text:p>20</text:p>
          </table:table-cell>
          <table:table-cell table:formula="of:=INDEX([Sheet2.$C$2:.$V$143];[.A1321];[.B13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02]" office:value-type="float" office:value="1">
            <text:p>1</text:p>
          </table:table-cell>
          <table:table-cell table:formula="of:=INDEX([Sheet2.$C$2:.$V$143];[.A1322];[.B13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03]" office:value-type="float" office:value="2">
            <text:p>2</text:p>
          </table:table-cell>
          <table:table-cell table:formula="of:=INDEX([Sheet2.$C$2:.$V$143];[.A1323];[.B132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04]" office:value-type="float" office:value="3">
            <text:p>3</text:p>
          </table:table-cell>
          <table:table-cell table:formula="of:=INDEX([Sheet2.$C$2:.$V$143];[.A1324];[.B13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05]" office:value-type="float" office:value="4">
            <text:p>4</text:p>
          </table:table-cell>
          <table:table-cell table:formula="of:=INDEX([Sheet2.$C$2:.$V$143];[.A1325];[.B13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06]" office:value-type="float" office:value="5">
            <text:p>5</text:p>
          </table:table-cell>
          <table:table-cell table:formula="of:=INDEX([Sheet2.$C$2:.$V$143];[.A1326];[.B13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07]" office:value-type="float" office:value="6">
            <text:p>6</text:p>
          </table:table-cell>
          <table:table-cell table:formula="of:=INDEX([Sheet2.$C$2:.$V$143];[.A1327];[.B13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08]" office:value-type="float" office:value="7">
            <text:p>7</text:p>
          </table:table-cell>
          <table:table-cell table:formula="of:=INDEX([Sheet2.$C$2:.$V$143];[.A1328];[.B13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09]" office:value-type="float" office:value="8">
            <text:p>8</text:p>
          </table:table-cell>
          <table:table-cell table:formula="of:=INDEX([Sheet2.$C$2:.$V$143];[.A1329];[.B13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0]" office:value-type="float" office:value="9">
            <text:p>9</text:p>
          </table:table-cell>
          <table:table-cell table:formula="of:=INDEX([Sheet2.$C$2:.$V$143];[.A1330];[.B13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1]" office:value-type="float" office:value="10">
            <text:p>10</text:p>
          </table:table-cell>
          <table:table-cell table:formula="of:=INDEX([Sheet2.$C$2:.$V$143];[.A1331];[.B13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2]" office:value-type="float" office:value="11">
            <text:p>11</text:p>
          </table:table-cell>
          <table:table-cell table:formula="of:=INDEX([Sheet2.$C$2:.$V$143];[.A1332];[.B13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3]" office:value-type="float" office:value="12">
            <text:p>12</text:p>
          </table:table-cell>
          <table:table-cell table:formula="of:=INDEX([Sheet2.$C$2:.$V$143];[.A1333];[.B13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4]" office:value-type="float" office:value="13">
            <text:p>13</text:p>
          </table:table-cell>
          <table:table-cell table:formula="of:=INDEX([Sheet2.$C$2:.$V$143];[.A1334];[.B13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5]" office:value-type="float" office:value="14">
            <text:p>14</text:p>
          </table:table-cell>
          <table:table-cell table:formula="of:=INDEX([Sheet2.$C$2:.$V$143];[.A1335];[.B13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6]" office:value-type="float" office:value="15">
            <text:p>15</text:p>
          </table:table-cell>
          <table:table-cell table:formula="of:=INDEX([Sheet2.$C$2:.$V$143];[.A1336];[.B13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7]" office:value-type="float" office:value="16">
            <text:p>16</text:p>
          </table:table-cell>
          <table:table-cell table:formula="of:=INDEX([Sheet2.$C$2:.$V$143];[.A1337];[.B13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8]" office:value-type="float" office:value="17">
            <text:p>17</text:p>
          </table:table-cell>
          <table:table-cell table:formula="of:=INDEX([Sheet2.$C$2:.$V$143];[.A1338];[.B13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19]" office:value-type="float" office:value="18">
            <text:p>18</text:p>
          </table:table-cell>
          <table:table-cell table:formula="of:=INDEX([Sheet2.$C$2:.$V$143];[.A1339];[.B13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20]" office:value-type="float" office:value="19">
            <text:p>19</text:p>
          </table:table-cell>
          <table:table-cell table:formula="of:=INDEX([Sheet2.$C$2:.$V$143];[.A1340];[.B13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7">
            <text:p>67</text:p>
          </table:table-cell>
          <table:table-cell table:formula="of:=[.B1321]" office:value-type="float" office:value="20">
            <text:p>20</text:p>
          </table:table-cell>
          <table:table-cell table:formula="of:=INDEX([Sheet2.$C$2:.$V$143];[.A1341];[.B13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22]" office:value-type="float" office:value="1">
            <text:p>1</text:p>
          </table:table-cell>
          <table:table-cell table:formula="of:=INDEX([Sheet2.$C$2:.$V$143];[.A1342];[.B13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23]" office:value-type="float" office:value="2">
            <text:p>2</text:p>
          </table:table-cell>
          <table:table-cell table:formula="of:=INDEX([Sheet2.$C$2:.$V$143];[.A1343];[.B134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24]" office:value-type="float" office:value="3">
            <text:p>3</text:p>
          </table:table-cell>
          <table:table-cell table:formula="of:=INDEX([Sheet2.$C$2:.$V$143];[.A1344];[.B13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25]" office:value-type="float" office:value="4">
            <text:p>4</text:p>
          </table:table-cell>
          <table:table-cell table:formula="of:=INDEX([Sheet2.$C$2:.$V$143];[.A1345];[.B13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26]" office:value-type="float" office:value="5">
            <text:p>5</text:p>
          </table:table-cell>
          <table:table-cell table:formula="of:=INDEX([Sheet2.$C$2:.$V$143];[.A1346];[.B13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27]" office:value-type="float" office:value="6">
            <text:p>6</text:p>
          </table:table-cell>
          <table:table-cell table:formula="of:=INDEX([Sheet2.$C$2:.$V$143];[.A1347];[.B13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28]" office:value-type="float" office:value="7">
            <text:p>7</text:p>
          </table:table-cell>
          <table:table-cell table:formula="of:=INDEX([Sheet2.$C$2:.$V$143];[.A1348];[.B13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29]" office:value-type="float" office:value="8">
            <text:p>8</text:p>
          </table:table-cell>
          <table:table-cell table:formula="of:=INDEX([Sheet2.$C$2:.$V$143];[.A1349];[.B13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0]" office:value-type="float" office:value="9">
            <text:p>9</text:p>
          </table:table-cell>
          <table:table-cell table:formula="of:=INDEX([Sheet2.$C$2:.$V$143];[.A1350];[.B13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1]" office:value-type="float" office:value="10">
            <text:p>10</text:p>
          </table:table-cell>
          <table:table-cell table:formula="of:=INDEX([Sheet2.$C$2:.$V$143];[.A1351];[.B13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2]" office:value-type="float" office:value="11">
            <text:p>11</text:p>
          </table:table-cell>
          <table:table-cell table:formula="of:=INDEX([Sheet2.$C$2:.$V$143];[.A1352];[.B13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3]" office:value-type="float" office:value="12">
            <text:p>12</text:p>
          </table:table-cell>
          <table:table-cell table:formula="of:=INDEX([Sheet2.$C$2:.$V$143];[.A1353];[.B13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4]" office:value-type="float" office:value="13">
            <text:p>13</text:p>
          </table:table-cell>
          <table:table-cell table:formula="of:=INDEX([Sheet2.$C$2:.$V$143];[.A1354];[.B13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5]" office:value-type="float" office:value="14">
            <text:p>14</text:p>
          </table:table-cell>
          <table:table-cell table:formula="of:=INDEX([Sheet2.$C$2:.$V$143];[.A1355];[.B13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6]" office:value-type="float" office:value="15">
            <text:p>15</text:p>
          </table:table-cell>
          <table:table-cell table:formula="of:=INDEX([Sheet2.$C$2:.$V$143];[.A1356];[.B13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7]" office:value-type="float" office:value="16">
            <text:p>16</text:p>
          </table:table-cell>
          <table:table-cell table:formula="of:=INDEX([Sheet2.$C$2:.$V$143];[.A1357];[.B13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8]" office:value-type="float" office:value="17">
            <text:p>17</text:p>
          </table:table-cell>
          <table:table-cell table:formula="of:=INDEX([Sheet2.$C$2:.$V$143];[.A1358];[.B13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39]" office:value-type="float" office:value="18">
            <text:p>18</text:p>
          </table:table-cell>
          <table:table-cell table:formula="of:=INDEX([Sheet2.$C$2:.$V$143];[.A1359];[.B13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40]" office:value-type="float" office:value="19">
            <text:p>19</text:p>
          </table:table-cell>
          <table:table-cell table:formula="of:=INDEX([Sheet2.$C$2:.$V$143];[.A1360];[.B13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8">
            <text:p>68</text:p>
          </table:table-cell>
          <table:table-cell table:formula="of:=[.B1341]" office:value-type="float" office:value="20">
            <text:p>20</text:p>
          </table:table-cell>
          <table:table-cell table:formula="of:=INDEX([Sheet2.$C$2:.$V$143];[.A1361];[.B13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42]" office:value-type="float" office:value="1">
            <text:p>1</text:p>
          </table:table-cell>
          <table:table-cell table:formula="of:=INDEX([Sheet2.$C$2:.$V$143];[.A1362];[.B13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43]" office:value-type="float" office:value="2">
            <text:p>2</text:p>
          </table:table-cell>
          <table:table-cell table:formula="of:=INDEX([Sheet2.$C$2:.$V$143];[.A1363];[.B13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44]" office:value-type="float" office:value="3">
            <text:p>3</text:p>
          </table:table-cell>
          <table:table-cell table:formula="of:=INDEX([Sheet2.$C$2:.$V$143];[.A1364];[.B13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45]" office:value-type="float" office:value="4">
            <text:p>4</text:p>
          </table:table-cell>
          <table:table-cell table:formula="of:=INDEX([Sheet2.$C$2:.$V$143];[.A1365];[.B13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46]" office:value-type="float" office:value="5">
            <text:p>5</text:p>
          </table:table-cell>
          <table:table-cell table:formula="of:=INDEX([Sheet2.$C$2:.$V$143];[.A1366];[.B13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47]" office:value-type="float" office:value="6">
            <text:p>6</text:p>
          </table:table-cell>
          <table:table-cell table:formula="of:=INDEX([Sheet2.$C$2:.$V$143];[.A1367];[.B13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48]" office:value-type="float" office:value="7">
            <text:p>7</text:p>
          </table:table-cell>
          <table:table-cell table:formula="of:=INDEX([Sheet2.$C$2:.$V$143];[.A1368];[.B136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49]" office:value-type="float" office:value="8">
            <text:p>8</text:p>
          </table:table-cell>
          <table:table-cell table:formula="of:=INDEX([Sheet2.$C$2:.$V$143];[.A1369];[.B13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0]" office:value-type="float" office:value="9">
            <text:p>9</text:p>
          </table:table-cell>
          <table:table-cell table:formula="of:=INDEX([Sheet2.$C$2:.$V$143];[.A1370];[.B13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1]" office:value-type="float" office:value="10">
            <text:p>10</text:p>
          </table:table-cell>
          <table:table-cell table:formula="of:=INDEX([Sheet2.$C$2:.$V$143];[.A1371];[.B13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2]" office:value-type="float" office:value="11">
            <text:p>11</text:p>
          </table:table-cell>
          <table:table-cell table:formula="of:=INDEX([Sheet2.$C$2:.$V$143];[.A1372];[.B13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3]" office:value-type="float" office:value="12">
            <text:p>12</text:p>
          </table:table-cell>
          <table:table-cell table:formula="of:=INDEX([Sheet2.$C$2:.$V$143];[.A1373];[.B13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4]" office:value-type="float" office:value="13">
            <text:p>13</text:p>
          </table:table-cell>
          <table:table-cell table:formula="of:=INDEX([Sheet2.$C$2:.$V$143];[.A1374];[.B13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5]" office:value-type="float" office:value="14">
            <text:p>14</text:p>
          </table:table-cell>
          <table:table-cell table:formula="of:=INDEX([Sheet2.$C$2:.$V$143];[.A1375];[.B13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6]" office:value-type="float" office:value="15">
            <text:p>15</text:p>
          </table:table-cell>
          <table:table-cell table:formula="of:=INDEX([Sheet2.$C$2:.$V$143];[.A1376];[.B13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7]" office:value-type="float" office:value="16">
            <text:p>16</text:p>
          </table:table-cell>
          <table:table-cell table:formula="of:=INDEX([Sheet2.$C$2:.$V$143];[.A1377];[.B13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8]" office:value-type="float" office:value="17">
            <text:p>17</text:p>
          </table:table-cell>
          <table:table-cell table:formula="of:=INDEX([Sheet2.$C$2:.$V$143];[.A1378];[.B13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59]" office:value-type="float" office:value="18">
            <text:p>18</text:p>
          </table:table-cell>
          <table:table-cell table:formula="of:=INDEX([Sheet2.$C$2:.$V$143];[.A1379];[.B13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60]" office:value-type="float" office:value="19">
            <text:p>19</text:p>
          </table:table-cell>
          <table:table-cell table:formula="of:=INDEX([Sheet2.$C$2:.$V$143];[.A1380];[.B13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69">
            <text:p>69</text:p>
          </table:table-cell>
          <table:table-cell table:formula="of:=[.B1361]" office:value-type="float" office:value="20">
            <text:p>20</text:p>
          </table:table-cell>
          <table:table-cell table:formula="of:=INDEX([Sheet2.$C$2:.$V$143];[.A1381];[.B13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62]" office:value-type="float" office:value="1">
            <text:p>1</text:p>
          </table:table-cell>
          <table:table-cell table:formula="of:=INDEX([Sheet2.$C$2:.$V$143];[.A1382];[.B13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63]" office:value-type="float" office:value="2">
            <text:p>2</text:p>
          </table:table-cell>
          <table:table-cell table:formula="of:=INDEX([Sheet2.$C$2:.$V$143];[.A1383];[.B13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64]" office:value-type="float" office:value="3">
            <text:p>3</text:p>
          </table:table-cell>
          <table:table-cell table:formula="of:=INDEX([Sheet2.$C$2:.$V$143];[.A1384];[.B13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65]" office:value-type="float" office:value="4">
            <text:p>4</text:p>
          </table:table-cell>
          <table:table-cell table:formula="of:=INDEX([Sheet2.$C$2:.$V$143];[.A1385];[.B13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66]" office:value-type="float" office:value="5">
            <text:p>5</text:p>
          </table:table-cell>
          <table:table-cell table:formula="of:=INDEX([Sheet2.$C$2:.$V$143];[.A1386];[.B138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67]" office:value-type="float" office:value="6">
            <text:p>6</text:p>
          </table:table-cell>
          <table:table-cell table:formula="of:=INDEX([Sheet2.$C$2:.$V$143];[.A1387];[.B13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68]" office:value-type="float" office:value="7">
            <text:p>7</text:p>
          </table:table-cell>
          <table:table-cell table:formula="of:=INDEX([Sheet2.$C$2:.$V$143];[.A1388];[.B13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69]" office:value-type="float" office:value="8">
            <text:p>8</text:p>
          </table:table-cell>
          <table:table-cell table:formula="of:=INDEX([Sheet2.$C$2:.$V$143];[.A1389];[.B13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0]" office:value-type="float" office:value="9">
            <text:p>9</text:p>
          </table:table-cell>
          <table:table-cell table:formula="of:=INDEX([Sheet2.$C$2:.$V$143];[.A1390];[.B13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1]" office:value-type="float" office:value="10">
            <text:p>10</text:p>
          </table:table-cell>
          <table:table-cell table:formula="of:=INDEX([Sheet2.$C$2:.$V$143];[.A1391];[.B13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2]" office:value-type="float" office:value="11">
            <text:p>11</text:p>
          </table:table-cell>
          <table:table-cell table:formula="of:=INDEX([Sheet2.$C$2:.$V$143];[.A1392];[.B13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3]" office:value-type="float" office:value="12">
            <text:p>12</text:p>
          </table:table-cell>
          <table:table-cell table:formula="of:=INDEX([Sheet2.$C$2:.$V$143];[.A1393];[.B13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4]" office:value-type="float" office:value="13">
            <text:p>13</text:p>
          </table:table-cell>
          <table:table-cell table:formula="of:=INDEX([Sheet2.$C$2:.$V$143];[.A1394];[.B13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5]" office:value-type="float" office:value="14">
            <text:p>14</text:p>
          </table:table-cell>
          <table:table-cell table:formula="of:=INDEX([Sheet2.$C$2:.$V$143];[.A1395];[.B13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6]" office:value-type="float" office:value="15">
            <text:p>15</text:p>
          </table:table-cell>
          <table:table-cell table:formula="of:=INDEX([Sheet2.$C$2:.$V$143];[.A1396];[.B13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7]" office:value-type="float" office:value="16">
            <text:p>16</text:p>
          </table:table-cell>
          <table:table-cell table:formula="of:=INDEX([Sheet2.$C$2:.$V$143];[.A1397];[.B13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8]" office:value-type="float" office:value="17">
            <text:p>17</text:p>
          </table:table-cell>
          <table:table-cell table:formula="of:=INDEX([Sheet2.$C$2:.$V$143];[.A1398];[.B13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79]" office:value-type="float" office:value="18">
            <text:p>18</text:p>
          </table:table-cell>
          <table:table-cell table:formula="of:=INDEX([Sheet2.$C$2:.$V$143];[.A1399];[.B13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80]" office:value-type="float" office:value="19">
            <text:p>19</text:p>
          </table:table-cell>
          <table:table-cell table:formula="of:=INDEX([Sheet2.$C$2:.$V$143];[.A1400];[.B14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0">
            <text:p>70</text:p>
          </table:table-cell>
          <table:table-cell table:formula="of:=[.B1381]" office:value-type="float" office:value="20">
            <text:p>20</text:p>
          </table:table-cell>
          <table:table-cell table:formula="of:=INDEX([Sheet2.$C$2:.$V$143];[.A1401];[.B14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82]" office:value-type="float" office:value="1">
            <text:p>1</text:p>
          </table:table-cell>
          <table:table-cell table:formula="of:=INDEX([Sheet2.$C$2:.$V$143];[.A1402];[.B14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83]" office:value-type="float" office:value="2">
            <text:p>2</text:p>
          </table:table-cell>
          <table:table-cell table:formula="of:=INDEX([Sheet2.$C$2:.$V$143];[.A1403];[.B14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84]" office:value-type="float" office:value="3">
            <text:p>3</text:p>
          </table:table-cell>
          <table:table-cell table:formula="of:=INDEX([Sheet2.$C$2:.$V$143];[.A1404];[.B14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85]" office:value-type="float" office:value="4">
            <text:p>4</text:p>
          </table:table-cell>
          <table:table-cell table:formula="of:=INDEX([Sheet2.$C$2:.$V$143];[.A1405];[.B14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86]" office:value-type="float" office:value="5">
            <text:p>5</text:p>
          </table:table-cell>
          <table:table-cell table:formula="of:=INDEX([Sheet2.$C$2:.$V$143];[.A1406];[.B14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87]" office:value-type="float" office:value="6">
            <text:p>6</text:p>
          </table:table-cell>
          <table:table-cell table:formula="of:=INDEX([Sheet2.$C$2:.$V$143];[.A1407];[.B14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88]" office:value-type="float" office:value="7">
            <text:p>7</text:p>
          </table:table-cell>
          <table:table-cell table:formula="of:=INDEX([Sheet2.$C$2:.$V$143];[.A1408];[.B14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89]" office:value-type="float" office:value="8">
            <text:p>8</text:p>
          </table:table-cell>
          <table:table-cell table:formula="of:=INDEX([Sheet2.$C$2:.$V$143];[.A1409];[.B14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0]" office:value-type="float" office:value="9">
            <text:p>9</text:p>
          </table:table-cell>
          <table:table-cell table:formula="of:=INDEX([Sheet2.$C$2:.$V$143];[.A1410];[.B14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1]" office:value-type="float" office:value="10">
            <text:p>10</text:p>
          </table:table-cell>
          <table:table-cell table:formula="of:=INDEX([Sheet2.$C$2:.$V$143];[.A1411];[.B14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2]" office:value-type="float" office:value="11">
            <text:p>11</text:p>
          </table:table-cell>
          <table:table-cell table:formula="of:=INDEX([Sheet2.$C$2:.$V$143];[.A1412];[.B14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3]" office:value-type="float" office:value="12">
            <text:p>12</text:p>
          </table:table-cell>
          <table:table-cell table:formula="of:=INDEX([Sheet2.$C$2:.$V$143];[.A1413];[.B14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4]" office:value-type="float" office:value="13">
            <text:p>13</text:p>
          </table:table-cell>
          <table:table-cell table:formula="of:=INDEX([Sheet2.$C$2:.$V$143];[.A1414];[.B14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5]" office:value-type="float" office:value="14">
            <text:p>14</text:p>
          </table:table-cell>
          <table:table-cell table:formula="of:=INDEX([Sheet2.$C$2:.$V$143];[.A1415];[.B14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6]" office:value-type="float" office:value="15">
            <text:p>15</text:p>
          </table:table-cell>
          <table:table-cell table:formula="of:=INDEX([Sheet2.$C$2:.$V$143];[.A1416];[.B14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7]" office:value-type="float" office:value="16">
            <text:p>16</text:p>
          </table:table-cell>
          <table:table-cell table:formula="of:=INDEX([Sheet2.$C$2:.$V$143];[.A1417];[.B14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8]" office:value-type="float" office:value="17">
            <text:p>17</text:p>
          </table:table-cell>
          <table:table-cell table:formula="of:=INDEX([Sheet2.$C$2:.$V$143];[.A1418];[.B14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399]" office:value-type="float" office:value="18">
            <text:p>18</text:p>
          </table:table-cell>
          <table:table-cell table:formula="of:=INDEX([Sheet2.$C$2:.$V$143];[.A1419];[.B14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400]" office:value-type="float" office:value="19">
            <text:p>19</text:p>
          </table:table-cell>
          <table:table-cell table:formula="of:=INDEX([Sheet2.$C$2:.$V$143];[.A1420];[.B14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1">
            <text:p>71</text:p>
          </table:table-cell>
          <table:table-cell table:formula="of:=[.B1401]" office:value-type="float" office:value="20">
            <text:p>20</text:p>
          </table:table-cell>
          <table:table-cell table:formula="of:=INDEX([Sheet2.$C$2:.$V$143];[.A1421];[.B14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02]" office:value-type="float" office:value="1">
            <text:p>1</text:p>
          </table:table-cell>
          <table:table-cell table:formula="of:=INDEX([Sheet2.$C$2:.$V$143];[.A1422];[.B14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03]" office:value-type="float" office:value="2">
            <text:p>2</text:p>
          </table:table-cell>
          <table:table-cell table:formula="of:=INDEX([Sheet2.$C$2:.$V$143];[.A1423];[.B14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04]" office:value-type="float" office:value="3">
            <text:p>3</text:p>
          </table:table-cell>
          <table:table-cell table:formula="of:=INDEX([Sheet2.$C$2:.$V$143];[.A1424];[.B14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05]" office:value-type="float" office:value="4">
            <text:p>4</text:p>
          </table:table-cell>
          <table:table-cell table:formula="of:=INDEX([Sheet2.$C$2:.$V$143];[.A1425];[.B142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06]" office:value-type="float" office:value="5">
            <text:p>5</text:p>
          </table:table-cell>
          <table:table-cell table:formula="of:=INDEX([Sheet2.$C$2:.$V$143];[.A1426];[.B14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07]" office:value-type="float" office:value="6">
            <text:p>6</text:p>
          </table:table-cell>
          <table:table-cell table:formula="of:=INDEX([Sheet2.$C$2:.$V$143];[.A1427];[.B14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08]" office:value-type="float" office:value="7">
            <text:p>7</text:p>
          </table:table-cell>
          <table:table-cell table:formula="of:=INDEX([Sheet2.$C$2:.$V$143];[.A1428];[.B14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09]" office:value-type="float" office:value="8">
            <text:p>8</text:p>
          </table:table-cell>
          <table:table-cell table:formula="of:=INDEX([Sheet2.$C$2:.$V$143];[.A1429];[.B14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0]" office:value-type="float" office:value="9">
            <text:p>9</text:p>
          </table:table-cell>
          <table:table-cell table:formula="of:=INDEX([Sheet2.$C$2:.$V$143];[.A1430];[.B14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1]" office:value-type="float" office:value="10">
            <text:p>10</text:p>
          </table:table-cell>
          <table:table-cell table:formula="of:=INDEX([Sheet2.$C$2:.$V$143];[.A1431];[.B14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2]" office:value-type="float" office:value="11">
            <text:p>11</text:p>
          </table:table-cell>
          <table:table-cell table:formula="of:=INDEX([Sheet2.$C$2:.$V$143];[.A1432];[.B14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3]" office:value-type="float" office:value="12">
            <text:p>12</text:p>
          </table:table-cell>
          <table:table-cell table:formula="of:=INDEX([Sheet2.$C$2:.$V$143];[.A1433];[.B14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4]" office:value-type="float" office:value="13">
            <text:p>13</text:p>
          </table:table-cell>
          <table:table-cell table:formula="of:=INDEX([Sheet2.$C$2:.$V$143];[.A1434];[.B14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5]" office:value-type="float" office:value="14">
            <text:p>14</text:p>
          </table:table-cell>
          <table:table-cell table:formula="of:=INDEX([Sheet2.$C$2:.$V$143];[.A1435];[.B14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6]" office:value-type="float" office:value="15">
            <text:p>15</text:p>
          </table:table-cell>
          <table:table-cell table:formula="of:=INDEX([Sheet2.$C$2:.$V$143];[.A1436];[.B14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7]" office:value-type="float" office:value="16">
            <text:p>16</text:p>
          </table:table-cell>
          <table:table-cell table:formula="of:=INDEX([Sheet2.$C$2:.$V$143];[.A1437];[.B14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8]" office:value-type="float" office:value="17">
            <text:p>17</text:p>
          </table:table-cell>
          <table:table-cell table:formula="of:=INDEX([Sheet2.$C$2:.$V$143];[.A1438];[.B14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19]" office:value-type="float" office:value="18">
            <text:p>18</text:p>
          </table:table-cell>
          <table:table-cell table:formula="of:=INDEX([Sheet2.$C$2:.$V$143];[.A1439];[.B14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20]" office:value-type="float" office:value="19">
            <text:p>19</text:p>
          </table:table-cell>
          <table:table-cell table:formula="of:=INDEX([Sheet2.$C$2:.$V$143];[.A1440];[.B14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2">
            <text:p>72</text:p>
          </table:table-cell>
          <table:table-cell table:formula="of:=[.B1421]" office:value-type="float" office:value="20">
            <text:p>20</text:p>
          </table:table-cell>
          <table:table-cell table:formula="of:=INDEX([Sheet2.$C$2:.$V$143];[.A1441];[.B14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22]" office:value-type="float" office:value="1">
            <text:p>1</text:p>
          </table:table-cell>
          <table:table-cell table:formula="of:=INDEX([Sheet2.$C$2:.$V$143];[.A1442];[.B14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23]" office:value-type="float" office:value="2">
            <text:p>2</text:p>
          </table:table-cell>
          <table:table-cell table:formula="of:=INDEX([Sheet2.$C$2:.$V$143];[.A1443];[.B14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24]" office:value-type="float" office:value="3">
            <text:p>3</text:p>
          </table:table-cell>
          <table:table-cell table:formula="of:=INDEX([Sheet2.$C$2:.$V$143];[.A1444];[.B14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25]" office:value-type="float" office:value="4">
            <text:p>4</text:p>
          </table:table-cell>
          <table:table-cell table:formula="of:=INDEX([Sheet2.$C$2:.$V$143];[.A1445];[.B144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26]" office:value-type="float" office:value="5">
            <text:p>5</text:p>
          </table:table-cell>
          <table:table-cell table:formula="of:=INDEX([Sheet2.$C$2:.$V$143];[.A1446];[.B14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27]" office:value-type="float" office:value="6">
            <text:p>6</text:p>
          </table:table-cell>
          <table:table-cell table:formula="of:=INDEX([Sheet2.$C$2:.$V$143];[.A1447];[.B14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28]" office:value-type="float" office:value="7">
            <text:p>7</text:p>
          </table:table-cell>
          <table:table-cell table:formula="of:=INDEX([Sheet2.$C$2:.$V$143];[.A1448];[.B14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29]" office:value-type="float" office:value="8">
            <text:p>8</text:p>
          </table:table-cell>
          <table:table-cell table:formula="of:=INDEX([Sheet2.$C$2:.$V$143];[.A1449];[.B14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0]" office:value-type="float" office:value="9">
            <text:p>9</text:p>
          </table:table-cell>
          <table:table-cell table:formula="of:=INDEX([Sheet2.$C$2:.$V$143];[.A1450];[.B14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1]" office:value-type="float" office:value="10">
            <text:p>10</text:p>
          </table:table-cell>
          <table:table-cell table:formula="of:=INDEX([Sheet2.$C$2:.$V$143];[.A1451];[.B14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2]" office:value-type="float" office:value="11">
            <text:p>11</text:p>
          </table:table-cell>
          <table:table-cell table:formula="of:=INDEX([Sheet2.$C$2:.$V$143];[.A1452];[.B14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3]" office:value-type="float" office:value="12">
            <text:p>12</text:p>
          </table:table-cell>
          <table:table-cell table:formula="of:=INDEX([Sheet2.$C$2:.$V$143];[.A1453];[.B14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4]" office:value-type="float" office:value="13">
            <text:p>13</text:p>
          </table:table-cell>
          <table:table-cell table:formula="of:=INDEX([Sheet2.$C$2:.$V$143];[.A1454];[.B14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5]" office:value-type="float" office:value="14">
            <text:p>14</text:p>
          </table:table-cell>
          <table:table-cell table:formula="of:=INDEX([Sheet2.$C$2:.$V$143];[.A1455];[.B14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6]" office:value-type="float" office:value="15">
            <text:p>15</text:p>
          </table:table-cell>
          <table:table-cell table:formula="of:=INDEX([Sheet2.$C$2:.$V$143];[.A1456];[.B14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7]" office:value-type="float" office:value="16">
            <text:p>16</text:p>
          </table:table-cell>
          <table:table-cell table:formula="of:=INDEX([Sheet2.$C$2:.$V$143];[.A1457];[.B14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8]" office:value-type="float" office:value="17">
            <text:p>17</text:p>
          </table:table-cell>
          <table:table-cell table:formula="of:=INDEX([Sheet2.$C$2:.$V$143];[.A1458];[.B14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39]" office:value-type="float" office:value="18">
            <text:p>18</text:p>
          </table:table-cell>
          <table:table-cell table:formula="of:=INDEX([Sheet2.$C$2:.$V$143];[.A1459];[.B14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40]" office:value-type="float" office:value="19">
            <text:p>19</text:p>
          </table:table-cell>
          <table:table-cell table:formula="of:=INDEX([Sheet2.$C$2:.$V$143];[.A1460];[.B14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3">
            <text:p>73</text:p>
          </table:table-cell>
          <table:table-cell table:formula="of:=[.B1441]" office:value-type="float" office:value="20">
            <text:p>20</text:p>
          </table:table-cell>
          <table:table-cell table:formula="of:=INDEX([Sheet2.$C$2:.$V$143];[.A1461];[.B14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42]" office:value-type="float" office:value="1">
            <text:p>1</text:p>
          </table:table-cell>
          <table:table-cell table:formula="of:=INDEX([Sheet2.$C$2:.$V$143];[.A1462];[.B14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43]" office:value-type="float" office:value="2">
            <text:p>2</text:p>
          </table:table-cell>
          <table:table-cell table:formula="of:=INDEX([Sheet2.$C$2:.$V$143];[.A1463];[.B14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44]" office:value-type="float" office:value="3">
            <text:p>3</text:p>
          </table:table-cell>
          <table:table-cell table:formula="of:=INDEX([Sheet2.$C$2:.$V$143];[.A1464];[.B14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45]" office:value-type="float" office:value="4">
            <text:p>4</text:p>
          </table:table-cell>
          <table:table-cell table:formula="of:=INDEX([Sheet2.$C$2:.$V$143];[.A1465];[.B14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46]" office:value-type="float" office:value="5">
            <text:p>5</text:p>
          </table:table-cell>
          <table:table-cell table:formula="of:=INDEX([Sheet2.$C$2:.$V$143];[.A1466];[.B14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47]" office:value-type="float" office:value="6">
            <text:p>6</text:p>
          </table:table-cell>
          <table:table-cell table:formula="of:=INDEX([Sheet2.$C$2:.$V$143];[.A1467];[.B146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48]" office:value-type="float" office:value="7">
            <text:p>7</text:p>
          </table:table-cell>
          <table:table-cell table:formula="of:=INDEX([Sheet2.$C$2:.$V$143];[.A1468];[.B14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49]" office:value-type="float" office:value="8">
            <text:p>8</text:p>
          </table:table-cell>
          <table:table-cell table:formula="of:=INDEX([Sheet2.$C$2:.$V$143];[.A1469];[.B14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0]" office:value-type="float" office:value="9">
            <text:p>9</text:p>
          </table:table-cell>
          <table:table-cell table:formula="of:=INDEX([Sheet2.$C$2:.$V$143];[.A1470];[.B14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1]" office:value-type="float" office:value="10">
            <text:p>10</text:p>
          </table:table-cell>
          <table:table-cell table:formula="of:=INDEX([Sheet2.$C$2:.$V$143];[.A1471];[.B14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2]" office:value-type="float" office:value="11">
            <text:p>11</text:p>
          </table:table-cell>
          <table:table-cell table:formula="of:=INDEX([Sheet2.$C$2:.$V$143];[.A1472];[.B14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3]" office:value-type="float" office:value="12">
            <text:p>12</text:p>
          </table:table-cell>
          <table:table-cell table:formula="of:=INDEX([Sheet2.$C$2:.$V$143];[.A1473];[.B14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4]" office:value-type="float" office:value="13">
            <text:p>13</text:p>
          </table:table-cell>
          <table:table-cell table:formula="of:=INDEX([Sheet2.$C$2:.$V$143];[.A1474];[.B14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5]" office:value-type="float" office:value="14">
            <text:p>14</text:p>
          </table:table-cell>
          <table:table-cell table:formula="of:=INDEX([Sheet2.$C$2:.$V$143];[.A1475];[.B14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6]" office:value-type="float" office:value="15">
            <text:p>15</text:p>
          </table:table-cell>
          <table:table-cell table:formula="of:=INDEX([Sheet2.$C$2:.$V$143];[.A1476];[.B14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7]" office:value-type="float" office:value="16">
            <text:p>16</text:p>
          </table:table-cell>
          <table:table-cell table:formula="of:=INDEX([Sheet2.$C$2:.$V$143];[.A1477];[.B14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8]" office:value-type="float" office:value="17">
            <text:p>17</text:p>
          </table:table-cell>
          <table:table-cell table:formula="of:=INDEX([Sheet2.$C$2:.$V$143];[.A1478];[.B14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59]" office:value-type="float" office:value="18">
            <text:p>18</text:p>
          </table:table-cell>
          <table:table-cell table:formula="of:=INDEX([Sheet2.$C$2:.$V$143];[.A1479];[.B14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60]" office:value-type="float" office:value="19">
            <text:p>19</text:p>
          </table:table-cell>
          <table:table-cell table:formula="of:=INDEX([Sheet2.$C$2:.$V$143];[.A1480];[.B14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4">
            <text:p>74</text:p>
          </table:table-cell>
          <table:table-cell table:formula="of:=[.B1461]" office:value-type="float" office:value="20">
            <text:p>20</text:p>
          </table:table-cell>
          <table:table-cell table:formula="of:=INDEX([Sheet2.$C$2:.$V$143];[.A1481];[.B14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62]" office:value-type="float" office:value="1">
            <text:p>1</text:p>
          </table:table-cell>
          <table:table-cell table:formula="of:=INDEX([Sheet2.$C$2:.$V$143];[.A1482];[.B14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63]" office:value-type="float" office:value="2">
            <text:p>2</text:p>
          </table:table-cell>
          <table:table-cell table:formula="of:=INDEX([Sheet2.$C$2:.$V$143];[.A1483];[.B14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64]" office:value-type="float" office:value="3">
            <text:p>3</text:p>
          </table:table-cell>
          <table:table-cell table:formula="of:=INDEX([Sheet2.$C$2:.$V$143];[.A1484];[.B14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65]" office:value-type="float" office:value="4">
            <text:p>4</text:p>
          </table:table-cell>
          <table:table-cell table:formula="of:=INDEX([Sheet2.$C$2:.$V$143];[.A1485];[.B14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66]" office:value-type="float" office:value="5">
            <text:p>5</text:p>
          </table:table-cell>
          <table:table-cell table:formula="of:=INDEX([Sheet2.$C$2:.$V$143];[.A1486];[.B14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67]" office:value-type="float" office:value="6">
            <text:p>6</text:p>
          </table:table-cell>
          <table:table-cell table:formula="of:=INDEX([Sheet2.$C$2:.$V$143];[.A1487];[.B148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68]" office:value-type="float" office:value="7">
            <text:p>7</text:p>
          </table:table-cell>
          <table:table-cell table:formula="of:=INDEX([Sheet2.$C$2:.$V$143];[.A1488];[.B14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69]" office:value-type="float" office:value="8">
            <text:p>8</text:p>
          </table:table-cell>
          <table:table-cell table:formula="of:=INDEX([Sheet2.$C$2:.$V$143];[.A1489];[.B14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0]" office:value-type="float" office:value="9">
            <text:p>9</text:p>
          </table:table-cell>
          <table:table-cell table:formula="of:=INDEX([Sheet2.$C$2:.$V$143];[.A1490];[.B14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1]" office:value-type="float" office:value="10">
            <text:p>10</text:p>
          </table:table-cell>
          <table:table-cell table:formula="of:=INDEX([Sheet2.$C$2:.$V$143];[.A1491];[.B14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2]" office:value-type="float" office:value="11">
            <text:p>11</text:p>
          </table:table-cell>
          <table:table-cell table:formula="of:=INDEX([Sheet2.$C$2:.$V$143];[.A1492];[.B14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3]" office:value-type="float" office:value="12">
            <text:p>12</text:p>
          </table:table-cell>
          <table:table-cell table:formula="of:=INDEX([Sheet2.$C$2:.$V$143];[.A1493];[.B14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4]" office:value-type="float" office:value="13">
            <text:p>13</text:p>
          </table:table-cell>
          <table:table-cell table:formula="of:=INDEX([Sheet2.$C$2:.$V$143];[.A1494];[.B14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5]" office:value-type="float" office:value="14">
            <text:p>14</text:p>
          </table:table-cell>
          <table:table-cell table:formula="of:=INDEX([Sheet2.$C$2:.$V$143];[.A1495];[.B14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6]" office:value-type="float" office:value="15">
            <text:p>15</text:p>
          </table:table-cell>
          <table:table-cell table:formula="of:=INDEX([Sheet2.$C$2:.$V$143];[.A1496];[.B14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7]" office:value-type="float" office:value="16">
            <text:p>16</text:p>
          </table:table-cell>
          <table:table-cell table:formula="of:=INDEX([Sheet2.$C$2:.$V$143];[.A1497];[.B14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8]" office:value-type="float" office:value="17">
            <text:p>17</text:p>
          </table:table-cell>
          <table:table-cell table:formula="of:=INDEX([Sheet2.$C$2:.$V$143];[.A1498];[.B14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79]" office:value-type="float" office:value="18">
            <text:p>18</text:p>
          </table:table-cell>
          <table:table-cell table:formula="of:=INDEX([Sheet2.$C$2:.$V$143];[.A1499];[.B14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80]" office:value-type="float" office:value="19">
            <text:p>19</text:p>
          </table:table-cell>
          <table:table-cell table:formula="of:=INDEX([Sheet2.$C$2:.$V$143];[.A1500];[.B15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5">
            <text:p>75</text:p>
          </table:table-cell>
          <table:table-cell table:formula="of:=[.B1481]" office:value-type="float" office:value="20">
            <text:p>20</text:p>
          </table:table-cell>
          <table:table-cell table:formula="of:=INDEX([Sheet2.$C$2:.$V$143];[.A1501];[.B15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82]" office:value-type="float" office:value="1">
            <text:p>1</text:p>
          </table:table-cell>
          <table:table-cell table:formula="of:=INDEX([Sheet2.$C$2:.$V$143];[.A1502];[.B150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83]" office:value-type="float" office:value="2">
            <text:p>2</text:p>
          </table:table-cell>
          <table:table-cell table:formula="of:=INDEX([Sheet2.$C$2:.$V$143];[.A1503];[.B150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84]" office:value-type="float" office:value="3">
            <text:p>3</text:p>
          </table:table-cell>
          <table:table-cell table:formula="of:=INDEX([Sheet2.$C$2:.$V$143];[.A1504];[.B15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85]" office:value-type="float" office:value="4">
            <text:p>4</text:p>
          </table:table-cell>
          <table:table-cell table:formula="of:=INDEX([Sheet2.$C$2:.$V$143];[.A1505];[.B150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86]" office:value-type="float" office:value="5">
            <text:p>5</text:p>
          </table:table-cell>
          <table:table-cell table:formula="of:=INDEX([Sheet2.$C$2:.$V$143];[.A1506];[.B15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87]" office:value-type="float" office:value="6">
            <text:p>6</text:p>
          </table:table-cell>
          <table:table-cell table:formula="of:=INDEX([Sheet2.$C$2:.$V$143];[.A1507];[.B150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88]" office:value-type="float" office:value="7">
            <text:p>7</text:p>
          </table:table-cell>
          <table:table-cell table:formula="of:=INDEX([Sheet2.$C$2:.$V$143];[.A1508];[.B15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89]" office:value-type="float" office:value="8">
            <text:p>8</text:p>
          </table:table-cell>
          <table:table-cell table:formula="of:=INDEX([Sheet2.$C$2:.$V$143];[.A1509];[.B15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0]" office:value-type="float" office:value="9">
            <text:p>9</text:p>
          </table:table-cell>
          <table:table-cell table:formula="of:=INDEX([Sheet2.$C$2:.$V$143];[.A1510];[.B15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1]" office:value-type="float" office:value="10">
            <text:p>10</text:p>
          </table:table-cell>
          <table:table-cell table:formula="of:=INDEX([Sheet2.$C$2:.$V$143];[.A1511];[.B15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2]" office:value-type="float" office:value="11">
            <text:p>11</text:p>
          </table:table-cell>
          <table:table-cell table:formula="of:=INDEX([Sheet2.$C$2:.$V$143];[.A1512];[.B15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3]" office:value-type="float" office:value="12">
            <text:p>12</text:p>
          </table:table-cell>
          <table:table-cell table:formula="of:=INDEX([Sheet2.$C$2:.$V$143];[.A1513];[.B15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4]" office:value-type="float" office:value="13">
            <text:p>13</text:p>
          </table:table-cell>
          <table:table-cell table:formula="of:=INDEX([Sheet2.$C$2:.$V$143];[.A1514];[.B15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5]" office:value-type="float" office:value="14">
            <text:p>14</text:p>
          </table:table-cell>
          <table:table-cell table:formula="of:=INDEX([Sheet2.$C$2:.$V$143];[.A1515];[.B15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6]" office:value-type="float" office:value="15">
            <text:p>15</text:p>
          </table:table-cell>
          <table:table-cell table:formula="of:=INDEX([Sheet2.$C$2:.$V$143];[.A1516];[.B15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7]" office:value-type="float" office:value="16">
            <text:p>16</text:p>
          </table:table-cell>
          <table:table-cell table:formula="of:=INDEX([Sheet2.$C$2:.$V$143];[.A1517];[.B15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8]" office:value-type="float" office:value="17">
            <text:p>17</text:p>
          </table:table-cell>
          <table:table-cell table:formula="of:=INDEX([Sheet2.$C$2:.$V$143];[.A1518];[.B15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499]" office:value-type="float" office:value="18">
            <text:p>18</text:p>
          </table:table-cell>
          <table:table-cell table:formula="of:=INDEX([Sheet2.$C$2:.$V$143];[.A1519];[.B15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500]" office:value-type="float" office:value="19">
            <text:p>19</text:p>
          </table:table-cell>
          <table:table-cell table:formula="of:=INDEX([Sheet2.$C$2:.$V$143];[.A1520];[.B15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6">
            <text:p>76</text:p>
          </table:table-cell>
          <table:table-cell table:formula="of:=[.B1501]" office:value-type="float" office:value="20">
            <text:p>20</text:p>
          </table:table-cell>
          <table:table-cell table:formula="of:=INDEX([Sheet2.$C$2:.$V$143];[.A1521];[.B15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02]" office:value-type="float" office:value="1">
            <text:p>1</text:p>
          </table:table-cell>
          <table:table-cell table:formula="of:=INDEX([Sheet2.$C$2:.$V$143];[.A1522];[.B15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03]" office:value-type="float" office:value="2">
            <text:p>2</text:p>
          </table:table-cell>
          <table:table-cell table:formula="of:=INDEX([Sheet2.$C$2:.$V$143];[.A1523];[.B15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04]" office:value-type="float" office:value="3">
            <text:p>3</text:p>
          </table:table-cell>
          <table:table-cell table:formula="of:=INDEX([Sheet2.$C$2:.$V$143];[.A1524];[.B152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05]" office:value-type="float" office:value="4">
            <text:p>4</text:p>
          </table:table-cell>
          <table:table-cell table:formula="of:=INDEX([Sheet2.$C$2:.$V$143];[.A1525];[.B15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06]" office:value-type="float" office:value="5">
            <text:p>5</text:p>
          </table:table-cell>
          <table:table-cell table:formula="of:=INDEX([Sheet2.$C$2:.$V$143];[.A1526];[.B15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07]" office:value-type="float" office:value="6">
            <text:p>6</text:p>
          </table:table-cell>
          <table:table-cell table:formula="of:=INDEX([Sheet2.$C$2:.$V$143];[.A1527];[.B15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08]" office:value-type="float" office:value="7">
            <text:p>7</text:p>
          </table:table-cell>
          <table:table-cell table:formula="of:=INDEX([Sheet2.$C$2:.$V$143];[.A1528];[.B15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09]" office:value-type="float" office:value="8">
            <text:p>8</text:p>
          </table:table-cell>
          <table:table-cell table:formula="of:=INDEX([Sheet2.$C$2:.$V$143];[.A1529];[.B15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0]" office:value-type="float" office:value="9">
            <text:p>9</text:p>
          </table:table-cell>
          <table:table-cell table:formula="of:=INDEX([Sheet2.$C$2:.$V$143];[.A1530];[.B15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1]" office:value-type="float" office:value="10">
            <text:p>10</text:p>
          </table:table-cell>
          <table:table-cell table:formula="of:=INDEX([Sheet2.$C$2:.$V$143];[.A1531];[.B15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2]" office:value-type="float" office:value="11">
            <text:p>11</text:p>
          </table:table-cell>
          <table:table-cell table:formula="of:=INDEX([Sheet2.$C$2:.$V$143];[.A1532];[.B15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3]" office:value-type="float" office:value="12">
            <text:p>12</text:p>
          </table:table-cell>
          <table:table-cell table:formula="of:=INDEX([Sheet2.$C$2:.$V$143];[.A1533];[.B15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4]" office:value-type="float" office:value="13">
            <text:p>13</text:p>
          </table:table-cell>
          <table:table-cell table:formula="of:=INDEX([Sheet2.$C$2:.$V$143];[.A1534];[.B15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5]" office:value-type="float" office:value="14">
            <text:p>14</text:p>
          </table:table-cell>
          <table:table-cell table:formula="of:=INDEX([Sheet2.$C$2:.$V$143];[.A1535];[.B15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6]" office:value-type="float" office:value="15">
            <text:p>15</text:p>
          </table:table-cell>
          <table:table-cell table:formula="of:=INDEX([Sheet2.$C$2:.$V$143];[.A1536];[.B15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7]" office:value-type="float" office:value="16">
            <text:p>16</text:p>
          </table:table-cell>
          <table:table-cell table:formula="of:=INDEX([Sheet2.$C$2:.$V$143];[.A1537];[.B15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8]" office:value-type="float" office:value="17">
            <text:p>17</text:p>
          </table:table-cell>
          <table:table-cell table:formula="of:=INDEX([Sheet2.$C$2:.$V$143];[.A1538];[.B15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19]" office:value-type="float" office:value="18">
            <text:p>18</text:p>
          </table:table-cell>
          <table:table-cell table:formula="of:=INDEX([Sheet2.$C$2:.$V$143];[.A1539];[.B15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20]" office:value-type="float" office:value="19">
            <text:p>19</text:p>
          </table:table-cell>
          <table:table-cell table:formula="of:=INDEX([Sheet2.$C$2:.$V$143];[.A1540];[.B15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7">
            <text:p>77</text:p>
          </table:table-cell>
          <table:table-cell table:formula="of:=[.B1521]" office:value-type="float" office:value="20">
            <text:p>20</text:p>
          </table:table-cell>
          <table:table-cell table:formula="of:=INDEX([Sheet2.$C$2:.$V$143];[.A1541];[.B15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22]" office:value-type="float" office:value="1">
            <text:p>1</text:p>
          </table:table-cell>
          <table:table-cell table:formula="of:=INDEX([Sheet2.$C$2:.$V$143];[.A1542];[.B15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23]" office:value-type="float" office:value="2">
            <text:p>2</text:p>
          </table:table-cell>
          <table:table-cell table:formula="of:=INDEX([Sheet2.$C$2:.$V$143];[.A1543];[.B1543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24]" office:value-type="float" office:value="3">
            <text:p>3</text:p>
          </table:table-cell>
          <table:table-cell table:formula="of:=INDEX([Sheet2.$C$2:.$V$143];[.A1544];[.B15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25]" office:value-type="float" office:value="4">
            <text:p>4</text:p>
          </table:table-cell>
          <table:table-cell table:formula="of:=INDEX([Sheet2.$C$2:.$V$143];[.A1545];[.B15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26]" office:value-type="float" office:value="5">
            <text:p>5</text:p>
          </table:table-cell>
          <table:table-cell table:formula="of:=INDEX([Sheet2.$C$2:.$V$143];[.A1546];[.B15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27]" office:value-type="float" office:value="6">
            <text:p>6</text:p>
          </table:table-cell>
          <table:table-cell table:formula="of:=INDEX([Sheet2.$C$2:.$V$143];[.A1547];[.B15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28]" office:value-type="float" office:value="7">
            <text:p>7</text:p>
          </table:table-cell>
          <table:table-cell table:formula="of:=INDEX([Sheet2.$C$2:.$V$143];[.A1548];[.B15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29]" office:value-type="float" office:value="8">
            <text:p>8</text:p>
          </table:table-cell>
          <table:table-cell table:formula="of:=INDEX([Sheet2.$C$2:.$V$143];[.A1549];[.B15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0]" office:value-type="float" office:value="9">
            <text:p>9</text:p>
          </table:table-cell>
          <table:table-cell table:formula="of:=INDEX([Sheet2.$C$2:.$V$143];[.A1550];[.B15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1]" office:value-type="float" office:value="10">
            <text:p>10</text:p>
          </table:table-cell>
          <table:table-cell table:formula="of:=INDEX([Sheet2.$C$2:.$V$143];[.A1551];[.B15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2]" office:value-type="float" office:value="11">
            <text:p>11</text:p>
          </table:table-cell>
          <table:table-cell table:formula="of:=INDEX([Sheet2.$C$2:.$V$143];[.A1552];[.B15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3]" office:value-type="float" office:value="12">
            <text:p>12</text:p>
          </table:table-cell>
          <table:table-cell table:formula="of:=INDEX([Sheet2.$C$2:.$V$143];[.A1553];[.B15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4]" office:value-type="float" office:value="13">
            <text:p>13</text:p>
          </table:table-cell>
          <table:table-cell table:formula="of:=INDEX([Sheet2.$C$2:.$V$143];[.A1554];[.B15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5]" office:value-type="float" office:value="14">
            <text:p>14</text:p>
          </table:table-cell>
          <table:table-cell table:formula="of:=INDEX([Sheet2.$C$2:.$V$143];[.A1555];[.B15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6]" office:value-type="float" office:value="15">
            <text:p>15</text:p>
          </table:table-cell>
          <table:table-cell table:formula="of:=INDEX([Sheet2.$C$2:.$V$143];[.A1556];[.B15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7]" office:value-type="float" office:value="16">
            <text:p>16</text:p>
          </table:table-cell>
          <table:table-cell table:formula="of:=INDEX([Sheet2.$C$2:.$V$143];[.A1557];[.B15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8]" office:value-type="float" office:value="17">
            <text:p>17</text:p>
          </table:table-cell>
          <table:table-cell table:formula="of:=INDEX([Sheet2.$C$2:.$V$143];[.A1558];[.B15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39]" office:value-type="float" office:value="18">
            <text:p>18</text:p>
          </table:table-cell>
          <table:table-cell table:formula="of:=INDEX([Sheet2.$C$2:.$V$143];[.A1559];[.B15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40]" office:value-type="float" office:value="19">
            <text:p>19</text:p>
          </table:table-cell>
          <table:table-cell table:formula="of:=INDEX([Sheet2.$C$2:.$V$143];[.A1560];[.B15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8">
            <text:p>78</text:p>
          </table:table-cell>
          <table:table-cell table:formula="of:=[.B1541]" office:value-type="float" office:value="20">
            <text:p>20</text:p>
          </table:table-cell>
          <table:table-cell table:formula="of:=INDEX([Sheet2.$C$2:.$V$143];[.A1561];[.B15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42]" office:value-type="float" office:value="1">
            <text:p>1</text:p>
          </table:table-cell>
          <table:table-cell table:formula="of:=INDEX([Sheet2.$C$2:.$V$143];[.A1562];[.B15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43]" office:value-type="float" office:value="2">
            <text:p>2</text:p>
          </table:table-cell>
          <table:table-cell table:formula="of:=INDEX([Sheet2.$C$2:.$V$143];[.A1563];[.B15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44]" office:value-type="float" office:value="3">
            <text:p>3</text:p>
          </table:table-cell>
          <table:table-cell table:formula="of:=INDEX([Sheet2.$C$2:.$V$143];[.A1564];[.B15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45]" office:value-type="float" office:value="4">
            <text:p>4</text:p>
          </table:table-cell>
          <table:table-cell table:formula="of:=INDEX([Sheet2.$C$2:.$V$143];[.A1565];[.B15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46]" office:value-type="float" office:value="5">
            <text:p>5</text:p>
          </table:table-cell>
          <table:table-cell table:formula="of:=INDEX([Sheet2.$C$2:.$V$143];[.A1566];[.B1566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47]" office:value-type="float" office:value="6">
            <text:p>6</text:p>
          </table:table-cell>
          <table:table-cell table:formula="of:=INDEX([Sheet2.$C$2:.$V$143];[.A1567];[.B15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48]" office:value-type="float" office:value="7">
            <text:p>7</text:p>
          </table:table-cell>
          <table:table-cell table:formula="of:=INDEX([Sheet2.$C$2:.$V$143];[.A1568];[.B15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49]" office:value-type="float" office:value="8">
            <text:p>8</text:p>
          </table:table-cell>
          <table:table-cell table:formula="of:=INDEX([Sheet2.$C$2:.$V$143];[.A1569];[.B15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0]" office:value-type="float" office:value="9">
            <text:p>9</text:p>
          </table:table-cell>
          <table:table-cell table:formula="of:=INDEX([Sheet2.$C$2:.$V$143];[.A1570];[.B15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1]" office:value-type="float" office:value="10">
            <text:p>10</text:p>
          </table:table-cell>
          <table:table-cell table:formula="of:=INDEX([Sheet2.$C$2:.$V$143];[.A1571];[.B15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2]" office:value-type="float" office:value="11">
            <text:p>11</text:p>
          </table:table-cell>
          <table:table-cell table:formula="of:=INDEX([Sheet2.$C$2:.$V$143];[.A1572];[.B15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3]" office:value-type="float" office:value="12">
            <text:p>12</text:p>
          </table:table-cell>
          <table:table-cell table:formula="of:=INDEX([Sheet2.$C$2:.$V$143];[.A1573];[.B15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4]" office:value-type="float" office:value="13">
            <text:p>13</text:p>
          </table:table-cell>
          <table:table-cell table:formula="of:=INDEX([Sheet2.$C$2:.$V$143];[.A1574];[.B15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5]" office:value-type="float" office:value="14">
            <text:p>14</text:p>
          </table:table-cell>
          <table:table-cell table:formula="of:=INDEX([Sheet2.$C$2:.$V$143];[.A1575];[.B15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6]" office:value-type="float" office:value="15">
            <text:p>15</text:p>
          </table:table-cell>
          <table:table-cell table:formula="of:=INDEX([Sheet2.$C$2:.$V$143];[.A1576];[.B15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7]" office:value-type="float" office:value="16">
            <text:p>16</text:p>
          </table:table-cell>
          <table:table-cell table:formula="of:=INDEX([Sheet2.$C$2:.$V$143];[.A1577];[.B15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8]" office:value-type="float" office:value="17">
            <text:p>17</text:p>
          </table:table-cell>
          <table:table-cell table:formula="of:=INDEX([Sheet2.$C$2:.$V$143];[.A1578];[.B15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59]" office:value-type="float" office:value="18">
            <text:p>18</text:p>
          </table:table-cell>
          <table:table-cell table:formula="of:=INDEX([Sheet2.$C$2:.$V$143];[.A1579];[.B15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60]" office:value-type="float" office:value="19">
            <text:p>19</text:p>
          </table:table-cell>
          <table:table-cell table:formula="of:=INDEX([Sheet2.$C$2:.$V$143];[.A1580];[.B15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79">
            <text:p>79</text:p>
          </table:table-cell>
          <table:table-cell table:formula="of:=[.B1561]" office:value-type="float" office:value="20">
            <text:p>20</text:p>
          </table:table-cell>
          <table:table-cell table:formula="of:=INDEX([Sheet2.$C$2:.$V$143];[.A1581];[.B15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62]" office:value-type="float" office:value="1">
            <text:p>1</text:p>
          </table:table-cell>
          <table:table-cell table:formula="of:=INDEX([Sheet2.$C$2:.$V$143];[.A1582];[.B15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63]" office:value-type="float" office:value="2">
            <text:p>2</text:p>
          </table:table-cell>
          <table:table-cell table:formula="of:=INDEX([Sheet2.$C$2:.$V$143];[.A1583];[.B15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64]" office:value-type="float" office:value="3">
            <text:p>3</text:p>
          </table:table-cell>
          <table:table-cell table:formula="of:=INDEX([Sheet2.$C$2:.$V$143];[.A1584];[.B15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65]" office:value-type="float" office:value="4">
            <text:p>4</text:p>
          </table:table-cell>
          <table:table-cell table:formula="of:=INDEX([Sheet2.$C$2:.$V$143];[.A1585];[.B15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66]" office:value-type="float" office:value="5">
            <text:p>5</text:p>
          </table:table-cell>
          <table:table-cell table:formula="of:=INDEX([Sheet2.$C$2:.$V$143];[.A1586];[.B15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67]" office:value-type="float" office:value="6">
            <text:p>6</text:p>
          </table:table-cell>
          <table:table-cell table:formula="of:=INDEX([Sheet2.$C$2:.$V$143];[.A1587];[.B1587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68]" office:value-type="float" office:value="7">
            <text:p>7</text:p>
          </table:table-cell>
          <table:table-cell table:formula="of:=INDEX([Sheet2.$C$2:.$V$143];[.A1588];[.B15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69]" office:value-type="float" office:value="8">
            <text:p>8</text:p>
          </table:table-cell>
          <table:table-cell table:formula="of:=INDEX([Sheet2.$C$2:.$V$143];[.A1589];[.B15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0]" office:value-type="float" office:value="9">
            <text:p>9</text:p>
          </table:table-cell>
          <table:table-cell table:formula="of:=INDEX([Sheet2.$C$2:.$V$143];[.A1590];[.B15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1]" office:value-type="float" office:value="10">
            <text:p>10</text:p>
          </table:table-cell>
          <table:table-cell table:formula="of:=INDEX([Sheet2.$C$2:.$V$143];[.A1591];[.B15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2]" office:value-type="float" office:value="11">
            <text:p>11</text:p>
          </table:table-cell>
          <table:table-cell table:formula="of:=INDEX([Sheet2.$C$2:.$V$143];[.A1592];[.B15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3]" office:value-type="float" office:value="12">
            <text:p>12</text:p>
          </table:table-cell>
          <table:table-cell table:formula="of:=INDEX([Sheet2.$C$2:.$V$143];[.A1593];[.B15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4]" office:value-type="float" office:value="13">
            <text:p>13</text:p>
          </table:table-cell>
          <table:table-cell table:formula="of:=INDEX([Sheet2.$C$2:.$V$143];[.A1594];[.B15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5]" office:value-type="float" office:value="14">
            <text:p>14</text:p>
          </table:table-cell>
          <table:table-cell table:formula="of:=INDEX([Sheet2.$C$2:.$V$143];[.A1595];[.B15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6]" office:value-type="float" office:value="15">
            <text:p>15</text:p>
          </table:table-cell>
          <table:table-cell table:formula="of:=INDEX([Sheet2.$C$2:.$V$143];[.A1596];[.B15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7]" office:value-type="float" office:value="16">
            <text:p>16</text:p>
          </table:table-cell>
          <table:table-cell table:formula="of:=INDEX([Sheet2.$C$2:.$V$143];[.A1597];[.B15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8]" office:value-type="float" office:value="17">
            <text:p>17</text:p>
          </table:table-cell>
          <table:table-cell table:formula="of:=INDEX([Sheet2.$C$2:.$V$143];[.A1598];[.B15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79]" office:value-type="float" office:value="18">
            <text:p>18</text:p>
          </table:table-cell>
          <table:table-cell table:formula="of:=INDEX([Sheet2.$C$2:.$V$143];[.A1599];[.B15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80]" office:value-type="float" office:value="19">
            <text:p>19</text:p>
          </table:table-cell>
          <table:table-cell table:formula="of:=INDEX([Sheet2.$C$2:.$V$143];[.A1600];[.B16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0">
            <text:p>80</text:p>
          </table:table-cell>
          <table:table-cell table:formula="of:=[.B1581]" office:value-type="float" office:value="20">
            <text:p>20</text:p>
          </table:table-cell>
          <table:table-cell table:formula="of:=INDEX([Sheet2.$C$2:.$V$143];[.A1601];[.B16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82]" office:value-type="float" office:value="1">
            <text:p>1</text:p>
          </table:table-cell>
          <table:table-cell table:formula="of:=INDEX([Sheet2.$C$2:.$V$143];[.A1602];[.B16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83]" office:value-type="float" office:value="2">
            <text:p>2</text:p>
          </table:table-cell>
          <table:table-cell table:formula="of:=INDEX([Sheet2.$C$2:.$V$143];[.A1603];[.B16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84]" office:value-type="float" office:value="3">
            <text:p>3</text:p>
          </table:table-cell>
          <table:table-cell table:formula="of:=INDEX([Sheet2.$C$2:.$V$143];[.A1604];[.B16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85]" office:value-type="float" office:value="4">
            <text:p>4</text:p>
          </table:table-cell>
          <table:table-cell table:formula="of:=INDEX([Sheet2.$C$2:.$V$143];[.A1605];[.B16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86]" office:value-type="float" office:value="5">
            <text:p>5</text:p>
          </table:table-cell>
          <table:table-cell table:formula="of:=INDEX([Sheet2.$C$2:.$V$143];[.A1606];[.B16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87]" office:value-type="float" office:value="6">
            <text:p>6</text:p>
          </table:table-cell>
          <table:table-cell table:formula="of:=INDEX([Sheet2.$C$2:.$V$143];[.A1607];[.B16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88]" office:value-type="float" office:value="7">
            <text:p>7</text:p>
          </table:table-cell>
          <table:table-cell table:formula="of:=INDEX([Sheet2.$C$2:.$V$143];[.A1608];[.B16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89]" office:value-type="float" office:value="8">
            <text:p>8</text:p>
          </table:table-cell>
          <table:table-cell table:formula="of:=INDEX([Sheet2.$C$2:.$V$143];[.A1609];[.B16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0]" office:value-type="float" office:value="9">
            <text:p>9</text:p>
          </table:table-cell>
          <table:table-cell table:formula="of:=INDEX([Sheet2.$C$2:.$V$143];[.A1610];[.B16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1]" office:value-type="float" office:value="10">
            <text:p>10</text:p>
          </table:table-cell>
          <table:table-cell table:formula="of:=INDEX([Sheet2.$C$2:.$V$143];[.A1611];[.B16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2]" office:value-type="float" office:value="11">
            <text:p>11</text:p>
          </table:table-cell>
          <table:table-cell table:formula="of:=INDEX([Sheet2.$C$2:.$V$143];[.A1612];[.B16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3]" office:value-type="float" office:value="12">
            <text:p>12</text:p>
          </table:table-cell>
          <table:table-cell table:formula="of:=INDEX([Sheet2.$C$2:.$V$143];[.A1613];[.B16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4]" office:value-type="float" office:value="13">
            <text:p>13</text:p>
          </table:table-cell>
          <table:table-cell table:formula="of:=INDEX([Sheet2.$C$2:.$V$143];[.A1614];[.B16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5]" office:value-type="float" office:value="14">
            <text:p>14</text:p>
          </table:table-cell>
          <table:table-cell table:formula="of:=INDEX([Sheet2.$C$2:.$V$143];[.A1615];[.B16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6]" office:value-type="float" office:value="15">
            <text:p>15</text:p>
          </table:table-cell>
          <table:table-cell table:formula="of:=INDEX([Sheet2.$C$2:.$V$143];[.A1616];[.B16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7]" office:value-type="float" office:value="16">
            <text:p>16</text:p>
          </table:table-cell>
          <table:table-cell table:formula="of:=INDEX([Sheet2.$C$2:.$V$143];[.A1617];[.B16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8]" office:value-type="float" office:value="17">
            <text:p>17</text:p>
          </table:table-cell>
          <table:table-cell table:formula="of:=INDEX([Sheet2.$C$2:.$V$143];[.A1618];[.B16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599]" office:value-type="float" office:value="18">
            <text:p>18</text:p>
          </table:table-cell>
          <table:table-cell table:formula="of:=INDEX([Sheet2.$C$2:.$V$143];[.A1619];[.B16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600]" office:value-type="float" office:value="19">
            <text:p>19</text:p>
          </table:table-cell>
          <table:table-cell table:formula="of:=INDEX([Sheet2.$C$2:.$V$143];[.A1620];[.B16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1">
            <text:p>81</text:p>
          </table:table-cell>
          <table:table-cell table:formula="of:=[.B1601]" office:value-type="float" office:value="20">
            <text:p>20</text:p>
          </table:table-cell>
          <table:table-cell table:formula="of:=INDEX([Sheet2.$C$2:.$V$143];[.A1621];[.B16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02]" office:value-type="float" office:value="1">
            <text:p>1</text:p>
          </table:table-cell>
          <table:table-cell table:formula="of:=INDEX([Sheet2.$C$2:.$V$143];[.A1622];[.B16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03]" office:value-type="float" office:value="2">
            <text:p>2</text:p>
          </table:table-cell>
          <table:table-cell table:formula="of:=INDEX([Sheet2.$C$2:.$V$143];[.A1623];[.B16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04]" office:value-type="float" office:value="3">
            <text:p>3</text:p>
          </table:table-cell>
          <table:table-cell table:formula="of:=INDEX([Sheet2.$C$2:.$V$143];[.A1624];[.B162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05]" office:value-type="float" office:value="4">
            <text:p>4</text:p>
          </table:table-cell>
          <table:table-cell table:formula="of:=INDEX([Sheet2.$C$2:.$V$143];[.A1625];[.B162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06]" office:value-type="float" office:value="5">
            <text:p>5</text:p>
          </table:table-cell>
          <table:table-cell table:formula="of:=INDEX([Sheet2.$C$2:.$V$143];[.A1626];[.B16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07]" office:value-type="float" office:value="6">
            <text:p>6</text:p>
          </table:table-cell>
          <table:table-cell table:formula="of:=INDEX([Sheet2.$C$2:.$V$143];[.A1627];[.B16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08]" office:value-type="float" office:value="7">
            <text:p>7</text:p>
          </table:table-cell>
          <table:table-cell table:formula="of:=INDEX([Sheet2.$C$2:.$V$143];[.A1628];[.B16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09]" office:value-type="float" office:value="8">
            <text:p>8</text:p>
          </table:table-cell>
          <table:table-cell table:formula="of:=INDEX([Sheet2.$C$2:.$V$143];[.A1629];[.B16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0]" office:value-type="float" office:value="9">
            <text:p>9</text:p>
          </table:table-cell>
          <table:table-cell table:formula="of:=INDEX([Sheet2.$C$2:.$V$143];[.A1630];[.B16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1]" office:value-type="float" office:value="10">
            <text:p>10</text:p>
          </table:table-cell>
          <table:table-cell table:formula="of:=INDEX([Sheet2.$C$2:.$V$143];[.A1631];[.B16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2]" office:value-type="float" office:value="11">
            <text:p>11</text:p>
          </table:table-cell>
          <table:table-cell table:formula="of:=INDEX([Sheet2.$C$2:.$V$143];[.A1632];[.B16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3]" office:value-type="float" office:value="12">
            <text:p>12</text:p>
          </table:table-cell>
          <table:table-cell table:formula="of:=INDEX([Sheet2.$C$2:.$V$143];[.A1633];[.B16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4]" office:value-type="float" office:value="13">
            <text:p>13</text:p>
          </table:table-cell>
          <table:table-cell table:formula="of:=INDEX([Sheet2.$C$2:.$V$143];[.A1634];[.B16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5]" office:value-type="float" office:value="14">
            <text:p>14</text:p>
          </table:table-cell>
          <table:table-cell table:formula="of:=INDEX([Sheet2.$C$2:.$V$143];[.A1635];[.B16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6]" office:value-type="float" office:value="15">
            <text:p>15</text:p>
          </table:table-cell>
          <table:table-cell table:formula="of:=INDEX([Sheet2.$C$2:.$V$143];[.A1636];[.B16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7]" office:value-type="float" office:value="16">
            <text:p>16</text:p>
          </table:table-cell>
          <table:table-cell table:formula="of:=INDEX([Sheet2.$C$2:.$V$143];[.A1637];[.B16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8]" office:value-type="float" office:value="17">
            <text:p>17</text:p>
          </table:table-cell>
          <table:table-cell table:formula="of:=INDEX([Sheet2.$C$2:.$V$143];[.A1638];[.B16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19]" office:value-type="float" office:value="18">
            <text:p>18</text:p>
          </table:table-cell>
          <table:table-cell table:formula="of:=INDEX([Sheet2.$C$2:.$V$143];[.A1639];[.B16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20]" office:value-type="float" office:value="19">
            <text:p>19</text:p>
          </table:table-cell>
          <table:table-cell table:formula="of:=INDEX([Sheet2.$C$2:.$V$143];[.A1640];[.B16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2">
            <text:p>82</text:p>
          </table:table-cell>
          <table:table-cell table:formula="of:=[.B1621]" office:value-type="float" office:value="20">
            <text:p>20</text:p>
          </table:table-cell>
          <table:table-cell table:formula="of:=INDEX([Sheet2.$C$2:.$V$143];[.A1641];[.B16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22]" office:value-type="float" office:value="1">
            <text:p>1</text:p>
          </table:table-cell>
          <table:table-cell table:formula="of:=INDEX([Sheet2.$C$2:.$V$143];[.A1642];[.B16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23]" office:value-type="float" office:value="2">
            <text:p>2</text:p>
          </table:table-cell>
          <table:table-cell table:formula="of:=INDEX([Sheet2.$C$2:.$V$143];[.A1643];[.B16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24]" office:value-type="float" office:value="3">
            <text:p>3</text:p>
          </table:table-cell>
          <table:table-cell table:formula="of:=INDEX([Sheet2.$C$2:.$V$143];[.A1644];[.B164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25]" office:value-type="float" office:value="4">
            <text:p>4</text:p>
          </table:table-cell>
          <table:table-cell table:formula="of:=INDEX([Sheet2.$C$2:.$V$143];[.A1645];[.B164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26]" office:value-type="float" office:value="5">
            <text:p>5</text:p>
          </table:table-cell>
          <table:table-cell table:formula="of:=INDEX([Sheet2.$C$2:.$V$143];[.A1646];[.B164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27]" office:value-type="float" office:value="6">
            <text:p>6</text:p>
          </table:table-cell>
          <table:table-cell table:formula="of:=INDEX([Sheet2.$C$2:.$V$143];[.A1647];[.B16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28]" office:value-type="float" office:value="7">
            <text:p>7</text:p>
          </table:table-cell>
          <table:table-cell table:formula="of:=INDEX([Sheet2.$C$2:.$V$143];[.A1648];[.B16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29]" office:value-type="float" office:value="8">
            <text:p>8</text:p>
          </table:table-cell>
          <table:table-cell table:formula="of:=INDEX([Sheet2.$C$2:.$V$143];[.A1649];[.B16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0]" office:value-type="float" office:value="9">
            <text:p>9</text:p>
          </table:table-cell>
          <table:table-cell table:formula="of:=INDEX([Sheet2.$C$2:.$V$143];[.A1650];[.B16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1]" office:value-type="float" office:value="10">
            <text:p>10</text:p>
          </table:table-cell>
          <table:table-cell table:formula="of:=INDEX([Sheet2.$C$2:.$V$143];[.A1651];[.B16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2]" office:value-type="float" office:value="11">
            <text:p>11</text:p>
          </table:table-cell>
          <table:table-cell table:formula="of:=INDEX([Sheet2.$C$2:.$V$143];[.A1652];[.B16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3]" office:value-type="float" office:value="12">
            <text:p>12</text:p>
          </table:table-cell>
          <table:table-cell table:formula="of:=INDEX([Sheet2.$C$2:.$V$143];[.A1653];[.B16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4]" office:value-type="float" office:value="13">
            <text:p>13</text:p>
          </table:table-cell>
          <table:table-cell table:formula="of:=INDEX([Sheet2.$C$2:.$V$143];[.A1654];[.B16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5]" office:value-type="float" office:value="14">
            <text:p>14</text:p>
          </table:table-cell>
          <table:table-cell table:formula="of:=INDEX([Sheet2.$C$2:.$V$143];[.A1655];[.B16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6]" office:value-type="float" office:value="15">
            <text:p>15</text:p>
          </table:table-cell>
          <table:table-cell table:formula="of:=INDEX([Sheet2.$C$2:.$V$143];[.A1656];[.B16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7]" office:value-type="float" office:value="16">
            <text:p>16</text:p>
          </table:table-cell>
          <table:table-cell table:formula="of:=INDEX([Sheet2.$C$2:.$V$143];[.A1657];[.B16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8]" office:value-type="float" office:value="17">
            <text:p>17</text:p>
          </table:table-cell>
          <table:table-cell table:formula="of:=INDEX([Sheet2.$C$2:.$V$143];[.A1658];[.B16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39]" office:value-type="float" office:value="18">
            <text:p>18</text:p>
          </table:table-cell>
          <table:table-cell table:formula="of:=INDEX([Sheet2.$C$2:.$V$143];[.A1659];[.B16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40]" office:value-type="float" office:value="19">
            <text:p>19</text:p>
          </table:table-cell>
          <table:table-cell table:formula="of:=INDEX([Sheet2.$C$2:.$V$143];[.A1660];[.B16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3">
            <text:p>83</text:p>
          </table:table-cell>
          <table:table-cell table:formula="of:=[.B1641]" office:value-type="float" office:value="20">
            <text:p>20</text:p>
          </table:table-cell>
          <table:table-cell table:formula="of:=INDEX([Sheet2.$C$2:.$V$143];[.A1661];[.B16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42]" office:value-type="float" office:value="1">
            <text:p>1</text:p>
          </table:table-cell>
          <table:table-cell table:formula="of:=INDEX([Sheet2.$C$2:.$V$143];[.A1662];[.B166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43]" office:value-type="float" office:value="2">
            <text:p>2</text:p>
          </table:table-cell>
          <table:table-cell table:formula="of:=INDEX([Sheet2.$C$2:.$V$143];[.A1663];[.B166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44]" office:value-type="float" office:value="3">
            <text:p>3</text:p>
          </table:table-cell>
          <table:table-cell table:formula="of:=INDEX([Sheet2.$C$2:.$V$143];[.A1664];[.B166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45]" office:value-type="float" office:value="4">
            <text:p>4</text:p>
          </table:table-cell>
          <table:table-cell table:formula="of:=INDEX([Sheet2.$C$2:.$V$143];[.A1665];[.B16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46]" office:value-type="float" office:value="5">
            <text:p>5</text:p>
          </table:table-cell>
          <table:table-cell table:formula="of:=INDEX([Sheet2.$C$2:.$V$143];[.A1666];[.B16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47]" office:value-type="float" office:value="6">
            <text:p>6</text:p>
          </table:table-cell>
          <table:table-cell table:formula="of:=INDEX([Sheet2.$C$2:.$V$143];[.A1667];[.B16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48]" office:value-type="float" office:value="7">
            <text:p>7</text:p>
          </table:table-cell>
          <table:table-cell table:formula="of:=INDEX([Sheet2.$C$2:.$V$143];[.A1668];[.B16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49]" office:value-type="float" office:value="8">
            <text:p>8</text:p>
          </table:table-cell>
          <table:table-cell table:formula="of:=INDEX([Sheet2.$C$2:.$V$143];[.A1669];[.B16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0]" office:value-type="float" office:value="9">
            <text:p>9</text:p>
          </table:table-cell>
          <table:table-cell table:formula="of:=INDEX([Sheet2.$C$2:.$V$143];[.A1670];[.B16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1]" office:value-type="float" office:value="10">
            <text:p>10</text:p>
          </table:table-cell>
          <table:table-cell table:formula="of:=INDEX([Sheet2.$C$2:.$V$143];[.A1671];[.B16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2]" office:value-type="float" office:value="11">
            <text:p>11</text:p>
          </table:table-cell>
          <table:table-cell table:formula="of:=INDEX([Sheet2.$C$2:.$V$143];[.A1672];[.B16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3]" office:value-type="float" office:value="12">
            <text:p>12</text:p>
          </table:table-cell>
          <table:table-cell table:formula="of:=INDEX([Sheet2.$C$2:.$V$143];[.A1673];[.B16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4]" office:value-type="float" office:value="13">
            <text:p>13</text:p>
          </table:table-cell>
          <table:table-cell table:formula="of:=INDEX([Sheet2.$C$2:.$V$143];[.A1674];[.B16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5]" office:value-type="float" office:value="14">
            <text:p>14</text:p>
          </table:table-cell>
          <table:table-cell table:formula="of:=INDEX([Sheet2.$C$2:.$V$143];[.A1675];[.B16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6]" office:value-type="float" office:value="15">
            <text:p>15</text:p>
          </table:table-cell>
          <table:table-cell table:formula="of:=INDEX([Sheet2.$C$2:.$V$143];[.A1676];[.B16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7]" office:value-type="float" office:value="16">
            <text:p>16</text:p>
          </table:table-cell>
          <table:table-cell table:formula="of:=INDEX([Sheet2.$C$2:.$V$143];[.A1677];[.B16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8]" office:value-type="float" office:value="17">
            <text:p>17</text:p>
          </table:table-cell>
          <table:table-cell table:formula="of:=INDEX([Sheet2.$C$2:.$V$143];[.A1678];[.B16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59]" office:value-type="float" office:value="18">
            <text:p>18</text:p>
          </table:table-cell>
          <table:table-cell table:formula="of:=INDEX([Sheet2.$C$2:.$V$143];[.A1679];[.B16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60]" office:value-type="float" office:value="19">
            <text:p>19</text:p>
          </table:table-cell>
          <table:table-cell table:formula="of:=INDEX([Sheet2.$C$2:.$V$143];[.A1680];[.B16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4">
            <text:p>84</text:p>
          </table:table-cell>
          <table:table-cell table:formula="of:=[.B1661]" office:value-type="float" office:value="20">
            <text:p>20</text:p>
          </table:table-cell>
          <table:table-cell table:formula="of:=INDEX([Sheet2.$C$2:.$V$143];[.A1681];[.B16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62]" office:value-type="float" office:value="1">
            <text:p>1</text:p>
          </table:table-cell>
          <table:table-cell table:formula="of:=INDEX([Sheet2.$C$2:.$V$143];[.A1682];[.B16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63]" office:value-type="float" office:value="2">
            <text:p>2</text:p>
          </table:table-cell>
          <table:table-cell table:formula="of:=INDEX([Sheet2.$C$2:.$V$143];[.A1683];[.B168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64]" office:value-type="float" office:value="3">
            <text:p>3</text:p>
          </table:table-cell>
          <table:table-cell table:formula="of:=INDEX([Sheet2.$C$2:.$V$143];[.A1684];[.B168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65]" office:value-type="float" office:value="4">
            <text:p>4</text:p>
          </table:table-cell>
          <table:table-cell table:formula="of:=INDEX([Sheet2.$C$2:.$V$143];[.A1685];[.B16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66]" office:value-type="float" office:value="5">
            <text:p>5</text:p>
          </table:table-cell>
          <table:table-cell table:formula="of:=INDEX([Sheet2.$C$2:.$V$143];[.A1686];[.B16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67]" office:value-type="float" office:value="6">
            <text:p>6</text:p>
          </table:table-cell>
          <table:table-cell table:formula="of:=INDEX([Sheet2.$C$2:.$V$143];[.A1687];[.B16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68]" office:value-type="float" office:value="7">
            <text:p>7</text:p>
          </table:table-cell>
          <table:table-cell table:formula="of:=INDEX([Sheet2.$C$2:.$V$143];[.A1688];[.B16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69]" office:value-type="float" office:value="8">
            <text:p>8</text:p>
          </table:table-cell>
          <table:table-cell table:formula="of:=INDEX([Sheet2.$C$2:.$V$143];[.A1689];[.B16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0]" office:value-type="float" office:value="9">
            <text:p>9</text:p>
          </table:table-cell>
          <table:table-cell table:formula="of:=INDEX([Sheet2.$C$2:.$V$143];[.A1690];[.B16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1]" office:value-type="float" office:value="10">
            <text:p>10</text:p>
          </table:table-cell>
          <table:table-cell table:formula="of:=INDEX([Sheet2.$C$2:.$V$143];[.A1691];[.B16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2]" office:value-type="float" office:value="11">
            <text:p>11</text:p>
          </table:table-cell>
          <table:table-cell table:formula="of:=INDEX([Sheet2.$C$2:.$V$143];[.A1692];[.B16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3]" office:value-type="float" office:value="12">
            <text:p>12</text:p>
          </table:table-cell>
          <table:table-cell table:formula="of:=INDEX([Sheet2.$C$2:.$V$143];[.A1693];[.B16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4]" office:value-type="float" office:value="13">
            <text:p>13</text:p>
          </table:table-cell>
          <table:table-cell table:formula="of:=INDEX([Sheet2.$C$2:.$V$143];[.A1694];[.B16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5]" office:value-type="float" office:value="14">
            <text:p>14</text:p>
          </table:table-cell>
          <table:table-cell table:formula="of:=INDEX([Sheet2.$C$2:.$V$143];[.A1695];[.B16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6]" office:value-type="float" office:value="15">
            <text:p>15</text:p>
          </table:table-cell>
          <table:table-cell table:formula="of:=INDEX([Sheet2.$C$2:.$V$143];[.A1696];[.B16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7]" office:value-type="float" office:value="16">
            <text:p>16</text:p>
          </table:table-cell>
          <table:table-cell table:formula="of:=INDEX([Sheet2.$C$2:.$V$143];[.A1697];[.B16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8]" office:value-type="float" office:value="17">
            <text:p>17</text:p>
          </table:table-cell>
          <table:table-cell table:formula="of:=INDEX([Sheet2.$C$2:.$V$143];[.A1698];[.B16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79]" office:value-type="float" office:value="18">
            <text:p>18</text:p>
          </table:table-cell>
          <table:table-cell table:formula="of:=INDEX([Sheet2.$C$2:.$V$143];[.A1699];[.B16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80]" office:value-type="float" office:value="19">
            <text:p>19</text:p>
          </table:table-cell>
          <table:table-cell table:formula="of:=INDEX([Sheet2.$C$2:.$V$143];[.A1700];[.B17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5">
            <text:p>85</text:p>
          </table:table-cell>
          <table:table-cell table:formula="of:=[.B1681]" office:value-type="float" office:value="20">
            <text:p>20</text:p>
          </table:table-cell>
          <table:table-cell table:formula="of:=INDEX([Sheet2.$C$2:.$V$143];[.A1701];[.B17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82]" office:value-type="float" office:value="1">
            <text:p>1</text:p>
          </table:table-cell>
          <table:table-cell table:formula="of:=INDEX([Sheet2.$C$2:.$V$143];[.A1702];[.B17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83]" office:value-type="float" office:value="2">
            <text:p>2</text:p>
          </table:table-cell>
          <table:table-cell table:formula="of:=INDEX([Sheet2.$C$2:.$V$143];[.A1703];[.B170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84]" office:value-type="float" office:value="3">
            <text:p>3</text:p>
          </table:table-cell>
          <table:table-cell table:formula="of:=INDEX([Sheet2.$C$2:.$V$143];[.A1704];[.B17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85]" office:value-type="float" office:value="4">
            <text:p>4</text:p>
          </table:table-cell>
          <table:table-cell table:formula="of:=INDEX([Sheet2.$C$2:.$V$143];[.A1705];[.B17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86]" office:value-type="float" office:value="5">
            <text:p>5</text:p>
          </table:table-cell>
          <table:table-cell table:formula="of:=INDEX([Sheet2.$C$2:.$V$143];[.A1706];[.B17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87]" office:value-type="float" office:value="6">
            <text:p>6</text:p>
          </table:table-cell>
          <table:table-cell table:formula="of:=INDEX([Sheet2.$C$2:.$V$143];[.A1707];[.B17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88]" office:value-type="float" office:value="7">
            <text:p>7</text:p>
          </table:table-cell>
          <table:table-cell table:formula="of:=INDEX([Sheet2.$C$2:.$V$143];[.A1708];[.B17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89]" office:value-type="float" office:value="8">
            <text:p>8</text:p>
          </table:table-cell>
          <table:table-cell table:formula="of:=INDEX([Sheet2.$C$2:.$V$143];[.A1709];[.B17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0]" office:value-type="float" office:value="9">
            <text:p>9</text:p>
          </table:table-cell>
          <table:table-cell table:formula="of:=INDEX([Sheet2.$C$2:.$V$143];[.A1710];[.B17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1]" office:value-type="float" office:value="10">
            <text:p>10</text:p>
          </table:table-cell>
          <table:table-cell table:formula="of:=INDEX([Sheet2.$C$2:.$V$143];[.A1711];[.B17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2]" office:value-type="float" office:value="11">
            <text:p>11</text:p>
          </table:table-cell>
          <table:table-cell table:formula="of:=INDEX([Sheet2.$C$2:.$V$143];[.A1712];[.B17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3]" office:value-type="float" office:value="12">
            <text:p>12</text:p>
          </table:table-cell>
          <table:table-cell table:formula="of:=INDEX([Sheet2.$C$2:.$V$143];[.A1713];[.B17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4]" office:value-type="float" office:value="13">
            <text:p>13</text:p>
          </table:table-cell>
          <table:table-cell table:formula="of:=INDEX([Sheet2.$C$2:.$V$143];[.A1714];[.B17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5]" office:value-type="float" office:value="14">
            <text:p>14</text:p>
          </table:table-cell>
          <table:table-cell table:formula="of:=INDEX([Sheet2.$C$2:.$V$143];[.A1715];[.B17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6]" office:value-type="float" office:value="15">
            <text:p>15</text:p>
          </table:table-cell>
          <table:table-cell table:formula="of:=INDEX([Sheet2.$C$2:.$V$143];[.A1716];[.B17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7]" office:value-type="float" office:value="16">
            <text:p>16</text:p>
          </table:table-cell>
          <table:table-cell table:formula="of:=INDEX([Sheet2.$C$2:.$V$143];[.A1717];[.B17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8]" office:value-type="float" office:value="17">
            <text:p>17</text:p>
          </table:table-cell>
          <table:table-cell table:formula="of:=INDEX([Sheet2.$C$2:.$V$143];[.A1718];[.B17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699]" office:value-type="float" office:value="18">
            <text:p>18</text:p>
          </table:table-cell>
          <table:table-cell table:formula="of:=INDEX([Sheet2.$C$2:.$V$143];[.A1719];[.B17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700]" office:value-type="float" office:value="19">
            <text:p>19</text:p>
          </table:table-cell>
          <table:table-cell table:formula="of:=INDEX([Sheet2.$C$2:.$V$143];[.A1720];[.B17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6">
            <text:p>86</text:p>
          </table:table-cell>
          <table:table-cell table:formula="of:=[.B1701]" office:value-type="float" office:value="20">
            <text:p>20</text:p>
          </table:table-cell>
          <table:table-cell table:formula="of:=INDEX([Sheet2.$C$2:.$V$143];[.A1721];[.B17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02]" office:value-type="float" office:value="1">
            <text:p>1</text:p>
          </table:table-cell>
          <table:table-cell table:formula="of:=INDEX([Sheet2.$C$2:.$V$143];[.A1722];[.B17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03]" office:value-type="float" office:value="2">
            <text:p>2</text:p>
          </table:table-cell>
          <table:table-cell table:formula="of:=INDEX([Sheet2.$C$2:.$V$143];[.A1723];[.B172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04]" office:value-type="float" office:value="3">
            <text:p>3</text:p>
          </table:table-cell>
          <table:table-cell table:formula="of:=INDEX([Sheet2.$C$2:.$V$143];[.A1724];[.B172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05]" office:value-type="float" office:value="4">
            <text:p>4</text:p>
          </table:table-cell>
          <table:table-cell table:formula="of:=INDEX([Sheet2.$C$2:.$V$143];[.A1725];[.B172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06]" office:value-type="float" office:value="5">
            <text:p>5</text:p>
          </table:table-cell>
          <table:table-cell table:formula="of:=INDEX([Sheet2.$C$2:.$V$143];[.A1726];[.B17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07]" office:value-type="float" office:value="6">
            <text:p>6</text:p>
          </table:table-cell>
          <table:table-cell table:formula="of:=INDEX([Sheet2.$C$2:.$V$143];[.A1727];[.B17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08]" office:value-type="float" office:value="7">
            <text:p>7</text:p>
          </table:table-cell>
          <table:table-cell table:formula="of:=INDEX([Sheet2.$C$2:.$V$143];[.A1728];[.B17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09]" office:value-type="float" office:value="8">
            <text:p>8</text:p>
          </table:table-cell>
          <table:table-cell table:formula="of:=INDEX([Sheet2.$C$2:.$V$143];[.A1729];[.B17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0]" office:value-type="float" office:value="9">
            <text:p>9</text:p>
          </table:table-cell>
          <table:table-cell table:formula="of:=INDEX([Sheet2.$C$2:.$V$143];[.A1730];[.B17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1]" office:value-type="float" office:value="10">
            <text:p>10</text:p>
          </table:table-cell>
          <table:table-cell table:formula="of:=INDEX([Sheet2.$C$2:.$V$143];[.A1731];[.B17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2]" office:value-type="float" office:value="11">
            <text:p>11</text:p>
          </table:table-cell>
          <table:table-cell table:formula="of:=INDEX([Sheet2.$C$2:.$V$143];[.A1732];[.B17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3]" office:value-type="float" office:value="12">
            <text:p>12</text:p>
          </table:table-cell>
          <table:table-cell table:formula="of:=INDEX([Sheet2.$C$2:.$V$143];[.A1733];[.B17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4]" office:value-type="float" office:value="13">
            <text:p>13</text:p>
          </table:table-cell>
          <table:table-cell table:formula="of:=INDEX([Sheet2.$C$2:.$V$143];[.A1734];[.B17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5]" office:value-type="float" office:value="14">
            <text:p>14</text:p>
          </table:table-cell>
          <table:table-cell table:formula="of:=INDEX([Sheet2.$C$2:.$V$143];[.A1735];[.B17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6]" office:value-type="float" office:value="15">
            <text:p>15</text:p>
          </table:table-cell>
          <table:table-cell table:formula="of:=INDEX([Sheet2.$C$2:.$V$143];[.A1736];[.B17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7]" office:value-type="float" office:value="16">
            <text:p>16</text:p>
          </table:table-cell>
          <table:table-cell table:formula="of:=INDEX([Sheet2.$C$2:.$V$143];[.A1737];[.B17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8]" office:value-type="float" office:value="17">
            <text:p>17</text:p>
          </table:table-cell>
          <table:table-cell table:formula="of:=INDEX([Sheet2.$C$2:.$V$143];[.A1738];[.B17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19]" office:value-type="float" office:value="18">
            <text:p>18</text:p>
          </table:table-cell>
          <table:table-cell table:formula="of:=INDEX([Sheet2.$C$2:.$V$143];[.A1739];[.B17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20]" office:value-type="float" office:value="19">
            <text:p>19</text:p>
          </table:table-cell>
          <table:table-cell table:formula="of:=INDEX([Sheet2.$C$2:.$V$143];[.A1740];[.B17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7">
            <text:p>87</text:p>
          </table:table-cell>
          <table:table-cell table:formula="of:=[.B1721]" office:value-type="float" office:value="20">
            <text:p>20</text:p>
          </table:table-cell>
          <table:table-cell table:formula="of:=INDEX([Sheet2.$C$2:.$V$143];[.A1741];[.B17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22]" office:value-type="float" office:value="1">
            <text:p>1</text:p>
          </table:table-cell>
          <table:table-cell table:formula="of:=INDEX([Sheet2.$C$2:.$V$143];[.A1742];[.B17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23]" office:value-type="float" office:value="2">
            <text:p>2</text:p>
          </table:table-cell>
          <table:table-cell table:formula="of:=INDEX([Sheet2.$C$2:.$V$143];[.A1743];[.B174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24]" office:value-type="float" office:value="3">
            <text:p>3</text:p>
          </table:table-cell>
          <table:table-cell table:formula="of:=INDEX([Sheet2.$C$2:.$V$143];[.A1744];[.B17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25]" office:value-type="float" office:value="4">
            <text:p>4</text:p>
          </table:table-cell>
          <table:table-cell table:formula="of:=INDEX([Sheet2.$C$2:.$V$143];[.A1745];[.B174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26]" office:value-type="float" office:value="5">
            <text:p>5</text:p>
          </table:table-cell>
          <table:table-cell table:formula="of:=INDEX([Sheet2.$C$2:.$V$143];[.A1746];[.B17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27]" office:value-type="float" office:value="6">
            <text:p>6</text:p>
          </table:table-cell>
          <table:table-cell table:formula="of:=INDEX([Sheet2.$C$2:.$V$143];[.A1747];[.B17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28]" office:value-type="float" office:value="7">
            <text:p>7</text:p>
          </table:table-cell>
          <table:table-cell table:formula="of:=INDEX([Sheet2.$C$2:.$V$143];[.A1748];[.B17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29]" office:value-type="float" office:value="8">
            <text:p>8</text:p>
          </table:table-cell>
          <table:table-cell table:formula="of:=INDEX([Sheet2.$C$2:.$V$143];[.A1749];[.B17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0]" office:value-type="float" office:value="9">
            <text:p>9</text:p>
          </table:table-cell>
          <table:table-cell table:formula="of:=INDEX([Sheet2.$C$2:.$V$143];[.A1750];[.B17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1]" office:value-type="float" office:value="10">
            <text:p>10</text:p>
          </table:table-cell>
          <table:table-cell table:formula="of:=INDEX([Sheet2.$C$2:.$V$143];[.A1751];[.B17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2]" office:value-type="float" office:value="11">
            <text:p>11</text:p>
          </table:table-cell>
          <table:table-cell table:formula="of:=INDEX([Sheet2.$C$2:.$V$143];[.A1752];[.B17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3]" office:value-type="float" office:value="12">
            <text:p>12</text:p>
          </table:table-cell>
          <table:table-cell table:formula="of:=INDEX([Sheet2.$C$2:.$V$143];[.A1753];[.B17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4]" office:value-type="float" office:value="13">
            <text:p>13</text:p>
          </table:table-cell>
          <table:table-cell table:formula="of:=INDEX([Sheet2.$C$2:.$V$143];[.A1754];[.B17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5]" office:value-type="float" office:value="14">
            <text:p>14</text:p>
          </table:table-cell>
          <table:table-cell table:formula="of:=INDEX([Sheet2.$C$2:.$V$143];[.A1755];[.B17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6]" office:value-type="float" office:value="15">
            <text:p>15</text:p>
          </table:table-cell>
          <table:table-cell table:formula="of:=INDEX([Sheet2.$C$2:.$V$143];[.A1756];[.B17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7]" office:value-type="float" office:value="16">
            <text:p>16</text:p>
          </table:table-cell>
          <table:table-cell table:formula="of:=INDEX([Sheet2.$C$2:.$V$143];[.A1757];[.B17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8]" office:value-type="float" office:value="17">
            <text:p>17</text:p>
          </table:table-cell>
          <table:table-cell table:formula="of:=INDEX([Sheet2.$C$2:.$V$143];[.A1758];[.B17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39]" office:value-type="float" office:value="18">
            <text:p>18</text:p>
          </table:table-cell>
          <table:table-cell table:formula="of:=INDEX([Sheet2.$C$2:.$V$143];[.A1759];[.B17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40]" office:value-type="float" office:value="19">
            <text:p>19</text:p>
          </table:table-cell>
          <table:table-cell table:formula="of:=INDEX([Sheet2.$C$2:.$V$143];[.A1760];[.B17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8">
            <text:p>88</text:p>
          </table:table-cell>
          <table:table-cell table:formula="of:=[.B1741]" office:value-type="float" office:value="20">
            <text:p>20</text:p>
          </table:table-cell>
          <table:table-cell table:formula="of:=INDEX([Sheet2.$C$2:.$V$143];[.A1761];[.B17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42]" office:value-type="float" office:value="1">
            <text:p>1</text:p>
          </table:table-cell>
          <table:table-cell table:formula="of:=INDEX([Sheet2.$C$2:.$V$143];[.A1762];[.B17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43]" office:value-type="float" office:value="2">
            <text:p>2</text:p>
          </table:table-cell>
          <table:table-cell table:formula="of:=INDEX([Sheet2.$C$2:.$V$143];[.A1763];[.B17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44]" office:value-type="float" office:value="3">
            <text:p>3</text:p>
          </table:table-cell>
          <table:table-cell table:formula="of:=INDEX([Sheet2.$C$2:.$V$143];[.A1764];[.B17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45]" office:value-type="float" office:value="4">
            <text:p>4</text:p>
          </table:table-cell>
          <table:table-cell table:formula="of:=INDEX([Sheet2.$C$2:.$V$143];[.A1765];[.B176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46]" office:value-type="float" office:value="5">
            <text:p>5</text:p>
          </table:table-cell>
          <table:table-cell table:formula="of:=INDEX([Sheet2.$C$2:.$V$143];[.A1766];[.B176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47]" office:value-type="float" office:value="6">
            <text:p>6</text:p>
          </table:table-cell>
          <table:table-cell table:formula="of:=INDEX([Sheet2.$C$2:.$V$143];[.A1767];[.B17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48]" office:value-type="float" office:value="7">
            <text:p>7</text:p>
          </table:table-cell>
          <table:table-cell table:formula="of:=INDEX([Sheet2.$C$2:.$V$143];[.A1768];[.B17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49]" office:value-type="float" office:value="8">
            <text:p>8</text:p>
          </table:table-cell>
          <table:table-cell table:formula="of:=INDEX([Sheet2.$C$2:.$V$143];[.A1769];[.B17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0]" office:value-type="float" office:value="9">
            <text:p>9</text:p>
          </table:table-cell>
          <table:table-cell table:formula="of:=INDEX([Sheet2.$C$2:.$V$143];[.A1770];[.B17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1]" office:value-type="float" office:value="10">
            <text:p>10</text:p>
          </table:table-cell>
          <table:table-cell table:formula="of:=INDEX([Sheet2.$C$2:.$V$143];[.A1771];[.B17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2]" office:value-type="float" office:value="11">
            <text:p>11</text:p>
          </table:table-cell>
          <table:table-cell table:formula="of:=INDEX([Sheet2.$C$2:.$V$143];[.A1772];[.B17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3]" office:value-type="float" office:value="12">
            <text:p>12</text:p>
          </table:table-cell>
          <table:table-cell table:formula="of:=INDEX([Sheet2.$C$2:.$V$143];[.A1773];[.B17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4]" office:value-type="float" office:value="13">
            <text:p>13</text:p>
          </table:table-cell>
          <table:table-cell table:formula="of:=INDEX([Sheet2.$C$2:.$V$143];[.A1774];[.B17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5]" office:value-type="float" office:value="14">
            <text:p>14</text:p>
          </table:table-cell>
          <table:table-cell table:formula="of:=INDEX([Sheet2.$C$2:.$V$143];[.A1775];[.B17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6]" office:value-type="float" office:value="15">
            <text:p>15</text:p>
          </table:table-cell>
          <table:table-cell table:formula="of:=INDEX([Sheet2.$C$2:.$V$143];[.A1776];[.B17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7]" office:value-type="float" office:value="16">
            <text:p>16</text:p>
          </table:table-cell>
          <table:table-cell table:formula="of:=INDEX([Sheet2.$C$2:.$V$143];[.A1777];[.B17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8]" office:value-type="float" office:value="17">
            <text:p>17</text:p>
          </table:table-cell>
          <table:table-cell table:formula="of:=INDEX([Sheet2.$C$2:.$V$143];[.A1778];[.B17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59]" office:value-type="float" office:value="18">
            <text:p>18</text:p>
          </table:table-cell>
          <table:table-cell table:formula="of:=INDEX([Sheet2.$C$2:.$V$143];[.A1779];[.B17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60]" office:value-type="float" office:value="19">
            <text:p>19</text:p>
          </table:table-cell>
          <table:table-cell table:formula="of:=INDEX([Sheet2.$C$2:.$V$143];[.A1780];[.B17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89">
            <text:p>89</text:p>
          </table:table-cell>
          <table:table-cell table:formula="of:=[.B1761]" office:value-type="float" office:value="20">
            <text:p>20</text:p>
          </table:table-cell>
          <table:table-cell table:formula="of:=INDEX([Sheet2.$C$2:.$V$143];[.A1781];[.B17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62]" office:value-type="float" office:value="1">
            <text:p>1</text:p>
          </table:table-cell>
          <table:table-cell table:formula="of:=INDEX([Sheet2.$C$2:.$V$143];[.A1782];[.B17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63]" office:value-type="float" office:value="2">
            <text:p>2</text:p>
          </table:table-cell>
          <table:table-cell table:formula="of:=INDEX([Sheet2.$C$2:.$V$143];[.A1783];[.B17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64]" office:value-type="float" office:value="3">
            <text:p>3</text:p>
          </table:table-cell>
          <table:table-cell table:formula="of:=INDEX([Sheet2.$C$2:.$V$143];[.A1784];[.B17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65]" office:value-type="float" office:value="4">
            <text:p>4</text:p>
          </table:table-cell>
          <table:table-cell table:formula="of:=INDEX([Sheet2.$C$2:.$V$143];[.A1785];[.B178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66]" office:value-type="float" office:value="5">
            <text:p>5</text:p>
          </table:table-cell>
          <table:table-cell table:formula="of:=INDEX([Sheet2.$C$2:.$V$143];[.A1786];[.B178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67]" office:value-type="float" office:value="6">
            <text:p>6</text:p>
          </table:table-cell>
          <table:table-cell table:formula="of:=INDEX([Sheet2.$C$2:.$V$143];[.A1787];[.B178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68]" office:value-type="float" office:value="7">
            <text:p>7</text:p>
          </table:table-cell>
          <table:table-cell table:formula="of:=INDEX([Sheet2.$C$2:.$V$143];[.A1788];[.B17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69]" office:value-type="float" office:value="8">
            <text:p>8</text:p>
          </table:table-cell>
          <table:table-cell table:formula="of:=INDEX([Sheet2.$C$2:.$V$143];[.A1789];[.B17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0]" office:value-type="float" office:value="9">
            <text:p>9</text:p>
          </table:table-cell>
          <table:table-cell table:formula="of:=INDEX([Sheet2.$C$2:.$V$143];[.A1790];[.B17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1]" office:value-type="float" office:value="10">
            <text:p>10</text:p>
          </table:table-cell>
          <table:table-cell table:formula="of:=INDEX([Sheet2.$C$2:.$V$143];[.A1791];[.B17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2]" office:value-type="float" office:value="11">
            <text:p>11</text:p>
          </table:table-cell>
          <table:table-cell table:formula="of:=INDEX([Sheet2.$C$2:.$V$143];[.A1792];[.B17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3]" office:value-type="float" office:value="12">
            <text:p>12</text:p>
          </table:table-cell>
          <table:table-cell table:formula="of:=INDEX([Sheet2.$C$2:.$V$143];[.A1793];[.B17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4]" office:value-type="float" office:value="13">
            <text:p>13</text:p>
          </table:table-cell>
          <table:table-cell table:formula="of:=INDEX([Sheet2.$C$2:.$V$143];[.A1794];[.B17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5]" office:value-type="float" office:value="14">
            <text:p>14</text:p>
          </table:table-cell>
          <table:table-cell table:formula="of:=INDEX([Sheet2.$C$2:.$V$143];[.A1795];[.B17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6]" office:value-type="float" office:value="15">
            <text:p>15</text:p>
          </table:table-cell>
          <table:table-cell table:formula="of:=INDEX([Sheet2.$C$2:.$V$143];[.A1796];[.B17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7]" office:value-type="float" office:value="16">
            <text:p>16</text:p>
          </table:table-cell>
          <table:table-cell table:formula="of:=INDEX([Sheet2.$C$2:.$V$143];[.A1797];[.B17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8]" office:value-type="float" office:value="17">
            <text:p>17</text:p>
          </table:table-cell>
          <table:table-cell table:formula="of:=INDEX([Sheet2.$C$2:.$V$143];[.A1798];[.B17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79]" office:value-type="float" office:value="18">
            <text:p>18</text:p>
          </table:table-cell>
          <table:table-cell table:formula="of:=INDEX([Sheet2.$C$2:.$V$143];[.A1799];[.B17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80]" office:value-type="float" office:value="19">
            <text:p>19</text:p>
          </table:table-cell>
          <table:table-cell table:formula="of:=INDEX([Sheet2.$C$2:.$V$143];[.A1800];[.B18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0">
            <text:p>90</text:p>
          </table:table-cell>
          <table:table-cell table:formula="of:=[.B1781]" office:value-type="float" office:value="20">
            <text:p>20</text:p>
          </table:table-cell>
          <table:table-cell table:formula="of:=INDEX([Sheet2.$C$2:.$V$143];[.A1801];[.B18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82]" office:value-type="float" office:value="1">
            <text:p>1</text:p>
          </table:table-cell>
          <table:table-cell table:formula="of:=INDEX([Sheet2.$C$2:.$V$143];[.A1802];[.B18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83]" office:value-type="float" office:value="2">
            <text:p>2</text:p>
          </table:table-cell>
          <table:table-cell table:formula="of:=INDEX([Sheet2.$C$2:.$V$143];[.A1803];[.B18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84]" office:value-type="float" office:value="3">
            <text:p>3</text:p>
          </table:table-cell>
          <table:table-cell table:formula="of:=INDEX([Sheet2.$C$2:.$V$143];[.A1804];[.B18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85]" office:value-type="float" office:value="4">
            <text:p>4</text:p>
          </table:table-cell>
          <table:table-cell table:formula="of:=INDEX([Sheet2.$C$2:.$V$143];[.A1805];[.B18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86]" office:value-type="float" office:value="5">
            <text:p>5</text:p>
          </table:table-cell>
          <table:table-cell table:formula="of:=INDEX([Sheet2.$C$2:.$V$143];[.A1806];[.B18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87]" office:value-type="float" office:value="6">
            <text:p>6</text:p>
          </table:table-cell>
          <table:table-cell table:formula="of:=INDEX([Sheet2.$C$2:.$V$143];[.A1807];[.B18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88]" office:value-type="float" office:value="7">
            <text:p>7</text:p>
          </table:table-cell>
          <table:table-cell table:formula="of:=INDEX([Sheet2.$C$2:.$V$143];[.A1808];[.B18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89]" office:value-type="float" office:value="8">
            <text:p>8</text:p>
          </table:table-cell>
          <table:table-cell table:formula="of:=INDEX([Sheet2.$C$2:.$V$143];[.A1809];[.B18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0]" office:value-type="float" office:value="9">
            <text:p>9</text:p>
          </table:table-cell>
          <table:table-cell table:formula="of:=INDEX([Sheet2.$C$2:.$V$143];[.A1810];[.B18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1]" office:value-type="float" office:value="10">
            <text:p>10</text:p>
          </table:table-cell>
          <table:table-cell table:formula="of:=INDEX([Sheet2.$C$2:.$V$143];[.A1811];[.B18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2]" office:value-type="float" office:value="11">
            <text:p>11</text:p>
          </table:table-cell>
          <table:table-cell table:formula="of:=INDEX([Sheet2.$C$2:.$V$143];[.A1812];[.B18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3]" office:value-type="float" office:value="12">
            <text:p>12</text:p>
          </table:table-cell>
          <table:table-cell table:formula="of:=INDEX([Sheet2.$C$2:.$V$143];[.A1813];[.B18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4]" office:value-type="float" office:value="13">
            <text:p>13</text:p>
          </table:table-cell>
          <table:table-cell table:formula="of:=INDEX([Sheet2.$C$2:.$V$143];[.A1814];[.B18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5]" office:value-type="float" office:value="14">
            <text:p>14</text:p>
          </table:table-cell>
          <table:table-cell table:formula="of:=INDEX([Sheet2.$C$2:.$V$143];[.A1815];[.B18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6]" office:value-type="float" office:value="15">
            <text:p>15</text:p>
          </table:table-cell>
          <table:table-cell table:formula="of:=INDEX([Sheet2.$C$2:.$V$143];[.A1816];[.B18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7]" office:value-type="float" office:value="16">
            <text:p>16</text:p>
          </table:table-cell>
          <table:table-cell table:formula="of:=INDEX([Sheet2.$C$2:.$V$143];[.A1817];[.B18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8]" office:value-type="float" office:value="17">
            <text:p>17</text:p>
          </table:table-cell>
          <table:table-cell table:formula="of:=INDEX([Sheet2.$C$2:.$V$143];[.A1818];[.B18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799]" office:value-type="float" office:value="18">
            <text:p>18</text:p>
          </table:table-cell>
          <table:table-cell table:formula="of:=INDEX([Sheet2.$C$2:.$V$143];[.A1819];[.B18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800]" office:value-type="float" office:value="19">
            <text:p>19</text:p>
          </table:table-cell>
          <table:table-cell table:formula="of:=INDEX([Sheet2.$C$2:.$V$143];[.A1820];[.B18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1">
            <text:p>91</text:p>
          </table:table-cell>
          <table:table-cell table:formula="of:=[.B1801]" office:value-type="float" office:value="20">
            <text:p>20</text:p>
          </table:table-cell>
          <table:table-cell table:formula="of:=INDEX([Sheet2.$C$2:.$V$143];[.A1821];[.B18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02]" office:value-type="float" office:value="1">
            <text:p>1</text:p>
          </table:table-cell>
          <table:table-cell table:formula="of:=INDEX([Sheet2.$C$2:.$V$143];[.A1822];[.B18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03]" office:value-type="float" office:value="2">
            <text:p>2</text:p>
          </table:table-cell>
          <table:table-cell table:formula="of:=INDEX([Sheet2.$C$2:.$V$143];[.A1823];[.B182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04]" office:value-type="float" office:value="3">
            <text:p>3</text:p>
          </table:table-cell>
          <table:table-cell table:formula="of:=INDEX([Sheet2.$C$2:.$V$143];[.A1824];[.B18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05]" office:value-type="float" office:value="4">
            <text:p>4</text:p>
          </table:table-cell>
          <table:table-cell table:formula="of:=INDEX([Sheet2.$C$2:.$V$143];[.A1825];[.B18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06]" office:value-type="float" office:value="5">
            <text:p>5</text:p>
          </table:table-cell>
          <table:table-cell table:formula="of:=INDEX([Sheet2.$C$2:.$V$143];[.A1826];[.B18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07]" office:value-type="float" office:value="6">
            <text:p>6</text:p>
          </table:table-cell>
          <table:table-cell table:formula="of:=INDEX([Sheet2.$C$2:.$V$143];[.A1827];[.B18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08]" office:value-type="float" office:value="7">
            <text:p>7</text:p>
          </table:table-cell>
          <table:table-cell table:formula="of:=INDEX([Sheet2.$C$2:.$V$143];[.A1828];[.B18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09]" office:value-type="float" office:value="8">
            <text:p>8</text:p>
          </table:table-cell>
          <table:table-cell table:formula="of:=INDEX([Sheet2.$C$2:.$V$143];[.A1829];[.B18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0]" office:value-type="float" office:value="9">
            <text:p>9</text:p>
          </table:table-cell>
          <table:table-cell table:formula="of:=INDEX([Sheet2.$C$2:.$V$143];[.A1830];[.B18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1]" office:value-type="float" office:value="10">
            <text:p>10</text:p>
          </table:table-cell>
          <table:table-cell table:formula="of:=INDEX([Sheet2.$C$2:.$V$143];[.A1831];[.B18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2]" office:value-type="float" office:value="11">
            <text:p>11</text:p>
          </table:table-cell>
          <table:table-cell table:formula="of:=INDEX([Sheet2.$C$2:.$V$143];[.A1832];[.B18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3]" office:value-type="float" office:value="12">
            <text:p>12</text:p>
          </table:table-cell>
          <table:table-cell table:formula="of:=INDEX([Sheet2.$C$2:.$V$143];[.A1833];[.B18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4]" office:value-type="float" office:value="13">
            <text:p>13</text:p>
          </table:table-cell>
          <table:table-cell table:formula="of:=INDEX([Sheet2.$C$2:.$V$143];[.A1834];[.B18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5]" office:value-type="float" office:value="14">
            <text:p>14</text:p>
          </table:table-cell>
          <table:table-cell table:formula="of:=INDEX([Sheet2.$C$2:.$V$143];[.A1835];[.B18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6]" office:value-type="float" office:value="15">
            <text:p>15</text:p>
          </table:table-cell>
          <table:table-cell table:formula="of:=INDEX([Sheet2.$C$2:.$V$143];[.A1836];[.B18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7]" office:value-type="float" office:value="16">
            <text:p>16</text:p>
          </table:table-cell>
          <table:table-cell table:formula="of:=INDEX([Sheet2.$C$2:.$V$143];[.A1837];[.B18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8]" office:value-type="float" office:value="17">
            <text:p>17</text:p>
          </table:table-cell>
          <table:table-cell table:formula="of:=INDEX([Sheet2.$C$2:.$V$143];[.A1838];[.B18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19]" office:value-type="float" office:value="18">
            <text:p>18</text:p>
          </table:table-cell>
          <table:table-cell table:formula="of:=INDEX([Sheet2.$C$2:.$V$143];[.A1839];[.B18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20]" office:value-type="float" office:value="19">
            <text:p>19</text:p>
          </table:table-cell>
          <table:table-cell table:formula="of:=INDEX([Sheet2.$C$2:.$V$143];[.A1840];[.B18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2">
            <text:p>92</text:p>
          </table:table-cell>
          <table:table-cell table:formula="of:=[.B1821]" office:value-type="float" office:value="20">
            <text:p>20</text:p>
          </table:table-cell>
          <table:table-cell table:formula="of:=INDEX([Sheet2.$C$2:.$V$143];[.A1841];[.B18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22]" office:value-type="float" office:value="1">
            <text:p>1</text:p>
          </table:table-cell>
          <table:table-cell table:formula="of:=INDEX([Sheet2.$C$2:.$V$143];[.A1842];[.B18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23]" office:value-type="float" office:value="2">
            <text:p>2</text:p>
          </table:table-cell>
          <table:table-cell table:formula="of:=INDEX([Sheet2.$C$2:.$V$143];[.A1843];[.B18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24]" office:value-type="float" office:value="3">
            <text:p>3</text:p>
          </table:table-cell>
          <table:table-cell table:formula="of:=INDEX([Sheet2.$C$2:.$V$143];[.A1844];[.B18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25]" office:value-type="float" office:value="4">
            <text:p>4</text:p>
          </table:table-cell>
          <table:table-cell table:formula="of:=INDEX([Sheet2.$C$2:.$V$143];[.A1845];[.B18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26]" office:value-type="float" office:value="5">
            <text:p>5</text:p>
          </table:table-cell>
          <table:table-cell table:formula="of:=INDEX([Sheet2.$C$2:.$V$143];[.A1846];[.B184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27]" office:value-type="float" office:value="6">
            <text:p>6</text:p>
          </table:table-cell>
          <table:table-cell table:formula="of:=INDEX([Sheet2.$C$2:.$V$143];[.A1847];[.B18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28]" office:value-type="float" office:value="7">
            <text:p>7</text:p>
          </table:table-cell>
          <table:table-cell table:formula="of:=INDEX([Sheet2.$C$2:.$V$143];[.A1848];[.B18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29]" office:value-type="float" office:value="8">
            <text:p>8</text:p>
          </table:table-cell>
          <table:table-cell table:formula="of:=INDEX([Sheet2.$C$2:.$V$143];[.A1849];[.B18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0]" office:value-type="float" office:value="9">
            <text:p>9</text:p>
          </table:table-cell>
          <table:table-cell table:formula="of:=INDEX([Sheet2.$C$2:.$V$143];[.A1850];[.B18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1]" office:value-type="float" office:value="10">
            <text:p>10</text:p>
          </table:table-cell>
          <table:table-cell table:formula="of:=INDEX([Sheet2.$C$2:.$V$143];[.A1851];[.B18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2]" office:value-type="float" office:value="11">
            <text:p>11</text:p>
          </table:table-cell>
          <table:table-cell table:formula="of:=INDEX([Sheet2.$C$2:.$V$143];[.A1852];[.B18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3]" office:value-type="float" office:value="12">
            <text:p>12</text:p>
          </table:table-cell>
          <table:table-cell table:formula="of:=INDEX([Sheet2.$C$2:.$V$143];[.A1853];[.B18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4]" office:value-type="float" office:value="13">
            <text:p>13</text:p>
          </table:table-cell>
          <table:table-cell table:formula="of:=INDEX([Sheet2.$C$2:.$V$143];[.A1854];[.B18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5]" office:value-type="float" office:value="14">
            <text:p>14</text:p>
          </table:table-cell>
          <table:table-cell table:formula="of:=INDEX([Sheet2.$C$2:.$V$143];[.A1855];[.B18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6]" office:value-type="float" office:value="15">
            <text:p>15</text:p>
          </table:table-cell>
          <table:table-cell table:formula="of:=INDEX([Sheet2.$C$2:.$V$143];[.A1856];[.B18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7]" office:value-type="float" office:value="16">
            <text:p>16</text:p>
          </table:table-cell>
          <table:table-cell table:formula="of:=INDEX([Sheet2.$C$2:.$V$143];[.A1857];[.B18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8]" office:value-type="float" office:value="17">
            <text:p>17</text:p>
          </table:table-cell>
          <table:table-cell table:formula="of:=INDEX([Sheet2.$C$2:.$V$143];[.A1858];[.B18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39]" office:value-type="float" office:value="18">
            <text:p>18</text:p>
          </table:table-cell>
          <table:table-cell table:formula="of:=INDEX([Sheet2.$C$2:.$V$143];[.A1859];[.B18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40]" office:value-type="float" office:value="19">
            <text:p>19</text:p>
          </table:table-cell>
          <table:table-cell table:formula="of:=INDEX([Sheet2.$C$2:.$V$143];[.A1860];[.B18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3">
            <text:p>93</text:p>
          </table:table-cell>
          <table:table-cell table:formula="of:=[.B1841]" office:value-type="float" office:value="20">
            <text:p>20</text:p>
          </table:table-cell>
          <table:table-cell table:formula="of:=INDEX([Sheet2.$C$2:.$V$143];[.A1861];[.B18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42]" office:value-type="float" office:value="1">
            <text:p>1</text:p>
          </table:table-cell>
          <table:table-cell table:formula="of:=INDEX([Sheet2.$C$2:.$V$143];[.A1862];[.B18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43]" office:value-type="float" office:value="2">
            <text:p>2</text:p>
          </table:table-cell>
          <table:table-cell table:formula="of:=INDEX([Sheet2.$C$2:.$V$143];[.A1863];[.B18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44]" office:value-type="float" office:value="3">
            <text:p>3</text:p>
          </table:table-cell>
          <table:table-cell table:formula="of:=INDEX([Sheet2.$C$2:.$V$143];[.A1864];[.B18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45]" office:value-type="float" office:value="4">
            <text:p>4</text:p>
          </table:table-cell>
          <table:table-cell table:formula="of:=INDEX([Sheet2.$C$2:.$V$143];[.A1865];[.B186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46]" office:value-type="float" office:value="5">
            <text:p>5</text:p>
          </table:table-cell>
          <table:table-cell table:formula="of:=INDEX([Sheet2.$C$2:.$V$143];[.A1866];[.B18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47]" office:value-type="float" office:value="6">
            <text:p>6</text:p>
          </table:table-cell>
          <table:table-cell table:formula="of:=INDEX([Sheet2.$C$2:.$V$143];[.A1867];[.B18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48]" office:value-type="float" office:value="7">
            <text:p>7</text:p>
          </table:table-cell>
          <table:table-cell table:formula="of:=INDEX([Sheet2.$C$2:.$V$143];[.A1868];[.B18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49]" office:value-type="float" office:value="8">
            <text:p>8</text:p>
          </table:table-cell>
          <table:table-cell table:formula="of:=INDEX([Sheet2.$C$2:.$V$143];[.A1869];[.B18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0]" office:value-type="float" office:value="9">
            <text:p>9</text:p>
          </table:table-cell>
          <table:table-cell table:formula="of:=INDEX([Sheet2.$C$2:.$V$143];[.A1870];[.B18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1]" office:value-type="float" office:value="10">
            <text:p>10</text:p>
          </table:table-cell>
          <table:table-cell table:formula="of:=INDEX([Sheet2.$C$2:.$V$143];[.A1871];[.B18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2]" office:value-type="float" office:value="11">
            <text:p>11</text:p>
          </table:table-cell>
          <table:table-cell table:formula="of:=INDEX([Sheet2.$C$2:.$V$143];[.A1872];[.B18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3]" office:value-type="float" office:value="12">
            <text:p>12</text:p>
          </table:table-cell>
          <table:table-cell table:formula="of:=INDEX([Sheet2.$C$2:.$V$143];[.A1873];[.B18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4]" office:value-type="float" office:value="13">
            <text:p>13</text:p>
          </table:table-cell>
          <table:table-cell table:formula="of:=INDEX([Sheet2.$C$2:.$V$143];[.A1874];[.B18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5]" office:value-type="float" office:value="14">
            <text:p>14</text:p>
          </table:table-cell>
          <table:table-cell table:formula="of:=INDEX([Sheet2.$C$2:.$V$143];[.A1875];[.B18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6]" office:value-type="float" office:value="15">
            <text:p>15</text:p>
          </table:table-cell>
          <table:table-cell table:formula="of:=INDEX([Sheet2.$C$2:.$V$143];[.A1876];[.B18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7]" office:value-type="float" office:value="16">
            <text:p>16</text:p>
          </table:table-cell>
          <table:table-cell table:formula="of:=INDEX([Sheet2.$C$2:.$V$143];[.A1877];[.B18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8]" office:value-type="float" office:value="17">
            <text:p>17</text:p>
          </table:table-cell>
          <table:table-cell table:formula="of:=INDEX([Sheet2.$C$2:.$V$143];[.A1878];[.B18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59]" office:value-type="float" office:value="18">
            <text:p>18</text:p>
          </table:table-cell>
          <table:table-cell table:formula="of:=INDEX([Sheet2.$C$2:.$V$143];[.A1879];[.B18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60]" office:value-type="float" office:value="19">
            <text:p>19</text:p>
          </table:table-cell>
          <table:table-cell table:formula="of:=INDEX([Sheet2.$C$2:.$V$143];[.A1880];[.B18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4">
            <text:p>94</text:p>
          </table:table-cell>
          <table:table-cell table:formula="of:=[.B1861]" office:value-type="float" office:value="20">
            <text:p>20</text:p>
          </table:table-cell>
          <table:table-cell table:formula="of:=INDEX([Sheet2.$C$2:.$V$143];[.A1881];[.B18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62]" office:value-type="float" office:value="1">
            <text:p>1</text:p>
          </table:table-cell>
          <table:table-cell table:formula="of:=INDEX([Sheet2.$C$2:.$V$143];[.A1882];[.B18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63]" office:value-type="float" office:value="2">
            <text:p>2</text:p>
          </table:table-cell>
          <table:table-cell table:formula="of:=INDEX([Sheet2.$C$2:.$V$143];[.A1883];[.B18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64]" office:value-type="float" office:value="3">
            <text:p>3</text:p>
          </table:table-cell>
          <table:table-cell table:formula="of:=INDEX([Sheet2.$C$2:.$V$143];[.A1884];[.B18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65]" office:value-type="float" office:value="4">
            <text:p>4</text:p>
          </table:table-cell>
          <table:table-cell table:formula="of:=INDEX([Sheet2.$C$2:.$V$143];[.A1885];[.B18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66]" office:value-type="float" office:value="5">
            <text:p>5</text:p>
          </table:table-cell>
          <table:table-cell table:formula="of:=INDEX([Sheet2.$C$2:.$V$143];[.A1886];[.B18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67]" office:value-type="float" office:value="6">
            <text:p>6</text:p>
          </table:table-cell>
          <table:table-cell table:formula="of:=INDEX([Sheet2.$C$2:.$V$143];[.A1887];[.B188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68]" office:value-type="float" office:value="7">
            <text:p>7</text:p>
          </table:table-cell>
          <table:table-cell table:formula="of:=INDEX([Sheet2.$C$2:.$V$143];[.A1888];[.B18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69]" office:value-type="float" office:value="8">
            <text:p>8</text:p>
          </table:table-cell>
          <table:table-cell table:formula="of:=INDEX([Sheet2.$C$2:.$V$143];[.A1889];[.B18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0]" office:value-type="float" office:value="9">
            <text:p>9</text:p>
          </table:table-cell>
          <table:table-cell table:formula="of:=INDEX([Sheet2.$C$2:.$V$143];[.A1890];[.B18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1]" office:value-type="float" office:value="10">
            <text:p>10</text:p>
          </table:table-cell>
          <table:table-cell table:formula="of:=INDEX([Sheet2.$C$2:.$V$143];[.A1891];[.B18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2]" office:value-type="float" office:value="11">
            <text:p>11</text:p>
          </table:table-cell>
          <table:table-cell table:formula="of:=INDEX([Sheet2.$C$2:.$V$143];[.A1892];[.B18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3]" office:value-type="float" office:value="12">
            <text:p>12</text:p>
          </table:table-cell>
          <table:table-cell table:formula="of:=INDEX([Sheet2.$C$2:.$V$143];[.A1893];[.B18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4]" office:value-type="float" office:value="13">
            <text:p>13</text:p>
          </table:table-cell>
          <table:table-cell table:formula="of:=INDEX([Sheet2.$C$2:.$V$143];[.A1894];[.B18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5]" office:value-type="float" office:value="14">
            <text:p>14</text:p>
          </table:table-cell>
          <table:table-cell table:formula="of:=INDEX([Sheet2.$C$2:.$V$143];[.A1895];[.B18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6]" office:value-type="float" office:value="15">
            <text:p>15</text:p>
          </table:table-cell>
          <table:table-cell table:formula="of:=INDEX([Sheet2.$C$2:.$V$143];[.A1896];[.B18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7]" office:value-type="float" office:value="16">
            <text:p>16</text:p>
          </table:table-cell>
          <table:table-cell table:formula="of:=INDEX([Sheet2.$C$2:.$V$143];[.A1897];[.B18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8]" office:value-type="float" office:value="17">
            <text:p>17</text:p>
          </table:table-cell>
          <table:table-cell table:formula="of:=INDEX([Sheet2.$C$2:.$V$143];[.A1898];[.B18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79]" office:value-type="float" office:value="18">
            <text:p>18</text:p>
          </table:table-cell>
          <table:table-cell table:formula="of:=INDEX([Sheet2.$C$2:.$V$143];[.A1899];[.B18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80]" office:value-type="float" office:value="19">
            <text:p>19</text:p>
          </table:table-cell>
          <table:table-cell table:formula="of:=INDEX([Sheet2.$C$2:.$V$143];[.A1900];[.B19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5">
            <text:p>95</text:p>
          </table:table-cell>
          <table:table-cell table:formula="of:=[.B1881]" office:value-type="float" office:value="20">
            <text:p>20</text:p>
          </table:table-cell>
          <table:table-cell table:formula="of:=INDEX([Sheet2.$C$2:.$V$143];[.A1901];[.B19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82]" office:value-type="float" office:value="1">
            <text:p>1</text:p>
          </table:table-cell>
          <table:table-cell table:formula="of:=INDEX([Sheet2.$C$2:.$V$143];[.A1902];[.B19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83]" office:value-type="float" office:value="2">
            <text:p>2</text:p>
          </table:table-cell>
          <table:table-cell table:formula="of:=INDEX([Sheet2.$C$2:.$V$143];[.A1903];[.B19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84]" office:value-type="float" office:value="3">
            <text:p>3</text:p>
          </table:table-cell>
          <table:table-cell table:formula="of:=INDEX([Sheet2.$C$2:.$V$143];[.A1904];[.B19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85]" office:value-type="float" office:value="4">
            <text:p>4</text:p>
          </table:table-cell>
          <table:table-cell table:formula="of:=INDEX([Sheet2.$C$2:.$V$143];[.A1905];[.B19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86]" office:value-type="float" office:value="5">
            <text:p>5</text:p>
          </table:table-cell>
          <table:table-cell table:formula="of:=INDEX([Sheet2.$C$2:.$V$143];[.A1906];[.B19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87]" office:value-type="float" office:value="6">
            <text:p>6</text:p>
          </table:table-cell>
          <table:table-cell table:formula="of:=INDEX([Sheet2.$C$2:.$V$143];[.A1907];[.B19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88]" office:value-type="float" office:value="7">
            <text:p>7</text:p>
          </table:table-cell>
          <table:table-cell table:formula="of:=INDEX([Sheet2.$C$2:.$V$143];[.A1908];[.B19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89]" office:value-type="float" office:value="8">
            <text:p>8</text:p>
          </table:table-cell>
          <table:table-cell table:formula="of:=INDEX([Sheet2.$C$2:.$V$143];[.A1909];[.B19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0]" office:value-type="float" office:value="9">
            <text:p>9</text:p>
          </table:table-cell>
          <table:table-cell table:formula="of:=INDEX([Sheet2.$C$2:.$V$143];[.A1910];[.B19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1]" office:value-type="float" office:value="10">
            <text:p>10</text:p>
          </table:table-cell>
          <table:table-cell table:formula="of:=INDEX([Sheet2.$C$2:.$V$143];[.A1911];[.B19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2]" office:value-type="float" office:value="11">
            <text:p>11</text:p>
          </table:table-cell>
          <table:table-cell table:formula="of:=INDEX([Sheet2.$C$2:.$V$143];[.A1912];[.B19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3]" office:value-type="float" office:value="12">
            <text:p>12</text:p>
          </table:table-cell>
          <table:table-cell table:formula="of:=INDEX([Sheet2.$C$2:.$V$143];[.A1913];[.B19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4]" office:value-type="float" office:value="13">
            <text:p>13</text:p>
          </table:table-cell>
          <table:table-cell table:formula="of:=INDEX([Sheet2.$C$2:.$V$143];[.A1914];[.B19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5]" office:value-type="float" office:value="14">
            <text:p>14</text:p>
          </table:table-cell>
          <table:table-cell table:formula="of:=INDEX([Sheet2.$C$2:.$V$143];[.A1915];[.B19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6]" office:value-type="float" office:value="15">
            <text:p>15</text:p>
          </table:table-cell>
          <table:table-cell table:formula="of:=INDEX([Sheet2.$C$2:.$V$143];[.A1916];[.B19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7]" office:value-type="float" office:value="16">
            <text:p>16</text:p>
          </table:table-cell>
          <table:table-cell table:formula="of:=INDEX([Sheet2.$C$2:.$V$143];[.A1917];[.B19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8]" office:value-type="float" office:value="17">
            <text:p>17</text:p>
          </table:table-cell>
          <table:table-cell table:formula="of:=INDEX([Sheet2.$C$2:.$V$143];[.A1918];[.B19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899]" office:value-type="float" office:value="18">
            <text:p>18</text:p>
          </table:table-cell>
          <table:table-cell table:formula="of:=INDEX([Sheet2.$C$2:.$V$143];[.A1919];[.B19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900]" office:value-type="float" office:value="19">
            <text:p>19</text:p>
          </table:table-cell>
          <table:table-cell table:formula="of:=INDEX([Sheet2.$C$2:.$V$143];[.A1920];[.B19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6">
            <text:p>96</text:p>
          </table:table-cell>
          <table:table-cell table:formula="of:=[.B1901]" office:value-type="float" office:value="20">
            <text:p>20</text:p>
          </table:table-cell>
          <table:table-cell table:formula="of:=INDEX([Sheet2.$C$2:.$V$143];[.A1921];[.B19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02]" office:value-type="float" office:value="1">
            <text:p>1</text:p>
          </table:table-cell>
          <table:table-cell table:formula="of:=INDEX([Sheet2.$C$2:.$V$143];[.A1922];[.B19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03]" office:value-type="float" office:value="2">
            <text:p>2</text:p>
          </table:table-cell>
          <table:table-cell table:formula="of:=INDEX([Sheet2.$C$2:.$V$143];[.A1923];[.B19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04]" office:value-type="float" office:value="3">
            <text:p>3</text:p>
          </table:table-cell>
          <table:table-cell table:formula="of:=INDEX([Sheet2.$C$2:.$V$143];[.A1924];[.B192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05]" office:value-type="float" office:value="4">
            <text:p>4</text:p>
          </table:table-cell>
          <table:table-cell table:formula="of:=INDEX([Sheet2.$C$2:.$V$143];[.A1925];[.B19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06]" office:value-type="float" office:value="5">
            <text:p>5</text:p>
          </table:table-cell>
          <table:table-cell table:formula="of:=INDEX([Sheet2.$C$2:.$V$143];[.A1926];[.B19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07]" office:value-type="float" office:value="6">
            <text:p>6</text:p>
          </table:table-cell>
          <table:table-cell table:formula="of:=INDEX([Sheet2.$C$2:.$V$143];[.A1927];[.B19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08]" office:value-type="float" office:value="7">
            <text:p>7</text:p>
          </table:table-cell>
          <table:table-cell table:formula="of:=INDEX([Sheet2.$C$2:.$V$143];[.A1928];[.B19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09]" office:value-type="float" office:value="8">
            <text:p>8</text:p>
          </table:table-cell>
          <table:table-cell table:formula="of:=INDEX([Sheet2.$C$2:.$V$143];[.A1929];[.B19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0]" office:value-type="float" office:value="9">
            <text:p>9</text:p>
          </table:table-cell>
          <table:table-cell table:formula="of:=INDEX([Sheet2.$C$2:.$V$143];[.A1930];[.B19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1]" office:value-type="float" office:value="10">
            <text:p>10</text:p>
          </table:table-cell>
          <table:table-cell table:formula="of:=INDEX([Sheet2.$C$2:.$V$143];[.A1931];[.B19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2]" office:value-type="float" office:value="11">
            <text:p>11</text:p>
          </table:table-cell>
          <table:table-cell table:formula="of:=INDEX([Sheet2.$C$2:.$V$143];[.A1932];[.B19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3]" office:value-type="float" office:value="12">
            <text:p>12</text:p>
          </table:table-cell>
          <table:table-cell table:formula="of:=INDEX([Sheet2.$C$2:.$V$143];[.A1933];[.B19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4]" office:value-type="float" office:value="13">
            <text:p>13</text:p>
          </table:table-cell>
          <table:table-cell table:formula="of:=INDEX([Sheet2.$C$2:.$V$143];[.A1934];[.B19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5]" office:value-type="float" office:value="14">
            <text:p>14</text:p>
          </table:table-cell>
          <table:table-cell table:formula="of:=INDEX([Sheet2.$C$2:.$V$143];[.A1935];[.B19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6]" office:value-type="float" office:value="15">
            <text:p>15</text:p>
          </table:table-cell>
          <table:table-cell table:formula="of:=INDEX([Sheet2.$C$2:.$V$143];[.A1936];[.B19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7]" office:value-type="float" office:value="16">
            <text:p>16</text:p>
          </table:table-cell>
          <table:table-cell table:formula="of:=INDEX([Sheet2.$C$2:.$V$143];[.A1937];[.B19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8]" office:value-type="float" office:value="17">
            <text:p>17</text:p>
          </table:table-cell>
          <table:table-cell table:formula="of:=INDEX([Sheet2.$C$2:.$V$143];[.A1938];[.B19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19]" office:value-type="float" office:value="18">
            <text:p>18</text:p>
          </table:table-cell>
          <table:table-cell table:formula="of:=INDEX([Sheet2.$C$2:.$V$143];[.A1939];[.B19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20]" office:value-type="float" office:value="19">
            <text:p>19</text:p>
          </table:table-cell>
          <table:table-cell table:formula="of:=INDEX([Sheet2.$C$2:.$V$143];[.A1940];[.B19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7">
            <text:p>97</text:p>
          </table:table-cell>
          <table:table-cell table:formula="of:=[.B1921]" office:value-type="float" office:value="20">
            <text:p>20</text:p>
          </table:table-cell>
          <table:table-cell table:formula="of:=INDEX([Sheet2.$C$2:.$V$143];[.A1941];[.B19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22]" office:value-type="float" office:value="1">
            <text:p>1</text:p>
          </table:table-cell>
          <table:table-cell table:formula="of:=INDEX([Sheet2.$C$2:.$V$143];[.A1942];[.B194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23]" office:value-type="float" office:value="2">
            <text:p>2</text:p>
          </table:table-cell>
          <table:table-cell table:formula="of:=INDEX([Sheet2.$C$2:.$V$143];[.A1943];[.B19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24]" office:value-type="float" office:value="3">
            <text:p>3</text:p>
          </table:table-cell>
          <table:table-cell table:formula="of:=INDEX([Sheet2.$C$2:.$V$143];[.A1944];[.B19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25]" office:value-type="float" office:value="4">
            <text:p>4</text:p>
          </table:table-cell>
          <table:table-cell table:formula="of:=INDEX([Sheet2.$C$2:.$V$143];[.A1945];[.B19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26]" office:value-type="float" office:value="5">
            <text:p>5</text:p>
          </table:table-cell>
          <table:table-cell table:formula="of:=INDEX([Sheet2.$C$2:.$V$143];[.A1946];[.B19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27]" office:value-type="float" office:value="6">
            <text:p>6</text:p>
          </table:table-cell>
          <table:table-cell table:formula="of:=INDEX([Sheet2.$C$2:.$V$143];[.A1947];[.B19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28]" office:value-type="float" office:value="7">
            <text:p>7</text:p>
          </table:table-cell>
          <table:table-cell table:formula="of:=INDEX([Sheet2.$C$2:.$V$143];[.A1948];[.B19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29]" office:value-type="float" office:value="8">
            <text:p>8</text:p>
          </table:table-cell>
          <table:table-cell table:formula="of:=INDEX([Sheet2.$C$2:.$V$143];[.A1949];[.B19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0]" office:value-type="float" office:value="9">
            <text:p>9</text:p>
          </table:table-cell>
          <table:table-cell table:formula="of:=INDEX([Sheet2.$C$2:.$V$143];[.A1950];[.B19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1]" office:value-type="float" office:value="10">
            <text:p>10</text:p>
          </table:table-cell>
          <table:table-cell table:formula="of:=INDEX([Sheet2.$C$2:.$V$143];[.A1951];[.B19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2]" office:value-type="float" office:value="11">
            <text:p>11</text:p>
          </table:table-cell>
          <table:table-cell table:formula="of:=INDEX([Sheet2.$C$2:.$V$143];[.A1952];[.B19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3]" office:value-type="float" office:value="12">
            <text:p>12</text:p>
          </table:table-cell>
          <table:table-cell table:formula="of:=INDEX([Sheet2.$C$2:.$V$143];[.A1953];[.B19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4]" office:value-type="float" office:value="13">
            <text:p>13</text:p>
          </table:table-cell>
          <table:table-cell table:formula="of:=INDEX([Sheet2.$C$2:.$V$143];[.A1954];[.B19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5]" office:value-type="float" office:value="14">
            <text:p>14</text:p>
          </table:table-cell>
          <table:table-cell table:formula="of:=INDEX([Sheet2.$C$2:.$V$143];[.A1955];[.B19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6]" office:value-type="float" office:value="15">
            <text:p>15</text:p>
          </table:table-cell>
          <table:table-cell table:formula="of:=INDEX([Sheet2.$C$2:.$V$143];[.A1956];[.B19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7]" office:value-type="float" office:value="16">
            <text:p>16</text:p>
          </table:table-cell>
          <table:table-cell table:formula="of:=INDEX([Sheet2.$C$2:.$V$143];[.A1957];[.B19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8]" office:value-type="float" office:value="17">
            <text:p>17</text:p>
          </table:table-cell>
          <table:table-cell table:formula="of:=INDEX([Sheet2.$C$2:.$V$143];[.A1958];[.B19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39]" office:value-type="float" office:value="18">
            <text:p>18</text:p>
          </table:table-cell>
          <table:table-cell table:formula="of:=INDEX([Sheet2.$C$2:.$V$143];[.A1959];[.B19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40]" office:value-type="float" office:value="19">
            <text:p>19</text:p>
          </table:table-cell>
          <table:table-cell table:formula="of:=INDEX([Sheet2.$C$2:.$V$143];[.A1960];[.B19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8">
            <text:p>98</text:p>
          </table:table-cell>
          <table:table-cell table:formula="of:=[.B1941]" office:value-type="float" office:value="20">
            <text:p>20</text:p>
          </table:table-cell>
          <table:table-cell table:formula="of:=INDEX([Sheet2.$C$2:.$V$143];[.A1961];[.B19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42]" office:value-type="float" office:value="1">
            <text:p>1</text:p>
          </table:table-cell>
          <table:table-cell table:formula="of:=INDEX([Sheet2.$C$2:.$V$143];[.A1962];[.B19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43]" office:value-type="float" office:value="2">
            <text:p>2</text:p>
          </table:table-cell>
          <table:table-cell table:formula="of:=INDEX([Sheet2.$C$2:.$V$143];[.A1963];[.B196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44]" office:value-type="float" office:value="3">
            <text:p>3</text:p>
          </table:table-cell>
          <table:table-cell table:formula="of:=INDEX([Sheet2.$C$2:.$V$143];[.A1964];[.B19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45]" office:value-type="float" office:value="4">
            <text:p>4</text:p>
          </table:table-cell>
          <table:table-cell table:formula="of:=INDEX([Sheet2.$C$2:.$V$143];[.A1965];[.B19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46]" office:value-type="float" office:value="5">
            <text:p>5</text:p>
          </table:table-cell>
          <table:table-cell table:formula="of:=INDEX([Sheet2.$C$2:.$V$143];[.A1966];[.B19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47]" office:value-type="float" office:value="6">
            <text:p>6</text:p>
          </table:table-cell>
          <table:table-cell table:formula="of:=INDEX([Sheet2.$C$2:.$V$143];[.A1967];[.B19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48]" office:value-type="float" office:value="7">
            <text:p>7</text:p>
          </table:table-cell>
          <table:table-cell table:formula="of:=INDEX([Sheet2.$C$2:.$V$143];[.A1968];[.B19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49]" office:value-type="float" office:value="8">
            <text:p>8</text:p>
          </table:table-cell>
          <table:table-cell table:formula="of:=INDEX([Sheet2.$C$2:.$V$143];[.A1969];[.B19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0]" office:value-type="float" office:value="9">
            <text:p>9</text:p>
          </table:table-cell>
          <table:table-cell table:formula="of:=INDEX([Sheet2.$C$2:.$V$143];[.A1970];[.B19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1]" office:value-type="float" office:value="10">
            <text:p>10</text:p>
          </table:table-cell>
          <table:table-cell table:formula="of:=INDEX([Sheet2.$C$2:.$V$143];[.A1971];[.B19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2]" office:value-type="float" office:value="11">
            <text:p>11</text:p>
          </table:table-cell>
          <table:table-cell table:formula="of:=INDEX([Sheet2.$C$2:.$V$143];[.A1972];[.B19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3]" office:value-type="float" office:value="12">
            <text:p>12</text:p>
          </table:table-cell>
          <table:table-cell table:formula="of:=INDEX([Sheet2.$C$2:.$V$143];[.A1973];[.B19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4]" office:value-type="float" office:value="13">
            <text:p>13</text:p>
          </table:table-cell>
          <table:table-cell table:formula="of:=INDEX([Sheet2.$C$2:.$V$143];[.A1974];[.B19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5]" office:value-type="float" office:value="14">
            <text:p>14</text:p>
          </table:table-cell>
          <table:table-cell table:formula="of:=INDEX([Sheet2.$C$2:.$V$143];[.A1975];[.B19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6]" office:value-type="float" office:value="15">
            <text:p>15</text:p>
          </table:table-cell>
          <table:table-cell table:formula="of:=INDEX([Sheet2.$C$2:.$V$143];[.A1976];[.B19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7]" office:value-type="float" office:value="16">
            <text:p>16</text:p>
          </table:table-cell>
          <table:table-cell table:formula="of:=INDEX([Sheet2.$C$2:.$V$143];[.A1977];[.B19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8]" office:value-type="float" office:value="17">
            <text:p>17</text:p>
          </table:table-cell>
          <table:table-cell table:formula="of:=INDEX([Sheet2.$C$2:.$V$143];[.A1978];[.B19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59]" office:value-type="float" office:value="18">
            <text:p>18</text:p>
          </table:table-cell>
          <table:table-cell table:formula="of:=INDEX([Sheet2.$C$2:.$V$143];[.A1979];[.B19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60]" office:value-type="float" office:value="19">
            <text:p>19</text:p>
          </table:table-cell>
          <table:table-cell table:formula="of:=INDEX([Sheet2.$C$2:.$V$143];[.A1980];[.B19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99">
            <text:p>99</text:p>
          </table:table-cell>
          <table:table-cell table:formula="of:=[.B1961]" office:value-type="float" office:value="20">
            <text:p>20</text:p>
          </table:table-cell>
          <table:table-cell table:formula="of:=INDEX([Sheet2.$C$2:.$V$143];[.A1981];[.B19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62]" office:value-type="float" office:value="1">
            <text:p>1</text:p>
          </table:table-cell>
          <table:table-cell table:formula="of:=INDEX([Sheet2.$C$2:.$V$143];[.A1982];[.B19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63]" office:value-type="float" office:value="2">
            <text:p>2</text:p>
          </table:table-cell>
          <table:table-cell table:formula="of:=INDEX([Sheet2.$C$2:.$V$143];[.A1983];[.B19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64]" office:value-type="float" office:value="3">
            <text:p>3</text:p>
          </table:table-cell>
          <table:table-cell table:formula="of:=INDEX([Sheet2.$C$2:.$V$143];[.A1984];[.B19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65]" office:value-type="float" office:value="4">
            <text:p>4</text:p>
          </table:table-cell>
          <table:table-cell table:formula="of:=INDEX([Sheet2.$C$2:.$V$143];[.A1985];[.B1985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66]" office:value-type="float" office:value="5">
            <text:p>5</text:p>
          </table:table-cell>
          <table:table-cell table:formula="of:=INDEX([Sheet2.$C$2:.$V$143];[.A1986];[.B19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67]" office:value-type="float" office:value="6">
            <text:p>6</text:p>
          </table:table-cell>
          <table:table-cell table:formula="of:=INDEX([Sheet2.$C$2:.$V$143];[.A1987];[.B19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68]" office:value-type="float" office:value="7">
            <text:p>7</text:p>
          </table:table-cell>
          <table:table-cell table:formula="of:=INDEX([Sheet2.$C$2:.$V$143];[.A1988];[.B19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69]" office:value-type="float" office:value="8">
            <text:p>8</text:p>
          </table:table-cell>
          <table:table-cell table:formula="of:=INDEX([Sheet2.$C$2:.$V$143];[.A1989];[.B19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0]" office:value-type="float" office:value="9">
            <text:p>9</text:p>
          </table:table-cell>
          <table:table-cell table:formula="of:=INDEX([Sheet2.$C$2:.$V$143];[.A1990];[.B19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1]" office:value-type="float" office:value="10">
            <text:p>10</text:p>
          </table:table-cell>
          <table:table-cell table:formula="of:=INDEX([Sheet2.$C$2:.$V$143];[.A1991];[.B19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2]" office:value-type="float" office:value="11">
            <text:p>11</text:p>
          </table:table-cell>
          <table:table-cell table:formula="of:=INDEX([Sheet2.$C$2:.$V$143];[.A1992];[.B19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3]" office:value-type="float" office:value="12">
            <text:p>12</text:p>
          </table:table-cell>
          <table:table-cell table:formula="of:=INDEX([Sheet2.$C$2:.$V$143];[.A1993];[.B19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4]" office:value-type="float" office:value="13">
            <text:p>13</text:p>
          </table:table-cell>
          <table:table-cell table:formula="of:=INDEX([Sheet2.$C$2:.$V$143];[.A1994];[.B19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5]" office:value-type="float" office:value="14">
            <text:p>14</text:p>
          </table:table-cell>
          <table:table-cell table:formula="of:=INDEX([Sheet2.$C$2:.$V$143];[.A1995];[.B19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6]" office:value-type="float" office:value="15">
            <text:p>15</text:p>
          </table:table-cell>
          <table:table-cell table:formula="of:=INDEX([Sheet2.$C$2:.$V$143];[.A1996];[.B19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7]" office:value-type="float" office:value="16">
            <text:p>16</text:p>
          </table:table-cell>
          <table:table-cell table:formula="of:=INDEX([Sheet2.$C$2:.$V$143];[.A1997];[.B19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8]" office:value-type="float" office:value="17">
            <text:p>17</text:p>
          </table:table-cell>
          <table:table-cell table:formula="of:=INDEX([Sheet2.$C$2:.$V$143];[.A1998];[.B19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79]" office:value-type="float" office:value="18">
            <text:p>18</text:p>
          </table:table-cell>
          <table:table-cell table:formula="of:=INDEX([Sheet2.$C$2:.$V$143];[.A1999];[.B19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80]" office:value-type="float" office:value="19">
            <text:p>19</text:p>
          </table:table-cell>
          <table:table-cell table:formula="of:=INDEX([Sheet2.$C$2:.$V$143];[.A2000];[.B20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0">
            <text:p>100</text:p>
          </table:table-cell>
          <table:table-cell table:formula="of:=[.B1981]" office:value-type="float" office:value="20">
            <text:p>20</text:p>
          </table:table-cell>
          <table:table-cell table:formula="of:=INDEX([Sheet2.$C$2:.$V$143];[.A2001];[.B20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82]" office:value-type="float" office:value="1">
            <text:p>1</text:p>
          </table:table-cell>
          <table:table-cell table:formula="of:=INDEX([Sheet2.$C$2:.$V$143];[.A2002];[.B20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83]" office:value-type="float" office:value="2">
            <text:p>2</text:p>
          </table:table-cell>
          <table:table-cell table:formula="of:=INDEX([Sheet2.$C$2:.$V$143];[.A2003];[.B20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84]" office:value-type="float" office:value="3">
            <text:p>3</text:p>
          </table:table-cell>
          <table:table-cell table:formula="of:=INDEX([Sheet2.$C$2:.$V$143];[.A2004];[.B200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85]" office:value-type="float" office:value="4">
            <text:p>4</text:p>
          </table:table-cell>
          <table:table-cell table:formula="of:=INDEX([Sheet2.$C$2:.$V$143];[.A2005];[.B200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86]" office:value-type="float" office:value="5">
            <text:p>5</text:p>
          </table:table-cell>
          <table:table-cell table:formula="of:=INDEX([Sheet2.$C$2:.$V$143];[.A2006];[.B20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87]" office:value-type="float" office:value="6">
            <text:p>6</text:p>
          </table:table-cell>
          <table:table-cell table:formula="of:=INDEX([Sheet2.$C$2:.$V$143];[.A2007];[.B20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88]" office:value-type="float" office:value="7">
            <text:p>7</text:p>
          </table:table-cell>
          <table:table-cell table:formula="of:=INDEX([Sheet2.$C$2:.$V$143];[.A2008];[.B20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89]" office:value-type="float" office:value="8">
            <text:p>8</text:p>
          </table:table-cell>
          <table:table-cell table:formula="of:=INDEX([Sheet2.$C$2:.$V$143];[.A2009];[.B20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0]" office:value-type="float" office:value="9">
            <text:p>9</text:p>
          </table:table-cell>
          <table:table-cell table:formula="of:=INDEX([Sheet2.$C$2:.$V$143];[.A2010];[.B20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1]" office:value-type="float" office:value="10">
            <text:p>10</text:p>
          </table:table-cell>
          <table:table-cell table:formula="of:=INDEX([Sheet2.$C$2:.$V$143];[.A2011];[.B20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2]" office:value-type="float" office:value="11">
            <text:p>11</text:p>
          </table:table-cell>
          <table:table-cell table:formula="of:=INDEX([Sheet2.$C$2:.$V$143];[.A2012];[.B20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3]" office:value-type="float" office:value="12">
            <text:p>12</text:p>
          </table:table-cell>
          <table:table-cell table:formula="of:=INDEX([Sheet2.$C$2:.$V$143];[.A2013];[.B20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4]" office:value-type="float" office:value="13">
            <text:p>13</text:p>
          </table:table-cell>
          <table:table-cell table:formula="of:=INDEX([Sheet2.$C$2:.$V$143];[.A2014];[.B20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5]" office:value-type="float" office:value="14">
            <text:p>14</text:p>
          </table:table-cell>
          <table:table-cell table:formula="of:=INDEX([Sheet2.$C$2:.$V$143];[.A2015];[.B20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6]" office:value-type="float" office:value="15">
            <text:p>15</text:p>
          </table:table-cell>
          <table:table-cell table:formula="of:=INDEX([Sheet2.$C$2:.$V$143];[.A2016];[.B20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7]" office:value-type="float" office:value="16">
            <text:p>16</text:p>
          </table:table-cell>
          <table:table-cell table:formula="of:=INDEX([Sheet2.$C$2:.$V$143];[.A2017];[.B20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8]" office:value-type="float" office:value="17">
            <text:p>17</text:p>
          </table:table-cell>
          <table:table-cell table:formula="of:=INDEX([Sheet2.$C$2:.$V$143];[.A2018];[.B20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1999]" office:value-type="float" office:value="18">
            <text:p>18</text:p>
          </table:table-cell>
          <table:table-cell table:formula="of:=INDEX([Sheet2.$C$2:.$V$143];[.A2019];[.B20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2000]" office:value-type="float" office:value="19">
            <text:p>19</text:p>
          </table:table-cell>
          <table:table-cell table:formula="of:=INDEX([Sheet2.$C$2:.$V$143];[.A2020];[.B20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1">
            <text:p>101</text:p>
          </table:table-cell>
          <table:table-cell table:formula="of:=[.B2001]" office:value-type="float" office:value="20">
            <text:p>20</text:p>
          </table:table-cell>
          <table:table-cell table:formula="of:=INDEX([Sheet2.$C$2:.$V$143];[.A2021];[.B20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02]" office:value-type="float" office:value="1">
            <text:p>1</text:p>
          </table:table-cell>
          <table:table-cell table:formula="of:=INDEX([Sheet2.$C$2:.$V$143];[.A2022];[.B202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03]" office:value-type="float" office:value="2">
            <text:p>2</text:p>
          </table:table-cell>
          <table:table-cell table:formula="of:=INDEX([Sheet2.$C$2:.$V$143];[.A2023];[.B202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04]" office:value-type="float" office:value="3">
            <text:p>3</text:p>
          </table:table-cell>
          <table:table-cell table:formula="of:=INDEX([Sheet2.$C$2:.$V$143];[.A2024];[.B202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05]" office:value-type="float" office:value="4">
            <text:p>4</text:p>
          </table:table-cell>
          <table:table-cell table:formula="of:=INDEX([Sheet2.$C$2:.$V$143];[.A2025];[.B20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06]" office:value-type="float" office:value="5">
            <text:p>5</text:p>
          </table:table-cell>
          <table:table-cell table:formula="of:=INDEX([Sheet2.$C$2:.$V$143];[.A2026];[.B20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07]" office:value-type="float" office:value="6">
            <text:p>6</text:p>
          </table:table-cell>
          <table:table-cell table:formula="of:=INDEX([Sheet2.$C$2:.$V$143];[.A2027];[.B20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08]" office:value-type="float" office:value="7">
            <text:p>7</text:p>
          </table:table-cell>
          <table:table-cell table:formula="of:=INDEX([Sheet2.$C$2:.$V$143];[.A2028];[.B20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09]" office:value-type="float" office:value="8">
            <text:p>8</text:p>
          </table:table-cell>
          <table:table-cell table:formula="of:=INDEX([Sheet2.$C$2:.$V$143];[.A2029];[.B20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0]" office:value-type="float" office:value="9">
            <text:p>9</text:p>
          </table:table-cell>
          <table:table-cell table:formula="of:=INDEX([Sheet2.$C$2:.$V$143];[.A2030];[.B20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1]" office:value-type="float" office:value="10">
            <text:p>10</text:p>
          </table:table-cell>
          <table:table-cell table:formula="of:=INDEX([Sheet2.$C$2:.$V$143];[.A2031];[.B20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2]" office:value-type="float" office:value="11">
            <text:p>11</text:p>
          </table:table-cell>
          <table:table-cell table:formula="of:=INDEX([Sheet2.$C$2:.$V$143];[.A2032];[.B20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3]" office:value-type="float" office:value="12">
            <text:p>12</text:p>
          </table:table-cell>
          <table:table-cell table:formula="of:=INDEX([Sheet2.$C$2:.$V$143];[.A2033];[.B20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4]" office:value-type="float" office:value="13">
            <text:p>13</text:p>
          </table:table-cell>
          <table:table-cell table:formula="of:=INDEX([Sheet2.$C$2:.$V$143];[.A2034];[.B20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5]" office:value-type="float" office:value="14">
            <text:p>14</text:p>
          </table:table-cell>
          <table:table-cell table:formula="of:=INDEX([Sheet2.$C$2:.$V$143];[.A2035];[.B20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6]" office:value-type="float" office:value="15">
            <text:p>15</text:p>
          </table:table-cell>
          <table:table-cell table:formula="of:=INDEX([Sheet2.$C$2:.$V$143];[.A2036];[.B20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7]" office:value-type="float" office:value="16">
            <text:p>16</text:p>
          </table:table-cell>
          <table:table-cell table:formula="of:=INDEX([Sheet2.$C$2:.$V$143];[.A2037];[.B20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8]" office:value-type="float" office:value="17">
            <text:p>17</text:p>
          </table:table-cell>
          <table:table-cell table:formula="of:=INDEX([Sheet2.$C$2:.$V$143];[.A2038];[.B20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19]" office:value-type="float" office:value="18">
            <text:p>18</text:p>
          </table:table-cell>
          <table:table-cell table:formula="of:=INDEX([Sheet2.$C$2:.$V$143];[.A2039];[.B20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20]" office:value-type="float" office:value="19">
            <text:p>19</text:p>
          </table:table-cell>
          <table:table-cell table:formula="of:=INDEX([Sheet2.$C$2:.$V$143];[.A2040];[.B20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2">
            <text:p>102</text:p>
          </table:table-cell>
          <table:table-cell table:formula="of:=[.B2021]" office:value-type="float" office:value="20">
            <text:p>20</text:p>
          </table:table-cell>
          <table:table-cell table:formula="of:=INDEX([Sheet2.$C$2:.$V$143];[.A2041];[.B20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22]" office:value-type="float" office:value="1">
            <text:p>1</text:p>
          </table:table-cell>
          <table:table-cell table:formula="of:=INDEX([Sheet2.$C$2:.$V$143];[.A2042];[.B20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23]" office:value-type="float" office:value="2">
            <text:p>2</text:p>
          </table:table-cell>
          <table:table-cell table:formula="of:=INDEX([Sheet2.$C$2:.$V$143];[.A2043];[.B20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24]" office:value-type="float" office:value="3">
            <text:p>3</text:p>
          </table:table-cell>
          <table:table-cell table:formula="of:=INDEX([Sheet2.$C$2:.$V$143];[.A2044];[.B20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25]" office:value-type="float" office:value="4">
            <text:p>4</text:p>
          </table:table-cell>
          <table:table-cell table:formula="of:=INDEX([Sheet2.$C$2:.$V$143];[.A2045];[.B204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26]" office:value-type="float" office:value="5">
            <text:p>5</text:p>
          </table:table-cell>
          <table:table-cell table:formula="of:=INDEX([Sheet2.$C$2:.$V$143];[.A2046];[.B204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27]" office:value-type="float" office:value="6">
            <text:p>6</text:p>
          </table:table-cell>
          <table:table-cell table:formula="of:=INDEX([Sheet2.$C$2:.$V$143];[.A2047];[.B204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28]" office:value-type="float" office:value="7">
            <text:p>7</text:p>
          </table:table-cell>
          <table:table-cell table:formula="of:=INDEX([Sheet2.$C$2:.$V$143];[.A2048];[.B20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29]" office:value-type="float" office:value="8">
            <text:p>8</text:p>
          </table:table-cell>
          <table:table-cell table:formula="of:=INDEX([Sheet2.$C$2:.$V$143];[.A2049];[.B20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0]" office:value-type="float" office:value="9">
            <text:p>9</text:p>
          </table:table-cell>
          <table:table-cell table:formula="of:=INDEX([Sheet2.$C$2:.$V$143];[.A2050];[.B20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1]" office:value-type="float" office:value="10">
            <text:p>10</text:p>
          </table:table-cell>
          <table:table-cell table:formula="of:=INDEX([Sheet2.$C$2:.$V$143];[.A2051];[.B20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2]" office:value-type="float" office:value="11">
            <text:p>11</text:p>
          </table:table-cell>
          <table:table-cell table:formula="of:=INDEX([Sheet2.$C$2:.$V$143];[.A2052];[.B20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3]" office:value-type="float" office:value="12">
            <text:p>12</text:p>
          </table:table-cell>
          <table:table-cell table:formula="of:=INDEX([Sheet2.$C$2:.$V$143];[.A2053];[.B20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4]" office:value-type="float" office:value="13">
            <text:p>13</text:p>
          </table:table-cell>
          <table:table-cell table:formula="of:=INDEX([Sheet2.$C$2:.$V$143];[.A2054];[.B20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5]" office:value-type="float" office:value="14">
            <text:p>14</text:p>
          </table:table-cell>
          <table:table-cell table:formula="of:=INDEX([Sheet2.$C$2:.$V$143];[.A2055];[.B20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6]" office:value-type="float" office:value="15">
            <text:p>15</text:p>
          </table:table-cell>
          <table:table-cell table:formula="of:=INDEX([Sheet2.$C$2:.$V$143];[.A2056];[.B20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7]" office:value-type="float" office:value="16">
            <text:p>16</text:p>
          </table:table-cell>
          <table:table-cell table:formula="of:=INDEX([Sheet2.$C$2:.$V$143];[.A2057];[.B20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8]" office:value-type="float" office:value="17">
            <text:p>17</text:p>
          </table:table-cell>
          <table:table-cell table:formula="of:=INDEX([Sheet2.$C$2:.$V$143];[.A2058];[.B20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39]" office:value-type="float" office:value="18">
            <text:p>18</text:p>
          </table:table-cell>
          <table:table-cell table:formula="of:=INDEX([Sheet2.$C$2:.$V$143];[.A2059];[.B20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40]" office:value-type="float" office:value="19">
            <text:p>19</text:p>
          </table:table-cell>
          <table:table-cell table:formula="of:=INDEX([Sheet2.$C$2:.$V$143];[.A2060];[.B20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3">
            <text:p>103</text:p>
          </table:table-cell>
          <table:table-cell table:formula="of:=[.B2041]" office:value-type="float" office:value="20">
            <text:p>20</text:p>
          </table:table-cell>
          <table:table-cell table:formula="of:=INDEX([Sheet2.$C$2:.$V$143];[.A2061];[.B20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42]" office:value-type="float" office:value="1">
            <text:p>1</text:p>
          </table:table-cell>
          <table:table-cell table:formula="of:=INDEX([Sheet2.$C$2:.$V$143];[.A2062];[.B20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43]" office:value-type="float" office:value="2">
            <text:p>2</text:p>
          </table:table-cell>
          <table:table-cell table:formula="of:=INDEX([Sheet2.$C$2:.$V$143];[.A2063];[.B206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44]" office:value-type="float" office:value="3">
            <text:p>3</text:p>
          </table:table-cell>
          <table:table-cell table:formula="of:=INDEX([Sheet2.$C$2:.$V$143];[.A2064];[.B20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45]" office:value-type="float" office:value="4">
            <text:p>4</text:p>
          </table:table-cell>
          <table:table-cell table:formula="of:=INDEX([Sheet2.$C$2:.$V$143];[.A2065];[.B20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46]" office:value-type="float" office:value="5">
            <text:p>5</text:p>
          </table:table-cell>
          <table:table-cell table:formula="of:=INDEX([Sheet2.$C$2:.$V$143];[.A2066];[.B20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47]" office:value-type="float" office:value="6">
            <text:p>6</text:p>
          </table:table-cell>
          <table:table-cell table:formula="of:=INDEX([Sheet2.$C$2:.$V$143];[.A2067];[.B20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48]" office:value-type="float" office:value="7">
            <text:p>7</text:p>
          </table:table-cell>
          <table:table-cell table:formula="of:=INDEX([Sheet2.$C$2:.$V$143];[.A2068];[.B20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49]" office:value-type="float" office:value="8">
            <text:p>8</text:p>
          </table:table-cell>
          <table:table-cell table:formula="of:=INDEX([Sheet2.$C$2:.$V$143];[.A2069];[.B20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0]" office:value-type="float" office:value="9">
            <text:p>9</text:p>
          </table:table-cell>
          <table:table-cell table:formula="of:=INDEX([Sheet2.$C$2:.$V$143];[.A2070];[.B20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1]" office:value-type="float" office:value="10">
            <text:p>10</text:p>
          </table:table-cell>
          <table:table-cell table:formula="of:=INDEX([Sheet2.$C$2:.$V$143];[.A2071];[.B20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2]" office:value-type="float" office:value="11">
            <text:p>11</text:p>
          </table:table-cell>
          <table:table-cell table:formula="of:=INDEX([Sheet2.$C$2:.$V$143];[.A2072];[.B20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3]" office:value-type="float" office:value="12">
            <text:p>12</text:p>
          </table:table-cell>
          <table:table-cell table:formula="of:=INDEX([Sheet2.$C$2:.$V$143];[.A2073];[.B20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4]" office:value-type="float" office:value="13">
            <text:p>13</text:p>
          </table:table-cell>
          <table:table-cell table:formula="of:=INDEX([Sheet2.$C$2:.$V$143];[.A2074];[.B20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5]" office:value-type="float" office:value="14">
            <text:p>14</text:p>
          </table:table-cell>
          <table:table-cell table:formula="of:=INDEX([Sheet2.$C$2:.$V$143];[.A2075];[.B20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6]" office:value-type="float" office:value="15">
            <text:p>15</text:p>
          </table:table-cell>
          <table:table-cell table:formula="of:=INDEX([Sheet2.$C$2:.$V$143];[.A2076];[.B20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7]" office:value-type="float" office:value="16">
            <text:p>16</text:p>
          </table:table-cell>
          <table:table-cell table:formula="of:=INDEX([Sheet2.$C$2:.$V$143];[.A2077];[.B20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8]" office:value-type="float" office:value="17">
            <text:p>17</text:p>
          </table:table-cell>
          <table:table-cell table:formula="of:=INDEX([Sheet2.$C$2:.$V$143];[.A2078];[.B20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59]" office:value-type="float" office:value="18">
            <text:p>18</text:p>
          </table:table-cell>
          <table:table-cell table:formula="of:=INDEX([Sheet2.$C$2:.$V$143];[.A2079];[.B20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60]" office:value-type="float" office:value="19">
            <text:p>19</text:p>
          </table:table-cell>
          <table:table-cell table:formula="of:=INDEX([Sheet2.$C$2:.$V$143];[.A2080];[.B20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4">
            <text:p>104</text:p>
          </table:table-cell>
          <table:table-cell table:formula="of:=[.B2061]" office:value-type="float" office:value="20">
            <text:p>20</text:p>
          </table:table-cell>
          <table:table-cell table:formula="of:=INDEX([Sheet2.$C$2:.$V$143];[.A2081];[.B20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62]" office:value-type="float" office:value="1">
            <text:p>1</text:p>
          </table:table-cell>
          <table:table-cell table:formula="of:=INDEX([Sheet2.$C$2:.$V$143];[.A2082];[.B20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63]" office:value-type="float" office:value="2">
            <text:p>2</text:p>
          </table:table-cell>
          <table:table-cell table:formula="of:=INDEX([Sheet2.$C$2:.$V$143];[.A2083];[.B20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64]" office:value-type="float" office:value="3">
            <text:p>3</text:p>
          </table:table-cell>
          <table:table-cell table:formula="of:=INDEX([Sheet2.$C$2:.$V$143];[.A2084];[.B20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65]" office:value-type="float" office:value="4">
            <text:p>4</text:p>
          </table:table-cell>
          <table:table-cell table:formula="of:=INDEX([Sheet2.$C$2:.$V$143];[.A2085];[.B20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66]" office:value-type="float" office:value="5">
            <text:p>5</text:p>
          </table:table-cell>
          <table:table-cell table:formula="of:=INDEX([Sheet2.$C$2:.$V$143];[.A2086];[.B20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67]" office:value-type="float" office:value="6">
            <text:p>6</text:p>
          </table:table-cell>
          <table:table-cell table:formula="of:=INDEX([Sheet2.$C$2:.$V$143];[.A2087];[.B20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68]" office:value-type="float" office:value="7">
            <text:p>7</text:p>
          </table:table-cell>
          <table:table-cell table:formula="of:=INDEX([Sheet2.$C$2:.$V$143];[.A2088];[.B20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69]" office:value-type="float" office:value="8">
            <text:p>8</text:p>
          </table:table-cell>
          <table:table-cell table:formula="of:=INDEX([Sheet2.$C$2:.$V$143];[.A2089];[.B20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0]" office:value-type="float" office:value="9">
            <text:p>9</text:p>
          </table:table-cell>
          <table:table-cell table:formula="of:=INDEX([Sheet2.$C$2:.$V$143];[.A2090];[.B20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1]" office:value-type="float" office:value="10">
            <text:p>10</text:p>
          </table:table-cell>
          <table:table-cell table:formula="of:=INDEX([Sheet2.$C$2:.$V$143];[.A2091];[.B209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2]" office:value-type="float" office:value="11">
            <text:p>11</text:p>
          </table:table-cell>
          <table:table-cell table:formula="of:=INDEX([Sheet2.$C$2:.$V$143];[.A2092];[.B20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3]" office:value-type="float" office:value="12">
            <text:p>12</text:p>
          </table:table-cell>
          <table:table-cell table:formula="of:=INDEX([Sheet2.$C$2:.$V$143];[.A2093];[.B20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4]" office:value-type="float" office:value="13">
            <text:p>13</text:p>
          </table:table-cell>
          <table:table-cell table:formula="of:=INDEX([Sheet2.$C$2:.$V$143];[.A2094];[.B209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5]" office:value-type="float" office:value="14">
            <text:p>14</text:p>
          </table:table-cell>
          <table:table-cell table:formula="of:=INDEX([Sheet2.$C$2:.$V$143];[.A2095];[.B20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6]" office:value-type="float" office:value="15">
            <text:p>15</text:p>
          </table:table-cell>
          <table:table-cell table:formula="of:=INDEX([Sheet2.$C$2:.$V$143];[.A2096];[.B20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7]" office:value-type="float" office:value="16">
            <text:p>16</text:p>
          </table:table-cell>
          <table:table-cell table:formula="of:=INDEX([Sheet2.$C$2:.$V$143];[.A2097];[.B20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8]" office:value-type="float" office:value="17">
            <text:p>17</text:p>
          </table:table-cell>
          <table:table-cell table:formula="of:=INDEX([Sheet2.$C$2:.$V$143];[.A2098];[.B20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79]" office:value-type="float" office:value="18">
            <text:p>18</text:p>
          </table:table-cell>
          <table:table-cell table:formula="of:=INDEX([Sheet2.$C$2:.$V$143];[.A2099];[.B20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80]" office:value-type="float" office:value="19">
            <text:p>19</text:p>
          </table:table-cell>
          <table:table-cell table:formula="of:=INDEX([Sheet2.$C$2:.$V$143];[.A2100];[.B21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5">
            <text:p>105</text:p>
          </table:table-cell>
          <table:table-cell table:formula="of:=[.B2081]" office:value-type="float" office:value="20">
            <text:p>20</text:p>
          </table:table-cell>
          <table:table-cell table:formula="of:=INDEX([Sheet2.$C$2:.$V$143];[.A2101];[.B21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82]" office:value-type="float" office:value="1">
            <text:p>1</text:p>
          </table:table-cell>
          <table:table-cell table:formula="of:=INDEX([Sheet2.$C$2:.$V$143];[.A2102];[.B21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83]" office:value-type="float" office:value="2">
            <text:p>2</text:p>
          </table:table-cell>
          <table:table-cell table:formula="of:=INDEX([Sheet2.$C$2:.$V$143];[.A2103];[.B21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84]" office:value-type="float" office:value="3">
            <text:p>3</text:p>
          </table:table-cell>
          <table:table-cell table:formula="of:=INDEX([Sheet2.$C$2:.$V$143];[.A2104];[.B21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85]" office:value-type="float" office:value="4">
            <text:p>4</text:p>
          </table:table-cell>
          <table:table-cell table:formula="of:=INDEX([Sheet2.$C$2:.$V$143];[.A2105];[.B21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86]" office:value-type="float" office:value="5">
            <text:p>5</text:p>
          </table:table-cell>
          <table:table-cell table:formula="of:=INDEX([Sheet2.$C$2:.$V$143];[.A2106];[.B21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87]" office:value-type="float" office:value="6">
            <text:p>6</text:p>
          </table:table-cell>
          <table:table-cell table:formula="of:=INDEX([Sheet2.$C$2:.$V$143];[.A2107];[.B21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88]" office:value-type="float" office:value="7">
            <text:p>7</text:p>
          </table:table-cell>
          <table:table-cell table:formula="of:=INDEX([Sheet2.$C$2:.$V$143];[.A2108];[.B21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89]" office:value-type="float" office:value="8">
            <text:p>8</text:p>
          </table:table-cell>
          <table:table-cell table:formula="of:=INDEX([Sheet2.$C$2:.$V$143];[.A2109];[.B21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0]" office:value-type="float" office:value="9">
            <text:p>9</text:p>
          </table:table-cell>
          <table:table-cell table:formula="of:=INDEX([Sheet2.$C$2:.$V$143];[.A2110];[.B21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1]" office:value-type="float" office:value="10">
            <text:p>10</text:p>
          </table:table-cell>
          <table:table-cell table:formula="of:=INDEX([Sheet2.$C$2:.$V$143];[.A2111];[.B211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2]" office:value-type="float" office:value="11">
            <text:p>11</text:p>
          </table:table-cell>
          <table:table-cell table:formula="of:=INDEX([Sheet2.$C$2:.$V$143];[.A2112];[.B21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3]" office:value-type="float" office:value="12">
            <text:p>12</text:p>
          </table:table-cell>
          <table:table-cell table:formula="of:=INDEX([Sheet2.$C$2:.$V$143];[.A2113];[.B21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4]" office:value-type="float" office:value="13">
            <text:p>13</text:p>
          </table:table-cell>
          <table:table-cell table:formula="of:=INDEX([Sheet2.$C$2:.$V$143];[.A2114];[.B211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5]" office:value-type="float" office:value="14">
            <text:p>14</text:p>
          </table:table-cell>
          <table:table-cell table:formula="of:=INDEX([Sheet2.$C$2:.$V$143];[.A2115];[.B21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6]" office:value-type="float" office:value="15">
            <text:p>15</text:p>
          </table:table-cell>
          <table:table-cell table:formula="of:=INDEX([Sheet2.$C$2:.$V$143];[.A2116];[.B21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7]" office:value-type="float" office:value="16">
            <text:p>16</text:p>
          </table:table-cell>
          <table:table-cell table:formula="of:=INDEX([Sheet2.$C$2:.$V$143];[.A2117];[.B21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8]" office:value-type="float" office:value="17">
            <text:p>17</text:p>
          </table:table-cell>
          <table:table-cell table:formula="of:=INDEX([Sheet2.$C$2:.$V$143];[.A2118];[.B21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099]" office:value-type="float" office:value="18">
            <text:p>18</text:p>
          </table:table-cell>
          <table:table-cell table:formula="of:=INDEX([Sheet2.$C$2:.$V$143];[.A2119];[.B21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100]" office:value-type="float" office:value="19">
            <text:p>19</text:p>
          </table:table-cell>
          <table:table-cell table:formula="of:=INDEX([Sheet2.$C$2:.$V$143];[.A2120];[.B21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6">
            <text:p>106</text:p>
          </table:table-cell>
          <table:table-cell table:formula="of:=[.B2101]" office:value-type="float" office:value="20">
            <text:p>20</text:p>
          </table:table-cell>
          <table:table-cell table:formula="of:=INDEX([Sheet2.$C$2:.$V$143];[.A2121];[.B21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02]" office:value-type="float" office:value="1">
            <text:p>1</text:p>
          </table:table-cell>
          <table:table-cell table:formula="of:=INDEX([Sheet2.$C$2:.$V$143];[.A2122];[.B21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03]" office:value-type="float" office:value="2">
            <text:p>2</text:p>
          </table:table-cell>
          <table:table-cell table:formula="of:=INDEX([Sheet2.$C$2:.$V$143];[.A2123];[.B21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04]" office:value-type="float" office:value="3">
            <text:p>3</text:p>
          </table:table-cell>
          <table:table-cell table:formula="of:=INDEX([Sheet2.$C$2:.$V$143];[.A2124];[.B21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05]" office:value-type="float" office:value="4">
            <text:p>4</text:p>
          </table:table-cell>
          <table:table-cell table:formula="of:=INDEX([Sheet2.$C$2:.$V$143];[.A2125];[.B21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06]" office:value-type="float" office:value="5">
            <text:p>5</text:p>
          </table:table-cell>
          <table:table-cell table:formula="of:=INDEX([Sheet2.$C$2:.$V$143];[.A2126];[.B21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07]" office:value-type="float" office:value="6">
            <text:p>6</text:p>
          </table:table-cell>
          <table:table-cell table:formula="of:=INDEX([Sheet2.$C$2:.$V$143];[.A2127];[.B21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08]" office:value-type="float" office:value="7">
            <text:p>7</text:p>
          </table:table-cell>
          <table:table-cell table:formula="of:=INDEX([Sheet2.$C$2:.$V$143];[.A2128];[.B21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09]" office:value-type="float" office:value="8">
            <text:p>8</text:p>
          </table:table-cell>
          <table:table-cell table:formula="of:=INDEX([Sheet2.$C$2:.$V$143];[.A2129];[.B21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0]" office:value-type="float" office:value="9">
            <text:p>9</text:p>
          </table:table-cell>
          <table:table-cell table:formula="of:=INDEX([Sheet2.$C$2:.$V$143];[.A2130];[.B21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1]" office:value-type="float" office:value="10">
            <text:p>10</text:p>
          </table:table-cell>
          <table:table-cell table:formula="of:=INDEX([Sheet2.$C$2:.$V$143];[.A2131];[.B213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2]" office:value-type="float" office:value="11">
            <text:p>11</text:p>
          </table:table-cell>
          <table:table-cell table:formula="of:=INDEX([Sheet2.$C$2:.$V$143];[.A2132];[.B21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3]" office:value-type="float" office:value="12">
            <text:p>12</text:p>
          </table:table-cell>
          <table:table-cell table:formula="of:=INDEX([Sheet2.$C$2:.$V$143];[.A2133];[.B21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4]" office:value-type="float" office:value="13">
            <text:p>13</text:p>
          </table:table-cell>
          <table:table-cell table:formula="of:=INDEX([Sheet2.$C$2:.$V$143];[.A2134];[.B213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5]" office:value-type="float" office:value="14">
            <text:p>14</text:p>
          </table:table-cell>
          <table:table-cell table:formula="of:=INDEX([Sheet2.$C$2:.$V$143];[.A2135];[.B21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6]" office:value-type="float" office:value="15">
            <text:p>15</text:p>
          </table:table-cell>
          <table:table-cell table:formula="of:=INDEX([Sheet2.$C$2:.$V$143];[.A2136];[.B21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7]" office:value-type="float" office:value="16">
            <text:p>16</text:p>
          </table:table-cell>
          <table:table-cell table:formula="of:=INDEX([Sheet2.$C$2:.$V$143];[.A2137];[.B21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8]" office:value-type="float" office:value="17">
            <text:p>17</text:p>
          </table:table-cell>
          <table:table-cell table:formula="of:=INDEX([Sheet2.$C$2:.$V$143];[.A2138];[.B21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19]" office:value-type="float" office:value="18">
            <text:p>18</text:p>
          </table:table-cell>
          <table:table-cell table:formula="of:=INDEX([Sheet2.$C$2:.$V$143];[.A2139];[.B21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20]" office:value-type="float" office:value="19">
            <text:p>19</text:p>
          </table:table-cell>
          <table:table-cell table:formula="of:=INDEX([Sheet2.$C$2:.$V$143];[.A2140];[.B21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7">
            <text:p>107</text:p>
          </table:table-cell>
          <table:table-cell table:formula="of:=[.B2121]" office:value-type="float" office:value="20">
            <text:p>20</text:p>
          </table:table-cell>
          <table:table-cell table:formula="of:=INDEX([Sheet2.$C$2:.$V$143];[.A2141];[.B21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22]" office:value-type="float" office:value="1">
            <text:p>1</text:p>
          </table:table-cell>
          <table:table-cell table:formula="of:=INDEX([Sheet2.$C$2:.$V$143];[.A2142];[.B21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23]" office:value-type="float" office:value="2">
            <text:p>2</text:p>
          </table:table-cell>
          <table:table-cell table:formula="of:=INDEX([Sheet2.$C$2:.$V$143];[.A2143];[.B21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24]" office:value-type="float" office:value="3">
            <text:p>3</text:p>
          </table:table-cell>
          <table:table-cell table:formula="of:=INDEX([Sheet2.$C$2:.$V$143];[.A2144];[.B21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25]" office:value-type="float" office:value="4">
            <text:p>4</text:p>
          </table:table-cell>
          <table:table-cell table:formula="of:=INDEX([Sheet2.$C$2:.$V$143];[.A2145];[.B21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26]" office:value-type="float" office:value="5">
            <text:p>5</text:p>
          </table:table-cell>
          <table:table-cell table:formula="of:=INDEX([Sheet2.$C$2:.$V$143];[.A2146];[.B21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27]" office:value-type="float" office:value="6">
            <text:p>6</text:p>
          </table:table-cell>
          <table:table-cell table:formula="of:=INDEX([Sheet2.$C$2:.$V$143];[.A2147];[.B21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28]" office:value-type="float" office:value="7">
            <text:p>7</text:p>
          </table:table-cell>
          <table:table-cell table:formula="of:=INDEX([Sheet2.$C$2:.$V$143];[.A2148];[.B21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29]" office:value-type="float" office:value="8">
            <text:p>8</text:p>
          </table:table-cell>
          <table:table-cell table:formula="of:=INDEX([Sheet2.$C$2:.$V$143];[.A2149];[.B214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0]" office:value-type="float" office:value="9">
            <text:p>9</text:p>
          </table:table-cell>
          <table:table-cell table:formula="of:=INDEX([Sheet2.$C$2:.$V$143];[.A2150];[.B21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1]" office:value-type="float" office:value="10">
            <text:p>10</text:p>
          </table:table-cell>
          <table:table-cell table:formula="of:=INDEX([Sheet2.$C$2:.$V$143];[.A2151];[.B21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2]" office:value-type="float" office:value="11">
            <text:p>11</text:p>
          </table:table-cell>
          <table:table-cell table:formula="of:=INDEX([Sheet2.$C$2:.$V$143];[.A2152];[.B21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3]" office:value-type="float" office:value="12">
            <text:p>12</text:p>
          </table:table-cell>
          <table:table-cell table:formula="of:=INDEX([Sheet2.$C$2:.$V$143];[.A2153];[.B21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4]" office:value-type="float" office:value="13">
            <text:p>13</text:p>
          </table:table-cell>
          <table:table-cell table:formula="of:=INDEX([Sheet2.$C$2:.$V$143];[.A2154];[.B21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5]" office:value-type="float" office:value="14">
            <text:p>14</text:p>
          </table:table-cell>
          <table:table-cell table:formula="of:=INDEX([Sheet2.$C$2:.$V$143];[.A2155];[.B21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6]" office:value-type="float" office:value="15">
            <text:p>15</text:p>
          </table:table-cell>
          <table:table-cell table:formula="of:=INDEX([Sheet2.$C$2:.$V$143];[.A2156];[.B21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7]" office:value-type="float" office:value="16">
            <text:p>16</text:p>
          </table:table-cell>
          <table:table-cell table:formula="of:=INDEX([Sheet2.$C$2:.$V$143];[.A2157];[.B21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8]" office:value-type="float" office:value="17">
            <text:p>17</text:p>
          </table:table-cell>
          <table:table-cell table:formula="of:=INDEX([Sheet2.$C$2:.$V$143];[.A2158];[.B21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39]" office:value-type="float" office:value="18">
            <text:p>18</text:p>
          </table:table-cell>
          <table:table-cell table:formula="of:=INDEX([Sheet2.$C$2:.$V$143];[.A2159];[.B21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40]" office:value-type="float" office:value="19">
            <text:p>19</text:p>
          </table:table-cell>
          <table:table-cell table:formula="of:=INDEX([Sheet2.$C$2:.$V$143];[.A2160];[.B21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8">
            <text:p>108</text:p>
          </table:table-cell>
          <table:table-cell table:formula="of:=[.B2141]" office:value-type="float" office:value="20">
            <text:p>20</text:p>
          </table:table-cell>
          <table:table-cell table:formula="of:=INDEX([Sheet2.$C$2:.$V$143];[.A2161];[.B21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42]" office:value-type="float" office:value="1">
            <text:p>1</text:p>
          </table:table-cell>
          <table:table-cell table:formula="of:=INDEX([Sheet2.$C$2:.$V$143];[.A2162];[.B21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43]" office:value-type="float" office:value="2">
            <text:p>2</text:p>
          </table:table-cell>
          <table:table-cell table:formula="of:=INDEX([Sheet2.$C$2:.$V$143];[.A2163];[.B21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44]" office:value-type="float" office:value="3">
            <text:p>3</text:p>
          </table:table-cell>
          <table:table-cell table:formula="of:=INDEX([Sheet2.$C$2:.$V$143];[.A2164];[.B21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45]" office:value-type="float" office:value="4">
            <text:p>4</text:p>
          </table:table-cell>
          <table:table-cell table:formula="of:=INDEX([Sheet2.$C$2:.$V$143];[.A2165];[.B21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46]" office:value-type="float" office:value="5">
            <text:p>5</text:p>
          </table:table-cell>
          <table:table-cell table:formula="of:=INDEX([Sheet2.$C$2:.$V$143];[.A2166];[.B21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47]" office:value-type="float" office:value="6">
            <text:p>6</text:p>
          </table:table-cell>
          <table:table-cell table:formula="of:=INDEX([Sheet2.$C$2:.$V$143];[.A2167];[.B21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48]" office:value-type="float" office:value="7">
            <text:p>7</text:p>
          </table:table-cell>
          <table:table-cell table:formula="of:=INDEX([Sheet2.$C$2:.$V$143];[.A2168];[.B21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49]" office:value-type="float" office:value="8">
            <text:p>8</text:p>
          </table:table-cell>
          <table:table-cell table:formula="of:=INDEX([Sheet2.$C$2:.$V$143];[.A2169];[.B21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0]" office:value-type="float" office:value="9">
            <text:p>9</text:p>
          </table:table-cell>
          <table:table-cell table:formula="of:=INDEX([Sheet2.$C$2:.$V$143];[.A2170];[.B217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1]" office:value-type="float" office:value="10">
            <text:p>10</text:p>
          </table:table-cell>
          <table:table-cell table:formula="of:=INDEX([Sheet2.$C$2:.$V$143];[.A2171];[.B21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2]" office:value-type="float" office:value="11">
            <text:p>11</text:p>
          </table:table-cell>
          <table:table-cell table:formula="of:=INDEX([Sheet2.$C$2:.$V$143];[.A2172];[.B21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3]" office:value-type="float" office:value="12">
            <text:p>12</text:p>
          </table:table-cell>
          <table:table-cell table:formula="of:=INDEX([Sheet2.$C$2:.$V$143];[.A2173];[.B21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4]" office:value-type="float" office:value="13">
            <text:p>13</text:p>
          </table:table-cell>
          <table:table-cell table:formula="of:=INDEX([Sheet2.$C$2:.$V$143];[.A2174];[.B21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5]" office:value-type="float" office:value="14">
            <text:p>14</text:p>
          </table:table-cell>
          <table:table-cell table:formula="of:=INDEX([Sheet2.$C$2:.$V$143];[.A2175];[.B21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6]" office:value-type="float" office:value="15">
            <text:p>15</text:p>
          </table:table-cell>
          <table:table-cell table:formula="of:=INDEX([Sheet2.$C$2:.$V$143];[.A2176];[.B21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7]" office:value-type="float" office:value="16">
            <text:p>16</text:p>
          </table:table-cell>
          <table:table-cell table:formula="of:=INDEX([Sheet2.$C$2:.$V$143];[.A2177];[.B21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8]" office:value-type="float" office:value="17">
            <text:p>17</text:p>
          </table:table-cell>
          <table:table-cell table:formula="of:=INDEX([Sheet2.$C$2:.$V$143];[.A2178];[.B21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59]" office:value-type="float" office:value="18">
            <text:p>18</text:p>
          </table:table-cell>
          <table:table-cell table:formula="of:=INDEX([Sheet2.$C$2:.$V$143];[.A2179];[.B21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60]" office:value-type="float" office:value="19">
            <text:p>19</text:p>
          </table:table-cell>
          <table:table-cell table:formula="of:=INDEX([Sheet2.$C$2:.$V$143];[.A2180];[.B21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09">
            <text:p>109</text:p>
          </table:table-cell>
          <table:table-cell table:formula="of:=[.B2161]" office:value-type="float" office:value="20">
            <text:p>20</text:p>
          </table:table-cell>
          <table:table-cell table:formula="of:=INDEX([Sheet2.$C$2:.$V$143];[.A2181];[.B21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62]" office:value-type="float" office:value="1">
            <text:p>1</text:p>
          </table:table-cell>
          <table:table-cell table:formula="of:=INDEX([Sheet2.$C$2:.$V$143];[.A2182];[.B21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63]" office:value-type="float" office:value="2">
            <text:p>2</text:p>
          </table:table-cell>
          <table:table-cell table:formula="of:=INDEX([Sheet2.$C$2:.$V$143];[.A2183];[.B21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64]" office:value-type="float" office:value="3">
            <text:p>3</text:p>
          </table:table-cell>
          <table:table-cell table:formula="of:=INDEX([Sheet2.$C$2:.$V$143];[.A2184];[.B218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65]" office:value-type="float" office:value="4">
            <text:p>4</text:p>
          </table:table-cell>
          <table:table-cell table:formula="of:=INDEX([Sheet2.$C$2:.$V$143];[.A2185];[.B21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66]" office:value-type="float" office:value="5">
            <text:p>5</text:p>
          </table:table-cell>
          <table:table-cell table:formula="of:=INDEX([Sheet2.$C$2:.$V$143];[.A2186];[.B21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67]" office:value-type="float" office:value="6">
            <text:p>6</text:p>
          </table:table-cell>
          <table:table-cell table:formula="of:=INDEX([Sheet2.$C$2:.$V$143];[.A2187];[.B21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68]" office:value-type="float" office:value="7">
            <text:p>7</text:p>
          </table:table-cell>
          <table:table-cell table:formula="of:=INDEX([Sheet2.$C$2:.$V$143];[.A2188];[.B21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69]" office:value-type="float" office:value="8">
            <text:p>8</text:p>
          </table:table-cell>
          <table:table-cell table:formula="of:=INDEX([Sheet2.$C$2:.$V$143];[.A2189];[.B21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0]" office:value-type="float" office:value="9">
            <text:p>9</text:p>
          </table:table-cell>
          <table:table-cell table:formula="of:=INDEX([Sheet2.$C$2:.$V$143];[.A2190];[.B21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1]" office:value-type="float" office:value="10">
            <text:p>10</text:p>
          </table:table-cell>
          <table:table-cell table:formula="of:=INDEX([Sheet2.$C$2:.$V$143];[.A2191];[.B21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2]" office:value-type="float" office:value="11">
            <text:p>11</text:p>
          </table:table-cell>
          <table:table-cell table:formula="of:=INDEX([Sheet2.$C$2:.$V$143];[.A2192];[.B21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3]" office:value-type="float" office:value="12">
            <text:p>12</text:p>
          </table:table-cell>
          <table:table-cell table:formula="of:=INDEX([Sheet2.$C$2:.$V$143];[.A2193];[.B21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4]" office:value-type="float" office:value="13">
            <text:p>13</text:p>
          </table:table-cell>
          <table:table-cell table:formula="of:=INDEX([Sheet2.$C$2:.$V$143];[.A2194];[.B21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5]" office:value-type="float" office:value="14">
            <text:p>14</text:p>
          </table:table-cell>
          <table:table-cell table:formula="of:=INDEX([Sheet2.$C$2:.$V$143];[.A2195];[.B21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6]" office:value-type="float" office:value="15">
            <text:p>15</text:p>
          </table:table-cell>
          <table:table-cell table:formula="of:=INDEX([Sheet2.$C$2:.$V$143];[.A2196];[.B21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7]" office:value-type="float" office:value="16">
            <text:p>16</text:p>
          </table:table-cell>
          <table:table-cell table:formula="of:=INDEX([Sheet2.$C$2:.$V$143];[.A2197];[.B21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8]" office:value-type="float" office:value="17">
            <text:p>17</text:p>
          </table:table-cell>
          <table:table-cell table:formula="of:=INDEX([Sheet2.$C$2:.$V$143];[.A2198];[.B21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79]" office:value-type="float" office:value="18">
            <text:p>18</text:p>
          </table:table-cell>
          <table:table-cell table:formula="of:=INDEX([Sheet2.$C$2:.$V$143];[.A2199];[.B21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80]" office:value-type="float" office:value="19">
            <text:p>19</text:p>
          </table:table-cell>
          <table:table-cell table:formula="of:=INDEX([Sheet2.$C$2:.$V$143];[.A2200];[.B22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0">
            <text:p>110</text:p>
          </table:table-cell>
          <table:table-cell table:formula="of:=[.B2181]" office:value-type="float" office:value="20">
            <text:p>20</text:p>
          </table:table-cell>
          <table:table-cell table:formula="of:=INDEX([Sheet2.$C$2:.$V$143];[.A2201];[.B22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82]" office:value-type="float" office:value="1">
            <text:p>1</text:p>
          </table:table-cell>
          <table:table-cell table:formula="of:=INDEX([Sheet2.$C$2:.$V$143];[.A2202];[.B220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83]" office:value-type="float" office:value="2">
            <text:p>2</text:p>
          </table:table-cell>
          <table:table-cell table:formula="of:=INDEX([Sheet2.$C$2:.$V$143];[.A2203];[.B22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84]" office:value-type="float" office:value="3">
            <text:p>3</text:p>
          </table:table-cell>
          <table:table-cell table:formula="of:=INDEX([Sheet2.$C$2:.$V$143];[.A2204];[.B22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85]" office:value-type="float" office:value="4">
            <text:p>4</text:p>
          </table:table-cell>
          <table:table-cell table:formula="of:=INDEX([Sheet2.$C$2:.$V$143];[.A2205];[.B22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86]" office:value-type="float" office:value="5">
            <text:p>5</text:p>
          </table:table-cell>
          <table:table-cell table:formula="of:=INDEX([Sheet2.$C$2:.$V$143];[.A2206];[.B22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87]" office:value-type="float" office:value="6">
            <text:p>6</text:p>
          </table:table-cell>
          <table:table-cell table:formula="of:=INDEX([Sheet2.$C$2:.$V$143];[.A2207];[.B22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88]" office:value-type="float" office:value="7">
            <text:p>7</text:p>
          </table:table-cell>
          <table:table-cell table:formula="of:=INDEX([Sheet2.$C$2:.$V$143];[.A2208];[.B22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89]" office:value-type="float" office:value="8">
            <text:p>8</text:p>
          </table:table-cell>
          <table:table-cell table:formula="of:=INDEX([Sheet2.$C$2:.$V$143];[.A2209];[.B22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0]" office:value-type="float" office:value="9">
            <text:p>9</text:p>
          </table:table-cell>
          <table:table-cell table:formula="of:=INDEX([Sheet2.$C$2:.$V$143];[.A2210];[.B22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1]" office:value-type="float" office:value="10">
            <text:p>10</text:p>
          </table:table-cell>
          <table:table-cell table:formula="of:=INDEX([Sheet2.$C$2:.$V$143];[.A2211];[.B22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2]" office:value-type="float" office:value="11">
            <text:p>11</text:p>
          </table:table-cell>
          <table:table-cell table:formula="of:=INDEX([Sheet2.$C$2:.$V$143];[.A2212];[.B22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3]" office:value-type="float" office:value="12">
            <text:p>12</text:p>
          </table:table-cell>
          <table:table-cell table:formula="of:=INDEX([Sheet2.$C$2:.$V$143];[.A2213];[.B22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4]" office:value-type="float" office:value="13">
            <text:p>13</text:p>
          </table:table-cell>
          <table:table-cell table:formula="of:=INDEX([Sheet2.$C$2:.$V$143];[.A2214];[.B22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5]" office:value-type="float" office:value="14">
            <text:p>14</text:p>
          </table:table-cell>
          <table:table-cell table:formula="of:=INDEX([Sheet2.$C$2:.$V$143];[.A2215];[.B22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6]" office:value-type="float" office:value="15">
            <text:p>15</text:p>
          </table:table-cell>
          <table:table-cell table:formula="of:=INDEX([Sheet2.$C$2:.$V$143];[.A2216];[.B22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7]" office:value-type="float" office:value="16">
            <text:p>16</text:p>
          </table:table-cell>
          <table:table-cell table:formula="of:=INDEX([Sheet2.$C$2:.$V$143];[.A2217];[.B22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8]" office:value-type="float" office:value="17">
            <text:p>17</text:p>
          </table:table-cell>
          <table:table-cell table:formula="of:=INDEX([Sheet2.$C$2:.$V$143];[.A2218];[.B22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199]" office:value-type="float" office:value="18">
            <text:p>18</text:p>
          </table:table-cell>
          <table:table-cell table:formula="of:=INDEX([Sheet2.$C$2:.$V$143];[.A2219];[.B22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200]" office:value-type="float" office:value="19">
            <text:p>19</text:p>
          </table:table-cell>
          <table:table-cell table:formula="of:=INDEX([Sheet2.$C$2:.$V$143];[.A2220];[.B22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1">
            <text:p>111</text:p>
          </table:table-cell>
          <table:table-cell table:formula="of:=[.B2201]" office:value-type="float" office:value="20">
            <text:p>20</text:p>
          </table:table-cell>
          <table:table-cell table:formula="of:=INDEX([Sheet2.$C$2:.$V$143];[.A2221];[.B22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02]" office:value-type="float" office:value="1">
            <text:p>1</text:p>
          </table:table-cell>
          <table:table-cell table:formula="of:=INDEX([Sheet2.$C$2:.$V$143];[.A2222];[.B22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03]" office:value-type="float" office:value="2">
            <text:p>2</text:p>
          </table:table-cell>
          <table:table-cell table:formula="of:=INDEX([Sheet2.$C$2:.$V$143];[.A2223];[.B222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04]" office:value-type="float" office:value="3">
            <text:p>3</text:p>
          </table:table-cell>
          <table:table-cell table:formula="of:=INDEX([Sheet2.$C$2:.$V$143];[.A2224];[.B22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05]" office:value-type="float" office:value="4">
            <text:p>4</text:p>
          </table:table-cell>
          <table:table-cell table:formula="of:=INDEX([Sheet2.$C$2:.$V$143];[.A2225];[.B22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06]" office:value-type="float" office:value="5">
            <text:p>5</text:p>
          </table:table-cell>
          <table:table-cell table:formula="of:=INDEX([Sheet2.$C$2:.$V$143];[.A2226];[.B22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07]" office:value-type="float" office:value="6">
            <text:p>6</text:p>
          </table:table-cell>
          <table:table-cell table:formula="of:=INDEX([Sheet2.$C$2:.$V$143];[.A2227];[.B22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08]" office:value-type="float" office:value="7">
            <text:p>7</text:p>
          </table:table-cell>
          <table:table-cell table:formula="of:=INDEX([Sheet2.$C$2:.$V$143];[.A2228];[.B22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09]" office:value-type="float" office:value="8">
            <text:p>8</text:p>
          </table:table-cell>
          <table:table-cell table:formula="of:=INDEX([Sheet2.$C$2:.$V$143];[.A2229];[.B22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0]" office:value-type="float" office:value="9">
            <text:p>9</text:p>
          </table:table-cell>
          <table:table-cell table:formula="of:=INDEX([Sheet2.$C$2:.$V$143];[.A2230];[.B22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1]" office:value-type="float" office:value="10">
            <text:p>10</text:p>
          </table:table-cell>
          <table:table-cell table:formula="of:=INDEX([Sheet2.$C$2:.$V$143];[.A2231];[.B22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2]" office:value-type="float" office:value="11">
            <text:p>11</text:p>
          </table:table-cell>
          <table:table-cell table:formula="of:=INDEX([Sheet2.$C$2:.$V$143];[.A2232];[.B22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3]" office:value-type="float" office:value="12">
            <text:p>12</text:p>
          </table:table-cell>
          <table:table-cell table:formula="of:=INDEX([Sheet2.$C$2:.$V$143];[.A2233];[.B22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4]" office:value-type="float" office:value="13">
            <text:p>13</text:p>
          </table:table-cell>
          <table:table-cell table:formula="of:=INDEX([Sheet2.$C$2:.$V$143];[.A2234];[.B22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5]" office:value-type="float" office:value="14">
            <text:p>14</text:p>
          </table:table-cell>
          <table:table-cell table:formula="of:=INDEX([Sheet2.$C$2:.$V$143];[.A2235];[.B22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6]" office:value-type="float" office:value="15">
            <text:p>15</text:p>
          </table:table-cell>
          <table:table-cell table:formula="of:=INDEX([Sheet2.$C$2:.$V$143];[.A2236];[.B22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7]" office:value-type="float" office:value="16">
            <text:p>16</text:p>
          </table:table-cell>
          <table:table-cell table:formula="of:=INDEX([Sheet2.$C$2:.$V$143];[.A2237];[.B22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8]" office:value-type="float" office:value="17">
            <text:p>17</text:p>
          </table:table-cell>
          <table:table-cell table:formula="of:=INDEX([Sheet2.$C$2:.$V$143];[.A2238];[.B22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19]" office:value-type="float" office:value="18">
            <text:p>18</text:p>
          </table:table-cell>
          <table:table-cell table:formula="of:=INDEX([Sheet2.$C$2:.$V$143];[.A2239];[.B22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20]" office:value-type="float" office:value="19">
            <text:p>19</text:p>
          </table:table-cell>
          <table:table-cell table:formula="of:=INDEX([Sheet2.$C$2:.$V$143];[.A2240];[.B22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2">
            <text:p>112</text:p>
          </table:table-cell>
          <table:table-cell table:formula="of:=[.B2221]" office:value-type="float" office:value="20">
            <text:p>20</text:p>
          </table:table-cell>
          <table:table-cell table:formula="of:=INDEX([Sheet2.$C$2:.$V$143];[.A2241];[.B22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22]" office:value-type="float" office:value="1">
            <text:p>1</text:p>
          </table:table-cell>
          <table:table-cell table:formula="of:=INDEX([Sheet2.$C$2:.$V$143];[.A2242];[.B22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23]" office:value-type="float" office:value="2">
            <text:p>2</text:p>
          </table:table-cell>
          <table:table-cell table:formula="of:=INDEX([Sheet2.$C$2:.$V$143];[.A2243];[.B22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24]" office:value-type="float" office:value="3">
            <text:p>3</text:p>
          </table:table-cell>
          <table:table-cell table:formula="of:=INDEX([Sheet2.$C$2:.$V$143];[.A2244];[.B22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25]" office:value-type="float" office:value="4">
            <text:p>4</text:p>
          </table:table-cell>
          <table:table-cell table:formula="of:=INDEX([Sheet2.$C$2:.$V$143];[.A2245];[.B22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26]" office:value-type="float" office:value="5">
            <text:p>5</text:p>
          </table:table-cell>
          <table:table-cell table:formula="of:=INDEX([Sheet2.$C$2:.$V$143];[.A2246];[.B22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27]" office:value-type="float" office:value="6">
            <text:p>6</text:p>
          </table:table-cell>
          <table:table-cell table:formula="of:=INDEX([Sheet2.$C$2:.$V$143];[.A2247];[.B22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28]" office:value-type="float" office:value="7">
            <text:p>7</text:p>
          </table:table-cell>
          <table:table-cell table:formula="of:=INDEX([Sheet2.$C$2:.$V$143];[.A2248];[.B224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29]" office:value-type="float" office:value="8">
            <text:p>8</text:p>
          </table:table-cell>
          <table:table-cell table:formula="of:=INDEX([Sheet2.$C$2:.$V$143];[.A2249];[.B22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0]" office:value-type="float" office:value="9">
            <text:p>9</text:p>
          </table:table-cell>
          <table:table-cell table:formula="of:=INDEX([Sheet2.$C$2:.$V$143];[.A2250];[.B22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1]" office:value-type="float" office:value="10">
            <text:p>10</text:p>
          </table:table-cell>
          <table:table-cell table:formula="of:=INDEX([Sheet2.$C$2:.$V$143];[.A2251];[.B22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2]" office:value-type="float" office:value="11">
            <text:p>11</text:p>
          </table:table-cell>
          <table:table-cell table:formula="of:=INDEX([Sheet2.$C$2:.$V$143];[.A2252];[.B22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3]" office:value-type="float" office:value="12">
            <text:p>12</text:p>
          </table:table-cell>
          <table:table-cell table:formula="of:=INDEX([Sheet2.$C$2:.$V$143];[.A2253];[.B22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4]" office:value-type="float" office:value="13">
            <text:p>13</text:p>
          </table:table-cell>
          <table:table-cell table:formula="of:=INDEX([Sheet2.$C$2:.$V$143];[.A2254];[.B22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5]" office:value-type="float" office:value="14">
            <text:p>14</text:p>
          </table:table-cell>
          <table:table-cell table:formula="of:=INDEX([Sheet2.$C$2:.$V$143];[.A2255];[.B22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6]" office:value-type="float" office:value="15">
            <text:p>15</text:p>
          </table:table-cell>
          <table:table-cell table:formula="of:=INDEX([Sheet2.$C$2:.$V$143];[.A2256];[.B22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7]" office:value-type="float" office:value="16">
            <text:p>16</text:p>
          </table:table-cell>
          <table:table-cell table:formula="of:=INDEX([Sheet2.$C$2:.$V$143];[.A2257];[.B22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8]" office:value-type="float" office:value="17">
            <text:p>17</text:p>
          </table:table-cell>
          <table:table-cell table:formula="of:=INDEX([Sheet2.$C$2:.$V$143];[.A2258];[.B22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39]" office:value-type="float" office:value="18">
            <text:p>18</text:p>
          </table:table-cell>
          <table:table-cell table:formula="of:=INDEX([Sheet2.$C$2:.$V$143];[.A2259];[.B22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40]" office:value-type="float" office:value="19">
            <text:p>19</text:p>
          </table:table-cell>
          <table:table-cell table:formula="of:=INDEX([Sheet2.$C$2:.$V$143];[.A2260];[.B22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3">
            <text:p>113</text:p>
          </table:table-cell>
          <table:table-cell table:formula="of:=[.B2241]" office:value-type="float" office:value="20">
            <text:p>20</text:p>
          </table:table-cell>
          <table:table-cell table:formula="of:=INDEX([Sheet2.$C$2:.$V$143];[.A2261];[.B22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42]" office:value-type="float" office:value="1">
            <text:p>1</text:p>
          </table:table-cell>
          <table:table-cell table:formula="of:=INDEX([Sheet2.$C$2:.$V$143];[.A2262];[.B22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43]" office:value-type="float" office:value="2">
            <text:p>2</text:p>
          </table:table-cell>
          <table:table-cell table:formula="of:=INDEX([Sheet2.$C$2:.$V$143];[.A2263];[.B22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44]" office:value-type="float" office:value="3">
            <text:p>3</text:p>
          </table:table-cell>
          <table:table-cell table:formula="of:=INDEX([Sheet2.$C$2:.$V$143];[.A2264];[.B22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45]" office:value-type="float" office:value="4">
            <text:p>4</text:p>
          </table:table-cell>
          <table:table-cell table:formula="of:=INDEX([Sheet2.$C$2:.$V$143];[.A2265];[.B22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46]" office:value-type="float" office:value="5">
            <text:p>5</text:p>
          </table:table-cell>
          <table:table-cell table:formula="of:=INDEX([Sheet2.$C$2:.$V$143];[.A2266];[.B226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47]" office:value-type="float" office:value="6">
            <text:p>6</text:p>
          </table:table-cell>
          <table:table-cell table:formula="of:=INDEX([Sheet2.$C$2:.$V$143];[.A2267];[.B22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48]" office:value-type="float" office:value="7">
            <text:p>7</text:p>
          </table:table-cell>
          <table:table-cell table:formula="of:=INDEX([Sheet2.$C$2:.$V$143];[.A2268];[.B22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49]" office:value-type="float" office:value="8">
            <text:p>8</text:p>
          </table:table-cell>
          <table:table-cell table:formula="of:=INDEX([Sheet2.$C$2:.$V$143];[.A2269];[.B22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0]" office:value-type="float" office:value="9">
            <text:p>9</text:p>
          </table:table-cell>
          <table:table-cell table:formula="of:=INDEX([Sheet2.$C$2:.$V$143];[.A2270];[.B22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1]" office:value-type="float" office:value="10">
            <text:p>10</text:p>
          </table:table-cell>
          <table:table-cell table:formula="of:=INDEX([Sheet2.$C$2:.$V$143];[.A2271];[.B22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2]" office:value-type="float" office:value="11">
            <text:p>11</text:p>
          </table:table-cell>
          <table:table-cell table:formula="of:=INDEX([Sheet2.$C$2:.$V$143];[.A2272];[.B22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3]" office:value-type="float" office:value="12">
            <text:p>12</text:p>
          </table:table-cell>
          <table:table-cell table:formula="of:=INDEX([Sheet2.$C$2:.$V$143];[.A2273];[.B22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4]" office:value-type="float" office:value="13">
            <text:p>13</text:p>
          </table:table-cell>
          <table:table-cell table:formula="of:=INDEX([Sheet2.$C$2:.$V$143];[.A2274];[.B22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5]" office:value-type="float" office:value="14">
            <text:p>14</text:p>
          </table:table-cell>
          <table:table-cell table:formula="of:=INDEX([Sheet2.$C$2:.$V$143];[.A2275];[.B22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6]" office:value-type="float" office:value="15">
            <text:p>15</text:p>
          </table:table-cell>
          <table:table-cell table:formula="of:=INDEX([Sheet2.$C$2:.$V$143];[.A2276];[.B22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7]" office:value-type="float" office:value="16">
            <text:p>16</text:p>
          </table:table-cell>
          <table:table-cell table:formula="of:=INDEX([Sheet2.$C$2:.$V$143];[.A2277];[.B22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8]" office:value-type="float" office:value="17">
            <text:p>17</text:p>
          </table:table-cell>
          <table:table-cell table:formula="of:=INDEX([Sheet2.$C$2:.$V$143];[.A2278];[.B22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59]" office:value-type="float" office:value="18">
            <text:p>18</text:p>
          </table:table-cell>
          <table:table-cell table:formula="of:=INDEX([Sheet2.$C$2:.$V$143];[.A2279];[.B22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60]" office:value-type="float" office:value="19">
            <text:p>19</text:p>
          </table:table-cell>
          <table:table-cell table:formula="of:=INDEX([Sheet2.$C$2:.$V$143];[.A2280];[.B22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4">
            <text:p>114</text:p>
          </table:table-cell>
          <table:table-cell table:formula="of:=[.B2261]" office:value-type="float" office:value="20">
            <text:p>20</text:p>
          </table:table-cell>
          <table:table-cell table:formula="of:=INDEX([Sheet2.$C$2:.$V$143];[.A2281];[.B22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62]" office:value-type="float" office:value="1">
            <text:p>1</text:p>
          </table:table-cell>
          <table:table-cell table:formula="of:=INDEX([Sheet2.$C$2:.$V$143];[.A2282];[.B22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63]" office:value-type="float" office:value="2">
            <text:p>2</text:p>
          </table:table-cell>
          <table:table-cell table:formula="of:=INDEX([Sheet2.$C$2:.$V$143];[.A2283];[.B22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64]" office:value-type="float" office:value="3">
            <text:p>3</text:p>
          </table:table-cell>
          <table:table-cell table:formula="of:=INDEX([Sheet2.$C$2:.$V$143];[.A2284];[.B22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65]" office:value-type="float" office:value="4">
            <text:p>4</text:p>
          </table:table-cell>
          <table:table-cell table:formula="of:=INDEX([Sheet2.$C$2:.$V$143];[.A2285];[.B228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66]" office:value-type="float" office:value="5">
            <text:p>5</text:p>
          </table:table-cell>
          <table:table-cell table:formula="of:=INDEX([Sheet2.$C$2:.$V$143];[.A2286];[.B22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67]" office:value-type="float" office:value="6">
            <text:p>6</text:p>
          </table:table-cell>
          <table:table-cell table:formula="of:=INDEX([Sheet2.$C$2:.$V$143];[.A2287];[.B22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68]" office:value-type="float" office:value="7">
            <text:p>7</text:p>
          </table:table-cell>
          <table:table-cell table:formula="of:=INDEX([Sheet2.$C$2:.$V$143];[.A2288];[.B22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69]" office:value-type="float" office:value="8">
            <text:p>8</text:p>
          </table:table-cell>
          <table:table-cell table:formula="of:=INDEX([Sheet2.$C$2:.$V$143];[.A2289];[.B22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0]" office:value-type="float" office:value="9">
            <text:p>9</text:p>
          </table:table-cell>
          <table:table-cell table:formula="of:=INDEX([Sheet2.$C$2:.$V$143];[.A2290];[.B22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1]" office:value-type="float" office:value="10">
            <text:p>10</text:p>
          </table:table-cell>
          <table:table-cell table:formula="of:=INDEX([Sheet2.$C$2:.$V$143];[.A2291];[.B22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2]" office:value-type="float" office:value="11">
            <text:p>11</text:p>
          </table:table-cell>
          <table:table-cell table:formula="of:=INDEX([Sheet2.$C$2:.$V$143];[.A2292];[.B22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3]" office:value-type="float" office:value="12">
            <text:p>12</text:p>
          </table:table-cell>
          <table:table-cell table:formula="of:=INDEX([Sheet2.$C$2:.$V$143];[.A2293];[.B22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4]" office:value-type="float" office:value="13">
            <text:p>13</text:p>
          </table:table-cell>
          <table:table-cell table:formula="of:=INDEX([Sheet2.$C$2:.$V$143];[.A2294];[.B22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5]" office:value-type="float" office:value="14">
            <text:p>14</text:p>
          </table:table-cell>
          <table:table-cell table:formula="of:=INDEX([Sheet2.$C$2:.$V$143];[.A2295];[.B22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6]" office:value-type="float" office:value="15">
            <text:p>15</text:p>
          </table:table-cell>
          <table:table-cell table:formula="of:=INDEX([Sheet2.$C$2:.$V$143];[.A2296];[.B22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7]" office:value-type="float" office:value="16">
            <text:p>16</text:p>
          </table:table-cell>
          <table:table-cell table:formula="of:=INDEX([Sheet2.$C$2:.$V$143];[.A2297];[.B22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8]" office:value-type="float" office:value="17">
            <text:p>17</text:p>
          </table:table-cell>
          <table:table-cell table:formula="of:=INDEX([Sheet2.$C$2:.$V$143];[.A2298];[.B22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79]" office:value-type="float" office:value="18">
            <text:p>18</text:p>
          </table:table-cell>
          <table:table-cell table:formula="of:=INDEX([Sheet2.$C$2:.$V$143];[.A2299];[.B22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80]" office:value-type="float" office:value="19">
            <text:p>19</text:p>
          </table:table-cell>
          <table:table-cell table:formula="of:=INDEX([Sheet2.$C$2:.$V$143];[.A2300];[.B23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5">
            <text:p>115</text:p>
          </table:table-cell>
          <table:table-cell table:formula="of:=[.B2281]" office:value-type="float" office:value="20">
            <text:p>20</text:p>
          </table:table-cell>
          <table:table-cell table:formula="of:=INDEX([Sheet2.$C$2:.$V$143];[.A2301];[.B23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82]" office:value-type="float" office:value="1">
            <text:p>1</text:p>
          </table:table-cell>
          <table:table-cell table:formula="of:=INDEX([Sheet2.$C$2:.$V$143];[.A2302];[.B23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83]" office:value-type="float" office:value="2">
            <text:p>2</text:p>
          </table:table-cell>
          <table:table-cell table:formula="of:=INDEX([Sheet2.$C$2:.$V$143];[.A2303];[.B23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84]" office:value-type="float" office:value="3">
            <text:p>3</text:p>
          </table:table-cell>
          <table:table-cell table:formula="of:=INDEX([Sheet2.$C$2:.$V$143];[.A2304];[.B23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85]" office:value-type="float" office:value="4">
            <text:p>4</text:p>
          </table:table-cell>
          <table:table-cell table:formula="of:=INDEX([Sheet2.$C$2:.$V$143];[.A2305];[.B23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86]" office:value-type="float" office:value="5">
            <text:p>5</text:p>
          </table:table-cell>
          <table:table-cell table:formula="of:=INDEX([Sheet2.$C$2:.$V$143];[.A2306];[.B23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87]" office:value-type="float" office:value="6">
            <text:p>6</text:p>
          </table:table-cell>
          <table:table-cell table:formula="of:=INDEX([Sheet2.$C$2:.$V$143];[.A2307];[.B230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88]" office:value-type="float" office:value="7">
            <text:p>7</text:p>
          </table:table-cell>
          <table:table-cell table:formula="of:=INDEX([Sheet2.$C$2:.$V$143];[.A2308];[.B23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89]" office:value-type="float" office:value="8">
            <text:p>8</text:p>
          </table:table-cell>
          <table:table-cell table:formula="of:=INDEX([Sheet2.$C$2:.$V$143];[.A2309];[.B23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0]" office:value-type="float" office:value="9">
            <text:p>9</text:p>
          </table:table-cell>
          <table:table-cell table:formula="of:=INDEX([Sheet2.$C$2:.$V$143];[.A2310];[.B23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1]" office:value-type="float" office:value="10">
            <text:p>10</text:p>
          </table:table-cell>
          <table:table-cell table:formula="of:=INDEX([Sheet2.$C$2:.$V$143];[.A2311];[.B23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2]" office:value-type="float" office:value="11">
            <text:p>11</text:p>
          </table:table-cell>
          <table:table-cell table:formula="of:=INDEX([Sheet2.$C$2:.$V$143];[.A2312];[.B23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3]" office:value-type="float" office:value="12">
            <text:p>12</text:p>
          </table:table-cell>
          <table:table-cell table:formula="of:=INDEX([Sheet2.$C$2:.$V$143];[.A2313];[.B23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4]" office:value-type="float" office:value="13">
            <text:p>13</text:p>
          </table:table-cell>
          <table:table-cell table:formula="of:=INDEX([Sheet2.$C$2:.$V$143];[.A2314];[.B23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5]" office:value-type="float" office:value="14">
            <text:p>14</text:p>
          </table:table-cell>
          <table:table-cell table:formula="of:=INDEX([Sheet2.$C$2:.$V$143];[.A2315];[.B23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6]" office:value-type="float" office:value="15">
            <text:p>15</text:p>
          </table:table-cell>
          <table:table-cell table:formula="of:=INDEX([Sheet2.$C$2:.$V$143];[.A2316];[.B23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7]" office:value-type="float" office:value="16">
            <text:p>16</text:p>
          </table:table-cell>
          <table:table-cell table:formula="of:=INDEX([Sheet2.$C$2:.$V$143];[.A2317];[.B23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8]" office:value-type="float" office:value="17">
            <text:p>17</text:p>
          </table:table-cell>
          <table:table-cell table:formula="of:=INDEX([Sheet2.$C$2:.$V$143];[.A2318];[.B23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299]" office:value-type="float" office:value="18">
            <text:p>18</text:p>
          </table:table-cell>
          <table:table-cell table:formula="of:=INDEX([Sheet2.$C$2:.$V$143];[.A2319];[.B23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300]" office:value-type="float" office:value="19">
            <text:p>19</text:p>
          </table:table-cell>
          <table:table-cell table:formula="of:=INDEX([Sheet2.$C$2:.$V$143];[.A2320];[.B23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6">
            <text:p>116</text:p>
          </table:table-cell>
          <table:table-cell table:formula="of:=[.B2301]" office:value-type="float" office:value="20">
            <text:p>20</text:p>
          </table:table-cell>
          <table:table-cell table:formula="of:=INDEX([Sheet2.$C$2:.$V$143];[.A2321];[.B23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02]" office:value-type="float" office:value="1">
            <text:p>1</text:p>
          </table:table-cell>
          <table:table-cell table:formula="of:=INDEX([Sheet2.$C$2:.$V$143];[.A2322];[.B232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03]" office:value-type="float" office:value="2">
            <text:p>2</text:p>
          </table:table-cell>
          <table:table-cell table:formula="of:=INDEX([Sheet2.$C$2:.$V$143];[.A2323];[.B232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04]" office:value-type="float" office:value="3">
            <text:p>3</text:p>
          </table:table-cell>
          <table:table-cell table:formula="of:=INDEX([Sheet2.$C$2:.$V$143];[.A2324];[.B232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05]" office:value-type="float" office:value="4">
            <text:p>4</text:p>
          </table:table-cell>
          <table:table-cell table:formula="of:=INDEX([Sheet2.$C$2:.$V$143];[.A2325];[.B232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06]" office:value-type="float" office:value="5">
            <text:p>5</text:p>
          </table:table-cell>
          <table:table-cell table:formula="of:=INDEX([Sheet2.$C$2:.$V$143];[.A2326];[.B232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07]" office:value-type="float" office:value="6">
            <text:p>6</text:p>
          </table:table-cell>
          <table:table-cell table:formula="of:=INDEX([Sheet2.$C$2:.$V$143];[.A2327];[.B232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08]" office:value-type="float" office:value="7">
            <text:p>7</text:p>
          </table:table-cell>
          <table:table-cell table:formula="of:=INDEX([Sheet2.$C$2:.$V$143];[.A2328];[.B23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09]" office:value-type="float" office:value="8">
            <text:p>8</text:p>
          </table:table-cell>
          <table:table-cell table:formula="of:=INDEX([Sheet2.$C$2:.$V$143];[.A2329];[.B23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0]" office:value-type="float" office:value="9">
            <text:p>9</text:p>
          </table:table-cell>
          <table:table-cell table:formula="of:=INDEX([Sheet2.$C$2:.$V$143];[.A2330];[.B23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1]" office:value-type="float" office:value="10">
            <text:p>10</text:p>
          </table:table-cell>
          <table:table-cell table:formula="of:=INDEX([Sheet2.$C$2:.$V$143];[.A2331];[.B23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2]" office:value-type="float" office:value="11">
            <text:p>11</text:p>
          </table:table-cell>
          <table:table-cell table:formula="of:=INDEX([Sheet2.$C$2:.$V$143];[.A2332];[.B23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3]" office:value-type="float" office:value="12">
            <text:p>12</text:p>
          </table:table-cell>
          <table:table-cell table:formula="of:=INDEX([Sheet2.$C$2:.$V$143];[.A2333];[.B23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4]" office:value-type="float" office:value="13">
            <text:p>13</text:p>
          </table:table-cell>
          <table:table-cell table:formula="of:=INDEX([Sheet2.$C$2:.$V$143];[.A2334];[.B23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5]" office:value-type="float" office:value="14">
            <text:p>14</text:p>
          </table:table-cell>
          <table:table-cell table:formula="of:=INDEX([Sheet2.$C$2:.$V$143];[.A2335];[.B23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6]" office:value-type="float" office:value="15">
            <text:p>15</text:p>
          </table:table-cell>
          <table:table-cell table:formula="of:=INDEX([Sheet2.$C$2:.$V$143];[.A2336];[.B23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7]" office:value-type="float" office:value="16">
            <text:p>16</text:p>
          </table:table-cell>
          <table:table-cell table:formula="of:=INDEX([Sheet2.$C$2:.$V$143];[.A2337];[.B23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8]" office:value-type="float" office:value="17">
            <text:p>17</text:p>
          </table:table-cell>
          <table:table-cell table:formula="of:=INDEX([Sheet2.$C$2:.$V$143];[.A2338];[.B23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19]" office:value-type="float" office:value="18">
            <text:p>18</text:p>
          </table:table-cell>
          <table:table-cell table:formula="of:=INDEX([Sheet2.$C$2:.$V$143];[.A2339];[.B23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20]" office:value-type="float" office:value="19">
            <text:p>19</text:p>
          </table:table-cell>
          <table:table-cell table:formula="of:=INDEX([Sheet2.$C$2:.$V$143];[.A2340];[.B23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7">
            <text:p>117</text:p>
          </table:table-cell>
          <table:table-cell table:formula="of:=[.B2321]" office:value-type="float" office:value="20">
            <text:p>20</text:p>
          </table:table-cell>
          <table:table-cell table:formula="of:=INDEX([Sheet2.$C$2:.$V$143];[.A2341];[.B23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22]" office:value-type="float" office:value="1">
            <text:p>1</text:p>
          </table:table-cell>
          <table:table-cell table:formula="of:=INDEX([Sheet2.$C$2:.$V$143];[.A2342];[.B23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23]" office:value-type="float" office:value="2">
            <text:p>2</text:p>
          </table:table-cell>
          <table:table-cell table:formula="of:=INDEX([Sheet2.$C$2:.$V$143];[.A2343];[.B23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24]" office:value-type="float" office:value="3">
            <text:p>3</text:p>
          </table:table-cell>
          <table:table-cell table:formula="of:=INDEX([Sheet2.$C$2:.$V$143];[.A2344];[.B234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25]" office:value-type="float" office:value="4">
            <text:p>4</text:p>
          </table:table-cell>
          <table:table-cell table:formula="of:=INDEX([Sheet2.$C$2:.$V$143];[.A2345];[.B23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26]" office:value-type="float" office:value="5">
            <text:p>5</text:p>
          </table:table-cell>
          <table:table-cell table:formula="of:=INDEX([Sheet2.$C$2:.$V$143];[.A2346];[.B23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27]" office:value-type="float" office:value="6">
            <text:p>6</text:p>
          </table:table-cell>
          <table:table-cell table:formula="of:=INDEX([Sheet2.$C$2:.$V$143];[.A2347];[.B23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28]" office:value-type="float" office:value="7">
            <text:p>7</text:p>
          </table:table-cell>
          <table:table-cell table:formula="of:=INDEX([Sheet2.$C$2:.$V$143];[.A2348];[.B23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29]" office:value-type="float" office:value="8">
            <text:p>8</text:p>
          </table:table-cell>
          <table:table-cell table:formula="of:=INDEX([Sheet2.$C$2:.$V$143];[.A2349];[.B23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0]" office:value-type="float" office:value="9">
            <text:p>9</text:p>
          </table:table-cell>
          <table:table-cell table:formula="of:=INDEX([Sheet2.$C$2:.$V$143];[.A2350];[.B23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1]" office:value-type="float" office:value="10">
            <text:p>10</text:p>
          </table:table-cell>
          <table:table-cell table:formula="of:=INDEX([Sheet2.$C$2:.$V$143];[.A2351];[.B23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2]" office:value-type="float" office:value="11">
            <text:p>11</text:p>
          </table:table-cell>
          <table:table-cell table:formula="of:=INDEX([Sheet2.$C$2:.$V$143];[.A2352];[.B23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3]" office:value-type="float" office:value="12">
            <text:p>12</text:p>
          </table:table-cell>
          <table:table-cell table:formula="of:=INDEX([Sheet2.$C$2:.$V$143];[.A2353];[.B23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4]" office:value-type="float" office:value="13">
            <text:p>13</text:p>
          </table:table-cell>
          <table:table-cell table:formula="of:=INDEX([Sheet2.$C$2:.$V$143];[.A2354];[.B23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5]" office:value-type="float" office:value="14">
            <text:p>14</text:p>
          </table:table-cell>
          <table:table-cell table:formula="of:=INDEX([Sheet2.$C$2:.$V$143];[.A2355];[.B23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6]" office:value-type="float" office:value="15">
            <text:p>15</text:p>
          </table:table-cell>
          <table:table-cell table:formula="of:=INDEX([Sheet2.$C$2:.$V$143];[.A2356];[.B23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7]" office:value-type="float" office:value="16">
            <text:p>16</text:p>
          </table:table-cell>
          <table:table-cell table:formula="of:=INDEX([Sheet2.$C$2:.$V$143];[.A2357];[.B23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8]" office:value-type="float" office:value="17">
            <text:p>17</text:p>
          </table:table-cell>
          <table:table-cell table:formula="of:=INDEX([Sheet2.$C$2:.$V$143];[.A2358];[.B23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39]" office:value-type="float" office:value="18">
            <text:p>18</text:p>
          </table:table-cell>
          <table:table-cell table:formula="of:=INDEX([Sheet2.$C$2:.$V$143];[.A2359];[.B23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40]" office:value-type="float" office:value="19">
            <text:p>19</text:p>
          </table:table-cell>
          <table:table-cell table:formula="of:=INDEX([Sheet2.$C$2:.$V$143];[.A2360];[.B23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8">
            <text:p>118</text:p>
          </table:table-cell>
          <table:table-cell table:formula="of:=[.B2341]" office:value-type="float" office:value="20">
            <text:p>20</text:p>
          </table:table-cell>
          <table:table-cell table:formula="of:=INDEX([Sheet2.$C$2:.$V$143];[.A2361];[.B23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42]" office:value-type="float" office:value="1">
            <text:p>1</text:p>
          </table:table-cell>
          <table:table-cell table:formula="of:=INDEX([Sheet2.$C$2:.$V$143];[.A2362];[.B236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43]" office:value-type="float" office:value="2">
            <text:p>2</text:p>
          </table:table-cell>
          <table:table-cell table:formula="of:=INDEX([Sheet2.$C$2:.$V$143];[.A2363];[.B23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44]" office:value-type="float" office:value="3">
            <text:p>3</text:p>
          </table:table-cell>
          <table:table-cell table:formula="of:=INDEX([Sheet2.$C$2:.$V$143];[.A2364];[.B23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45]" office:value-type="float" office:value="4">
            <text:p>4</text:p>
          </table:table-cell>
          <table:table-cell table:formula="of:=INDEX([Sheet2.$C$2:.$V$143];[.A2365];[.B23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46]" office:value-type="float" office:value="5">
            <text:p>5</text:p>
          </table:table-cell>
          <table:table-cell table:formula="of:=INDEX([Sheet2.$C$2:.$V$143];[.A2366];[.B23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47]" office:value-type="float" office:value="6">
            <text:p>6</text:p>
          </table:table-cell>
          <table:table-cell table:formula="of:=INDEX([Sheet2.$C$2:.$V$143];[.A2367];[.B23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48]" office:value-type="float" office:value="7">
            <text:p>7</text:p>
          </table:table-cell>
          <table:table-cell table:formula="of:=INDEX([Sheet2.$C$2:.$V$143];[.A2368];[.B23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49]" office:value-type="float" office:value="8">
            <text:p>8</text:p>
          </table:table-cell>
          <table:table-cell table:formula="of:=INDEX([Sheet2.$C$2:.$V$143];[.A2369];[.B23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0]" office:value-type="float" office:value="9">
            <text:p>9</text:p>
          </table:table-cell>
          <table:table-cell table:formula="of:=INDEX([Sheet2.$C$2:.$V$143];[.A2370];[.B23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1]" office:value-type="float" office:value="10">
            <text:p>10</text:p>
          </table:table-cell>
          <table:table-cell table:formula="of:=INDEX([Sheet2.$C$2:.$V$143];[.A2371];[.B23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2]" office:value-type="float" office:value="11">
            <text:p>11</text:p>
          </table:table-cell>
          <table:table-cell table:formula="of:=INDEX([Sheet2.$C$2:.$V$143];[.A2372];[.B23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3]" office:value-type="float" office:value="12">
            <text:p>12</text:p>
          </table:table-cell>
          <table:table-cell table:formula="of:=INDEX([Sheet2.$C$2:.$V$143];[.A2373];[.B23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4]" office:value-type="float" office:value="13">
            <text:p>13</text:p>
          </table:table-cell>
          <table:table-cell table:formula="of:=INDEX([Sheet2.$C$2:.$V$143];[.A2374];[.B23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5]" office:value-type="float" office:value="14">
            <text:p>14</text:p>
          </table:table-cell>
          <table:table-cell table:formula="of:=INDEX([Sheet2.$C$2:.$V$143];[.A2375];[.B23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6]" office:value-type="float" office:value="15">
            <text:p>15</text:p>
          </table:table-cell>
          <table:table-cell table:formula="of:=INDEX([Sheet2.$C$2:.$V$143];[.A2376];[.B23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7]" office:value-type="float" office:value="16">
            <text:p>16</text:p>
          </table:table-cell>
          <table:table-cell table:formula="of:=INDEX([Sheet2.$C$2:.$V$143];[.A2377];[.B23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8]" office:value-type="float" office:value="17">
            <text:p>17</text:p>
          </table:table-cell>
          <table:table-cell table:formula="of:=INDEX([Sheet2.$C$2:.$V$143];[.A2378];[.B23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59]" office:value-type="float" office:value="18">
            <text:p>18</text:p>
          </table:table-cell>
          <table:table-cell table:formula="of:=INDEX([Sheet2.$C$2:.$V$143];[.A2379];[.B23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60]" office:value-type="float" office:value="19">
            <text:p>19</text:p>
          </table:table-cell>
          <table:table-cell table:formula="of:=INDEX([Sheet2.$C$2:.$V$143];[.A2380];[.B23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19">
            <text:p>119</text:p>
          </table:table-cell>
          <table:table-cell table:formula="of:=[.B2361]" office:value-type="float" office:value="20">
            <text:p>20</text:p>
          </table:table-cell>
          <table:table-cell table:formula="of:=INDEX([Sheet2.$C$2:.$V$143];[.A2381];[.B23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62]" office:value-type="float" office:value="1">
            <text:p>1</text:p>
          </table:table-cell>
          <table:table-cell table:formula="of:=INDEX([Sheet2.$C$2:.$V$143];[.A2382];[.B23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63]" office:value-type="float" office:value="2">
            <text:p>2</text:p>
          </table:table-cell>
          <table:table-cell table:formula="of:=INDEX([Sheet2.$C$2:.$V$143];[.A2383];[.B2383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64]" office:value-type="float" office:value="3">
            <text:p>3</text:p>
          </table:table-cell>
          <table:table-cell table:formula="of:=INDEX([Sheet2.$C$2:.$V$143];[.A2384];[.B23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65]" office:value-type="float" office:value="4">
            <text:p>4</text:p>
          </table:table-cell>
          <table:table-cell table:formula="of:=INDEX([Sheet2.$C$2:.$V$143];[.A2385];[.B23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66]" office:value-type="float" office:value="5">
            <text:p>5</text:p>
          </table:table-cell>
          <table:table-cell table:formula="of:=INDEX([Sheet2.$C$2:.$V$143];[.A2386];[.B23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67]" office:value-type="float" office:value="6">
            <text:p>6</text:p>
          </table:table-cell>
          <table:table-cell table:formula="of:=INDEX([Sheet2.$C$2:.$V$143];[.A2387];[.B23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68]" office:value-type="float" office:value="7">
            <text:p>7</text:p>
          </table:table-cell>
          <table:table-cell table:formula="of:=INDEX([Sheet2.$C$2:.$V$143];[.A2388];[.B23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69]" office:value-type="float" office:value="8">
            <text:p>8</text:p>
          </table:table-cell>
          <table:table-cell table:formula="of:=INDEX([Sheet2.$C$2:.$V$143];[.A2389];[.B23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0]" office:value-type="float" office:value="9">
            <text:p>9</text:p>
          </table:table-cell>
          <table:table-cell table:formula="of:=INDEX([Sheet2.$C$2:.$V$143];[.A2390];[.B23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1]" office:value-type="float" office:value="10">
            <text:p>10</text:p>
          </table:table-cell>
          <table:table-cell table:formula="of:=INDEX([Sheet2.$C$2:.$V$143];[.A2391];[.B23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2]" office:value-type="float" office:value="11">
            <text:p>11</text:p>
          </table:table-cell>
          <table:table-cell table:formula="of:=INDEX([Sheet2.$C$2:.$V$143];[.A2392];[.B23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3]" office:value-type="float" office:value="12">
            <text:p>12</text:p>
          </table:table-cell>
          <table:table-cell table:formula="of:=INDEX([Sheet2.$C$2:.$V$143];[.A2393];[.B23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4]" office:value-type="float" office:value="13">
            <text:p>13</text:p>
          </table:table-cell>
          <table:table-cell table:formula="of:=INDEX([Sheet2.$C$2:.$V$143];[.A2394];[.B23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5]" office:value-type="float" office:value="14">
            <text:p>14</text:p>
          </table:table-cell>
          <table:table-cell table:formula="of:=INDEX([Sheet2.$C$2:.$V$143];[.A2395];[.B23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6]" office:value-type="float" office:value="15">
            <text:p>15</text:p>
          </table:table-cell>
          <table:table-cell table:formula="of:=INDEX([Sheet2.$C$2:.$V$143];[.A2396];[.B23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7]" office:value-type="float" office:value="16">
            <text:p>16</text:p>
          </table:table-cell>
          <table:table-cell table:formula="of:=INDEX([Sheet2.$C$2:.$V$143];[.A2397];[.B23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8]" office:value-type="float" office:value="17">
            <text:p>17</text:p>
          </table:table-cell>
          <table:table-cell table:formula="of:=INDEX([Sheet2.$C$2:.$V$143];[.A2398];[.B23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79]" office:value-type="float" office:value="18">
            <text:p>18</text:p>
          </table:table-cell>
          <table:table-cell table:formula="of:=INDEX([Sheet2.$C$2:.$V$143];[.A2399];[.B23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80]" office:value-type="float" office:value="19">
            <text:p>19</text:p>
          </table:table-cell>
          <table:table-cell table:formula="of:=INDEX([Sheet2.$C$2:.$V$143];[.A2400];[.B24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0">
            <text:p>120</text:p>
          </table:table-cell>
          <table:table-cell table:formula="of:=[.B2381]" office:value-type="float" office:value="20">
            <text:p>20</text:p>
          </table:table-cell>
          <table:table-cell table:formula="of:=INDEX([Sheet2.$C$2:.$V$143];[.A2401];[.B24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82]" office:value-type="float" office:value="1">
            <text:p>1</text:p>
          </table:table-cell>
          <table:table-cell table:formula="of:=INDEX([Sheet2.$C$2:.$V$143];[.A2402];[.B24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83]" office:value-type="float" office:value="2">
            <text:p>2</text:p>
          </table:table-cell>
          <table:table-cell table:formula="of:=INDEX([Sheet2.$C$2:.$V$143];[.A2403];[.B24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84]" office:value-type="float" office:value="3">
            <text:p>3</text:p>
          </table:table-cell>
          <table:table-cell table:formula="of:=INDEX([Sheet2.$C$2:.$V$143];[.A2404];[.B24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85]" office:value-type="float" office:value="4">
            <text:p>4</text:p>
          </table:table-cell>
          <table:table-cell table:formula="of:=INDEX([Sheet2.$C$2:.$V$143];[.A2405];[.B24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86]" office:value-type="float" office:value="5">
            <text:p>5</text:p>
          </table:table-cell>
          <table:table-cell table:formula="of:=INDEX([Sheet2.$C$2:.$V$143];[.A2406];[.B2406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87]" office:value-type="float" office:value="6">
            <text:p>6</text:p>
          </table:table-cell>
          <table:table-cell table:formula="of:=INDEX([Sheet2.$C$2:.$V$143];[.A2407];[.B24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88]" office:value-type="float" office:value="7">
            <text:p>7</text:p>
          </table:table-cell>
          <table:table-cell table:formula="of:=INDEX([Sheet2.$C$2:.$V$143];[.A2408];[.B24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89]" office:value-type="float" office:value="8">
            <text:p>8</text:p>
          </table:table-cell>
          <table:table-cell table:formula="of:=INDEX([Sheet2.$C$2:.$V$143];[.A2409];[.B24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0]" office:value-type="float" office:value="9">
            <text:p>9</text:p>
          </table:table-cell>
          <table:table-cell table:formula="of:=INDEX([Sheet2.$C$2:.$V$143];[.A2410];[.B24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1]" office:value-type="float" office:value="10">
            <text:p>10</text:p>
          </table:table-cell>
          <table:table-cell table:formula="of:=INDEX([Sheet2.$C$2:.$V$143];[.A2411];[.B24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2]" office:value-type="float" office:value="11">
            <text:p>11</text:p>
          </table:table-cell>
          <table:table-cell table:formula="of:=INDEX([Sheet2.$C$2:.$V$143];[.A2412];[.B24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3]" office:value-type="float" office:value="12">
            <text:p>12</text:p>
          </table:table-cell>
          <table:table-cell table:formula="of:=INDEX([Sheet2.$C$2:.$V$143];[.A2413];[.B24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4]" office:value-type="float" office:value="13">
            <text:p>13</text:p>
          </table:table-cell>
          <table:table-cell table:formula="of:=INDEX([Sheet2.$C$2:.$V$143];[.A2414];[.B24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5]" office:value-type="float" office:value="14">
            <text:p>14</text:p>
          </table:table-cell>
          <table:table-cell table:formula="of:=INDEX([Sheet2.$C$2:.$V$143];[.A2415];[.B24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6]" office:value-type="float" office:value="15">
            <text:p>15</text:p>
          </table:table-cell>
          <table:table-cell table:formula="of:=INDEX([Sheet2.$C$2:.$V$143];[.A2416];[.B24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7]" office:value-type="float" office:value="16">
            <text:p>16</text:p>
          </table:table-cell>
          <table:table-cell table:formula="of:=INDEX([Sheet2.$C$2:.$V$143];[.A2417];[.B24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8]" office:value-type="float" office:value="17">
            <text:p>17</text:p>
          </table:table-cell>
          <table:table-cell table:formula="of:=INDEX([Sheet2.$C$2:.$V$143];[.A2418];[.B24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399]" office:value-type="float" office:value="18">
            <text:p>18</text:p>
          </table:table-cell>
          <table:table-cell table:formula="of:=INDEX([Sheet2.$C$2:.$V$143];[.A2419];[.B24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400]" office:value-type="float" office:value="19">
            <text:p>19</text:p>
          </table:table-cell>
          <table:table-cell table:formula="of:=INDEX([Sheet2.$C$2:.$V$143];[.A2420];[.B24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1">
            <text:p>121</text:p>
          </table:table-cell>
          <table:table-cell table:formula="of:=[.B2401]" office:value-type="float" office:value="20">
            <text:p>20</text:p>
          </table:table-cell>
          <table:table-cell table:formula="of:=INDEX([Sheet2.$C$2:.$V$143];[.A2421];[.B24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02]" office:value-type="float" office:value="1">
            <text:p>1</text:p>
          </table:table-cell>
          <table:table-cell table:formula="of:=INDEX([Sheet2.$C$2:.$V$143];[.A2422];[.B24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03]" office:value-type="float" office:value="2">
            <text:p>2</text:p>
          </table:table-cell>
          <table:table-cell table:formula="of:=INDEX([Sheet2.$C$2:.$V$143];[.A2423];[.B24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04]" office:value-type="float" office:value="3">
            <text:p>3</text:p>
          </table:table-cell>
          <table:table-cell table:formula="of:=INDEX([Sheet2.$C$2:.$V$143];[.A2424];[.B24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05]" office:value-type="float" office:value="4">
            <text:p>4</text:p>
          </table:table-cell>
          <table:table-cell table:formula="of:=INDEX([Sheet2.$C$2:.$V$143];[.A2425];[.B2425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06]" office:value-type="float" office:value="5">
            <text:p>5</text:p>
          </table:table-cell>
          <table:table-cell table:formula="of:=INDEX([Sheet2.$C$2:.$V$143];[.A2426];[.B24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07]" office:value-type="float" office:value="6">
            <text:p>6</text:p>
          </table:table-cell>
          <table:table-cell table:formula="of:=INDEX([Sheet2.$C$2:.$V$143];[.A2427];[.B24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08]" office:value-type="float" office:value="7">
            <text:p>7</text:p>
          </table:table-cell>
          <table:table-cell table:formula="of:=INDEX([Sheet2.$C$2:.$V$143];[.A2428];[.B24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09]" office:value-type="float" office:value="8">
            <text:p>8</text:p>
          </table:table-cell>
          <table:table-cell table:formula="of:=INDEX([Sheet2.$C$2:.$V$143];[.A2429];[.B24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0]" office:value-type="float" office:value="9">
            <text:p>9</text:p>
          </table:table-cell>
          <table:table-cell table:formula="of:=INDEX([Sheet2.$C$2:.$V$143];[.A2430];[.B24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1]" office:value-type="float" office:value="10">
            <text:p>10</text:p>
          </table:table-cell>
          <table:table-cell table:formula="of:=INDEX([Sheet2.$C$2:.$V$143];[.A2431];[.B24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2]" office:value-type="float" office:value="11">
            <text:p>11</text:p>
          </table:table-cell>
          <table:table-cell table:formula="of:=INDEX([Sheet2.$C$2:.$V$143];[.A2432];[.B24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3]" office:value-type="float" office:value="12">
            <text:p>12</text:p>
          </table:table-cell>
          <table:table-cell table:formula="of:=INDEX([Sheet2.$C$2:.$V$143];[.A2433];[.B24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4]" office:value-type="float" office:value="13">
            <text:p>13</text:p>
          </table:table-cell>
          <table:table-cell table:formula="of:=INDEX([Sheet2.$C$2:.$V$143];[.A2434];[.B24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5]" office:value-type="float" office:value="14">
            <text:p>14</text:p>
          </table:table-cell>
          <table:table-cell table:formula="of:=INDEX([Sheet2.$C$2:.$V$143];[.A2435];[.B24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6]" office:value-type="float" office:value="15">
            <text:p>15</text:p>
          </table:table-cell>
          <table:table-cell table:formula="of:=INDEX([Sheet2.$C$2:.$V$143];[.A2436];[.B24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7]" office:value-type="float" office:value="16">
            <text:p>16</text:p>
          </table:table-cell>
          <table:table-cell table:formula="of:=INDEX([Sheet2.$C$2:.$V$143];[.A2437];[.B24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8]" office:value-type="float" office:value="17">
            <text:p>17</text:p>
          </table:table-cell>
          <table:table-cell table:formula="of:=INDEX([Sheet2.$C$2:.$V$143];[.A2438];[.B24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19]" office:value-type="float" office:value="18">
            <text:p>18</text:p>
          </table:table-cell>
          <table:table-cell table:formula="of:=INDEX([Sheet2.$C$2:.$V$143];[.A2439];[.B24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20]" office:value-type="float" office:value="19">
            <text:p>19</text:p>
          </table:table-cell>
          <table:table-cell table:formula="of:=INDEX([Sheet2.$C$2:.$V$143];[.A2440];[.B24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2">
            <text:p>122</text:p>
          </table:table-cell>
          <table:table-cell table:formula="of:=[.B2421]" office:value-type="float" office:value="20">
            <text:p>20</text:p>
          </table:table-cell>
          <table:table-cell table:formula="of:=INDEX([Sheet2.$C$2:.$V$143];[.A2441];[.B24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22]" office:value-type="float" office:value="1">
            <text:p>1</text:p>
          </table:table-cell>
          <table:table-cell table:formula="of:=INDEX([Sheet2.$C$2:.$V$143];[.A2442];[.B24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23]" office:value-type="float" office:value="2">
            <text:p>2</text:p>
          </table:table-cell>
          <table:table-cell table:formula="of:=INDEX([Sheet2.$C$2:.$V$143];[.A2443];[.B24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24]" office:value-type="float" office:value="3">
            <text:p>3</text:p>
          </table:table-cell>
          <table:table-cell table:formula="of:=INDEX([Sheet2.$C$2:.$V$143];[.A2444];[.B244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25]" office:value-type="float" office:value="4">
            <text:p>4</text:p>
          </table:table-cell>
          <table:table-cell table:formula="of:=INDEX([Sheet2.$C$2:.$V$143];[.A2445];[.B244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26]" office:value-type="float" office:value="5">
            <text:p>5</text:p>
          </table:table-cell>
          <table:table-cell table:formula="of:=INDEX([Sheet2.$C$2:.$V$143];[.A2446];[.B244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27]" office:value-type="float" office:value="6">
            <text:p>6</text:p>
          </table:table-cell>
          <table:table-cell table:formula="of:=INDEX([Sheet2.$C$2:.$V$143];[.A2447];[.B24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28]" office:value-type="float" office:value="7">
            <text:p>7</text:p>
          </table:table-cell>
          <table:table-cell table:formula="of:=INDEX([Sheet2.$C$2:.$V$143];[.A2448];[.B24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29]" office:value-type="float" office:value="8">
            <text:p>8</text:p>
          </table:table-cell>
          <table:table-cell table:formula="of:=INDEX([Sheet2.$C$2:.$V$143];[.A2449];[.B24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0]" office:value-type="float" office:value="9">
            <text:p>9</text:p>
          </table:table-cell>
          <table:table-cell table:formula="of:=INDEX([Sheet2.$C$2:.$V$143];[.A2450];[.B24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1]" office:value-type="float" office:value="10">
            <text:p>10</text:p>
          </table:table-cell>
          <table:table-cell table:formula="of:=INDEX([Sheet2.$C$2:.$V$143];[.A2451];[.B24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2]" office:value-type="float" office:value="11">
            <text:p>11</text:p>
          </table:table-cell>
          <table:table-cell table:formula="of:=INDEX([Sheet2.$C$2:.$V$143];[.A2452];[.B24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3]" office:value-type="float" office:value="12">
            <text:p>12</text:p>
          </table:table-cell>
          <table:table-cell table:formula="of:=INDEX([Sheet2.$C$2:.$V$143];[.A2453];[.B24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4]" office:value-type="float" office:value="13">
            <text:p>13</text:p>
          </table:table-cell>
          <table:table-cell table:formula="of:=INDEX([Sheet2.$C$2:.$V$143];[.A2454];[.B24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5]" office:value-type="float" office:value="14">
            <text:p>14</text:p>
          </table:table-cell>
          <table:table-cell table:formula="of:=INDEX([Sheet2.$C$2:.$V$143];[.A2455];[.B24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6]" office:value-type="float" office:value="15">
            <text:p>15</text:p>
          </table:table-cell>
          <table:table-cell table:formula="of:=INDEX([Sheet2.$C$2:.$V$143];[.A2456];[.B24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7]" office:value-type="float" office:value="16">
            <text:p>16</text:p>
          </table:table-cell>
          <table:table-cell table:formula="of:=INDEX([Sheet2.$C$2:.$V$143];[.A2457];[.B24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8]" office:value-type="float" office:value="17">
            <text:p>17</text:p>
          </table:table-cell>
          <table:table-cell table:formula="of:=INDEX([Sheet2.$C$2:.$V$143];[.A2458];[.B24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39]" office:value-type="float" office:value="18">
            <text:p>18</text:p>
          </table:table-cell>
          <table:table-cell table:formula="of:=INDEX([Sheet2.$C$2:.$V$143];[.A2459];[.B24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40]" office:value-type="float" office:value="19">
            <text:p>19</text:p>
          </table:table-cell>
          <table:table-cell table:formula="of:=INDEX([Sheet2.$C$2:.$V$143];[.A2460];[.B24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3">
            <text:p>123</text:p>
          </table:table-cell>
          <table:table-cell table:formula="of:=[.B2441]" office:value-type="float" office:value="20">
            <text:p>20</text:p>
          </table:table-cell>
          <table:table-cell table:formula="of:=INDEX([Sheet2.$C$2:.$V$143];[.A2461];[.B24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42]" office:value-type="float" office:value="1">
            <text:p>1</text:p>
          </table:table-cell>
          <table:table-cell table:formula="of:=INDEX([Sheet2.$C$2:.$V$143];[.A2462];[.B246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43]" office:value-type="float" office:value="2">
            <text:p>2</text:p>
          </table:table-cell>
          <table:table-cell table:formula="of:=INDEX([Sheet2.$C$2:.$V$143];[.A2463];[.B246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44]" office:value-type="float" office:value="3">
            <text:p>3</text:p>
          </table:table-cell>
          <table:table-cell table:formula="of:=INDEX([Sheet2.$C$2:.$V$143];[.A2464];[.B246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45]" office:value-type="float" office:value="4">
            <text:p>4</text:p>
          </table:table-cell>
          <table:table-cell table:formula="of:=INDEX([Sheet2.$C$2:.$V$143];[.A2465];[.B24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46]" office:value-type="float" office:value="5">
            <text:p>5</text:p>
          </table:table-cell>
          <table:table-cell table:formula="of:=INDEX([Sheet2.$C$2:.$V$143];[.A2466];[.B24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47]" office:value-type="float" office:value="6">
            <text:p>6</text:p>
          </table:table-cell>
          <table:table-cell table:formula="of:=INDEX([Sheet2.$C$2:.$V$143];[.A2467];[.B24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48]" office:value-type="float" office:value="7">
            <text:p>7</text:p>
          </table:table-cell>
          <table:table-cell table:formula="of:=INDEX([Sheet2.$C$2:.$V$143];[.A2468];[.B24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49]" office:value-type="float" office:value="8">
            <text:p>8</text:p>
          </table:table-cell>
          <table:table-cell table:formula="of:=INDEX([Sheet2.$C$2:.$V$143];[.A2469];[.B24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0]" office:value-type="float" office:value="9">
            <text:p>9</text:p>
          </table:table-cell>
          <table:table-cell table:formula="of:=INDEX([Sheet2.$C$2:.$V$143];[.A2470];[.B24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1]" office:value-type="float" office:value="10">
            <text:p>10</text:p>
          </table:table-cell>
          <table:table-cell table:formula="of:=INDEX([Sheet2.$C$2:.$V$143];[.A2471];[.B24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2]" office:value-type="float" office:value="11">
            <text:p>11</text:p>
          </table:table-cell>
          <table:table-cell table:formula="of:=INDEX([Sheet2.$C$2:.$V$143];[.A2472];[.B24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3]" office:value-type="float" office:value="12">
            <text:p>12</text:p>
          </table:table-cell>
          <table:table-cell table:formula="of:=INDEX([Sheet2.$C$2:.$V$143];[.A2473];[.B24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4]" office:value-type="float" office:value="13">
            <text:p>13</text:p>
          </table:table-cell>
          <table:table-cell table:formula="of:=INDEX([Sheet2.$C$2:.$V$143];[.A2474];[.B24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5]" office:value-type="float" office:value="14">
            <text:p>14</text:p>
          </table:table-cell>
          <table:table-cell table:formula="of:=INDEX([Sheet2.$C$2:.$V$143];[.A2475];[.B24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6]" office:value-type="float" office:value="15">
            <text:p>15</text:p>
          </table:table-cell>
          <table:table-cell table:formula="of:=INDEX([Sheet2.$C$2:.$V$143];[.A2476];[.B24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7]" office:value-type="float" office:value="16">
            <text:p>16</text:p>
          </table:table-cell>
          <table:table-cell table:formula="of:=INDEX([Sheet2.$C$2:.$V$143];[.A2477];[.B24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8]" office:value-type="float" office:value="17">
            <text:p>17</text:p>
          </table:table-cell>
          <table:table-cell table:formula="of:=INDEX([Sheet2.$C$2:.$V$143];[.A2478];[.B24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59]" office:value-type="float" office:value="18">
            <text:p>18</text:p>
          </table:table-cell>
          <table:table-cell table:formula="of:=INDEX([Sheet2.$C$2:.$V$143];[.A2479];[.B24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60]" office:value-type="float" office:value="19">
            <text:p>19</text:p>
          </table:table-cell>
          <table:table-cell table:formula="of:=INDEX([Sheet2.$C$2:.$V$143];[.A2480];[.B24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4">
            <text:p>124</text:p>
          </table:table-cell>
          <table:table-cell table:formula="of:=[.B2461]" office:value-type="float" office:value="20">
            <text:p>20</text:p>
          </table:table-cell>
          <table:table-cell table:formula="of:=INDEX([Sheet2.$C$2:.$V$143];[.A2481];[.B24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62]" office:value-type="float" office:value="1">
            <text:p>1</text:p>
          </table:table-cell>
          <table:table-cell table:formula="of:=INDEX([Sheet2.$C$2:.$V$143];[.A2482];[.B24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63]" office:value-type="float" office:value="2">
            <text:p>2</text:p>
          </table:table-cell>
          <table:table-cell table:formula="of:=INDEX([Sheet2.$C$2:.$V$143];[.A2483];[.B24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64]" office:value-type="float" office:value="3">
            <text:p>3</text:p>
          </table:table-cell>
          <table:table-cell table:formula="of:=INDEX([Sheet2.$C$2:.$V$143];[.A2484];[.B24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65]" office:value-type="float" office:value="4">
            <text:p>4</text:p>
          </table:table-cell>
          <table:table-cell table:formula="of:=INDEX([Sheet2.$C$2:.$V$143];[.A2485];[.B248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66]" office:value-type="float" office:value="5">
            <text:p>5</text:p>
          </table:table-cell>
          <table:table-cell table:formula="of:=INDEX([Sheet2.$C$2:.$V$143];[.A2486];[.B248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67]" office:value-type="float" office:value="6">
            <text:p>6</text:p>
          </table:table-cell>
          <table:table-cell table:formula="of:=INDEX([Sheet2.$C$2:.$V$143];[.A2487];[.B248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68]" office:value-type="float" office:value="7">
            <text:p>7</text:p>
          </table:table-cell>
          <table:table-cell table:formula="of:=INDEX([Sheet2.$C$2:.$V$143];[.A2488];[.B24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69]" office:value-type="float" office:value="8">
            <text:p>8</text:p>
          </table:table-cell>
          <table:table-cell table:formula="of:=INDEX([Sheet2.$C$2:.$V$143];[.A2489];[.B24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0]" office:value-type="float" office:value="9">
            <text:p>9</text:p>
          </table:table-cell>
          <table:table-cell table:formula="of:=INDEX([Sheet2.$C$2:.$V$143];[.A2490];[.B24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1]" office:value-type="float" office:value="10">
            <text:p>10</text:p>
          </table:table-cell>
          <table:table-cell table:formula="of:=INDEX([Sheet2.$C$2:.$V$143];[.A2491];[.B24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2]" office:value-type="float" office:value="11">
            <text:p>11</text:p>
          </table:table-cell>
          <table:table-cell table:formula="of:=INDEX([Sheet2.$C$2:.$V$143];[.A2492];[.B24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3]" office:value-type="float" office:value="12">
            <text:p>12</text:p>
          </table:table-cell>
          <table:table-cell table:formula="of:=INDEX([Sheet2.$C$2:.$V$143];[.A2493];[.B24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4]" office:value-type="float" office:value="13">
            <text:p>13</text:p>
          </table:table-cell>
          <table:table-cell table:formula="of:=INDEX([Sheet2.$C$2:.$V$143];[.A2494];[.B24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5]" office:value-type="float" office:value="14">
            <text:p>14</text:p>
          </table:table-cell>
          <table:table-cell table:formula="of:=INDEX([Sheet2.$C$2:.$V$143];[.A2495];[.B24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6]" office:value-type="float" office:value="15">
            <text:p>15</text:p>
          </table:table-cell>
          <table:table-cell table:formula="of:=INDEX([Sheet2.$C$2:.$V$143];[.A2496];[.B24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7]" office:value-type="float" office:value="16">
            <text:p>16</text:p>
          </table:table-cell>
          <table:table-cell table:formula="of:=INDEX([Sheet2.$C$2:.$V$143];[.A2497];[.B24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8]" office:value-type="float" office:value="17">
            <text:p>17</text:p>
          </table:table-cell>
          <table:table-cell table:formula="of:=INDEX([Sheet2.$C$2:.$V$143];[.A2498];[.B24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79]" office:value-type="float" office:value="18">
            <text:p>18</text:p>
          </table:table-cell>
          <table:table-cell table:formula="of:=INDEX([Sheet2.$C$2:.$V$143];[.A2499];[.B24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80]" office:value-type="float" office:value="19">
            <text:p>19</text:p>
          </table:table-cell>
          <table:table-cell table:formula="of:=INDEX([Sheet2.$C$2:.$V$143];[.A2500];[.B25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5">
            <text:p>125</text:p>
          </table:table-cell>
          <table:table-cell table:formula="of:=[.B2481]" office:value-type="float" office:value="20">
            <text:p>20</text:p>
          </table:table-cell>
          <table:table-cell table:formula="of:=INDEX([Sheet2.$C$2:.$V$143];[.A2501];[.B25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82]" office:value-type="float" office:value="1">
            <text:p>1</text:p>
          </table:table-cell>
          <table:table-cell table:formula="of:=INDEX([Sheet2.$C$2:.$V$143];[.A2502];[.B25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83]" office:value-type="float" office:value="2">
            <text:p>2</text:p>
          </table:table-cell>
          <table:table-cell table:formula="of:=INDEX([Sheet2.$C$2:.$V$143];[.A2503];[.B250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84]" office:value-type="float" office:value="3">
            <text:p>3</text:p>
          </table:table-cell>
          <table:table-cell table:formula="of:=INDEX([Sheet2.$C$2:.$V$143];[.A2504];[.B25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85]" office:value-type="float" office:value="4">
            <text:p>4</text:p>
          </table:table-cell>
          <table:table-cell table:formula="of:=INDEX([Sheet2.$C$2:.$V$143];[.A2505];[.B25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86]" office:value-type="float" office:value="5">
            <text:p>5</text:p>
          </table:table-cell>
          <table:table-cell table:formula="of:=INDEX([Sheet2.$C$2:.$V$143];[.A2506];[.B25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87]" office:value-type="float" office:value="6">
            <text:p>6</text:p>
          </table:table-cell>
          <table:table-cell table:formula="of:=INDEX([Sheet2.$C$2:.$V$143];[.A2507];[.B25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88]" office:value-type="float" office:value="7">
            <text:p>7</text:p>
          </table:table-cell>
          <table:table-cell table:formula="of:=INDEX([Sheet2.$C$2:.$V$143];[.A2508];[.B25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89]" office:value-type="float" office:value="8">
            <text:p>8</text:p>
          </table:table-cell>
          <table:table-cell table:formula="of:=INDEX([Sheet2.$C$2:.$V$143];[.A2509];[.B25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0]" office:value-type="float" office:value="9">
            <text:p>9</text:p>
          </table:table-cell>
          <table:table-cell table:formula="of:=INDEX([Sheet2.$C$2:.$V$143];[.A2510];[.B25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1]" office:value-type="float" office:value="10">
            <text:p>10</text:p>
          </table:table-cell>
          <table:table-cell table:formula="of:=INDEX([Sheet2.$C$2:.$V$143];[.A2511];[.B25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2]" office:value-type="float" office:value="11">
            <text:p>11</text:p>
          </table:table-cell>
          <table:table-cell table:formula="of:=INDEX([Sheet2.$C$2:.$V$143];[.A2512];[.B25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3]" office:value-type="float" office:value="12">
            <text:p>12</text:p>
          </table:table-cell>
          <table:table-cell table:formula="of:=INDEX([Sheet2.$C$2:.$V$143];[.A2513];[.B25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4]" office:value-type="float" office:value="13">
            <text:p>13</text:p>
          </table:table-cell>
          <table:table-cell table:formula="of:=INDEX([Sheet2.$C$2:.$V$143];[.A2514];[.B25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5]" office:value-type="float" office:value="14">
            <text:p>14</text:p>
          </table:table-cell>
          <table:table-cell table:formula="of:=INDEX([Sheet2.$C$2:.$V$143];[.A2515];[.B25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6]" office:value-type="float" office:value="15">
            <text:p>15</text:p>
          </table:table-cell>
          <table:table-cell table:formula="of:=INDEX([Sheet2.$C$2:.$V$143];[.A2516];[.B25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7]" office:value-type="float" office:value="16">
            <text:p>16</text:p>
          </table:table-cell>
          <table:table-cell table:formula="of:=INDEX([Sheet2.$C$2:.$V$143];[.A2517];[.B25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8]" office:value-type="float" office:value="17">
            <text:p>17</text:p>
          </table:table-cell>
          <table:table-cell table:formula="of:=INDEX([Sheet2.$C$2:.$V$143];[.A2518];[.B25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499]" office:value-type="float" office:value="18">
            <text:p>18</text:p>
          </table:table-cell>
          <table:table-cell table:formula="of:=INDEX([Sheet2.$C$2:.$V$143];[.A2519];[.B25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500]" office:value-type="float" office:value="19">
            <text:p>19</text:p>
          </table:table-cell>
          <table:table-cell table:formula="of:=INDEX([Sheet2.$C$2:.$V$143];[.A2520];[.B25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6">
            <text:p>126</text:p>
          </table:table-cell>
          <table:table-cell table:formula="of:=[.B2501]" office:value-type="float" office:value="20">
            <text:p>20</text:p>
          </table:table-cell>
          <table:table-cell table:formula="of:=INDEX([Sheet2.$C$2:.$V$143];[.A2521];[.B25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02]" office:value-type="float" office:value="1">
            <text:p>1</text:p>
          </table:table-cell>
          <table:table-cell table:formula="of:=INDEX([Sheet2.$C$2:.$V$143];[.A2522];[.B25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03]" office:value-type="float" office:value="2">
            <text:p>2</text:p>
          </table:table-cell>
          <table:table-cell table:formula="of:=INDEX([Sheet2.$C$2:.$V$143];[.A2523];[.B25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04]" office:value-type="float" office:value="3">
            <text:p>3</text:p>
          </table:table-cell>
          <table:table-cell table:formula="of:=INDEX([Sheet2.$C$2:.$V$143];[.A2524];[.B25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05]" office:value-type="float" office:value="4">
            <text:p>4</text:p>
          </table:table-cell>
          <table:table-cell table:formula="of:=INDEX([Sheet2.$C$2:.$V$143];[.A2525];[.B25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06]" office:value-type="float" office:value="5">
            <text:p>5</text:p>
          </table:table-cell>
          <table:table-cell table:formula="of:=INDEX([Sheet2.$C$2:.$V$143];[.A2526];[.B25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07]" office:value-type="float" office:value="6">
            <text:p>6</text:p>
          </table:table-cell>
          <table:table-cell table:formula="of:=INDEX([Sheet2.$C$2:.$V$143];[.A2527];[.B25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08]" office:value-type="float" office:value="7">
            <text:p>7</text:p>
          </table:table-cell>
          <table:table-cell table:formula="of:=INDEX([Sheet2.$C$2:.$V$143];[.A2528];[.B25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09]" office:value-type="float" office:value="8">
            <text:p>8</text:p>
          </table:table-cell>
          <table:table-cell table:formula="of:=INDEX([Sheet2.$C$2:.$V$143];[.A2529];[.B25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0]" office:value-type="float" office:value="9">
            <text:p>9</text:p>
          </table:table-cell>
          <table:table-cell table:formula="of:=INDEX([Sheet2.$C$2:.$V$143];[.A2530];[.B25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1]" office:value-type="float" office:value="10">
            <text:p>10</text:p>
          </table:table-cell>
          <table:table-cell table:formula="of:=INDEX([Sheet2.$C$2:.$V$143];[.A2531];[.B253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2]" office:value-type="float" office:value="11">
            <text:p>11</text:p>
          </table:table-cell>
          <table:table-cell table:formula="of:=INDEX([Sheet2.$C$2:.$V$143];[.A2532];[.B25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3]" office:value-type="float" office:value="12">
            <text:p>12</text:p>
          </table:table-cell>
          <table:table-cell table:formula="of:=INDEX([Sheet2.$C$2:.$V$143];[.A2533];[.B25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4]" office:value-type="float" office:value="13">
            <text:p>13</text:p>
          </table:table-cell>
          <table:table-cell table:formula="of:=INDEX([Sheet2.$C$2:.$V$143];[.A2534];[.B25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5]" office:value-type="float" office:value="14">
            <text:p>14</text:p>
          </table:table-cell>
          <table:table-cell table:formula="of:=INDEX([Sheet2.$C$2:.$V$143];[.A2535];[.B25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6]" office:value-type="float" office:value="15">
            <text:p>15</text:p>
          </table:table-cell>
          <table:table-cell table:formula="of:=INDEX([Sheet2.$C$2:.$V$143];[.A2536];[.B25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7]" office:value-type="float" office:value="16">
            <text:p>16</text:p>
          </table:table-cell>
          <table:table-cell table:formula="of:=INDEX([Sheet2.$C$2:.$V$143];[.A2537];[.B25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8]" office:value-type="float" office:value="17">
            <text:p>17</text:p>
          </table:table-cell>
          <table:table-cell table:formula="of:=INDEX([Sheet2.$C$2:.$V$143];[.A2538];[.B25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19]" office:value-type="float" office:value="18">
            <text:p>18</text:p>
          </table:table-cell>
          <table:table-cell table:formula="of:=INDEX([Sheet2.$C$2:.$V$143];[.A2539];[.B25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20]" office:value-type="float" office:value="19">
            <text:p>19</text:p>
          </table:table-cell>
          <table:table-cell table:formula="of:=INDEX([Sheet2.$C$2:.$V$143];[.A2540];[.B25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7">
            <text:p>127</text:p>
          </table:table-cell>
          <table:table-cell table:formula="of:=[.B2521]" office:value-type="float" office:value="20">
            <text:p>20</text:p>
          </table:table-cell>
          <table:table-cell table:formula="of:=INDEX([Sheet2.$C$2:.$V$143];[.A2541];[.B25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22]" office:value-type="float" office:value="1">
            <text:p>1</text:p>
          </table:table-cell>
          <table:table-cell table:formula="of:=INDEX([Sheet2.$C$2:.$V$143];[.A2542];[.B25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23]" office:value-type="float" office:value="2">
            <text:p>2</text:p>
          </table:table-cell>
          <table:table-cell table:formula="of:=INDEX([Sheet2.$C$2:.$V$143];[.A2543];[.B25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24]" office:value-type="float" office:value="3">
            <text:p>3</text:p>
          </table:table-cell>
          <table:table-cell table:formula="of:=INDEX([Sheet2.$C$2:.$V$143];[.A2544];[.B25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25]" office:value-type="float" office:value="4">
            <text:p>4</text:p>
          </table:table-cell>
          <table:table-cell table:formula="of:=INDEX([Sheet2.$C$2:.$V$143];[.A2545];[.B25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26]" office:value-type="float" office:value="5">
            <text:p>5</text:p>
          </table:table-cell>
          <table:table-cell table:formula="of:=INDEX([Sheet2.$C$2:.$V$143];[.A2546];[.B25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27]" office:value-type="float" office:value="6">
            <text:p>6</text:p>
          </table:table-cell>
          <table:table-cell table:formula="of:=INDEX([Sheet2.$C$2:.$V$143];[.A2547];[.B25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28]" office:value-type="float" office:value="7">
            <text:p>7</text:p>
          </table:table-cell>
          <table:table-cell table:formula="of:=INDEX([Sheet2.$C$2:.$V$143];[.A2548];[.B25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29]" office:value-type="float" office:value="8">
            <text:p>8</text:p>
          </table:table-cell>
          <table:table-cell table:formula="of:=INDEX([Sheet2.$C$2:.$V$143];[.A2549];[.B25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0]" office:value-type="float" office:value="9">
            <text:p>9</text:p>
          </table:table-cell>
          <table:table-cell table:formula="of:=INDEX([Sheet2.$C$2:.$V$143];[.A2550];[.B25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1]" office:value-type="float" office:value="10">
            <text:p>10</text:p>
          </table:table-cell>
          <table:table-cell table:formula="of:=INDEX([Sheet2.$C$2:.$V$143];[.A2551];[.B255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2]" office:value-type="float" office:value="11">
            <text:p>11</text:p>
          </table:table-cell>
          <table:table-cell table:formula="of:=INDEX([Sheet2.$C$2:.$V$143];[.A2552];[.B25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3]" office:value-type="float" office:value="12">
            <text:p>12</text:p>
          </table:table-cell>
          <table:table-cell table:formula="of:=INDEX([Sheet2.$C$2:.$V$143];[.A2553];[.B25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4]" office:value-type="float" office:value="13">
            <text:p>13</text:p>
          </table:table-cell>
          <table:table-cell table:formula="of:=INDEX([Sheet2.$C$2:.$V$143];[.A2554];[.B25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5]" office:value-type="float" office:value="14">
            <text:p>14</text:p>
          </table:table-cell>
          <table:table-cell table:formula="of:=INDEX([Sheet2.$C$2:.$V$143];[.A2555];[.B25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6]" office:value-type="float" office:value="15">
            <text:p>15</text:p>
          </table:table-cell>
          <table:table-cell table:formula="of:=INDEX([Sheet2.$C$2:.$V$143];[.A2556];[.B25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7]" office:value-type="float" office:value="16">
            <text:p>16</text:p>
          </table:table-cell>
          <table:table-cell table:formula="of:=INDEX([Sheet2.$C$2:.$V$143];[.A2557];[.B25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8]" office:value-type="float" office:value="17">
            <text:p>17</text:p>
          </table:table-cell>
          <table:table-cell table:formula="of:=INDEX([Sheet2.$C$2:.$V$143];[.A2558];[.B25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39]" office:value-type="float" office:value="18">
            <text:p>18</text:p>
          </table:table-cell>
          <table:table-cell table:formula="of:=INDEX([Sheet2.$C$2:.$V$143];[.A2559];[.B25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40]" office:value-type="float" office:value="19">
            <text:p>19</text:p>
          </table:table-cell>
          <table:table-cell table:formula="of:=INDEX([Sheet2.$C$2:.$V$143];[.A2560];[.B25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8">
            <text:p>128</text:p>
          </table:table-cell>
          <table:table-cell table:formula="of:=[.B2541]" office:value-type="float" office:value="20">
            <text:p>20</text:p>
          </table:table-cell>
          <table:table-cell table:formula="of:=INDEX([Sheet2.$C$2:.$V$143];[.A2561];[.B25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42]" office:value-type="float" office:value="1">
            <text:p>1</text:p>
          </table:table-cell>
          <table:table-cell table:formula="of:=INDEX([Sheet2.$C$2:.$V$143];[.A2562];[.B256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43]" office:value-type="float" office:value="2">
            <text:p>2</text:p>
          </table:table-cell>
          <table:table-cell table:formula="of:=INDEX([Sheet2.$C$2:.$V$143];[.A2563];[.B256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44]" office:value-type="float" office:value="3">
            <text:p>3</text:p>
          </table:table-cell>
          <table:table-cell table:formula="of:=INDEX([Sheet2.$C$2:.$V$143];[.A2564];[.B25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45]" office:value-type="float" office:value="4">
            <text:p>4</text:p>
          </table:table-cell>
          <table:table-cell table:formula="of:=INDEX([Sheet2.$C$2:.$V$143];[.A2565];[.B25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46]" office:value-type="float" office:value="5">
            <text:p>5</text:p>
          </table:table-cell>
          <table:table-cell table:formula="of:=INDEX([Sheet2.$C$2:.$V$143];[.A2566];[.B25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47]" office:value-type="float" office:value="6">
            <text:p>6</text:p>
          </table:table-cell>
          <table:table-cell table:formula="of:=INDEX([Sheet2.$C$2:.$V$143];[.A2567];[.B25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48]" office:value-type="float" office:value="7">
            <text:p>7</text:p>
          </table:table-cell>
          <table:table-cell table:formula="of:=INDEX([Sheet2.$C$2:.$V$143];[.A2568];[.B25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49]" office:value-type="float" office:value="8">
            <text:p>8</text:p>
          </table:table-cell>
          <table:table-cell table:formula="of:=INDEX([Sheet2.$C$2:.$V$143];[.A2569];[.B25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0]" office:value-type="float" office:value="9">
            <text:p>9</text:p>
          </table:table-cell>
          <table:table-cell table:formula="of:=INDEX([Sheet2.$C$2:.$V$143];[.A2570];[.B25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1]" office:value-type="float" office:value="10">
            <text:p>10</text:p>
          </table:table-cell>
          <table:table-cell table:formula="of:=INDEX([Sheet2.$C$2:.$V$143];[.A2571];[.B257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2]" office:value-type="float" office:value="11">
            <text:p>11</text:p>
          </table:table-cell>
          <table:table-cell table:formula="of:=INDEX([Sheet2.$C$2:.$V$143];[.A2572];[.B25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3]" office:value-type="float" office:value="12">
            <text:p>12</text:p>
          </table:table-cell>
          <table:table-cell table:formula="of:=INDEX([Sheet2.$C$2:.$V$143];[.A2573];[.B257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4]" office:value-type="float" office:value="13">
            <text:p>13</text:p>
          </table:table-cell>
          <table:table-cell table:formula="of:=INDEX([Sheet2.$C$2:.$V$143];[.A2574];[.B257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5]" office:value-type="float" office:value="14">
            <text:p>14</text:p>
          </table:table-cell>
          <table:table-cell table:formula="of:=INDEX([Sheet2.$C$2:.$V$143];[.A2575];[.B25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6]" office:value-type="float" office:value="15">
            <text:p>15</text:p>
          </table:table-cell>
          <table:table-cell table:formula="of:=INDEX([Sheet2.$C$2:.$V$143];[.A2576];[.B25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7]" office:value-type="float" office:value="16">
            <text:p>16</text:p>
          </table:table-cell>
          <table:table-cell table:formula="of:=INDEX([Sheet2.$C$2:.$V$143];[.A2577];[.B25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8]" office:value-type="float" office:value="17">
            <text:p>17</text:p>
          </table:table-cell>
          <table:table-cell table:formula="of:=INDEX([Sheet2.$C$2:.$V$143];[.A2578];[.B257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59]" office:value-type="float" office:value="18">
            <text:p>18</text:p>
          </table:table-cell>
          <table:table-cell table:formula="of:=INDEX([Sheet2.$C$2:.$V$143];[.A2579];[.B257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60]" office:value-type="float" office:value="19">
            <text:p>19</text:p>
          </table:table-cell>
          <table:table-cell table:formula="of:=INDEX([Sheet2.$C$2:.$V$143];[.A2580];[.B258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29">
            <text:p>129</text:p>
          </table:table-cell>
          <table:table-cell table:formula="of:=[.B2561]" office:value-type="float" office:value="20">
            <text:p>20</text:p>
          </table:table-cell>
          <table:table-cell table:formula="of:=INDEX([Sheet2.$C$2:.$V$143];[.A2581];[.B258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62]" office:value-type="float" office:value="1">
            <text:p>1</text:p>
          </table:table-cell>
          <table:table-cell table:formula="of:=INDEX([Sheet2.$C$2:.$V$143];[.A2582];[.B25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63]" office:value-type="float" office:value="2">
            <text:p>2</text:p>
          </table:table-cell>
          <table:table-cell table:formula="of:=INDEX([Sheet2.$C$2:.$V$143];[.A2583];[.B25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64]" office:value-type="float" office:value="3">
            <text:p>3</text:p>
          </table:table-cell>
          <table:table-cell table:formula="of:=INDEX([Sheet2.$C$2:.$V$143];[.A2584];[.B25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65]" office:value-type="float" office:value="4">
            <text:p>4</text:p>
          </table:table-cell>
          <table:table-cell table:formula="of:=INDEX([Sheet2.$C$2:.$V$143];[.A2585];[.B25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66]" office:value-type="float" office:value="5">
            <text:p>5</text:p>
          </table:table-cell>
          <table:table-cell table:formula="of:=INDEX([Sheet2.$C$2:.$V$143];[.A2586];[.B25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67]" office:value-type="float" office:value="6">
            <text:p>6</text:p>
          </table:table-cell>
          <table:table-cell table:formula="of:=INDEX([Sheet2.$C$2:.$V$143];[.A2587];[.B258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68]" office:value-type="float" office:value="7">
            <text:p>7</text:p>
          </table:table-cell>
          <table:table-cell table:formula="of:=INDEX([Sheet2.$C$2:.$V$143];[.A2588];[.B25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69]" office:value-type="float" office:value="8">
            <text:p>8</text:p>
          </table:table-cell>
          <table:table-cell table:formula="of:=INDEX([Sheet2.$C$2:.$V$143];[.A2589];[.B25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0]" office:value-type="float" office:value="9">
            <text:p>9</text:p>
          </table:table-cell>
          <table:table-cell table:formula="of:=INDEX([Sheet2.$C$2:.$V$143];[.A2590];[.B25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1]" office:value-type="float" office:value="10">
            <text:p>10</text:p>
          </table:table-cell>
          <table:table-cell table:formula="of:=INDEX([Sheet2.$C$2:.$V$143];[.A2591];[.B25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2]" office:value-type="float" office:value="11">
            <text:p>11</text:p>
          </table:table-cell>
          <table:table-cell table:formula="of:=INDEX([Sheet2.$C$2:.$V$143];[.A2592];[.B25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3]" office:value-type="float" office:value="12">
            <text:p>12</text:p>
          </table:table-cell>
          <table:table-cell table:formula="of:=INDEX([Sheet2.$C$2:.$V$143];[.A2593];[.B25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4]" office:value-type="float" office:value="13">
            <text:p>13</text:p>
          </table:table-cell>
          <table:table-cell table:formula="of:=INDEX([Sheet2.$C$2:.$V$143];[.A2594];[.B25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5]" office:value-type="float" office:value="14">
            <text:p>14</text:p>
          </table:table-cell>
          <table:table-cell table:formula="of:=INDEX([Sheet2.$C$2:.$V$143];[.A2595];[.B25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6]" office:value-type="float" office:value="15">
            <text:p>15</text:p>
          </table:table-cell>
          <table:table-cell table:formula="of:=INDEX([Sheet2.$C$2:.$V$143];[.A2596];[.B25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7]" office:value-type="float" office:value="16">
            <text:p>16</text:p>
          </table:table-cell>
          <table:table-cell table:formula="of:=INDEX([Sheet2.$C$2:.$V$143];[.A2597];[.B25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8]" office:value-type="float" office:value="17">
            <text:p>17</text:p>
          </table:table-cell>
          <table:table-cell table:formula="of:=INDEX([Sheet2.$C$2:.$V$143];[.A2598];[.B25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79]" office:value-type="float" office:value="18">
            <text:p>18</text:p>
          </table:table-cell>
          <table:table-cell table:formula="of:=INDEX([Sheet2.$C$2:.$V$143];[.A2599];[.B25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80]" office:value-type="float" office:value="19">
            <text:p>19</text:p>
          </table:table-cell>
          <table:table-cell table:formula="of:=INDEX([Sheet2.$C$2:.$V$143];[.A2600];[.B26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0">
            <text:p>130</text:p>
          </table:table-cell>
          <table:table-cell table:formula="of:=[.B2581]" office:value-type="float" office:value="20">
            <text:p>20</text:p>
          </table:table-cell>
          <table:table-cell table:formula="of:=INDEX([Sheet2.$C$2:.$V$143];[.A2601];[.B26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82]" office:value-type="float" office:value="1">
            <text:p>1</text:p>
          </table:table-cell>
          <table:table-cell table:formula="of:=INDEX([Sheet2.$C$2:.$V$143];[.A2602];[.B26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83]" office:value-type="float" office:value="2">
            <text:p>2</text:p>
          </table:table-cell>
          <table:table-cell table:formula="of:=INDEX([Sheet2.$C$2:.$V$143];[.A2603];[.B26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84]" office:value-type="float" office:value="3">
            <text:p>3</text:p>
          </table:table-cell>
          <table:table-cell table:formula="of:=INDEX([Sheet2.$C$2:.$V$143];[.A2604];[.B26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85]" office:value-type="float" office:value="4">
            <text:p>4</text:p>
          </table:table-cell>
          <table:table-cell table:formula="of:=INDEX([Sheet2.$C$2:.$V$143];[.A2605];[.B26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86]" office:value-type="float" office:value="5">
            <text:p>5</text:p>
          </table:table-cell>
          <table:table-cell table:formula="of:=INDEX([Sheet2.$C$2:.$V$143];[.A2606];[.B26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87]" office:value-type="float" office:value="6">
            <text:p>6</text:p>
          </table:table-cell>
          <table:table-cell table:formula="of:=INDEX([Sheet2.$C$2:.$V$143];[.A2607];[.B26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88]" office:value-type="float" office:value="7">
            <text:p>7</text:p>
          </table:table-cell>
          <table:table-cell table:formula="of:=INDEX([Sheet2.$C$2:.$V$143];[.A2608];[.B26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89]" office:value-type="float" office:value="8">
            <text:p>8</text:p>
          </table:table-cell>
          <table:table-cell table:formula="of:=INDEX([Sheet2.$C$2:.$V$143];[.A2609];[.B26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0]" office:value-type="float" office:value="9">
            <text:p>9</text:p>
          </table:table-cell>
          <table:table-cell table:formula="of:=INDEX([Sheet2.$C$2:.$V$143];[.A2610];[.B26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1]" office:value-type="float" office:value="10">
            <text:p>10</text:p>
          </table:table-cell>
          <table:table-cell table:formula="of:=INDEX([Sheet2.$C$2:.$V$143];[.A2611];[.B26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2]" office:value-type="float" office:value="11">
            <text:p>11</text:p>
          </table:table-cell>
          <table:table-cell table:formula="of:=INDEX([Sheet2.$C$2:.$V$143];[.A2612];[.B26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3]" office:value-type="float" office:value="12">
            <text:p>12</text:p>
          </table:table-cell>
          <table:table-cell table:formula="of:=INDEX([Sheet2.$C$2:.$V$143];[.A2613];[.B26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4]" office:value-type="float" office:value="13">
            <text:p>13</text:p>
          </table:table-cell>
          <table:table-cell table:formula="of:=INDEX([Sheet2.$C$2:.$V$143];[.A2614];[.B26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5]" office:value-type="float" office:value="14">
            <text:p>14</text:p>
          </table:table-cell>
          <table:table-cell table:formula="of:=INDEX([Sheet2.$C$2:.$V$143];[.A2615];[.B26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6]" office:value-type="float" office:value="15">
            <text:p>15</text:p>
          </table:table-cell>
          <table:table-cell table:formula="of:=INDEX([Sheet2.$C$2:.$V$143];[.A2616];[.B26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7]" office:value-type="float" office:value="16">
            <text:p>16</text:p>
          </table:table-cell>
          <table:table-cell table:formula="of:=INDEX([Sheet2.$C$2:.$V$143];[.A2617];[.B26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8]" office:value-type="float" office:value="17">
            <text:p>17</text:p>
          </table:table-cell>
          <table:table-cell table:formula="of:=INDEX([Sheet2.$C$2:.$V$143];[.A2618];[.B26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599]" office:value-type="float" office:value="18">
            <text:p>18</text:p>
          </table:table-cell>
          <table:table-cell table:formula="of:=INDEX([Sheet2.$C$2:.$V$143];[.A2619];[.B26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600]" office:value-type="float" office:value="19">
            <text:p>19</text:p>
          </table:table-cell>
          <table:table-cell table:formula="of:=INDEX([Sheet2.$C$2:.$V$143];[.A2620];[.B26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1">
            <text:p>131</text:p>
          </table:table-cell>
          <table:table-cell table:formula="of:=[.B2601]" office:value-type="float" office:value="20">
            <text:p>20</text:p>
          </table:table-cell>
          <table:table-cell table:formula="of:=INDEX([Sheet2.$C$2:.$V$143];[.A2621];[.B26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02]" office:value-type="float" office:value="1">
            <text:p>1</text:p>
          </table:table-cell>
          <table:table-cell table:formula="of:=INDEX([Sheet2.$C$2:.$V$143];[.A2622];[.B26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03]" office:value-type="float" office:value="2">
            <text:p>2</text:p>
          </table:table-cell>
          <table:table-cell table:formula="of:=INDEX([Sheet2.$C$2:.$V$143];[.A2623];[.B26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04]" office:value-type="float" office:value="3">
            <text:p>3</text:p>
          </table:table-cell>
          <table:table-cell table:formula="of:=INDEX([Sheet2.$C$2:.$V$143];[.A2624];[.B26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05]" office:value-type="float" office:value="4">
            <text:p>4</text:p>
          </table:table-cell>
          <table:table-cell table:formula="of:=INDEX([Sheet2.$C$2:.$V$143];[.A2625];[.B26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06]" office:value-type="float" office:value="5">
            <text:p>5</text:p>
          </table:table-cell>
          <table:table-cell table:formula="of:=INDEX([Sheet2.$C$2:.$V$143];[.A2626];[.B26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07]" office:value-type="float" office:value="6">
            <text:p>6</text:p>
          </table:table-cell>
          <table:table-cell table:formula="of:=INDEX([Sheet2.$C$2:.$V$143];[.A2627];[.B26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08]" office:value-type="float" office:value="7">
            <text:p>7</text:p>
          </table:table-cell>
          <table:table-cell table:formula="of:=INDEX([Sheet2.$C$2:.$V$143];[.A2628];[.B26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09]" office:value-type="float" office:value="8">
            <text:p>8</text:p>
          </table:table-cell>
          <table:table-cell table:formula="of:=INDEX([Sheet2.$C$2:.$V$143];[.A2629];[.B26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0]" office:value-type="float" office:value="9">
            <text:p>9</text:p>
          </table:table-cell>
          <table:table-cell table:formula="of:=INDEX([Sheet2.$C$2:.$V$143];[.A2630];[.B26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1]" office:value-type="float" office:value="10">
            <text:p>10</text:p>
          </table:table-cell>
          <table:table-cell table:formula="of:=INDEX([Sheet2.$C$2:.$V$143];[.A2631];[.B26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2]" office:value-type="float" office:value="11">
            <text:p>11</text:p>
          </table:table-cell>
          <table:table-cell table:formula="of:=INDEX([Sheet2.$C$2:.$V$143];[.A2632];[.B26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3]" office:value-type="float" office:value="12">
            <text:p>12</text:p>
          </table:table-cell>
          <table:table-cell table:formula="of:=INDEX([Sheet2.$C$2:.$V$143];[.A2633];[.B26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4]" office:value-type="float" office:value="13">
            <text:p>13</text:p>
          </table:table-cell>
          <table:table-cell table:formula="of:=INDEX([Sheet2.$C$2:.$V$143];[.A2634];[.B26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5]" office:value-type="float" office:value="14">
            <text:p>14</text:p>
          </table:table-cell>
          <table:table-cell table:formula="of:=INDEX([Sheet2.$C$2:.$V$143];[.A2635];[.B26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6]" office:value-type="float" office:value="15">
            <text:p>15</text:p>
          </table:table-cell>
          <table:table-cell table:formula="of:=INDEX([Sheet2.$C$2:.$V$143];[.A2636];[.B26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7]" office:value-type="float" office:value="16">
            <text:p>16</text:p>
          </table:table-cell>
          <table:table-cell table:formula="of:=INDEX([Sheet2.$C$2:.$V$143];[.A2637];[.B26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8]" office:value-type="float" office:value="17">
            <text:p>17</text:p>
          </table:table-cell>
          <table:table-cell table:formula="of:=INDEX([Sheet2.$C$2:.$V$143];[.A2638];[.B263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19]" office:value-type="float" office:value="18">
            <text:p>18</text:p>
          </table:table-cell>
          <table:table-cell table:formula="of:=INDEX([Sheet2.$C$2:.$V$143];[.A2639];[.B26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20]" office:value-type="float" office:value="19">
            <text:p>19</text:p>
          </table:table-cell>
          <table:table-cell table:formula="of:=INDEX([Sheet2.$C$2:.$V$143];[.A2640];[.B26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2">
            <text:p>132</text:p>
          </table:table-cell>
          <table:table-cell table:formula="of:=[.B2621]" office:value-type="float" office:value="20">
            <text:p>20</text:p>
          </table:table-cell>
          <table:table-cell table:formula="of:=INDEX([Sheet2.$C$2:.$V$143];[.A2641];[.B26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22]" office:value-type="float" office:value="1">
            <text:p>1</text:p>
          </table:table-cell>
          <table:table-cell table:formula="of:=INDEX([Sheet2.$C$2:.$V$143];[.A2642];[.B26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23]" office:value-type="float" office:value="2">
            <text:p>2</text:p>
          </table:table-cell>
          <table:table-cell table:formula="of:=INDEX([Sheet2.$C$2:.$V$143];[.A2643];[.B26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24]" office:value-type="float" office:value="3">
            <text:p>3</text:p>
          </table:table-cell>
          <table:table-cell table:formula="of:=INDEX([Sheet2.$C$2:.$V$143];[.A2644];[.B26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25]" office:value-type="float" office:value="4">
            <text:p>4</text:p>
          </table:table-cell>
          <table:table-cell table:formula="of:=INDEX([Sheet2.$C$2:.$V$143];[.A2645];[.B26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26]" office:value-type="float" office:value="5">
            <text:p>5</text:p>
          </table:table-cell>
          <table:table-cell table:formula="of:=INDEX([Sheet2.$C$2:.$V$143];[.A2646];[.B26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27]" office:value-type="float" office:value="6">
            <text:p>6</text:p>
          </table:table-cell>
          <table:table-cell table:formula="of:=INDEX([Sheet2.$C$2:.$V$143];[.A2647];[.B26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28]" office:value-type="float" office:value="7">
            <text:p>7</text:p>
          </table:table-cell>
          <table:table-cell table:formula="of:=INDEX([Sheet2.$C$2:.$V$143];[.A2648];[.B26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29]" office:value-type="float" office:value="8">
            <text:p>8</text:p>
          </table:table-cell>
          <table:table-cell table:formula="of:=INDEX([Sheet2.$C$2:.$V$143];[.A2649];[.B26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0]" office:value-type="float" office:value="9">
            <text:p>9</text:p>
          </table:table-cell>
          <table:table-cell table:formula="of:=INDEX([Sheet2.$C$2:.$V$143];[.A2650];[.B26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1]" office:value-type="float" office:value="10">
            <text:p>10</text:p>
          </table:table-cell>
          <table:table-cell table:formula="of:=INDEX([Sheet2.$C$2:.$V$143];[.A2651];[.B26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2]" office:value-type="float" office:value="11">
            <text:p>11</text:p>
          </table:table-cell>
          <table:table-cell table:formula="of:=INDEX([Sheet2.$C$2:.$V$143];[.A2652];[.B26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3]" office:value-type="float" office:value="12">
            <text:p>12</text:p>
          </table:table-cell>
          <table:table-cell table:formula="of:=INDEX([Sheet2.$C$2:.$V$143];[.A2653];[.B26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4]" office:value-type="float" office:value="13">
            <text:p>13</text:p>
          </table:table-cell>
          <table:table-cell table:formula="of:=INDEX([Sheet2.$C$2:.$V$143];[.A2654];[.B26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5]" office:value-type="float" office:value="14">
            <text:p>14</text:p>
          </table:table-cell>
          <table:table-cell table:formula="of:=INDEX([Sheet2.$C$2:.$V$143];[.A2655];[.B26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6]" office:value-type="float" office:value="15">
            <text:p>15</text:p>
          </table:table-cell>
          <table:table-cell table:formula="of:=INDEX([Sheet2.$C$2:.$V$143];[.A2656];[.B26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7]" office:value-type="float" office:value="16">
            <text:p>16</text:p>
          </table:table-cell>
          <table:table-cell table:formula="of:=INDEX([Sheet2.$C$2:.$V$143];[.A2657];[.B26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8]" office:value-type="float" office:value="17">
            <text:p>17</text:p>
          </table:table-cell>
          <table:table-cell table:formula="of:=INDEX([Sheet2.$C$2:.$V$143];[.A2658];[.B26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39]" office:value-type="float" office:value="18">
            <text:p>18</text:p>
          </table:table-cell>
          <table:table-cell table:formula="of:=INDEX([Sheet2.$C$2:.$V$143];[.A2659];[.B26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40]" office:value-type="float" office:value="19">
            <text:p>19</text:p>
          </table:table-cell>
          <table:table-cell table:formula="of:=INDEX([Sheet2.$C$2:.$V$143];[.A2660];[.B26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3">
            <text:p>133</text:p>
          </table:table-cell>
          <table:table-cell table:formula="of:=[.B2641]" office:value-type="float" office:value="20">
            <text:p>20</text:p>
          </table:table-cell>
          <table:table-cell table:formula="of:=INDEX([Sheet2.$C$2:.$V$143];[.A2661];[.B26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42]" office:value-type="float" office:value="1">
            <text:p>1</text:p>
          </table:table-cell>
          <table:table-cell table:formula="of:=INDEX([Sheet2.$C$2:.$V$143];[.A2662];[.B266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43]" office:value-type="float" office:value="2">
            <text:p>2</text:p>
          </table:table-cell>
          <table:table-cell table:formula="of:=INDEX([Sheet2.$C$2:.$V$143];[.A2663];[.B26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44]" office:value-type="float" office:value="3">
            <text:p>3</text:p>
          </table:table-cell>
          <table:table-cell table:formula="of:=INDEX([Sheet2.$C$2:.$V$143];[.A2664];[.B26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45]" office:value-type="float" office:value="4">
            <text:p>4</text:p>
          </table:table-cell>
          <table:table-cell table:formula="of:=INDEX([Sheet2.$C$2:.$V$143];[.A2665];[.B26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46]" office:value-type="float" office:value="5">
            <text:p>5</text:p>
          </table:table-cell>
          <table:table-cell table:formula="of:=INDEX([Sheet2.$C$2:.$V$143];[.A2666];[.B26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47]" office:value-type="float" office:value="6">
            <text:p>6</text:p>
          </table:table-cell>
          <table:table-cell table:formula="of:=INDEX([Sheet2.$C$2:.$V$143];[.A2667];[.B26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48]" office:value-type="float" office:value="7">
            <text:p>7</text:p>
          </table:table-cell>
          <table:table-cell table:formula="of:=INDEX([Sheet2.$C$2:.$V$143];[.A2668];[.B26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49]" office:value-type="float" office:value="8">
            <text:p>8</text:p>
          </table:table-cell>
          <table:table-cell table:formula="of:=INDEX([Sheet2.$C$2:.$V$143];[.A2669];[.B26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0]" office:value-type="float" office:value="9">
            <text:p>9</text:p>
          </table:table-cell>
          <table:table-cell table:formula="of:=INDEX([Sheet2.$C$2:.$V$143];[.A2670];[.B26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1]" office:value-type="float" office:value="10">
            <text:p>10</text:p>
          </table:table-cell>
          <table:table-cell table:formula="of:=INDEX([Sheet2.$C$2:.$V$143];[.A2671];[.B26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2]" office:value-type="float" office:value="11">
            <text:p>11</text:p>
          </table:table-cell>
          <table:table-cell table:formula="of:=INDEX([Sheet2.$C$2:.$V$143];[.A2672];[.B26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3]" office:value-type="float" office:value="12">
            <text:p>12</text:p>
          </table:table-cell>
          <table:table-cell table:formula="of:=INDEX([Sheet2.$C$2:.$V$143];[.A2673];[.B26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4]" office:value-type="float" office:value="13">
            <text:p>13</text:p>
          </table:table-cell>
          <table:table-cell table:formula="of:=INDEX([Sheet2.$C$2:.$V$143];[.A2674];[.B26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5]" office:value-type="float" office:value="14">
            <text:p>14</text:p>
          </table:table-cell>
          <table:table-cell table:formula="of:=INDEX([Sheet2.$C$2:.$V$143];[.A2675];[.B26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6]" office:value-type="float" office:value="15">
            <text:p>15</text:p>
          </table:table-cell>
          <table:table-cell table:formula="of:=INDEX([Sheet2.$C$2:.$V$143];[.A2676];[.B26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7]" office:value-type="float" office:value="16">
            <text:p>16</text:p>
          </table:table-cell>
          <table:table-cell table:formula="of:=INDEX([Sheet2.$C$2:.$V$143];[.A2677];[.B26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8]" office:value-type="float" office:value="17">
            <text:p>17</text:p>
          </table:table-cell>
          <table:table-cell table:formula="of:=INDEX([Sheet2.$C$2:.$V$143];[.A2678];[.B26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59]" office:value-type="float" office:value="18">
            <text:p>18</text:p>
          </table:table-cell>
          <table:table-cell table:formula="of:=INDEX([Sheet2.$C$2:.$V$143];[.A2679];[.B26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60]" office:value-type="float" office:value="19">
            <text:p>19</text:p>
          </table:table-cell>
          <table:table-cell table:formula="of:=INDEX([Sheet2.$C$2:.$V$143];[.A2680];[.B26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4">
            <text:p>134</text:p>
          </table:table-cell>
          <table:table-cell table:formula="of:=[.B2661]" office:value-type="float" office:value="20">
            <text:p>20</text:p>
          </table:table-cell>
          <table:table-cell table:formula="of:=INDEX([Sheet2.$C$2:.$V$143];[.A2681];[.B26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62]" office:value-type="float" office:value="1">
            <text:p>1</text:p>
          </table:table-cell>
          <table:table-cell table:formula="of:=INDEX([Sheet2.$C$2:.$V$143];[.A2682];[.B26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63]" office:value-type="float" office:value="2">
            <text:p>2</text:p>
          </table:table-cell>
          <table:table-cell table:formula="of:=INDEX([Sheet2.$C$2:.$V$143];[.A2683];[.B26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64]" office:value-type="float" office:value="3">
            <text:p>3</text:p>
          </table:table-cell>
          <table:table-cell table:formula="of:=INDEX([Sheet2.$C$2:.$V$143];[.A2684];[.B26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65]" office:value-type="float" office:value="4">
            <text:p>4</text:p>
          </table:table-cell>
          <table:table-cell table:formula="of:=INDEX([Sheet2.$C$2:.$V$143];[.A2685];[.B26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66]" office:value-type="float" office:value="5">
            <text:p>5</text:p>
          </table:table-cell>
          <table:table-cell table:formula="of:=INDEX([Sheet2.$C$2:.$V$143];[.A2686];[.B26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67]" office:value-type="float" office:value="6">
            <text:p>6</text:p>
          </table:table-cell>
          <table:table-cell table:formula="of:=INDEX([Sheet2.$C$2:.$V$143];[.A2687];[.B26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68]" office:value-type="float" office:value="7">
            <text:p>7</text:p>
          </table:table-cell>
          <table:table-cell table:formula="of:=INDEX([Sheet2.$C$2:.$V$143];[.A2688];[.B26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69]" office:value-type="float" office:value="8">
            <text:p>8</text:p>
          </table:table-cell>
          <table:table-cell table:formula="of:=INDEX([Sheet2.$C$2:.$V$143];[.A2689];[.B26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0]" office:value-type="float" office:value="9">
            <text:p>9</text:p>
          </table:table-cell>
          <table:table-cell table:formula="of:=INDEX([Sheet2.$C$2:.$V$143];[.A2690];[.B26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1]" office:value-type="float" office:value="10">
            <text:p>10</text:p>
          </table:table-cell>
          <table:table-cell table:formula="of:=INDEX([Sheet2.$C$2:.$V$143];[.A2691];[.B26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2]" office:value-type="float" office:value="11">
            <text:p>11</text:p>
          </table:table-cell>
          <table:table-cell table:formula="of:=INDEX([Sheet2.$C$2:.$V$143];[.A2692];[.B26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3]" office:value-type="float" office:value="12">
            <text:p>12</text:p>
          </table:table-cell>
          <table:table-cell table:formula="of:=INDEX([Sheet2.$C$2:.$V$143];[.A2693];[.B269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4]" office:value-type="float" office:value="13">
            <text:p>13</text:p>
          </table:table-cell>
          <table:table-cell table:formula="of:=INDEX([Sheet2.$C$2:.$V$143];[.A2694];[.B269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5]" office:value-type="float" office:value="14">
            <text:p>14</text:p>
          </table:table-cell>
          <table:table-cell table:formula="of:=INDEX([Sheet2.$C$2:.$V$143];[.A2695];[.B26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6]" office:value-type="float" office:value="15">
            <text:p>15</text:p>
          </table:table-cell>
          <table:table-cell table:formula="of:=INDEX([Sheet2.$C$2:.$V$143];[.A2696];[.B26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7]" office:value-type="float" office:value="16">
            <text:p>16</text:p>
          </table:table-cell>
          <table:table-cell table:formula="of:=INDEX([Sheet2.$C$2:.$V$143];[.A2697];[.B26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8]" office:value-type="float" office:value="17">
            <text:p>17</text:p>
          </table:table-cell>
          <table:table-cell table:formula="of:=INDEX([Sheet2.$C$2:.$V$143];[.A2698];[.B26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79]" office:value-type="float" office:value="18">
            <text:p>18</text:p>
          </table:table-cell>
          <table:table-cell table:formula="of:=INDEX([Sheet2.$C$2:.$V$143];[.A2699];[.B26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80]" office:value-type="float" office:value="19">
            <text:p>19</text:p>
          </table:table-cell>
          <table:table-cell table:formula="of:=INDEX([Sheet2.$C$2:.$V$143];[.A2700];[.B27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5">
            <text:p>135</text:p>
          </table:table-cell>
          <table:table-cell table:formula="of:=[.B2681]" office:value-type="float" office:value="20">
            <text:p>20</text:p>
          </table:table-cell>
          <table:table-cell table:formula="of:=INDEX([Sheet2.$C$2:.$V$143];[.A2701];[.B27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82]" office:value-type="float" office:value="1">
            <text:p>1</text:p>
          </table:table-cell>
          <table:table-cell table:formula="of:=INDEX([Sheet2.$C$2:.$V$143];[.A2702];[.B27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83]" office:value-type="float" office:value="2">
            <text:p>2</text:p>
          </table:table-cell>
          <table:table-cell table:formula="of:=INDEX([Sheet2.$C$2:.$V$143];[.A2703];[.B27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84]" office:value-type="float" office:value="3">
            <text:p>3</text:p>
          </table:table-cell>
          <table:table-cell table:formula="of:=INDEX([Sheet2.$C$2:.$V$143];[.A2704];[.B27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85]" office:value-type="float" office:value="4">
            <text:p>4</text:p>
          </table:table-cell>
          <table:table-cell table:formula="of:=INDEX([Sheet2.$C$2:.$V$143];[.A2705];[.B27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86]" office:value-type="float" office:value="5">
            <text:p>5</text:p>
          </table:table-cell>
          <table:table-cell table:formula="of:=INDEX([Sheet2.$C$2:.$V$143];[.A2706];[.B27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87]" office:value-type="float" office:value="6">
            <text:p>6</text:p>
          </table:table-cell>
          <table:table-cell table:formula="of:=INDEX([Sheet2.$C$2:.$V$143];[.A2707];[.B27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88]" office:value-type="float" office:value="7">
            <text:p>7</text:p>
          </table:table-cell>
          <table:table-cell table:formula="of:=INDEX([Sheet2.$C$2:.$V$143];[.A2708];[.B270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89]" office:value-type="float" office:value="8">
            <text:p>8</text:p>
          </table:table-cell>
          <table:table-cell table:formula="of:=INDEX([Sheet2.$C$2:.$V$143];[.A2709];[.B27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0]" office:value-type="float" office:value="9">
            <text:p>9</text:p>
          </table:table-cell>
          <table:table-cell table:formula="of:=INDEX([Sheet2.$C$2:.$V$143];[.A2710];[.B27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1]" office:value-type="float" office:value="10">
            <text:p>10</text:p>
          </table:table-cell>
          <table:table-cell table:formula="of:=INDEX([Sheet2.$C$2:.$V$143];[.A2711];[.B27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2]" office:value-type="float" office:value="11">
            <text:p>11</text:p>
          </table:table-cell>
          <table:table-cell table:formula="of:=INDEX([Sheet2.$C$2:.$V$143];[.A2712];[.B27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3]" office:value-type="float" office:value="12">
            <text:p>12</text:p>
          </table:table-cell>
          <table:table-cell table:formula="of:=INDEX([Sheet2.$C$2:.$V$143];[.A2713];[.B27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4]" office:value-type="float" office:value="13">
            <text:p>13</text:p>
          </table:table-cell>
          <table:table-cell table:formula="of:=INDEX([Sheet2.$C$2:.$V$143];[.A2714];[.B27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5]" office:value-type="float" office:value="14">
            <text:p>14</text:p>
          </table:table-cell>
          <table:table-cell table:formula="of:=INDEX([Sheet2.$C$2:.$V$143];[.A2715];[.B27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6]" office:value-type="float" office:value="15">
            <text:p>15</text:p>
          </table:table-cell>
          <table:table-cell table:formula="of:=INDEX([Sheet2.$C$2:.$V$143];[.A2716];[.B27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7]" office:value-type="float" office:value="16">
            <text:p>16</text:p>
          </table:table-cell>
          <table:table-cell table:formula="of:=INDEX([Sheet2.$C$2:.$V$143];[.A2717];[.B27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8]" office:value-type="float" office:value="17">
            <text:p>17</text:p>
          </table:table-cell>
          <table:table-cell table:formula="of:=INDEX([Sheet2.$C$2:.$V$143];[.A2718];[.B27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699]" office:value-type="float" office:value="18">
            <text:p>18</text:p>
          </table:table-cell>
          <table:table-cell table:formula="of:=INDEX([Sheet2.$C$2:.$V$143];[.A2719];[.B27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700]" office:value-type="float" office:value="19">
            <text:p>19</text:p>
          </table:table-cell>
          <table:table-cell table:formula="of:=INDEX([Sheet2.$C$2:.$V$143];[.A2720];[.B27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6">
            <text:p>136</text:p>
          </table:table-cell>
          <table:table-cell table:formula="of:=[.B2701]" office:value-type="float" office:value="20">
            <text:p>20</text:p>
          </table:table-cell>
          <table:table-cell table:formula="of:=INDEX([Sheet2.$C$2:.$V$143];[.A2721];[.B27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02]" office:value-type="float" office:value="1">
            <text:p>1</text:p>
          </table:table-cell>
          <table:table-cell table:formula="of:=INDEX([Sheet2.$C$2:.$V$143];[.A2722];[.B27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03]" office:value-type="float" office:value="2">
            <text:p>2</text:p>
          </table:table-cell>
          <table:table-cell table:formula="of:=INDEX([Sheet2.$C$2:.$V$143];[.A2723];[.B27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04]" office:value-type="float" office:value="3">
            <text:p>3</text:p>
          </table:table-cell>
          <table:table-cell table:formula="of:=INDEX([Sheet2.$C$2:.$V$143];[.A2724];[.B27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05]" office:value-type="float" office:value="4">
            <text:p>4</text:p>
          </table:table-cell>
          <table:table-cell table:formula="of:=INDEX([Sheet2.$C$2:.$V$143];[.A2725];[.B272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06]" office:value-type="float" office:value="5">
            <text:p>5</text:p>
          </table:table-cell>
          <table:table-cell table:formula="of:=INDEX([Sheet2.$C$2:.$V$143];[.A2726];[.B27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07]" office:value-type="float" office:value="6">
            <text:p>6</text:p>
          </table:table-cell>
          <table:table-cell table:formula="of:=INDEX([Sheet2.$C$2:.$V$143];[.A2727];[.B27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08]" office:value-type="float" office:value="7">
            <text:p>7</text:p>
          </table:table-cell>
          <table:table-cell table:formula="of:=INDEX([Sheet2.$C$2:.$V$143];[.A2728];[.B27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09]" office:value-type="float" office:value="8">
            <text:p>8</text:p>
          </table:table-cell>
          <table:table-cell table:formula="of:=INDEX([Sheet2.$C$2:.$V$143];[.A2729];[.B27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0]" office:value-type="float" office:value="9">
            <text:p>9</text:p>
          </table:table-cell>
          <table:table-cell table:formula="of:=INDEX([Sheet2.$C$2:.$V$143];[.A2730];[.B27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1]" office:value-type="float" office:value="10">
            <text:p>10</text:p>
          </table:table-cell>
          <table:table-cell table:formula="of:=INDEX([Sheet2.$C$2:.$V$143];[.A2731];[.B27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2]" office:value-type="float" office:value="11">
            <text:p>11</text:p>
          </table:table-cell>
          <table:table-cell table:formula="of:=INDEX([Sheet2.$C$2:.$V$143];[.A2732];[.B27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3]" office:value-type="float" office:value="12">
            <text:p>12</text:p>
          </table:table-cell>
          <table:table-cell table:formula="of:=INDEX([Sheet2.$C$2:.$V$143];[.A2733];[.B27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4]" office:value-type="float" office:value="13">
            <text:p>13</text:p>
          </table:table-cell>
          <table:table-cell table:formula="of:=INDEX([Sheet2.$C$2:.$V$143];[.A2734];[.B27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5]" office:value-type="float" office:value="14">
            <text:p>14</text:p>
          </table:table-cell>
          <table:table-cell table:formula="of:=INDEX([Sheet2.$C$2:.$V$143];[.A2735];[.B27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6]" office:value-type="float" office:value="15">
            <text:p>15</text:p>
          </table:table-cell>
          <table:table-cell table:formula="of:=INDEX([Sheet2.$C$2:.$V$143];[.A2736];[.B27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7]" office:value-type="float" office:value="16">
            <text:p>16</text:p>
          </table:table-cell>
          <table:table-cell table:formula="of:=INDEX([Sheet2.$C$2:.$V$143];[.A2737];[.B27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8]" office:value-type="float" office:value="17">
            <text:p>17</text:p>
          </table:table-cell>
          <table:table-cell table:formula="of:=INDEX([Sheet2.$C$2:.$V$143];[.A2738];[.B27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19]" office:value-type="float" office:value="18">
            <text:p>18</text:p>
          </table:table-cell>
          <table:table-cell table:formula="of:=INDEX([Sheet2.$C$2:.$V$143];[.A2739];[.B27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20]" office:value-type="float" office:value="19">
            <text:p>19</text:p>
          </table:table-cell>
          <table:table-cell table:formula="of:=INDEX([Sheet2.$C$2:.$V$143];[.A2740];[.B27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7">
            <text:p>137</text:p>
          </table:table-cell>
          <table:table-cell table:formula="of:=[.B2721]" office:value-type="float" office:value="20">
            <text:p>20</text:p>
          </table:table-cell>
          <table:table-cell table:formula="of:=INDEX([Sheet2.$C$2:.$V$143];[.A2741];[.B274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22]" office:value-type="float" office:value="1">
            <text:p>1</text:p>
          </table:table-cell>
          <table:table-cell table:formula="of:=INDEX([Sheet2.$C$2:.$V$143];[.A2742];[.B27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23]" office:value-type="float" office:value="2">
            <text:p>2</text:p>
          </table:table-cell>
          <table:table-cell table:formula="of:=INDEX([Sheet2.$C$2:.$V$143];[.A2743];[.B27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24]" office:value-type="float" office:value="3">
            <text:p>3</text:p>
          </table:table-cell>
          <table:table-cell table:formula="of:=INDEX([Sheet2.$C$2:.$V$143];[.A2744];[.B274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25]" office:value-type="float" office:value="4">
            <text:p>4</text:p>
          </table:table-cell>
          <table:table-cell table:formula="of:=INDEX([Sheet2.$C$2:.$V$143];[.A2745];[.B274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26]" office:value-type="float" office:value="5">
            <text:p>5</text:p>
          </table:table-cell>
          <table:table-cell table:formula="of:=INDEX([Sheet2.$C$2:.$V$143];[.A2746];[.B274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27]" office:value-type="float" office:value="6">
            <text:p>6</text:p>
          </table:table-cell>
          <table:table-cell table:formula="of:=INDEX([Sheet2.$C$2:.$V$143];[.A2747];[.B2747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28]" office:value-type="float" office:value="7">
            <text:p>7</text:p>
          </table:table-cell>
          <table:table-cell table:formula="of:=INDEX([Sheet2.$C$2:.$V$143];[.A2748];[.B274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29]" office:value-type="float" office:value="8">
            <text:p>8</text:p>
          </table:table-cell>
          <table:table-cell table:formula="of:=INDEX([Sheet2.$C$2:.$V$143];[.A2749];[.B27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0]" office:value-type="float" office:value="9">
            <text:p>9</text:p>
          </table:table-cell>
          <table:table-cell table:formula="of:=INDEX([Sheet2.$C$2:.$V$143];[.A2750];[.B275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1]" office:value-type="float" office:value="10">
            <text:p>10</text:p>
          </table:table-cell>
          <table:table-cell table:formula="of:=INDEX([Sheet2.$C$2:.$V$143];[.A2751];[.B27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2]" office:value-type="float" office:value="11">
            <text:p>11</text:p>
          </table:table-cell>
          <table:table-cell table:formula="of:=INDEX([Sheet2.$C$2:.$V$143];[.A2752];[.B275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3]" office:value-type="float" office:value="12">
            <text:p>12</text:p>
          </table:table-cell>
          <table:table-cell table:formula="of:=INDEX([Sheet2.$C$2:.$V$143];[.A2753];[.B275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4]" office:value-type="float" office:value="13">
            <text:p>13</text:p>
          </table:table-cell>
          <table:table-cell table:formula="of:=INDEX([Sheet2.$C$2:.$V$143];[.A2754];[.B27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5]" office:value-type="float" office:value="14">
            <text:p>14</text:p>
          </table:table-cell>
          <table:table-cell table:formula="of:=INDEX([Sheet2.$C$2:.$V$143];[.A2755];[.B27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6]" office:value-type="float" office:value="15">
            <text:p>15</text:p>
          </table:table-cell>
          <table:table-cell table:formula="of:=INDEX([Sheet2.$C$2:.$V$143];[.A2756];[.B27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7]" office:value-type="float" office:value="16">
            <text:p>16</text:p>
          </table:table-cell>
          <table:table-cell table:formula="of:=INDEX([Sheet2.$C$2:.$V$143];[.A2757];[.B275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8]" office:value-type="float" office:value="17">
            <text:p>17</text:p>
          </table:table-cell>
          <table:table-cell table:formula="of:=INDEX([Sheet2.$C$2:.$V$143];[.A2758];[.B275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39]" office:value-type="float" office:value="18">
            <text:p>18</text:p>
          </table:table-cell>
          <table:table-cell table:formula="of:=INDEX([Sheet2.$C$2:.$V$143];[.A2759];[.B27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40]" office:value-type="float" office:value="19">
            <text:p>19</text:p>
          </table:table-cell>
          <table:table-cell table:formula="of:=INDEX([Sheet2.$C$2:.$V$143];[.A2760];[.B276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8">
            <text:p>138</text:p>
          </table:table-cell>
          <table:table-cell table:formula="of:=[.B2741]" office:value-type="float" office:value="20">
            <text:p>20</text:p>
          </table:table-cell>
          <table:table-cell table:formula="of:=INDEX([Sheet2.$C$2:.$V$143];[.A2761];[.B27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42]" office:value-type="float" office:value="1">
            <text:p>1</text:p>
          </table:table-cell>
          <table:table-cell table:formula="of:=INDEX([Sheet2.$C$2:.$V$143];[.A2762];[.B276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43]" office:value-type="float" office:value="2">
            <text:p>2</text:p>
          </table:table-cell>
          <table:table-cell table:formula="of:=INDEX([Sheet2.$C$2:.$V$143];[.A2763];[.B27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44]" office:value-type="float" office:value="3">
            <text:p>3</text:p>
          </table:table-cell>
          <table:table-cell table:formula="of:=INDEX([Sheet2.$C$2:.$V$143];[.A2764];[.B276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45]" office:value-type="float" office:value="4">
            <text:p>4</text:p>
          </table:table-cell>
          <table:table-cell table:formula="of:=INDEX([Sheet2.$C$2:.$V$143];[.A2765];[.B276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46]" office:value-type="float" office:value="5">
            <text:p>5</text:p>
          </table:table-cell>
          <table:table-cell table:formula="of:=INDEX([Sheet2.$C$2:.$V$143];[.A2766];[.B27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47]" office:value-type="float" office:value="6">
            <text:p>6</text:p>
          </table:table-cell>
          <table:table-cell table:formula="of:=INDEX([Sheet2.$C$2:.$V$143];[.A2767];[.B27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48]" office:value-type="float" office:value="7">
            <text:p>7</text:p>
          </table:table-cell>
          <table:table-cell table:formula="of:=INDEX([Sheet2.$C$2:.$V$143];[.A2768];[.B27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49]" office:value-type="float" office:value="8">
            <text:p>8</text:p>
          </table:table-cell>
          <table:table-cell table:formula="of:=INDEX([Sheet2.$C$2:.$V$143];[.A2769];[.B276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0]" office:value-type="float" office:value="9">
            <text:p>9</text:p>
          </table:table-cell>
          <table:table-cell table:formula="of:=INDEX([Sheet2.$C$2:.$V$143];[.A2770];[.B27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1]" office:value-type="float" office:value="10">
            <text:p>10</text:p>
          </table:table-cell>
          <table:table-cell table:formula="of:=INDEX([Sheet2.$C$2:.$V$143];[.A2771];[.B27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2]" office:value-type="float" office:value="11">
            <text:p>11</text:p>
          </table:table-cell>
          <table:table-cell table:formula="of:=INDEX([Sheet2.$C$2:.$V$143];[.A2772];[.B277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3]" office:value-type="float" office:value="12">
            <text:p>12</text:p>
          </table:table-cell>
          <table:table-cell table:formula="of:=INDEX([Sheet2.$C$2:.$V$143];[.A2773];[.B277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4]" office:value-type="float" office:value="13">
            <text:p>13</text:p>
          </table:table-cell>
          <table:table-cell table:formula="of:=INDEX([Sheet2.$C$2:.$V$143];[.A2774];[.B277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5]" office:value-type="float" office:value="14">
            <text:p>14</text:p>
          </table:table-cell>
          <table:table-cell table:formula="of:=INDEX([Sheet2.$C$2:.$V$143];[.A2775];[.B27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6]" office:value-type="float" office:value="15">
            <text:p>15</text:p>
          </table:table-cell>
          <table:table-cell table:formula="of:=INDEX([Sheet2.$C$2:.$V$143];[.A2776];[.B277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7]" office:value-type="float" office:value="16">
            <text:p>16</text:p>
          </table:table-cell>
          <table:table-cell table:formula="of:=INDEX([Sheet2.$C$2:.$V$143];[.A2777];[.B27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8]" office:value-type="float" office:value="17">
            <text:p>17</text:p>
          </table:table-cell>
          <table:table-cell table:formula="of:=INDEX([Sheet2.$C$2:.$V$143];[.A2778];[.B27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59]" office:value-type="float" office:value="18">
            <text:p>18</text:p>
          </table:table-cell>
          <table:table-cell table:formula="of:=INDEX([Sheet2.$C$2:.$V$143];[.A2779];[.B27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60]" office:value-type="float" office:value="19">
            <text:p>19</text:p>
          </table:table-cell>
          <table:table-cell table:formula="of:=INDEX([Sheet2.$C$2:.$V$143];[.A2780];[.B278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39">
            <text:p>139</text:p>
          </table:table-cell>
          <table:table-cell table:formula="of:=[.B2761]" office:value-type="float" office:value="20">
            <text:p>20</text:p>
          </table:table-cell>
          <table:table-cell table:formula="of:=INDEX([Sheet2.$C$2:.$V$143];[.A2781];[.B278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62]" office:value-type="float" office:value="1">
            <text:p>1</text:p>
          </table:table-cell>
          <table:table-cell table:formula="of:=INDEX([Sheet2.$C$2:.$V$143];[.A2782];[.B278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63]" office:value-type="float" office:value="2">
            <text:p>2</text:p>
          </table:table-cell>
          <table:table-cell table:formula="of:=INDEX([Sheet2.$C$2:.$V$143];[.A2783];[.B27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64]" office:value-type="float" office:value="3">
            <text:p>3</text:p>
          </table:table-cell>
          <table:table-cell table:formula="of:=INDEX([Sheet2.$C$2:.$V$143];[.A2784];[.B27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65]" office:value-type="float" office:value="4">
            <text:p>4</text:p>
          </table:table-cell>
          <table:table-cell table:formula="of:=INDEX([Sheet2.$C$2:.$V$143];[.A2785];[.B278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66]" office:value-type="float" office:value="5">
            <text:p>5</text:p>
          </table:table-cell>
          <table:table-cell table:formula="of:=INDEX([Sheet2.$C$2:.$V$143];[.A2786];[.B278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67]" office:value-type="float" office:value="6">
            <text:p>6</text:p>
          </table:table-cell>
          <table:table-cell table:formula="of:=INDEX([Sheet2.$C$2:.$V$143];[.A2787];[.B27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68]" office:value-type="float" office:value="7">
            <text:p>7</text:p>
          </table:table-cell>
          <table:table-cell table:formula="of:=INDEX([Sheet2.$C$2:.$V$143];[.A2788];[.B278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69]" office:value-type="float" office:value="8">
            <text:p>8</text:p>
          </table:table-cell>
          <table:table-cell table:formula="of:=INDEX([Sheet2.$C$2:.$V$143];[.A2789];[.B27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0]" office:value-type="float" office:value="9">
            <text:p>9</text:p>
          </table:table-cell>
          <table:table-cell table:formula="of:=INDEX([Sheet2.$C$2:.$V$143];[.A2790];[.B279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1]" office:value-type="float" office:value="10">
            <text:p>10</text:p>
          </table:table-cell>
          <table:table-cell table:formula="of:=INDEX([Sheet2.$C$2:.$V$143];[.A2791];[.B279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2]" office:value-type="float" office:value="11">
            <text:p>11</text:p>
          </table:table-cell>
          <table:table-cell table:formula="of:=INDEX([Sheet2.$C$2:.$V$143];[.A2792];[.B279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3]" office:value-type="float" office:value="12">
            <text:p>12</text:p>
          </table:table-cell>
          <table:table-cell table:formula="of:=INDEX([Sheet2.$C$2:.$V$143];[.A2793];[.B279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4]" office:value-type="float" office:value="13">
            <text:p>13</text:p>
          </table:table-cell>
          <table:table-cell table:formula="of:=INDEX([Sheet2.$C$2:.$V$143];[.A2794];[.B279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5]" office:value-type="float" office:value="14">
            <text:p>14</text:p>
          </table:table-cell>
          <table:table-cell table:formula="of:=INDEX([Sheet2.$C$2:.$V$143];[.A2795];[.B27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6]" office:value-type="float" office:value="15">
            <text:p>15</text:p>
          </table:table-cell>
          <table:table-cell table:formula="of:=INDEX([Sheet2.$C$2:.$V$143];[.A2796];[.B27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7]" office:value-type="float" office:value="16">
            <text:p>16</text:p>
          </table:table-cell>
          <table:table-cell table:formula="of:=INDEX([Sheet2.$C$2:.$V$143];[.A2797];[.B27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8]" office:value-type="float" office:value="17">
            <text:p>17</text:p>
          </table:table-cell>
          <table:table-cell table:formula="of:=INDEX([Sheet2.$C$2:.$V$143];[.A2798];[.B279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79]" office:value-type="float" office:value="18">
            <text:p>18</text:p>
          </table:table-cell>
          <table:table-cell table:formula="of:=INDEX([Sheet2.$C$2:.$V$143];[.A2799];[.B279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80]" office:value-type="float" office:value="19">
            <text:p>19</text:p>
          </table:table-cell>
          <table:table-cell table:formula="of:=INDEX([Sheet2.$C$2:.$V$143];[.A2800];[.B280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0">
            <text:p>140</text:p>
          </table:table-cell>
          <table:table-cell table:formula="of:=[.B2781]" office:value-type="float" office:value="20">
            <text:p>20</text:p>
          </table:table-cell>
          <table:table-cell table:formula="of:=INDEX([Sheet2.$C$2:.$V$143];[.A2801];[.B280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82]" office:value-type="float" office:value="1">
            <text:p>1</text:p>
          </table:table-cell>
          <table:table-cell table:formula="of:=INDEX([Sheet2.$C$2:.$V$143];[.A2802];[.B280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83]" office:value-type="float" office:value="2">
            <text:p>2</text:p>
          </table:table-cell>
          <table:table-cell table:formula="of:=INDEX([Sheet2.$C$2:.$V$143];[.A2803];[.B28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84]" office:value-type="float" office:value="3">
            <text:p>3</text:p>
          </table:table-cell>
          <table:table-cell table:formula="of:=INDEX([Sheet2.$C$2:.$V$143];[.A2804];[.B280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85]" office:value-type="float" office:value="4">
            <text:p>4</text:p>
          </table:table-cell>
          <table:table-cell table:formula="of:=INDEX([Sheet2.$C$2:.$V$143];[.A2805];[.B28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86]" office:value-type="float" office:value="5">
            <text:p>5</text:p>
          </table:table-cell>
          <table:table-cell table:formula="of:=INDEX([Sheet2.$C$2:.$V$143];[.A2806];[.B280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87]" office:value-type="float" office:value="6">
            <text:p>6</text:p>
          </table:table-cell>
          <table:table-cell table:formula="of:=INDEX([Sheet2.$C$2:.$V$143];[.A2807];[.B28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88]" office:value-type="float" office:value="7">
            <text:p>7</text:p>
          </table:table-cell>
          <table:table-cell table:formula="of:=INDEX([Sheet2.$C$2:.$V$143];[.A2808];[.B280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89]" office:value-type="float" office:value="8">
            <text:p>8</text:p>
          </table:table-cell>
          <table:table-cell table:formula="of:=INDEX([Sheet2.$C$2:.$V$143];[.A2809];[.B28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0]" office:value-type="float" office:value="9">
            <text:p>9</text:p>
          </table:table-cell>
          <table:table-cell table:formula="of:=INDEX([Sheet2.$C$2:.$V$143];[.A2810];[.B28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1]" office:value-type="float" office:value="10">
            <text:p>10</text:p>
          </table:table-cell>
          <table:table-cell table:formula="of:=INDEX([Sheet2.$C$2:.$V$143];[.A2811];[.B28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2]" office:value-type="float" office:value="11">
            <text:p>11</text:p>
          </table:table-cell>
          <table:table-cell table:formula="of:=INDEX([Sheet2.$C$2:.$V$143];[.A2812];[.B28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3]" office:value-type="float" office:value="12">
            <text:p>12</text:p>
          </table:table-cell>
          <table:table-cell table:formula="of:=INDEX([Sheet2.$C$2:.$V$143];[.A2813];[.B28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4]" office:value-type="float" office:value="13">
            <text:p>13</text:p>
          </table:table-cell>
          <table:table-cell table:formula="of:=INDEX([Sheet2.$C$2:.$V$143];[.A2814];[.B28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5]" office:value-type="float" office:value="14">
            <text:p>14</text:p>
          </table:table-cell>
          <table:table-cell table:formula="of:=INDEX([Sheet2.$C$2:.$V$143];[.A2815];[.B28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6]" office:value-type="float" office:value="15">
            <text:p>15</text:p>
          </table:table-cell>
          <table:table-cell table:formula="of:=INDEX([Sheet2.$C$2:.$V$143];[.A2816];[.B28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7]" office:value-type="float" office:value="16">
            <text:p>16</text:p>
          </table:table-cell>
          <table:table-cell table:formula="of:=INDEX([Sheet2.$C$2:.$V$143];[.A2817];[.B28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8]" office:value-type="float" office:value="17">
            <text:p>17</text:p>
          </table:table-cell>
          <table:table-cell table:formula="of:=INDEX([Sheet2.$C$2:.$V$143];[.A2818];[.B28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799]" office:value-type="float" office:value="18">
            <text:p>18</text:p>
          </table:table-cell>
          <table:table-cell table:formula="of:=INDEX([Sheet2.$C$2:.$V$143];[.A2819];[.B28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800]" office:value-type="float" office:value="19">
            <text:p>19</text:p>
          </table:table-cell>
          <table:table-cell table:formula="of:=INDEX([Sheet2.$C$2:.$V$143];[.A2820];[.B28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1">
            <text:p>141</text:p>
          </table:table-cell>
          <table:table-cell table:formula="of:=[.B2801]" office:value-type="float" office:value="20">
            <text:p>20</text:p>
          </table:table-cell>
          <table:table-cell table:formula="of:=INDEX([Sheet2.$C$2:.$V$143];[.A2821];[.B28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02]" office:value-type="float" office:value="1">
            <text:p>1</text:p>
          </table:table-cell>
          <table:table-cell table:formula="of:=INDEX([Sheet2.$C$2:.$V$143];[.A2822];[.B282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03]" office:value-type="float" office:value="2">
            <text:p>2</text:p>
          </table:table-cell>
          <table:table-cell table:formula="of:=INDEX([Sheet2.$C$2:.$V$143];[.A2823];[.B28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04]" office:value-type="float" office:value="3">
            <text:p>3</text:p>
          </table:table-cell>
          <table:table-cell table:formula="of:=INDEX([Sheet2.$C$2:.$V$143];[.A2824];[.B28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05]" office:value-type="float" office:value="4">
            <text:p>4</text:p>
          </table:table-cell>
          <table:table-cell table:formula="of:=INDEX([Sheet2.$C$2:.$V$143];[.A2825];[.B28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06]" office:value-type="float" office:value="5">
            <text:p>5</text:p>
          </table:table-cell>
          <table:table-cell table:formula="of:=INDEX([Sheet2.$C$2:.$V$143];[.A2826];[.B28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07]" office:value-type="float" office:value="6">
            <text:p>6</text:p>
          </table:table-cell>
          <table:table-cell table:formula="of:=INDEX([Sheet2.$C$2:.$V$143];[.A2827];[.B28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08]" office:value-type="float" office:value="7">
            <text:p>7</text:p>
          </table:table-cell>
          <table:table-cell table:formula="of:=INDEX([Sheet2.$C$2:.$V$143];[.A2828];[.B28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09]" office:value-type="float" office:value="8">
            <text:p>8</text:p>
          </table:table-cell>
          <table:table-cell table:formula="of:=INDEX([Sheet2.$C$2:.$V$143];[.A2829];[.B28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0]" office:value-type="float" office:value="9">
            <text:p>9</text:p>
          </table:table-cell>
          <table:table-cell table:formula="of:=INDEX([Sheet2.$C$2:.$V$143];[.A2830];[.B28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1]" office:value-type="float" office:value="10">
            <text:p>10</text:p>
          </table:table-cell>
          <table:table-cell table:formula="of:=INDEX([Sheet2.$C$2:.$V$143];[.A2831];[.B28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2]" office:value-type="float" office:value="11">
            <text:p>11</text:p>
          </table:table-cell>
          <table:table-cell table:formula="of:=INDEX([Sheet2.$C$2:.$V$143];[.A2832];[.B283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3]" office:value-type="float" office:value="12">
            <text:p>12</text:p>
          </table:table-cell>
          <table:table-cell table:formula="of:=INDEX([Sheet2.$C$2:.$V$143];[.A2833];[.B28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4]" office:value-type="float" office:value="13">
            <text:p>13</text:p>
          </table:table-cell>
          <table:table-cell table:formula="of:=INDEX([Sheet2.$C$2:.$V$143];[.A2834];[.B28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5]" office:value-type="float" office:value="14">
            <text:p>14</text:p>
          </table:table-cell>
          <table:table-cell table:formula="of:=INDEX([Sheet2.$C$2:.$V$143];[.A2835];[.B28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6]" office:value-type="float" office:value="15">
            <text:p>15</text:p>
          </table:table-cell>
          <table:table-cell table:formula="of:=INDEX([Sheet2.$C$2:.$V$143];[.A2836];[.B28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7]" office:value-type="float" office:value="16">
            <text:p>16</text:p>
          </table:table-cell>
          <table:table-cell table:formula="of:=INDEX([Sheet2.$C$2:.$V$143];[.A2837];[.B28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8]" office:value-type="float" office:value="17">
            <text:p>17</text:p>
          </table:table-cell>
          <table:table-cell table:formula="of:=INDEX([Sheet2.$C$2:.$V$143];[.A2838];[.B28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19]" office:value-type="float" office:value="18">
            <text:p>18</text:p>
          </table:table-cell>
          <table:table-cell table:formula="of:=INDEX([Sheet2.$C$2:.$V$143];[.A2839];[.B28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20]" office:value-type="float" office:value="19">
            <text:p>19</text:p>
          </table:table-cell>
          <table:table-cell table:formula="of:=INDEX([Sheet2.$C$2:.$V$143];[.A2840];[.B28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EILING((ROW()-1)/20;1)" office:value-type="float" office:value="142">
            <text:p>142</text:p>
          </table:table-cell>
          <table:table-cell table:formula="of:=[.B2821]" office:value-type="float" office:value="20">
            <text:p>20</text:p>
          </table:table-cell>
          <table:table-cell table:formula="of:=INDEX([Sheet2.$C$2:.$V$143];[.A2841];[.B2841])" office:value-type="float" office:value="0">
            <text:p>0</text:p>
          </table:table-cell>
          <table:table-cell table:number-columns-repeated="2"/>
        </table:table-row>
      </table:table>
      <table:table table:name="Offering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name</text:p>
          </table:table-cell>
        </table:table-row>
        <table:table-row table:style-name="ro1">
          <table:table-cell table:formula="of:=[Sheet2.B2]" office:value-type="string" office:string-value="10' Explosive Band">
            <text:p>10' Explosive Band</text:p>
          </table:table-cell>
        </table:table-row>
        <table:table-row table:style-name="ro1">
          <table:table-cell table:formula="of:=[Sheet2.B3]" office:value-type="string" office:string-value="2 Heavy Resistance Bands">
            <text:p>2 Heavy Resistance Bands</text:p>
          </table:table-cell>
        </table:table-row>
        <table:table-row table:style-name="ro1">
          <table:table-cell table:formula="of:=[Sheet2.B4]" office:value-type="string" office:string-value="2 Light Resistance Bands">
            <text:p>2 Light Resistance Bands</text:p>
          </table:table-cell>
        </table:table-row>
        <table:table-row table:style-name="ro1">
          <table:table-cell table:formula="of:=[Sheet2.B5]" office:value-type="string" office:string-value="2 Medium Resistance Bands">
            <text:p>2 Medium Resistance Bands</text:p>
          </table:table-cell>
        </table:table-row>
        <table:table-row table:style-name="ro1">
          <table:table-cell table:formula="of:=[Sheet2.B6]" office:value-type="string" office:string-value="2 Power Resistance bands">
            <text:p>2 Power Resistance bands</text:p>
          </table:table-cell>
        </table:table-row>
        <table:table-row table:style-name="ro1">
          <table:table-cell table:formula="of:=[Sheet2.B7]" office:value-type="string" office:string-value="2 Robust Resistance Bands">
            <text:p>2 Robust Resistance Bands</text:p>
          </table:table-cell>
        </table:table-row>
        <table:table-row table:style-name="ro1">
          <table:table-cell table:formula="of:=[Sheet2.B8]" office:value-type="string" office:string-value="2 Strong Resistance Bands">
            <text:p>2 Strong Resistance Bands</text:p>
          </table:table-cell>
        </table:table-row>
        <table:table-row table:style-name="ro1">
          <table:table-cell table:formula="of:=[Sheet2.B9]" office:value-type="string" office:string-value="4 Monster Band&quot;">
            <text:p>4 Monster Band"</text:p>
          </table:table-cell>
        </table:table-row>
        <table:table-row table:style-name="ro1">
          <table:table-cell table:formula="of:=[Sheet2.B10]" office:value-type="string" office:string-value="6' Agility Band">
            <text:p>6' Agility Band</text:p>
          </table:table-cell>
        </table:table-row>
        <table:table-row table:style-name="ro1">
          <table:table-cell table:formula="of:=[Sheet2.B11]" office:value-type="string" office:string-value="Bamboo Barbell">
            <text:p>Bamboo Barbell</text:p>
          </table:table-cell>
        </table:table-row>
        <table:table-row table:style-name="ro1">
          <table:table-cell table:formula="of:=[Sheet2.B12]" office:value-type="string" office:string-value="Basic Package">
            <text:p>Basic Package</text:p>
          </table:table-cell>
        </table:table-row>
        <table:table-row table:style-name="ro1">
          <table:table-cell table:formula="of:=[Sheet2.B13]" office:value-type="string" office:string-value="Carabiner">
            <text:p>Carabiner</text:p>
          </table:table-cell>
        </table:table-row>
        <table:table-row table:style-name="ro1">
          <table:table-cell table:formula="of:=[Sheet2.B14]" office:value-type="string" office:string-value="Carabiners">
            <text:p>Carabiners</text:p>
          </table:table-cell>
        </table:table-row>
        <table:table-row table:style-name="ro1">
          <table:table-cell table:formula="of:=[Sheet2.B15]" office:value-type="string" office:string-value="Complete Resistance Band Set">
            <text:p>Complete Resistance Band Set</text:p>
          </table:table-cell>
        </table:table-row>
        <table:table-row table:style-name="ro1">
          <table:table-cell table:formula="of:=[Sheet2.B16]" office:value-type="string" office:string-value="Complete Set of Bands">
            <text:p>Complete Set of Bands</text:p>
          </table:table-cell>
        </table:table-row>
        <table:table-row table:style-name="ro1">
          <table:table-cell table:formula="of:=[Sheet2.B17]" office:value-type="string" office:string-value="Deluxe Package">
            <text:p>Deluxe Package</text:p>
          </table:table-cell>
        </table:table-row>
        <table:table-row table:style-name="ro1">
          <table:table-cell table:formula="of:=[Sheet2.B18]" office:value-type="string" office:string-value="Door Strap">
            <text:p>Door Strap</text:p>
          </table:table-cell>
        </table:table-row>
        <table:table-row table:style-name="ro1">
          <table:table-cell table:formula="of:=[Sheet2.B19]" office:value-type="string" office:string-value="Exercise Manual">
            <text:p>Exercise Manual</text:p>
          </table:table-cell>
        </table:table-row>
        <table:table-row table:style-name="ro1">
          <table:table-cell table:formula="of:=[Sheet2.B20]" office:value-type="string" office:string-value="Hand Strap">
            <text:p>Hand Strap</text:p>
          </table:table-cell>
        </table:table-row>
        <table:table-row table:style-name="ro1">
          <table:table-cell table:formula="of:=[Sheet2.B21]" office:value-type="string" office:string-value="Hand Straps">
            <text:p>Hand Straps</text:p>
          </table:table-cell>
        </table:table-row>
        <table:table-row table:style-name="ro1">
          <table:table-cell table:formula="of:=[Sheet2.B22]" office:value-type="string" office:string-value="Heavy Resistance Band">
            <text:p>Heavy Resistance Band</text:p>
          </table:table-cell>
        </table:table-row>
        <table:table-row table:style-name="ro1">
          <table:table-cell table:formula="of:=[Sheet2.B23]" office:value-type="string" office:string-value="Heavy/Power Resistance Combo">
            <text:p>Heavy/Power Resistance Combo</text:p>
          </table:table-cell>
        </table:table-row>
        <table:table-row table:style-name="ro1">
          <table:table-cell table:formula="of:=[Sheet2.B24]" office:value-type="string" office:string-value="Heavy/Robust Resistance Combo">
            <text:p>Heavy/Robust Resistance Combo</text:p>
          </table:table-cell>
        </table:table-row>
        <table:table-row table:style-name="ro1">
          <table:table-cell table:formula="of:=[Sheet2.B25]" office:value-type="string" office:string-value="Light - Medium - Heavy Resistance Combo">
            <text:p>Light - Medium - Heavy Resistance Combo</text:p>
          </table:table-cell>
        </table:table-row>
        <table:table-row table:style-name="ro1">
          <table:table-cell table:formula="of:=[Sheet2.B26]" office:value-type="string" office:string-value="Light Exercise Band">
            <text:p>Light Exercise Band</text:p>
          </table:table-cell>
        </table:table-row>
        <table:table-row table:style-name="ro1">
          <table:table-cell table:formula="of:=[Sheet2.B27]" office:value-type="string" office:string-value="Medium Resistance Band">
            <text:p>Medium Resistance Band</text:p>
          </table:table-cell>
        </table:table-row>
        <table:table-row table:style-name="ro1">
          <table:table-cell table:formula="of:=[Sheet2.B28]" office:value-type="string" office:string-value="Medium/Heavy Resistance Combo">
            <text:p>Medium/Heavy Resistance Combo</text:p>
          </table:table-cell>
        </table:table-row>
        <table:table-row table:style-name="ro1">
          <table:table-cell table:formula="of:=[Sheet2.B29]" office:value-type="string" office:string-value="Mobile Gym Resistance Exercise Band Package - Robust">
            <text:p>Mobile Gym Resistance Exercise Band Package - Robust</text:p>
          </table:table-cell>
        </table:table-row>
        <table:table-row table:style-name="ro1">
          <table:table-cell table:formula="of:=[Sheet2.B30]" office:value-type="string" office:string-value="Padded Ankle Grip">
            <text:p>Padded Ankle Grip</text:p>
          </table:table-cell>
        </table:table-row>
        <table:table-row table:style-name="ro1">
          <table:table-cell table:formula="of:=[Sheet2.B31]" office:value-type="string" office:string-value="Padded Ankle Grips">
            <text:p>Padded Ankle Grips</text:p>
          </table:table-cell>
        </table:table-row>
        <table:table-row table:style-name="ro1">
          <table:table-cell table:formula="of:=[Sheet2.B32]" office:value-type="string" office:string-value="Power Resistance Band">
            <text:p>Power Resistance Band</text:p>
          </table:table-cell>
        </table:table-row>
        <table:table-row table:style-name="ro1">
          <table:table-cell table:formula="of:=[Sheet2.B33]" office:value-type="string" office:string-value="Resistance Tutorial DVD">
            <text:p>Resistance Tutorial DVD</text:p>
          </table:table-cell>
        </table:table-row>
        <table:table-row table:style-name="ro1">
          <table:table-cell table:formula="of:=[Sheet2.B34]" office:value-type="string" office:string-value="Robust Package">
            <text:p>Robust Package</text:p>
          </table:table-cell>
        </table:table-row>
        <table:table-row table:style-name="ro1">
          <table:table-cell table:formula="of:=[Sheet2.B35]" office:value-type="string" office:string-value="Robust Resistance Band">
            <text:p>Robust Resistance Band</text:p>
          </table:table-cell>
        </table:table-row>
        <table:table-row table:style-name="ro1">
          <table:table-cell table:formula="of:=[Sheet2.B36]" office:value-type="string" office:string-value="Robust/Power Resistance Combo">
            <text:p>Robust/Power Resistance Combo</text:p>
          </table:table-cell>
        </table:table-row>
        <table:table-row table:style-name="ro1">
          <table:table-cell table:formula="of:=[Sheet2.B37]" office:value-type="string" office:string-value="Rubberbanditz Adjustable Hand Strap">
            <text:p>Rubberbanditz Adjustable Hand Strap</text:p>
          </table:table-cell>
        </table:table-row>
        <table:table-row table:style-name="ro1">
          <table:table-cell table:formula="of:=[Sheet2.B38]" office:value-type="string" office:string-value="Rubberbanditz Bamboo Barbell 46 inch Bar">
            <text:p>Rubberbanditz Bamboo Barbell 46 inch Bar</text:p>
          </table:table-cell>
        </table:table-row>
        <table:table-row table:style-name="ro1">
          <table:table-cell table:formula="of:=[Sheet2.B39]" office:value-type="string" office:string-value="Rubberbanditz Door Anchor Strap">
            <text:p>Rubberbanditz Door Anchor Strap</text:p>
          </table:table-cell>
        </table:table-row>
        <table:table-row table:style-name="ro1">
          <table:table-cell table:formula="of:=[Sheet2.B40]" office:value-type="string" office:string-value="Rubberbanditz Mobile Travel Gym Resistance Exercise Band Package Kit - Basic">
            <text:p>Rubberbanditz Mobile Travel Gym Resistance Exercise Band Package Kit - Basic</text:p>
          </table:table-cell>
        </table:table-row>
        <table:table-row table:style-name="ro1">
          <table:table-cell table:formula="of:=[Sheet2.B41]" office:value-type="string" office:string-value="Rubberbanditz Mobile Travel Gym Resistance Exercise Band Package Kit - Deluxe">
            <text:p>Rubberbanditz Mobile Travel Gym Resistance Exercise Band Package Kit - Deluxe</text:p>
          </table:table-cell>
        </table:table-row>
        <table:table-row table:style-name="ro1">
          <table:table-cell table:formula="of:=[Sheet2.B42]" office:value-type="string" office:string-value="Rubberbanditz Mobile Travel Gym Resistance Exercise Band Package Kit - Robust">
            <text:p>Rubberbanditz Mobile Travel Gym Resistance Exercise Band Package Kit - Robust</text:p>
          </table:table-cell>
        </table:table-row>
        <table:table-row table:style-name="ro1">
          <table:table-cell table:formula="of:=[Sheet2.B43]" office:value-type="string" office:string-value="Rubberbanditz Mobile Travel Gym Resistance Exercise Band Package Kit - Standard">
            <text:p>Rubberbanditz Mobile Travel Gym Resistance Exercise Band Package Kit - Standard</text:p>
          </table:table-cell>
        </table:table-row>
        <table:table-row table:style-name="ro1">
          <table:table-cell table:formula="of:=[Sheet2.B44]" office:value-type="string" office:string-value="Rubberbanditz Padded Ankle Grip and Carabiner">
            <text:p>Rubberbanditz Padded Ankle Grip and Carabiner</text:p>
          </table:table-cell>
        </table:table-row>
        <table:table-row table:style-name="ro1">
          <table:table-cell table:formula="of:=[Sheet2.B45]" office:value-type="string" office:string-value="Rubberbanditz Padded Ankle Grips and Carabiner">
            <text:p>Rubberbanditz Padded Ankle Grips and Carabiner</text:p>
          </table:table-cell>
        </table:table-row>
        <table:table-row table:style-name="ro1">
          <table:table-cell table:formula="of:=[Sheet2.B46]" office:value-type="string" office:string-value="Rubberbanditz Padded Ankle Grips and Carabiners">
            <text:p>Rubberbanditz Padded Ankle Grips and Carabiners</text:p>
          </table:table-cell>
        </table:table-row>
        <table:table-row table:style-name="ro1">
          <table:table-cell table:formula="of:=[Sheet2.B47]" office:value-type="string" office:string-value="Rubberbanditz Powerlifting Band - Heavy - 30 - 50 lbs. (14 - 23 kg) Resistance">
            <text:p>Rubberbanditz Powerlifting Band - Heavy - 30 - 50 lbs. (14 - 23 kg) Resistance</text:p>
          </table:table-cell>
        </table:table-row>
        <table:table-row table:style-name="ro1">
          <table:table-cell table:formula="of:=[Sheet2.B48]" office:value-type="string" office:string-value="Rubberbanditz Powerlifting Band - Heavy (30 - 50 Lbs Resistance)">
            <text:p>Rubberbanditz Powerlifting Band - Heavy (30 - 50 Lbs Resistance)</text:p>
          </table:table-cell>
        </table:table-row>
        <table:table-row table:style-name="ro1">
          <table:table-cell table:formula="of:=[Sheet2.B49]" office:value-type="string" office:string-value="Rubberbanditz Powerlifting Band - Medium - 20 - 35 lbs. (9 - 16 kg) Resistance">
            <text:p>Rubberbanditz Powerlifting Band - Medium - 20 - 35 lbs. (9 - 16 kg) Resistance</text:p>
          </table:table-cell>
        </table:table-row>
        <table:table-row table:style-name="ro1">
          <table:table-cell table:formula="of:=[Sheet2.B50]" office:value-type="string" office:string-value="Rubberbanditz Powerlifting Band - Medium (20 - 35 Lbs Resistance)">
            <text:p>Rubberbanditz Powerlifting Band - Medium (20 - 35 Lbs Resistance)</text:p>
          </table:table-cell>
        </table:table-row>
        <table:table-row table:style-name="ro1">
          <table:table-cell table:formula="of:=[Sheet2.B51]" office:value-type="string" office:string-value="Rubberbanditz Powerlifting Band - Monster (80- 200 Lbs Resistance)">
            <text:p>Rubberbanditz Powerlifting Band - Monster (80- 200 Lbs Resistance)</text:p>
          </table:table-cell>
        </table:table-row>
        <table:table-row table:style-name="ro1">
          <table:table-cell table:formula="of:=[Sheet2.B52]" office:value-type="string" office:string-value="Rubberbanditz Powerlifting Band - Power - 50 - 120 lbs. (23 - 54 kg) Resistance">
            <text:p>Rubberbanditz Powerlifting Band - Power - 50 - 120 lbs. (23 - 54 kg) Resistance</text:p>
          </table:table-cell>
        </table:table-row>
        <table:table-row table:style-name="ro1">
          <table:table-cell table:formula="of:=[Sheet2.B53]" office:value-type="string" office:string-value="Rubberbanditz Powerlifting Band - Power (50 - 120 Lbs Resistance)">
            <text:p>Rubberbanditz Powerlifting Band - Power (50 - 120 Lbs Resistance)</text:p>
          </table:table-cell>
        </table:table-row>
        <table:table-row table:style-name="ro1">
          <table:table-cell table:formula="of:=[Sheet2.B54]" office:value-type="string" office:string-value="Rubberbanditz Powerlifting Band - Robust (40 - 80 Lbs Resistance)">
            <text:p>Rubberbanditz Powerlifting Band - Robust (40 - 80 Lbs Resistance)</text:p>
          </table:table-cell>
        </table:table-row>
        <table:table-row table:style-name="ro1">
          <table:table-cell table:formula="of:=[Sheet2.B55]" office:value-type="string" office:string-value="Rubberbanditz Powerlifting Band - Strong - 60 - 150 lbs. (27 - 68 kg) Resistance">
            <text:p>Rubberbanditz Powerlifting Band - Strong - 60 - 150 lbs. (27 - 68 kg) Resistance</text:p>
          </table:table-cell>
        </table:table-row>
        <table:table-row table:style-name="ro1">
          <table:table-cell table:formula="of:=[Sheet2.B56]" office:value-type="string" office:string-value="Rubberbanditz Powerlifting Band - Strong (60 - 150 Lbs Resistance)">
            <text:p>Rubberbanditz Powerlifting Band - Strong (60 - 150 Lbs Resistance)</text:p>
          </table:table-cell>
        </table:table-row>
        <table:table-row table:style-name="ro1">
          <table:table-cell table:formula="of:=[Sheet2.B57]" office:value-type="string" office:string-value="Rubberbanditz Powerlifting Band Complete Set - Light, Medium, Heavy, Robust, Power, Strong Bands (#1 - #6)">
            <text:p>Rubberbanditz Powerlifting Band Complete Set - Light, Medium, Heavy, Robust, Power, Strong Bands (#1 - #6)</text:p>
          </table:table-cell>
        </table:table-row>
        <table:table-row table:style-name="ro1">
          <table:table-cell table:formula="of:=[Sheet2.B58]" office:value-type="string" office:string-value="Rubberbanditz Powerlifting Band Pairs - Heavy (30 - 50 Lbs Resistance)">
            <text:p>Rubberbanditz Powerlifting Band Pairs - Heavy (30 - 50 Lbs Resistance)</text:p>
          </table:table-cell>
        </table:table-row>
        <table:table-row table:style-name="ro1">
          <table:table-cell table:formula="of:=[Sheet2.B59]" office:value-type="string" office:string-value="Rubberbanditz Powerlifting Band Pairs - Medium - 20 - 35 lbs. (9 - 16 kg) Resistance">
            <text:p>Rubberbanditz Powerlifting Band Pairs - Medium - 20 - 35 lbs. (9 - 16 kg) Resistance</text:p>
          </table:table-cell>
        </table:table-row>
        <table:table-row table:style-name="ro1">
          <table:table-cell table:formula="of:=[Sheet2.B60]" office:value-type="string" office:string-value="Rubberbanditz Powerlifting Band Pairs - Medium (20 - 35 Lbs Resistance)">
            <text:p>Rubberbanditz Powerlifting Band Pairs - Medium (20 - 35 Lbs Resistance)</text:p>
          </table:table-cell>
        </table:table-row>
        <table:table-row table:style-name="ro1">
          <table:table-cell table:formula="of:=[Sheet2.B61]" office:value-type="string" office:string-value="Rubberbanditz Powerlifting Band Pairs - Robust (40 - 80 Lbs Resistance)">
            <text:p>Rubberbanditz Powerlifting Band Pairs - Robust (40 - 80 Lbs Resistance)</text:p>
          </table:table-cell>
        </table:table-row>
        <table:table-row table:style-name="ro1">
          <table:table-cell table:formula="of:=[Sheet2.B62]" office:value-type="string" office:string-value="Rubberbanditz Powerlifting Band Pairs - Strong (60 - 150 Lbs Resistance)">
            <text:p>Rubberbanditz Powerlifting Band Pairs - Strong (60 - 150 Lbs Resistance)</text:p>
          </table:table-cell>
        </table:table-row>
        <table:table-row table:style-name="ro1">
          <table:table-cell table:formula="of:=[Sheet2.B63]" office:value-type="string" office:string-value="Rubberbanditz Powerlifting Band Set - Heavy, Robust, Power Bands (#3 - #5)">
            <text:p>Rubberbanditz Powerlifting Band Set - Heavy, Robust, Power Bands (#3 - #5)</text:p>
          </table:table-cell>
        </table:table-row>
        <table:table-row table:style-name="ro1">
          <table:table-cell table:formula="of:=[Sheet2.B64]" office:value-type="string" office:string-value="Rubberbanditz Powerlifting Band Set - Light, Medium, Heavy Bands (#1 - #3)">
            <text:p>Rubberbanditz Powerlifting Band Set - Light, Medium, Heavy Bands (#1 - #3)</text:p>
          </table:table-cell>
        </table:table-row>
        <table:table-row table:style-name="ro1">
          <table:table-cell table:formula="of:=[Sheet2.B65]" office:value-type="string" office:string-value="Rubberbanditz Powerlifting Band Set - Robust, Power, Strong Bands (#4 - #6)">
            <text:p>Rubberbanditz Powerlifting Band Set - Robust, Power, Strong Bands (#4 - #6)</text:p>
          </table:table-cell>
        </table:table-row>
        <table:table-row table:style-name="ro1">
          <table:table-cell table:formula="of:=[Sheet2.B66]" office:value-type="string" office:string-value="Rubberbanditz Pull Up / Crossfit Band - Heavy - 30 - 50 lbs. (14 - 23 kg) Resistance">
            <text:p>Rubberbanditz Pull Up / Crossfit Band - Heavy - 30 - 50 lbs. (14 - 23 kg) Resistance</text:p>
          </table:table-cell>
        </table:table-row>
        <table:table-row table:style-name="ro1">
          <table:table-cell table:formula="of:=[Sheet2.B67]" office:value-type="string" office:string-value="Rubberbanditz Pull Up / Crossfit Band - Heavy (30 - 50 Lbs Resistance)">
            <text:p>Rubberbanditz Pull Up / Crossfit Band - Heavy (30 - 50 Lbs Resistance)</text:p>
          </table:table-cell>
        </table:table-row>
        <table:table-row table:style-name="ro1">
          <table:table-cell table:formula="of:=[Sheet2.B68]" office:value-type="string" office:string-value="Rubberbanditz Pull Up / Crossfit Band - Medium - 20 - 35 lbs. (9 - 16 kg) Resistance">
            <text:p>Rubberbanditz Pull Up / Crossfit Band - Medium - 20 - 35 lbs. (9 - 16 kg) Resistance</text:p>
          </table:table-cell>
        </table:table-row>
        <table:table-row table:style-name="ro1">
          <table:table-cell table:formula="of:=[Sheet2.B69]" office:value-type="string" office:string-value="Rubberbanditz Pull Up / Crossfit Band - Medium (20 - 35 Lbs Resistance)">
            <text:p>Rubberbanditz Pull Up / Crossfit Band - Medium (20 - 35 Lbs Resistance)</text:p>
          </table:table-cell>
        </table:table-row>
        <table:table-row table:style-name="ro1">
          <table:table-cell table:formula="of:=[Sheet2.B70]" office:value-type="string" office:string-value="Rubberbanditz Pull Up / Crossfit Band - Monster (80 - 200 Lbs Resistance)">
            <text:p>Rubberbanditz Pull Up / Crossfit Band - Monster (80 - 200 Lbs Resistance)</text:p>
          </table:table-cell>
        </table:table-row>
        <table:table-row table:style-name="ro1">
          <table:table-cell table:formula="of:=[Sheet2.B71]" office:value-type="string" office:string-value="Rubberbanditz Pull Up / Crossfit Band - Power - 50 - 120 lbs. (23 - 54 kg) Resistance">
            <text:p>Rubberbanditz Pull Up / Crossfit Band - Power - 50 - 120 lbs. (23 - 54 kg) Resistance</text:p>
          </table:table-cell>
        </table:table-row>
        <table:table-row table:style-name="ro1">
          <table:table-cell table:formula="of:=[Sheet2.B72]" office:value-type="string" office:string-value="Rubberbanditz Pull Up / Crossfit Band - Power (50 - 120 Lbs Resistance)">
            <text:p>Rubberbanditz Pull Up / Crossfit Band - Power (50 - 120 Lbs Resistance)</text:p>
          </table:table-cell>
        </table:table-row>
        <table:table-row table:style-name="ro1">
          <table:table-cell table:formula="of:=[Sheet2.B73]" office:value-type="string" office:string-value="Rubberbanditz Pull Up / Crossfit Band - Robust - 40 - 80 lbs. (18 - 36 kg) Resistance">
            <text:p>Rubberbanditz Pull Up / Crossfit Band - Robust - 40 - 80 lbs. (18 - 36 kg) Resistance</text:p>
          </table:table-cell>
        </table:table-row>
        <table:table-row table:style-name="ro1">
          <table:table-cell table:formula="of:=[Sheet2.B74]" office:value-type="string" office:string-value="Rubberbanditz Pull Up / Crossfit Band - Robust (40 - 80 Lbs Resistance)">
            <text:p>Rubberbanditz Pull Up / Crossfit Band - Robust (40 - 80 Lbs Resistance)</text:p>
          </table:table-cell>
        </table:table-row>
        <table:table-row table:style-name="ro1">
          <table:table-cell table:formula="of:=[Sheet2.B75]" office:value-type="string" office:string-value="Rubberbanditz Pull Up / Crossfit Band - Strong - 60 - 150 lbs. (27 - 68 kg) Resistance">
            <text:p>Rubberbanditz Pull Up / Crossfit Band - Strong - 60 - 150 lbs. (27 - 68 kg) Resistance</text:p>
          </table:table-cell>
        </table:table-row>
        <table:table-row table:style-name="ro1">
          <table:table-cell table:formula="of:=[Sheet2.B76]" office:value-type="string" office:string-value="Rubberbanditz Pull Up / Crossfit Band - Strong (60 - 150 Lbs Resistance)">
            <text:p>Rubberbanditz Pull Up / Crossfit Band - Strong (60 - 150 Lbs Resistance)</text:p>
          </table:table-cell>
        </table:table-row>
        <table:table-row table:style-name="ro1">
          <table:table-cell table:formula="of:=[Sheet2.B77]" office:value-type="string" office:string-value="Rubberbanditz Pull Up / Crossfit Band Complete Set - Light, Medium, Heavy, Robust, Power, Strong Bands (#1 - #6)">
            <text:p>Rubberbanditz Pull Up / Crossfit Band Complete Set - Light, Medium, Heavy, Robust, Power, Strong Bands (#1 - #6)</text:p>
          </table:table-cell>
        </table:table-row>
        <table:table-row table:style-name="ro1">
          <table:table-cell table:formula="of:=[Sheet2.B78]" office:value-type="string" office:string-value="Rubberbanditz Pull Up / Crossfit Band Pairs - Heavy (30 - 50 Lbs Resistance)">
            <text:p>Rubberbanditz Pull Up / Crossfit Band Pairs - Heavy (30 - 50 Lbs Resistance)</text:p>
          </table:table-cell>
        </table:table-row>
        <table:table-row table:style-name="ro1">
          <table:table-cell table:formula="of:=[Sheet2.B79]" office:value-type="string" office:string-value="Rubberbanditz Pull Up / Crossfit Band Pairs - Medium (20 - 35 Lbs Resistance)">
            <text:p>Rubberbanditz Pull Up / Crossfit Band Pairs - Medium (20 - 35 Lbs Resistance)</text:p>
          </table:table-cell>
        </table:table-row>
        <table:table-row table:style-name="ro1">
          <table:table-cell table:formula="of:=[Sheet2.B80]" office:value-type="string" office:string-value="Rubberbanditz Pull Up / Crossfit Band Pairs - Power (50 - 120 Lbs Resistance)">
            <text:p>Rubberbanditz Pull Up / Crossfit Band Pairs - Power (50 - 120 Lbs Resistance)</text:p>
          </table:table-cell>
        </table:table-row>
        <table:table-row table:style-name="ro1">
          <table:table-cell table:formula="of:=[Sheet2.B81]" office:value-type="string" office:string-value="Rubberbanditz Pull Up / Crossfit Band Pairs - Strong (60 - 150 Lbs Resistance)">
            <text:p>Rubberbanditz Pull Up / Crossfit Band Pairs - Strong (60 - 150 Lbs Resistance)</text:p>
          </table:table-cell>
        </table:table-row>
        <table:table-row table:style-name="ro1">
          <table:table-cell table:formula="of:=[Sheet2.B82]" office:value-type="string" office:string-value="Rubberbanditz Pull Up / Crossfit Band Set - Heavy, Power Bands (#3 &amp; #5)">
            <text:p>Rubberbanditz Pull Up / Crossfit Band Set - Heavy, Power Bands (#3 &amp; #5)</text:p>
          </table:table-cell>
        </table:table-row>
        <table:table-row table:style-name="ro1">
          <table:table-cell table:formula="of:=[Sheet2.B83]" office:value-type="string" office:string-value="Rubberbanditz Pull Up / Crossfit Band Set - Heavy, Robust Bands (#3 &amp; #4)">
            <text:p>Rubberbanditz Pull Up / Crossfit Band Set - Heavy, Robust Bands (#3 &amp; #4)</text:p>
          </table:table-cell>
        </table:table-row>
        <table:table-row table:style-name="ro1">
          <table:table-cell table:formula="of:=[Sheet2.B84]" office:value-type="string" office:string-value="Rubberbanditz Pull Up / Crossfit Band Set - Heavy, Robust, Power Bands (#3 - #5)">
            <text:p>Rubberbanditz Pull Up / Crossfit Band Set - Heavy, Robust, Power Bands (#3 - #5)</text:p>
          </table:table-cell>
        </table:table-row>
        <table:table-row table:style-name="ro1">
          <table:table-cell table:formula="of:=[Sheet2.B85]" office:value-type="string" office:string-value="Rubberbanditz Pull Up / Crossfit Band Set - Light, Medium, Heavy Bands (#1 - #3)">
            <text:p>Rubberbanditz Pull Up / Crossfit Band Set - Light, Medium, Heavy Bands (#1 - #3)</text:p>
          </table:table-cell>
        </table:table-row>
        <table:table-row table:style-name="ro1">
          <table:table-cell table:formula="of:=[Sheet2.B86]" office:value-type="string" office:string-value="Rubberbanditz Pull Up / Crossfit Band Set - Medium, Heavy Bands (#2 &amp; #3)">
            <text:p>Rubberbanditz Pull Up / Crossfit Band Set - Medium, Heavy Bands (#2 &amp; #3)</text:p>
          </table:table-cell>
        </table:table-row>
        <table:table-row table:style-name="ro1">
          <table:table-cell table:formula="of:=[Sheet2.B87]" office:value-type="string" office:string-value="Rubberbanditz Pull Up / Crossfit Band Set - Medium, Heavy, Power Bands (#2, #3, #5)">
            <text:p>Rubberbanditz Pull Up / Crossfit Band Set - Medium, Heavy, Power Bands (#2, #3, #5)</text:p>
          </table:table-cell>
        </table:table-row>
        <table:table-row table:style-name="ro1">
          <table:table-cell table:formula="of:=[Sheet2.B88]" office:value-type="string" office:string-value="Rubberbanditz Pull Up / Crossfit Band Set - Medium, Heavy, Robust Bands (#2, #3, #4)">
            <text:p>Rubberbanditz Pull Up / Crossfit Band Set - Medium, Heavy, Robust Bands (#2, #3, #4)</text:p>
          </table:table-cell>
        </table:table-row>
        <table:table-row table:style-name="ro1">
          <table:table-cell table:formula="of:=[Sheet2.B89]" office:value-type="string" office:string-value="Rubberbanditz Pull Up / Crossfit Band Set - Medium, Robust Bands (#2 &amp; #4)">
            <text:p>Rubberbanditz Pull Up / Crossfit Band Set - Medium, Robust Bands (#2 &amp; #4)</text:p>
          </table:table-cell>
        </table:table-row>
        <table:table-row table:style-name="ro1">
          <table:table-cell table:formula="of:=[Sheet2.B90]" office:value-type="string" office:string-value="Rubberbanditz Pull Up / Crossfit Band Set - Robust, Power Bands (#4 &amp; #5)">
            <text:p>Rubberbanditz Pull Up / Crossfit Band Set - Robust, Power Bands (#4 &amp; #5)</text:p>
          </table:table-cell>
        </table:table-row>
        <table:table-row table:style-name="ro1">
          <table:table-cell table:formula="of:=[Sheet2.B91]" office:value-type="string" office:string-value="Rubberbanditz Pull Up / Crossfit Band Set - Robust, Power, Strong Bands (#4 - #6)">
            <text:p>Rubberbanditz Pull Up / Crossfit Band Set - Robust, Power, Strong Bands (#4 - #6)</text:p>
          </table:table-cell>
        </table:table-row>
        <table:table-row table:style-name="ro1">
          <table:table-cell table:formula="of:=[Sheet2.B92]" office:value-type="string" office:string-value="Rubberbanditz Pull Up Band - Heavy (30 - 50 Lbs Resistance)">
            <text:p>Rubberbanditz Pull Up Band - Heavy (30 - 50 Lbs Resistance)</text:p>
          </table:table-cell>
        </table:table-row>
        <table:table-row table:style-name="ro1">
          <table:table-cell table:formula="of:=[Sheet2.B93]" office:value-type="string" office:string-value="Rubberbanditz Pull Up Band - Medium (20 - 35 Lbs Resistance)">
            <text:p>Rubberbanditz Pull Up Band - Medium (20 - 35 Lbs Resistance)</text:p>
          </table:table-cell>
        </table:table-row>
        <table:table-row table:style-name="ro1">
          <table:table-cell table:formula="of:=[Sheet2.B94]" office:value-type="string" office:string-value="Rubberbanditz Pull Up Band - Power (50 - 120 Lbs Resistance)">
            <text:p>Rubberbanditz Pull Up Band - Power (50 - 120 Lbs Resistance)</text:p>
          </table:table-cell>
        </table:table-row>
        <table:table-row table:style-name="ro1">
          <table:table-cell table:formula="of:=[Sheet2.B95]" office:value-type="string" office:string-value="Rubberbanditz Pull Up Band - Robust (40 - 80 Lbs Resistance)">
            <text:p>Rubberbanditz Pull Up Band - Robust (40 - 80 Lbs Resistance)</text:p>
          </table:table-cell>
        </table:table-row>
        <table:table-row table:style-name="ro1">
          <table:table-cell table:formula="of:=[Sheet2.B96]" office:value-type="string" office:string-value="Rubberbanditz Pull Up Band - Strong (60 - 150 Lbs Resistance)">
            <text:p>Rubberbanditz Pull Up Band - Strong (60 - 150 Lbs Resistance)</text:p>
          </table:table-cell>
        </table:table-row>
        <table:table-row table:style-name="ro1">
          <table:table-cell table:formula="of:=[Sheet2.B97]" office:value-type="string" office:string-value="Rubberbanditz Pull Up Band with Free Workout DVD - Power (50 - 120 Lbs Resistance)">
            <text:p>Rubberbanditz Pull Up Band with Free Workout DVD - Power (50 - 120 Lbs Resistance)</text:p>
          </table:table-cell>
        </table:table-row>
        <table:table-row table:style-name="ro1">
          <table:table-cell table:formula="of:=[Sheet2.B98]" office:value-type="string" office:string-value="Rubberbanditz Resistance Exercise Band - Heavy (30 - 50 Lbs Resistance)">
            <text:p>Rubberbanditz Resistance Exercise Band - Heavy (30 - 50 Lbs Resistance)</text:p>
          </table:table-cell>
        </table:table-row>
        <table:table-row table:style-name="ro1">
          <table:table-cell table:formula="of:=[Sheet2.B99]" office:value-type="string" office:string-value="Rubberbanditz Resistance Exercise Band - Light (5 - 15 lbs Resistance)">
            <text:p>Rubberbanditz Resistance Exercise Band - Light (5 - 15 lbs Resistance)</text:p>
          </table:table-cell>
        </table:table-row>
        <table:table-row table:style-name="ro1">
          <table:table-cell table:formula="of:=[Sheet2.B100]" office:value-type="string" office:string-value="Rubberbanditz Resistance Exercise Band - Medium (20 - 35 Lbs Resistance)">
            <text:p>Rubberbanditz Resistance Exercise Band - Medium (20 - 35 Lbs Resistance)</text:p>
          </table:table-cell>
        </table:table-row>
        <table:table-row table:style-name="ro1">
          <table:table-cell table:formula="of:=[Sheet2.B101]" office:value-type="string" office:string-value="Rubberbanditz Resistance Exercise Band Pairs - Robust (40 - 80 Lbs Resistance)">
            <text:p>Rubberbanditz Resistance Exercise Band Pairs - Robust (40 - 80 Lbs Resistance)</text:p>
          </table:table-cell>
        </table:table-row>
        <table:table-row table:style-name="ro1">
          <table:table-cell table:formula="of:=[Sheet2.B102]" office:value-type="string" office:string-value="Rubberbanditz Resistance Exercise Band Set - Heavy, Robust, Power Bands (#3 - #5)">
            <text:p>Rubberbanditz Resistance Exercise Band Set - Heavy, Robust, Power Bands (#3 - #5)</text:p>
          </table:table-cell>
        </table:table-row>
        <table:table-row table:style-name="ro1">
          <table:table-cell table:formula="of:=[Sheet2.B103]" office:value-type="string" office:string-value="Rubberbanditz Resistance Exercise Band Set - Light, Medium, Heavy Bands (#1 - #3)">
            <text:p>Rubberbanditz Resistance Exercise Band Set - Light, Medium, Heavy Bands (#1 - #3)</text:p>
          </table:table-cell>
        </table:table-row>
        <table:table-row table:style-name="ro1">
          <table:table-cell table:formula="of:=[Sheet2.B104]" office:value-type="string" office:string-value="Rubberbanditz Resistance Exercise Band Set - Robust, Power, Strong Bands (#4 - #6)">
            <text:p>Rubberbanditz Resistance Exercise Band Set - Robust, Power, Strong Bands (#4 - #6)</text:p>
          </table:table-cell>
        </table:table-row>
        <table:table-row table:style-name="ro1">
          <table:table-cell table:formula="of:=[Sheet2.B105]" office:value-type="string" office:string-value="Rubberbanditz Resistance Exercise Band with Free Workout DVD - Medium (20 - 35 Lbs Resistance)">
            <text:p>Rubberbanditz Resistance Exercise Band with Free Workout DVD - Medium (20 - 35 Lbs Resistance)</text:p>
          </table:table-cell>
        </table:table-row>
        <table:table-row table:style-name="ro1">
          <table:table-cell table:formula="of:=[Sheet2.B106]" office:value-type="string" office:string-value="Rubberbanditz Soft Hand Grip and Carabiner">
            <text:p>Rubberbanditz Soft Hand Grip and Carabiner</text:p>
          </table:table-cell>
        </table:table-row>
        <table:table-row table:style-name="ro1">
          <table:table-cell table:formula="of:=[Sheet2.B107]" office:value-type="string" office:string-value="Rubberbanditz Soft Hand Grips">
            <text:p>Rubberbanditz Soft Hand Grips</text:p>
          </table:table-cell>
        </table:table-row>
        <table:table-row table:style-name="ro1">
          <table:table-cell table:formula="of:=[Sheet2.B108]" office:value-type="string" office:string-value="Rubberbanditz Soft Hand Grips and Carabiners">
            <text:p>Rubberbanditz Soft Hand Grips and Carabiners</text:p>
          </table:table-cell>
        </table:table-row>
        <table:table-row table:style-name="ro1">
          <table:table-cell table:formula="of:=[Sheet2.B109]" office:value-type="string" office:string-value="Rubberbanditz Therapy / Rehabilitation(Rehab) Band - Agility (175 - 225 Lbs Resistance)">
            <text:p>Rubberbanditz Therapy / Rehabilitation(Rehab) Band - Agility (175 - 225 Lbs Resistance)</text:p>
          </table:table-cell>
        </table:table-row>
        <table:table-row table:style-name="ro1">
          <table:table-cell table:formula="of:=[Sheet2.B110]" office:value-type="string" office:string-value="Rubberbanditz Therapy / Rehabilitation(Rehab) Band - Explosive (225 - 275 Lbs Resistance)">
            <text:p>Rubberbanditz Therapy / Rehabilitation(Rehab) Band - Explosive (225 - 275 Lbs Resistance)</text:p>
          </table:table-cell>
        </table:table-row>
        <table:table-row table:style-name="ro1">
          <table:table-cell table:formula="of:=[Sheet2.B111]" office:value-type="string" office:string-value="Rubberbanditz Therapy / Rehabilitation(Rehab) Band - Heavy (30 - 50 Lbs Resistance)">
            <text:p>Rubberbanditz Therapy / Rehabilitation(Rehab) Band - Heavy (30 - 50 Lbs Resistance)</text:p>
          </table:table-cell>
        </table:table-row>
        <table:table-row table:style-name="ro1">
          <table:table-cell table:formula="of:=[Sheet2.B112]" office:value-type="string" office:string-value="Rubberbanditz Therapy / Rehabilitation(Rehab) Band - Light (5 - 15 lbs Resistance)">
            <text:p>Rubberbanditz Therapy / Rehabilitation(Rehab) Band - Light (5 - 15 lbs Resistance)</text:p>
          </table:table-cell>
        </table:table-row>
        <table:table-row table:style-name="ro1">
          <table:table-cell table:formula="of:=[Sheet2.B113]" office:value-type="string" office:string-value="Rubberbanditz Therapy / Rehabilitation(Rehab) Band - Medium (20 - 35 Lbs Resistance)">
            <text:p>Rubberbanditz Therapy / Rehabilitation(Rehab) Band - Medium (20 - 35 Lbs Resistance)</text:p>
          </table:table-cell>
        </table:table-row>
        <table:table-row table:style-name="ro1">
          <table:table-cell table:formula="of:=[Sheet2.B114]" office:value-type="string" office:string-value="Rubberbanditz Therapy / Rehabilitation(Rehab) Band - Monster (80 - 200 Lbs Resistance)">
            <text:p>Rubberbanditz Therapy / Rehabilitation(Rehab) Band - Monster (80 - 200 Lbs Resistance)</text:p>
          </table:table-cell>
        </table:table-row>
        <table:table-row table:style-name="ro1">
          <table:table-cell table:formula="of:=[Sheet2.B115]" office:value-type="string" office:string-value="Rubberbanditz Therapy / Rehabilitation(Rehab) Band - Power (50 - 120 Lbs Resistance)">
            <text:p>Rubberbanditz Therapy / Rehabilitation(Rehab) Band - Power (50 - 120 Lbs Resistance)</text:p>
          </table:table-cell>
        </table:table-row>
        <table:table-row table:style-name="ro1">
          <table:table-cell table:formula="of:=[Sheet2.B116]" office:value-type="string" office:string-value="Rubberbanditz Therapy / Rehabilitation(Rehab) Band - Robust (40 - 80 Lbs Resistance)">
            <text:p>Rubberbanditz Therapy / Rehabilitation(Rehab) Band - Robust (40 - 80 Lbs Resistance)</text:p>
          </table:table-cell>
        </table:table-row>
        <table:table-row table:style-name="ro1">
          <table:table-cell table:formula="of:=[Sheet2.B117]" office:value-type="string" office:string-value="Rubberbanditz Therapy / Rehabilitation(Rehab) Band - Strong (60 - 150 Lbs Resistance)">
            <text:p>Rubberbanditz Therapy / Rehabilitation(Rehab) Band - Strong (60 - 150 Lbs Resistance)</text:p>
          </table:table-cell>
        </table:table-row>
        <table:table-row table:style-name="ro1">
          <table:table-cell table:formula="of:=[Sheet2.B118]" office:value-type="string" office:string-value="Rubberbanditz Therapy / Rehabilitation(Rehab) Band Complete Set - Light, Medium, Heavy, Robust, Power, Strong Bands (#1 - #6)">
            <text:p>Rubberbanditz Therapy / Rehabilitation(Rehab) Band Complete Set - Light, Medium, Heavy, Robust, Power, Strong Bands (#1 - #6)</text:p>
          </table:table-cell>
        </table:table-row>
        <table:table-row table:style-name="ro1">
          <table:table-cell table:formula="of:=[Sheet2.B119]" office:value-type="string" office:string-value="Rubberbanditz Therapy / Rehabilitation(Rehab) Band Pairs - Heavy (30 - 50 Lbs Resistance)">
            <text:p>Rubberbanditz Therapy / Rehabilitation(Rehab) Band Pairs - Heavy (30 - 50 Lbs Resistance)</text:p>
          </table:table-cell>
        </table:table-row>
        <table:table-row table:style-name="ro1">
          <table:table-cell table:formula="of:=[Sheet2.B120]" office:value-type="string" office:string-value="Rubberbanditz Therapy / Rehabilitation(Rehab) Band Pairs - Light (5 - 15 lbs Resistance)">
            <text:p>Rubberbanditz Therapy / Rehabilitation(Rehab) Band Pairs - Light (5 - 15 lbs Resistance)</text:p>
          </table:table-cell>
        </table:table-row>
        <table:table-row table:style-name="ro1">
          <table:table-cell table:formula="of:=[Sheet2.B121]" office:value-type="string" office:string-value="Rubberbanditz Therapy / Rehabilitation(Rehab) Band Pairs - Medium (20 - 35 Lbs Resistance)">
            <text:p>Rubberbanditz Therapy / Rehabilitation(Rehab) Band Pairs - Medium (20 - 35 Lbs Resistance)</text:p>
          </table:table-cell>
        </table:table-row>
        <table:table-row table:style-name="ro1">
          <table:table-cell table:formula="of:=[Sheet2.B122]" office:value-type="string" office:string-value="Rubberbanditz Therapy / Rehabilitation(Rehab) Band Pairs - Power (50 - 120 Lbs Resistance)">
            <text:p>Rubberbanditz Therapy / Rehabilitation(Rehab) Band Pairs - Power (50 - 120 Lbs Resistance)</text:p>
          </table:table-cell>
        </table:table-row>
        <table:table-row table:style-name="ro1">
          <table:table-cell table:formula="of:=[Sheet2.B123]" office:value-type="string" office:string-value="Rubberbanditz Therapy / Rehabilitation(Rehab) Band Pairs - Robust (40 - 80 Lbs Resistance)">
            <text:p>Rubberbanditz Therapy / Rehabilitation(Rehab) Band Pairs - Robust (40 - 80 Lbs Resistance)</text:p>
          </table:table-cell>
        </table:table-row>
        <table:table-row table:style-name="ro1">
          <table:table-cell table:formula="of:=[Sheet2.B124]" office:value-type="string" office:string-value="Rubberbanditz Therapy / Rehabilitation(Rehab) Band Set - Heavy, Robust, Power Bands (#3 - #5)">
            <text:p>Rubberbanditz Therapy / Rehabilitation(Rehab) Band Set - Heavy, Robust, Power Bands (#3 - #5)</text:p>
          </table:table-cell>
        </table:table-row>
        <table:table-row table:style-name="ro1">
          <table:table-cell table:formula="of:=[Sheet2.B125]" office:value-type="string" office:string-value="Rubberbanditz Therapy / Rehabilitation(Rehab) Band Set - Light, Medium, Heavy Bands (#1 - #3)">
            <text:p>Rubberbanditz Therapy / Rehabilitation(Rehab) Band Set - Light, Medium, Heavy Bands (#1 - #3)</text:p>
          </table:table-cell>
        </table:table-row>
        <table:table-row table:style-name="ro1">
          <table:table-cell table:formula="of:=[Sheet2.B126]" office:value-type="string" office:string-value="Rubberbanditz Therapy / Rehabilitation(Rehab) Band Set - Robust, Power, Strong Bands (#4 - #6)">
            <text:p>Rubberbanditz Therapy / Rehabilitation(Rehab) Band Set - Robust, Power, Strong Bands (#4 - #6)</text:p>
          </table:table-cell>
        </table:table-row>
        <table:table-row table:style-name="ro1">
          <table:table-cell table:formula="of:=[Sheet2.B127]" office:value-type="string" office:string-value="Rubberbanditz Therapy/Rehabilitation Band - Medium - 20 - 35 lbs. (9 - 16 kg) Resistance">
            <text:p>Rubberbanditz Therapy/Rehabilitation Band - Medium - 20 - 35 lbs. (9 - 16 kg) Resistance</text:p>
          </table:table-cell>
        </table:table-row>
        <table:table-row table:style-name="ro1">
          <table:table-cell table:formula="of:=[Sheet2.B128]" office:value-type="string" office:string-value="Soft Hand Grip">
            <text:p>Soft Hand Grip</text:p>
          </table:table-cell>
        </table:table-row>
        <table:table-row table:style-name="ro1">
          <table:table-cell table:formula="of:=[Sheet2.B129]" office:value-type="string" office:string-value="Soft Hand Grips">
            <text:p>Soft Hand Grips</text:p>
          </table:table-cell>
        </table:table-row>
        <table:table-row table:style-name="ro1">
          <table:table-cell table:formula="of:=[Sheet2.B130]" office:value-type="string" office:string-value="Standard Package">
            <text:p>Standard Package</text:p>
          </table:table-cell>
        </table:table-row>
        <table:table-row table:style-name="ro1">
          <table:table-cell table:formula="of:=[Sheet2.B131]" office:value-type="string" office:string-value="Strong Resistance Band">
            <text:p>Strong Resistance Band</text:p>
          </table:table-cell>
        </table:table-row>
        <table:table-row table:style-name="ro1">
          <table:table-cell table:formula="of:=[Sheet2.B132]" office:value-type="string" office:string-value="Sunny Health &amp; Fitness Yoga Kit">
            <text:p>Sunny Health &amp; Fitness Yoga Kit</text:p>
          </table:table-cell>
        </table:table-row>
        <table:table-row table:style-name="ro1">
          <table:table-cell table:formula="of:=[Sheet2.B133]" office:value-type="string" office:string-value="Travel Bag">
            <text:p>Travel Bag</text:p>
          </table:table-cell>
        </table:table-row>
        <table:table-row table:style-name="ro1">
          <table:table-cell table:formula="of:=[Sheet2.B134]" office:value-type="string" office:string-value="Workout Routines (Circuit Training Routine #1)">
            <text:p>Workout Routines (Circuit Training Routine #1)</text:p>
          </table:table-cell>
        </table:table-row>
        <table:table-row table:style-name="ro1">
          <table:table-cell table:formula="of:=[Sheet2.B135]" office:value-type="string" office:string-value="Workout Routines (Rehab Exercises - Knee Stabilization)">
            <text:p>Workout Routines (Rehab Exercises - Knee Stabilization)</text:p>
          </table:table-cell>
        </table:table-row>
        <table:table-row table:style-name="ro1">
          <table:table-cell table:formula="of:=[Sheet2.B136]" office:value-type="string" office:string-value="Workout Routines (Rehab Exercises - Shoulder Stabilization)">
            <text:p>Workout Routines (Rehab Exercises - Shoulder Stabilization)</text:p>
          </table:table-cell>
        </table:table-row>
        <table:table-row table:style-name="ro1">
          <table:table-cell table:formula="of:=[Sheet2.B137]" office:value-type="string" office:string-value="Workout Routines (Split Routines - Back and Triceps #1)">
            <text:p>Workout Routines (Split Routines - Back and Triceps #1)</text:p>
          </table:table-cell>
        </table:table-row>
        <table:table-row table:style-name="ro1">
          <table:table-cell table:formula="of:=[Sheet2.B138]" office:value-type="string" office:string-value="Rubberbanditz Powerlifting Band - Robust - 40 - 80 lbs. (18 - 36 kg) Resistance">
            <text:p>Rubberbanditz Powerlifting Band - Robust - 40 - 80 lbs. (18 - 36 kg) Resistance</text:p>
          </table:table-cell>
        </table:table-row>
        <table:table-row table:style-name="ro1">
          <table:table-cell table:formula="of:=[Sheet2.B139]" office:value-type="string" office:string-value="Rubberbanditz Powerlifting Band Pairs - Strong - 60 - 150 lbs. (27 - 68 kg) Resistance">
            <text:p>Rubberbanditz Powerlifting Band Pairs - Strong - 60 - 150 lbs. (27 - 68 kg) Resistance</text:p>
          </table:table-cell>
        </table:table-row>
        <table:table-row table:style-name="ro1">
          <table:table-cell table:formula="of:=[Sheet2.B140]" office:value-type="string" office:string-value="Rubberbanditz Therapy/Rehabilitation Band Pairs - Light - 5 - 15 lbs. (2 - 7 kg) Resistance">
            <text:p>Rubberbanditz Therapy/Rehabilitation Band Pairs - Light - 5 - 15 lbs. (2 - 7 kg) Resistance</text:p>
          </table:table-cell>
        </table:table-row>
        <table:table-row table:style-name="ro1">
          <table:table-cell table:formula="of:=[Sheet2.B141]" office:value-type="string" office:string-value="Rubberbanditz Mobile Therapy / Rehabilitation(Rehab) Exercise Band Package Kit">
            <text:p>Rubberbanditz Mobile Therapy / Rehabilitation(Rehab) Exercise Band Package Kit</text:p>
          </table:table-cell>
        </table:table-row>
        <table:table-row table:style-name="ro1">
          <table:table-cell table:formula="of:=[Sheet2.B142]" office:value-type="string" office:string-value="Rubberbanditz Pull Up / Crossfit Band - Monster - 80 - 200 lbs. (36 - 91 kg) Resistance">
            <text:p>Rubberbanditz Pull Up / Crossfit Band - Monster - 80 - 200 lbs. (36 - 91 kg) Resistance</text:p>
          </table:table-cell>
        </table:table-row>
        <table:table-row table:style-name="ro1">
          <table:table-cell table:formula="of:=[Sheet2.B143]" office:value-type="string" office:string-value="Workout Routines (Split Routines - Chest and Biceps #1)">
            <text:p>Workout Routines (Split Routines - Chest and Biceps #1)</text:p>
          </table:table-cell>
        </table:table-row>
      </table:table>
      <table:table table:name="Event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event_type</text:p>
          </table:table-cell>
          <table:table-cell office:value-type="string">
            <text:p>invoice</text:p>
          </table:table-cell>
          <table:table-cell office:value-type="string">
            <text:p>received_date</text:p>
          </table:table-cell>
          <table:table-cell table:style-name="Default" office:value-type="string">
            <text:p>received</text:p>
          </table:table-cell>
          <table:table-cell table:number-columns-repeated="2"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string">
            <text:p>Inventory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/>
          <table:table-cell table:style-name="ce1"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string">
            <text:p>Product Order</text:p>
          </table:table-cell>
          <table:table-cell office:value-type="float" office:value="70596">
            <text:p>70596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2-03-26">
            <text:p>2012-03-26</text:p>
          </table:table-cell>
          <table:table-cell office:value-type="string">
            <text:p>Product Order</text:p>
          </table:table-cell>
          <table:table-cell office:value-type="float" office:value="69618">
            <text:p>69618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string">
            <text:p>Product Order</text:p>
          </table:table-cell>
          <table:table-cell office:value-type="float" office:value="70008">
            <text:p>70008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2-05-15">
            <text:p>2012-05-15</text:p>
          </table:table-cell>
          <table:table-cell office:value-type="string">
            <text:p>Product Order</text:p>
          </table:table-cell>
          <table:table-cell office:value-type="float" office:value="70486">
            <text:p>70486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office:value-type="date" office:date-value="2012-05-24">
            <text:p>2012-05-24</text:p>
          </table:table-cell>
          <table:table-cell office:value-type="string">
            <text:p>Product Order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table:number-columns-repeated="2"/>
        </table:table-row>
      </table:table>
      <table:table table:name="ProductCoun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office:value-type="string">
            <text:p>event_id</text:p>
          </table:table-cell>
          <table:table-cell office:value-type="string">
            <text:p>product_id</text:p>
          </table:table-cell>
          <table:table-cell office:value-type="string">
            <text:p>count</text:p>
          </table:table-cell>
          <table:table-cell table:style-name="Default" office:value-type="string">
            <text:p>is_box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boolean" office:boolean-value="2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boolean" office:boolean-value="3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boolean" office:boolean-value="4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boolean" office:boolean-value="5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boolean" office:boolean-value="6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boolean" office:boolean-value="7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boolean" office:boolean-value="8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boolean" office:boolean-value="9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boolean" office:boolean-value="10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boolean" office:boolean-value="11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boolean" office:boolean-value="12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boolean" office:boolean-value="13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boolean" office:boolean-value="14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boolean" office:boolean-value="15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boolean" office:boolean-value="16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boolean" office:boolean-value="17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boolean" office:boolean-value="18">
            <text:p>TR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0">
            <text:p>36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0">
            <text:p>24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00">
            <text:p>120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boolean" office:boolean-value="false">
            <text:p>FALS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boolean" office:boolean-value="false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2-05-18T19:13:15</meta:creation-date>
    <meta:generator>LibreOffice/3.5$Linux_X86_64 LibreOffice_project/350m1$Build-2</meta:generator>
    <dc:date>2012-05-28T14:37:26</dc:date>
    <dc:creator>Jason </dc:creator>
    <meta:editing-duration>P0D</meta:editing-duration>
    <meta:editing-cycles>3</meta:editing-cycles>
    <meta:document-statistic meta:table-count="6" meta:cell-count="9570" meta:object-count="0"/>
  </office:meta>
</office:document-meta>
</file>